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">
      <style:table-cell-properties fo:background-color="transparent"/>
    </style:style>
    <style:style style:name="ce7" style:family="table-cell" style:parent-style-name="Default" style:data-style-name="N36">
      <style:table-cell-properties fo:background-color="transparent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2">
      <style:table-cell-properties fo:background-color="#FFFF00"/>
    </style:style>
    <style:style style:name="ce11" style:family="table-cell" style:parent-style-name="Default" style:data-style-name="N36">
      <style:table-cell-properties fo:background-color="#FFFF00"/>
    </style:style>
    <style:style style:name="ce12" style:family="table-cell" style:parent-style-name="Default" style:data-style-name="N37">
      <style:table-cell-properties fo:background-color="#FFFF00"/>
    </style:style>
    <style:style style:name="ce13" style:family="table-cell" style:parent-style-name="Default" style:data-style-name="N38"/>
    <style:style style:name="ce14" style:family="table-cell" style:parent-style-name="Default" style:data-style-name="N38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38">
      <style:table-cell-properties style:vertical-align="automatic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2">
      <style:table-cell-properties fo:border-top="none" fo:border-bottom="none" fo:border-left="thin solid #000000" fo:border-right="none" style:vertical-align="middle" fo:background-color="transparent"/>
    </style:style>
    <style:style style:name="ce19" style:family="table-cell" style:parent-style-name="Default" style:data-style-name="N2">
      <style:table-cell-properties style:vertical-align="middle" fo:background-color="transparent"/>
    </style:style>
    <style:style style:name="ce20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transparent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C0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C000" style:repeat-content="false"/>
      <style:paragraph-properties fo:text-align="center"/>
    </style:style>
    <style:style style:name="ce2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none" fo:border-bottom="none" fo:border-left="thin solid #000000" fo:border-right="none" style:vertical-align="middle" fo:background-color="#FFF2CC" style:repeat-content="false"/>
      <style:paragraph-properties fo:text-align="center"/>
    </style:style>
    <style:style style:name="ce30" style:family="table-cell" style:parent-style-name="Default" style:data-style-name="N2">
      <style:table-cell-properties style:vertical-align="middle" fo:background-color="#FFF2CC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#FFF2CC" style:repeat-content="false"/>
      <style:paragraph-properties fo:text-align="center"/>
    </style:style>
    <style:style style:name="ce3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2">
      <style:table-cell-properties fo:border-top="none" fo:border-bottom="none" fo:border-left="thin solid #000000" fo:border-right="none" style:vertical-align="middle" fo:background-color="#FFE699" style:repeat-content="false"/>
      <style:paragraph-properties fo:text-align="center"/>
    </style:style>
    <style:style style:name="ce36" style:family="table-cell" style:parent-style-name="Default" style:data-style-name="N2">
      <style:table-cell-properties style:vertical-align="middle" fo:background-color="#FFE699" style:repeat-content="false"/>
      <style:paragraph-properties fo:text-align="center"/>
    </style:style>
    <style:style style:name="ce37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#FFE699" style:repeat-content="false"/>
      <style:paragraph-properties fo:text-align="center"/>
    </style:style>
    <style:style style:name="ce38" style:family="table-cell" style:parent-style-name="Default" style:data-style-name="N2">
      <style:table-cell-properties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2">
      <style:table-cell-properties fo:border-top="none" fo:border-bottom="none" fo:border-left="thin solid #000000" fo:border-right="none" style:vertical-align="middle" fo:background-color="#FFD966" style:repeat-content="false"/>
      <style:paragraph-properties fo:text-align="center"/>
    </style:style>
    <style:style style:name="ce41" style:family="table-cell" style:parent-style-name="Default" style:data-style-name="N2">
      <style:table-cell-properties style:vertical-align="middle" fo:background-color="#FFD966" style:repeat-content="false"/>
      <style:paragraph-properties fo:text-align="center"/>
    </style:style>
    <style:style style:name="ce42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#FFD966" style:repeat-content="false"/>
      <style:paragraph-properties fo:text-align="center"/>
    </style:style>
    <style:style style:name="ce43" style:family="table-cell" style:parent-style-name="Default" style:data-style-name="N2">
      <style:table-cell-properties fo:border-top="none" fo:border-bottom="thin solid #000000" fo:border-left="thin solid #000000" fo:border-right="none" style:vertical-align="middle" fo:background-color="#FFD966" style:repeat-content="false"/>
      <style:paragraph-properties fo:text-align="center"/>
    </style:style>
    <style:style style:name="ce44" style:family="table-cell" style:parent-style-name="Default" style:data-style-name="N2">
      <style:table-cell-properties fo:border-top="none" fo:border-bottom="thin solid #000000" fo:border-left="none" fo:border-right="none" style:vertical-align="middle" fo:background-color="#FFD966" style:repeat-content="false"/>
      <style:paragraph-properties fo:text-align="center"/>
    </style:style>
    <style:style style:name="ce45" style:family="table-cell" style:parent-style-name="Default" style:data-style-name="N2">
      <style:table-cell-properties fo:border-top="none" fo:border-bottom="thin solid #000000" fo:border-left="none" fo:border-right="thin solid #000000" style:vertical-align="middle" fo:background-color="#FFD966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7" style:family="table-cell" style:parent-style-name="Default" style:data-style-name="N2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5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8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2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4" style:family="table-cell" style:parent-style-name="Default" style:data-style-name="N38">
      <style:table-cell-properties style:vertical-align="middle" style:repeat-content="false"/>
      <style:paragraph-properties fo:text-align="start" fo:margin-left="0cm"/>
    </style:style>
    <style:style style:name="ce65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1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an_BnP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default-cell-style-name="ce1"/>
        <table:table-column table:style-name="co3" table:default-cell-style-name="ce13"/>
        <table:table-column table:style-name="co3" table:default-cell-style-name="ce2"/>
        <table:table-column table:style-name="co3" table:number-columns-repeated="16372" table:default-cell-style-name="ce1"/>
        <table:table-row table:style-name="ro1">
          <table:table-cell table:number-columns-repeated="4" table:style-name="ce1"/>
          <table:table-cell office:value-type="string" table:style-name="ce2">
            <text:p>UB</text:p>
          </table:table-cell>
          <table:table-cell office:value-type="string" table:style-name="ce2">
            <text:p>LB</text:p>
          </table:table-cell>
          <table:table-cell office:value-type="string" table:style-name="ce3">
            <text:p>GAP</text:p>
          </table:table-cell>
          <table:table-cell office:value-type="string" table:style-name="ce2">
            <text:p>Time to UB</text:p>
          </table:table-cell>
          <table:table-cell office:value-type="string" table:style-name="ce2">
            <text:p>Total Time</text:p>
          </table:table-cell>
          <table:table-cell table:style-name="ce1"/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2633.185" table:style-name="ce4">
            <text:p>142633.19</text:p>
          </table:table-cell>
          <table:table-cell office:value-type="float" office:value="142633.06" table:style-name="ce4">
            <text:p>142633.06</text:p>
          </table:table-cell>
          <table:table-cell office:value-type="float" office:value="8.7637389573821825E-5" table:formula="of:=([.E2]-[.F2])/[.E2] *100" table:style-name="ce3">
            <text:p>0.000</text:p>
          </table:table-cell>
          <table:table-cell office:value-type="float" office:value="13.691000000000001" table:style-name="ce2">
            <text:p>13.7</text:p>
          </table:table-cell>
          <table:table-cell office:value-type="float" office:value="13.692" table:style-name="ce2">
            <text:p>13.7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3810.38699999999" table:style-name="ce4">
            <text:p>143810.39</text:p>
          </table:table-cell>
          <table:table-cell office:value-type="float" office:value="143810.351" table:style-name="ce4">
            <text:p>143810.35</text:p>
          </table:table-cell>
          <table:table-cell office:value-type="float" office:value="2.5032962321965143E-5" table:formula="of:=([.E3]-[.F3])/[.E3] *100" table:style-name="ce3">
            <text:p>0.000</text:p>
          </table:table-cell>
          <table:table-cell office:value-type="float" office:value="16.891999999999999" table:style-name="ce2">
            <text:p>16.9</text:p>
          </table:table-cell>
          <table:table-cell office:value-type="float" office:value="16.891999999999999" table:style-name="ce2">
            <text:p>16.9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9490.383" table:style-name="ce4">
            <text:p>139490.38</text:p>
          </table:table-cell>
          <table:table-cell office:value-type="float" office:value="139489.07500000001" table:style-name="ce4">
            <text:p>139489.08</text:p>
          </table:table-cell>
          <table:table-cell office:value-type="float" office:value="9.3769905269382495E-4" table:formula="of:=([.E4]-[.F4])/[.E4] *100" table:style-name="ce3">
            <text:p>0.001</text:p>
          </table:table-cell>
          <table:table-cell office:value-type="float" office:value="12.334" table:style-name="ce2">
            <text:p>12.3</text:p>
          </table:table-cell>
          <table:table-cell office:value-type="float" office:value="12.334" table:style-name="ce2">
            <text:p>12.3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40649.07399999999" table:style-name="ce4">
            <text:p>140649.07</text:p>
          </table:table-cell>
          <table:table-cell office:value-type="float" office:value="140649.07399999999" table:style-name="ce4">
            <text:p>140649.07</text:p>
          </table:table-cell>
          <table:table-cell office:value-type="float" office:value="0" table:formula="of:=([.E5]-[.F5])/[.E5] *100" table:style-name="ce3">
            <text:p>0.000</text:p>
          </table:table-cell>
          <table:table-cell office:value-type="float" office:value="15.202" table:style-name="ce2">
            <text:p>15.2</text:p>
          </table:table-cell>
          <table:table-cell office:value-type="float" office:value="15.202" table:style-name="ce2">
            <text:p>15.2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40194.76500000001" table:style-name="ce4">
            <text:p>140194.77</text:p>
          </table:table-cell>
          <table:table-cell office:value-type="float" office:value="140194.761" table:style-name="ce4">
            <text:p>140194.76</text:p>
          </table:table-cell>
          <table:table-cell office:value-type="float" office:value="2.853173594154405E-6" table:formula="of:=([.E6]-[.F6])/[.E6] *100" table:style-name="ce3">
            <text:p>0.000</text:p>
          </table:table-cell>
          <table:table-cell office:value-type="float" office:value="13.473000000000001" table:style-name="ce2">
            <text:p>13.5</text:p>
          </table:table-cell>
          <table:table-cell office:value-type="float" office:value="13.474" table:style-name="ce2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2.1064451563675328E-4" table:style-name="ce13">
            <text:p>0.000</text:p>
          </table:table-cell>
          <table:table-cell office:value-type="float" office:value="14.3188" table:style-name="ce2">
            <text:p>14.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57274.81700000001" table:style-name="ce4">
            <text:p>157274.82</text:p>
          </table:table-cell>
          <table:table-cell office:value-type="float" office:value="157261.94099999999" table:style-name="ce4">
            <text:p>157261.94</text:p>
          </table:table-cell>
          <table:table-cell office:value-type="float" office:value="8.1869432408993945E-3" table:formula="of:=([.E7]-[.F7])/[.E7] *100" table:style-name="ce3">
            <text:p>0.008</text:p>
          </table:table-cell>
          <table:table-cell office:value-type="float" office:value="47.874000000000002" table:style-name="ce2">
            <text:p>47.9</text:p>
          </table:table-cell>
          <table:table-cell office:value-type="float" office:value="47.874000000000002" table:style-name="ce2">
            <text:p>47.9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69221.783" table:style-name="ce4">
            <text:p>169221.78</text:p>
          </table:table-cell>
          <table:table-cell office:value-type="float" office:value="169208.054" table:style-name="ce4">
            <text:p>169208.05</text:p>
          </table:table-cell>
          <table:table-cell office:value-type="float" office:value="8.1130217142269933E-3" table:formula="of:=([.E8]-[.F8])/[.E8] *100" table:style-name="ce3">
            <text:p>0.008</text:p>
          </table:table-cell>
          <table:table-cell office:value-type="float" office:value="73.033000000000001" table:style-name="ce2">
            <text:p>73.0</text:p>
          </table:table-cell>
          <table:table-cell office:value-type="float" office:value="73.033000000000001" table:style-name="ce2">
            <text:p>73.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55808.5" table:style-name="ce4">
            <text:p>155808.50</text:p>
          </table:table-cell>
          <table:table-cell office:value-type="float" office:value="155805.016" table:style-name="ce4">
            <text:p>155805.02</text:p>
          </table:table-cell>
          <table:table-cell office:value-type="float" office:value="2.2360782627371036E-3" table:formula="of:=([.E9]-[.F9])/[.E9] *100" table:style-name="ce3">
            <text:p>0.002</text:p>
          </table:table-cell>
          <table:table-cell office:value-type="float" office:value="47.293999999999997" table:style-name="ce2">
            <text:p>47.3</text:p>
          </table:table-cell>
          <table:table-cell office:value-type="float" office:value="47.295000000000002" table:style-name="ce2">
            <text:p>47.3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59082.291" table:style-name="ce4">
            <text:p>159082.29</text:p>
          </table:table-cell>
          <table:table-cell office:value-type="float" office:value="159070.995" table:style-name="ce4">
            <text:p>159071.00</text:p>
          </table:table-cell>
          <table:table-cell office:value-type="float" office:value="7.10072750963971E-3" table:formula="of:=([.E10]-[.F10])/[.E10] *100" table:style-name="ce3">
            <text:p>0.007</text:p>
          </table:table-cell>
          <table:table-cell office:value-type="float" office:value="66.89" table:style-name="ce2">
            <text:p>66.9</text:p>
          </table:table-cell>
          <table:table-cell office:value-type="float" office:value="66.891000000000005" table:style-name="ce2">
            <text:p>66.9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3216.24799999999" table:style-name="ce4">
            <text:p>163216.25</text:p>
          </table:table-cell>
          <table:table-cell office:value-type="float" office:value="163204.91899999999" table:style-name="ce4">
            <text:p>163204.92</text:p>
          </table:table-cell>
          <table:table-cell office:value-type="float" office:value="6.9410981681173704E-3" table:formula="of:=([.E11]-[.F11])/[.E11] *100" table:style-name="ce3">
            <text:p>0.007</text:p>
          </table:table-cell>
          <table:table-cell office:value-type="float" office:value="39.561" table:style-name="ce2">
            <text:p>39.6</text:p>
          </table:table-cell>
          <table:table-cell office:value-type="float" office:value="39.561999999999998" table:style-name="ce2">
            <text:p>39.6</text:p>
          </table:table-cell>
          <table:table-cell office:value-type="float" office:value="0" table:style-name="ce1">
            <text:p>0</text:p>
          </table:table-cell>
          <table:table-cell office:value-type="float" office:value="6.5155737791241144E-3" table:style-name="ce13">
            <text:p>0.007</text:p>
          </table:table-cell>
          <table:table-cell office:value-type="float" office:value="54.931000000000004" table:style-name="ce2">
            <text:p>54.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52785.185" table:style-name="ce4">
            <text:p>152785.19</text:p>
          </table:table-cell>
          <table:table-cell office:value-type="float" office:value="152774.174" table:style-name="ce4">
            <text:p>152774.17</text:p>
          </table:table-cell>
          <table:table-cell office:value-type="float" office:value="7.2068505856759625E-3" table:formula="of:=([.E12]-[.F12])/[.E12] *100" table:style-name="ce3">
            <text:p>0.007</text:p>
          </table:table-cell>
          <table:table-cell office:value-type="float" office:value="134.137" table:style-name="ce2">
            <text:p>134.1</text:p>
          </table:table-cell>
          <table:table-cell office:value-type="float" office:value="134.137" table:style-name="ce2">
            <text:p>134.1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68472.769" table:style-name="ce4">
            <text:p>168472.77</text:p>
          </table:table-cell>
          <table:table-cell office:value-type="float" office:value="168459.101" table:style-name="ce4">
            <text:p>168459.10</text:p>
          </table:table-cell>
          <table:table-cell office:value-type="float" office:value="8.1128838097301783E-3" table:formula="of:=([.E13]-[.F13])/[.E13] *100" table:style-name="ce3">
            <text:p>0.008</text:p>
          </table:table-cell>
          <table:table-cell office:value-type="float" office:value="32.375999999999998" table:style-name="ce2">
            <text:p>32.4</text:p>
          </table:table-cell>
          <table:table-cell office:value-type="float" office:value="32.377000000000002" table:style-name="ce2">
            <text:p>32.4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59883.576" table:style-name="ce4">
            <text:p>159883.58</text:p>
          </table:table-cell>
          <table:table-cell office:value-type="float" office:value="159872.97700000001" table:style-name="ce4">
            <text:p>159872.98</text:p>
          </table:table-cell>
          <table:table-cell office:value-type="float" office:value="6.6291987364527219E-3" table:formula="of:=([.E14]-[.F14])/[.E14] *100" table:style-name="ce3">
            <text:p>0.007</text:p>
          </table:table-cell>
          <table:table-cell office:value-type="float" office:value="126.29" table:style-name="ce2">
            <text:p>126.3</text:p>
          </table:table-cell>
          <table:table-cell office:value-type="float" office:value="126.291" table:style-name="ce2">
            <text:p>126.3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62463.973" table:style-name="ce4">
            <text:p>162463.97</text:p>
          </table:table-cell>
          <table:table-cell office:value-type="float" office:value="162460.677" table:style-name="ce4">
            <text:p>162460.68</text:p>
          </table:table-cell>
          <table:table-cell office:value-type="float" office:value="2.0287574772051742E-3" table:formula="of:=([.E15]-[.F15])/[.E15] *100" table:style-name="ce3">
            <text:p>0.002</text:p>
          </table:table-cell>
          <table:table-cell office:value-type="float" office:value="111.98399999999999" table:style-name="ce2">
            <text:p>112.0</text:p>
          </table:table-cell>
          <table:table-cell office:value-type="float" office:value="111.985" table:style-name="ce2">
            <text:p>112.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60388.45499999999" table:style-name="ce4">
            <text:p>160388.46</text:p>
          </table:table-cell>
          <table:table-cell office:value-type="float" office:value="160380.897" table:style-name="ce4">
            <text:p>160380.90</text:p>
          </table:table-cell>
          <table:table-cell office:value-type="float" office:value="4.7123092494344362E-3" table:formula="of:=([.E16]-[.F16])/[.E16] *100" table:style-name="ce3">
            <text:p>0.005</text:p>
          </table:table-cell>
          <table:table-cell office:value-type="float" office:value="141.93" table:style-name="ce2">
            <text:p>141.9</text:p>
          </table:table-cell>
          <table:table-cell office:value-type="float" office:value="141.93" table:style-name="ce2">
            <text:p>141.9</text:p>
          </table:table-cell>
          <table:table-cell office:value-type="float" office:value="0" table:style-name="ce1">
            <text:p>0</text:p>
          </table:table-cell>
          <table:table-cell office:value-type="float" office:value="5.7379999716996944E-3" table:style-name="ce13">
            <text:p>0.006</text:p>
          </table:table-cell>
          <table:table-cell office:value-type="float" office:value="109.34400000000001" table:style-name="ce2">
            <text:p>109.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11015.781" table:style-name="ce4">
            <text:p>111015.78</text:p>
          </table:table-cell>
          <table:table-cell office:value-type="float" office:value="111015.71400000001" table:style-name="ce4">
            <text:p>111015.71</text:p>
          </table:table-cell>
          <table:table-cell office:value-type="float" office:value="6.0351780073014842E-5" table:formula="of:=([.E17]-[.F17])/[.E17] *100" table:style-name="ce3">
            <text:p>0.000</text:p>
          </table:table-cell>
          <table:table-cell office:value-type="float" office:value="13.976000000000001" table:style-name="ce2">
            <text:p>14.0</text:p>
          </table:table-cell>
          <table:table-cell office:value-type="float" office:value="13.977" table:style-name="ce2">
            <text:p>14.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12812.067" table:style-name="ce4">
            <text:p>112812.07</text:p>
          </table:table-cell>
          <table:table-cell office:value-type="float" office:value="112809.788" table:style-name="ce4">
            <text:p>112809.79</text:p>
          </table:table-cell>
          <table:table-cell office:value-type="float" office:value="2.0201739588682427E-3" table:formula="of:=([.E18]-[.F18])/[.E18] *100" table:style-name="ce3">
            <text:p>0.002</text:p>
          </table:table-cell>
          <table:table-cell office:value-type="float" office:value="13.689" table:style-name="ce2">
            <text:p>13.7</text:p>
          </table:table-cell>
          <table:table-cell office:value-type="float" office:value="13.69" table:style-name="ce2">
            <text:p>13.7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01100.431" table:style-name="ce4">
            <text:p>101100.43</text:p>
          </table:table-cell>
          <table:table-cell office:value-type="float" office:value="101100.355" table:style-name="ce4">
            <text:p>101100.36</text:p>
          </table:table-cell>
          <table:table-cell office:value-type="float" office:value="7.5172775476032663E-5" table:formula="of:=([.E19]-[.F19])/[.E19] *100" table:style-name="ce3">
            <text:p>0.000</text:p>
          </table:table-cell>
          <table:table-cell office:value-type="float" office:value="13.887" table:style-name="ce2">
            <text:p>13.9</text:p>
          </table:table-cell>
          <table:table-cell office:value-type="float" office:value="13.887" table:style-name="ce2">
            <text:p>13.9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02264.746" table:style-name="ce4">
            <text:p>102264.75</text:p>
          </table:table-cell>
          <table:table-cell office:value-type="float" office:value="102262.273" table:style-name="ce4">
            <text:p>102262.27</text:p>
          </table:table-cell>
          <table:table-cell office:value-type="float" office:value="2.4182331612089833E-3" table:formula="of:=([.E20]-[.F20])/[.E20] *100" table:style-name="ce3">
            <text:p>0.002</text:p>
          </table:table-cell>
          <table:table-cell office:value-type="float" office:value="13.176" table:style-name="ce2">
            <text:p>13.2</text:p>
          </table:table-cell>
          <table:table-cell office:value-type="float" office:value="13.177" table:style-name="ce2">
            <text:p>13.2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01808.49800000001" table:style-name="ce4">
            <text:p>101808.50</text:p>
          </table:table-cell>
          <table:table-cell office:value-type="float" office:value="101806.08500000001" table:style-name="ce4">
            <text:p>101806.09</text:p>
          </table:table-cell>
          <table:table-cell office:value-type="float" office:value="2.3701361353945772E-3" table:formula="of:=([.E21]-[.F21])/[.E21] *100" table:style-name="ce3">
            <text:p>0.002</text:p>
          </table:table-cell>
          <table:table-cell office:value-type="float" office:value="13.736000000000001" table:style-name="ce2">
            <text:p>13.7</text:p>
          </table:table-cell>
          <table:table-cell office:value-type="float" office:value="13.737" table:style-name="ce2">
            <text:p>13.7</text:p>
          </table:table-cell>
          <table:table-cell office:value-type="float" office:value="0" table:style-name="ce1">
            <text:p>0</text:p>
          </table:table-cell>
          <table:table-cell office:value-type="float" office:value="1.3888135622041702E-3" table:style-name="ce13">
            <text:p>0.001</text:p>
          </table:table-cell>
          <table:table-cell office:value-type="float" office:value="13.6936" table:style-name="ce2">
            <text:p>13.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5086.06099999999" table:style-name="ce4">
            <text:p>145086.06</text:p>
          </table:table-cell>
          <table:table-cell office:value-type="float" office:value="145080.28599999999" table:style-name="ce4">
            <text:p>145080.29</text:p>
          </table:table-cell>
          <table:table-cell office:value-type="float" office:value="3.9803961594864577E-3" table:formula="of:=([.E22]-[.F22])/[.E22] *100" table:style-name="ce3">
            <text:p>0.004</text:p>
          </table:table-cell>
          <table:table-cell office:value-type="float" office:value="344.56700000000001" table:style-name="ce2">
            <text:p>344.6</text:p>
          </table:table-cell>
          <table:table-cell office:value-type="float" office:value="344.56700000000001" table:style-name="ce2">
            <text:p>344.6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6989.84099999999" table:style-name="ce4">
            <text:p>156989.84</text:p>
          </table:table-cell>
          <table:table-cell office:value-type="float" office:value="156983.758" table:style-name="ce4">
            <text:p>156983.76</text:p>
          </table:table-cell>
          <table:table-cell office:value-type="float" office:value="3.8747730179458989E-3" table:formula="of:=([.E23]-[.F23])/[.E23] *100" table:style-name="ce3">
            <text:p>0.004</text:p>
          </table:table-cell>
          <table:table-cell office:value-type="float" office:value="231.19" table:style-name="ce2">
            <text:p>231.2</text:p>
          </table:table-cell>
          <table:table-cell office:value-type="float" office:value="231.19" table:style-name="ce2">
            <text:p>231.2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598.62700000001" table:style-name="ce4">
            <text:p>155598.63</text:p>
          </table:table-cell>
          <table:table-cell office:value-type="float" office:value="155592.943" table:style-name="ce4">
            <text:p>155592.94</text:p>
          </table:table-cell>
          <table:table-cell office:value-type="float" office:value="3.6529885318386398E-3" table:formula="of:=([.E24]-[.F24])/[.E24] *100" table:style-name="ce3">
            <text:p>0.004</text:p>
          </table:table-cell>
          <table:table-cell office:value-type="float" office:value="287.23899999999998" table:style-name="ce2">
            <text:p>287.2</text:p>
          </table:table-cell>
          <table:table-cell office:value-type="float" office:value="287.23899999999998" table:style-name="ce2">
            <text:p>287.2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48050.94" table:style-name="ce4">
            <text:p>148050.94</text:p>
          </table:table-cell>
          <table:table-cell office:value-type="float" office:value="148044.93" table:style-name="ce4">
            <text:p>148044.93</text:p>
          </table:table-cell>
          <table:table-cell office:value-type="float" office:value="4.0594136045399732E-3" table:formula="of:=([.E25]-[.F25])/[.E25] *100" table:style-name="ce3">
            <text:p>0.004</text:p>
          </table:table-cell>
          <table:table-cell office:value-type="float" office:value="255.471" table:style-name="ce2">
            <text:p>255.5</text:p>
          </table:table-cell>
          <table:table-cell office:value-type="float" office:value="255.471" table:style-name="ce2">
            <text:p>255.5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9617.20699999999" table:style-name="ce4">
            <text:p>159617.21</text:p>
          </table:table-cell>
          <table:table-cell office:value-type="float" office:value="159610.75099999999" table:style-name="ce4">
            <text:p>159610.75</text:p>
          </table:table-cell>
          <table:table-cell office:value-type="float" office:value="4.0446767120825436E-3" table:formula="of:=([.E26]-[.F26])/[.E26] *100" table:style-name="ce3">
            <text:p>0.004</text:p>
          </table:table-cell>
          <table:table-cell office:value-type="float" office:value="408.16300000000001" table:style-name="ce2">
            <text:p>408.2</text:p>
          </table:table-cell>
          <table:table-cell office:value-type="float" office:value="408.16300000000001" table:style-name="ce2">
            <text:p>408.2</text:p>
          </table:table-cell>
          <table:table-cell office:value-type="float" office:value="0" table:style-name="ce1">
            <text:p>0</text:p>
          </table:table-cell>
          <table:table-cell office:value-type="float" office:value="3.922449605178702E-3" table:style-name="ce13">
            <text:p>0.004</text:p>
          </table:table-cell>
          <table:table-cell office:value-type="float" office:value="305.32600000000002" table:style-name="ce2">
            <text:p>305.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170451.70499999999" table:style-name="ce6">
            <text:p>170451.71</text:p>
          </table:table-cell>
          <table:table-cell office:value-type="float" office:value="170432.36499999999" table:style-name="ce6">
            <text:p>170432.37</text:p>
          </table:table-cell>
          <table:table-cell office:value-type="float" office:value="1.1346322408447899E-2" table:formula="of:=([.E27]-[.F27])/[.E27] *100" table:style-name="ce7">
            <text:p>0.011</text:p>
          </table:table-cell>
          <table:table-cell office:value-type="float" office:value="7012.2120000000004" table:style-name="ce8">
            <text:p>7012.2</text:p>
          </table:table-cell>
          <table:table-cell office:value-type="float" office:value="7293.7259999999997" table:style-name="ce8">
            <text:p>7293.7</text:p>
          </table:table-cell>
          <table:table-cell office:value-type="float" office:value="17" table:style-name="ce1">
            <text:p>17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66720.731" table:style-name="ce6">
            <text:p>166720.73</text:p>
          </table:table-cell>
          <table:table-cell office:value-type="float" office:value="166702.85699999999" table:style-name="ce6">
            <text:p>166702.86</text:p>
          </table:table-cell>
          <table:table-cell office:value-type="float" office:value="1.0720922282910762E-2" table:formula="of:=([.E28]-[.F28])/[.E28] *100" table:style-name="ce7">
            <text:p>0.011</text:p>
          </table:table-cell>
          <table:table-cell office:value-type="float" office:value="4083.0810000000001" table:style-name="ce8">
            <text:p>4083.1</text:p>
          </table:table-cell>
          <table:table-cell office:value-type="float" office:value="7297.12" table:style-name="ce8">
            <text:p>7297.1</text:p>
          </table:table-cell>
          <table:table-cell office:value-type="float" office:value="15" table:style-name="ce1">
            <text:p>15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57796.739" table:style-name="ce6">
            <text:p>157796.74</text:p>
          </table:table-cell>
          <table:table-cell office:value-type="float" office:value="157773.92800000001" table:style-name="ce6">
            <text:p>157773.93</text:p>
          </table:table-cell>
          <table:table-cell office:value-type="float" office:value="1.4455938788435267E-2" table:formula="of:=([.E29]-[.F29])/[.E29] *100" table:style-name="ce7">
            <text:p>0.014</text:p>
          </table:table-cell>
          <table:table-cell office:value-type="float" office:value="5243.76" table:style-name="ce8">
            <text:p>5243.8</text:p>
          </table:table-cell>
          <table:table-cell office:value-type="float" office:value="7295.134" table:style-name="ce8">
            <text:p>7295.1</text:p>
          </table:table-cell>
          <table:table-cell office:value-type="float" office:value="17" table:style-name="ce1">
            <text:p>17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65538.81200000001" table:style-name="ce6">
            <text:p>165538.81</text:p>
          </table:table-cell>
          <table:table-cell office:value-type="float" office:value="165521.372" table:style-name="ce6">
            <text:p>165521.37</text:p>
          </table:table-cell>
          <table:table-cell office:value-type="float" office:value="1.0535293680857349E-2" table:formula="of:=([.E30]-[.F30])/[.E30] *100" table:style-name="ce7">
            <text:p>0.011</text:p>
          </table:table-cell>
          <table:table-cell office:value-type="float" office:value="2264.59" table:style-name="ce8">
            <text:p>2264.6</text:p>
          </table:table-cell>
          <table:table-cell office:value-type="float" office:value="7319.4669999999996" table:style-name="ce8">
            <text:p>7319.5</text:p>
          </table:table-cell>
          <table:table-cell office:value-type="float" office:value="13" table:style-name="ce1">
            <text:p>13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65689.23499999999" table:style-name="ce6">
            <text:p>165689.24</text:p>
          </table:table-cell>
          <table:table-cell office:value-type="float" office:value="165673.647" table:style-name="ce6">
            <text:p>165673.65</text:p>
          </table:table-cell>
          <table:table-cell office:value-type="float" office:value="9.4079739097044091E-3" table:formula="of:=([.E31]-[.F31])/[.E31] *100" table:style-name="ce7">
            <text:p>0.009</text:p>
          </table:table-cell>
          <table:table-cell office:value-type="float" office:value="2162.777" table:style-name="ce8">
            <text:p>2162.8</text:p>
          </table:table-cell>
          <table:table-cell office:value-type="float" office:value="2162.7779999999998" table:style-name="ce8">
            <text:p>2162.8</text:p>
          </table:table-cell>
          <table:table-cell office:value-type="float" office:value="3" table:style-name="ce5">
            <text:p>3</text:p>
          </table:table-cell>
          <table:table-cell office:value-type="float" office:value="1.1293290214071137E-2" table:style-name="ce13">
            <text:p>0.011</text:p>
          </table:table-cell>
          <table:table-cell office:value-type="float" office:value="6273.6449999999995" table:style-name="ce2">
            <text:p>6273.6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160263.96799999999" table:style-name="ce6">
            <text:p>160263.97</text:p>
          </table:table-cell>
          <table:table-cell office:value-type="float" office:value="160250.95499999999" table:style-name="ce6">
            <text:p>160250.96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6750.9830000000002" table:style-name="ce8">
            <text:p>6751.0</text:p>
          </table:table-cell>
          <table:table-cell office:value-type="float" office:value="6750.9840000000004" table:style-name="ce8">
            <text:p>6751.0</text:p>
          </table:table-cell>
          <table:table-cell office:value-type="float" office:value="21" table:style-name="ce5">
            <text:p>21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158203.32699999999" table:style-name="ce6">
            <text:p>158203.33</text:p>
          </table:table-cell>
          <table:table-cell office:value-type="float" office:value="158179.764" table:style-name="ce6">
            <text:p>158179.76</text:p>
          </table:table-cell>
          <table:table-cell office:value-type="float" office:value="1.4999999999999999E-2" table:style-name="ce7">
            <text:p>0.015</text:p>
          </table:table-cell>
          <table:table-cell office:value-type="float" office:value="839.5" table:style-name="ce8">
            <text:p>839.5</text:p>
          </table:table-cell>
          <table:table-cell office:value-type="float" office:value="7270.5959999999995" table:style-name="ce8">
            <text:p>7270.6</text:p>
          </table:table-cell>
          <table:table-cell office:value-type="float" office:value="25" table:style-name="ce5">
            <text:p>25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69681.22200000001" table:style-name="ce4">
            <text:p>169681.22</text:p>
          </table:table-cell>
          <table:table-cell office:value-type="float" office:value="169665.99600000001" table:style-name="ce4">
            <text:p>169666.00</text:p>
          </table:table-cell>
          <table:table-cell office:value-type="float" office:value="8.9732969980585772E-3" table:formula="of:=([.E34]-[.F34])/[.E34] *100" table:style-name="ce3">
            <text:p>0.009</text:p>
          </table:table-cell>
          <table:table-cell office:value-type="float" office:value="1219.203" table:style-name="ce2">
            <text:p>1219.2</text:p>
          </table:table-cell>
          <table:table-cell office:value-type="float" office:value="1880.2629999999999" table:style-name="ce2">
            <text:p>1880.3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165355.81400000001" table:style-name="ce6">
            <text:p>165355.81</text:p>
          </table:table-cell>
          <table:table-cell office:value-type="float" office:value="165335.92800000001" table:style-name="ce6">
            <text:p>165335.93</text:p>
          </table:table-cell>
          <table:table-cell office:value-type="float" office:value="1.202618735861238E-2" table:formula="of:=([.E35]-[.F35])/[.E35] *100" table:style-name="ce7">
            <text:p>0.012</text:p>
          </table:table-cell>
          <table:table-cell office:value-type="float" office:value="1148.3630000000001" table:style-name="ce8">
            <text:p>1148.4</text:p>
          </table:table-cell>
          <table:table-cell office:value-type="float" office:value="7209.777" table:style-name="ce8">
            <text:p>7209.8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9">
            <text:p>Van</text:p>
          </table:table-cell>
          <table:table-cell office:value-type="float" office:value="30" table:style-name="ce9">
            <text:p>3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9">
            <text:p>15</text:p>
          </table:table-cell>
          <table:table-cell office:value-type="float" office:value="168079.09899999999" table:style-name="ce10">
            <text:p>168079.10</text:p>
          </table:table-cell>
          <table:table-cell office:value-type="float" office:value="168059.70600000001" table:style-name="ce10">
            <text:p>168059.71</text:p>
          </table:table-cell>
          <table:table-cell office:value-type="float" office:value="1.153801996521997E-2" table:formula="of:=([.E36]-[.F36])/[.E36] *100" table:style-name="ce11">
            <text:p>0.012</text:p>
          </table:table-cell>
          <table:table-cell office:value-type="float" office:value="4291.1760000000004" table:style-name="ce12">
            <text:p>4291.2</text:p>
          </table:table-cell>
          <table:table-cell office:value-type="float" office:value="7212.165" table:style-name="ce12">
            <text:p>7212.2</text:p>
          </table:table-cell>
          <table:table-cell office:value-type="float" office:value="0" table:style-name="ce1">
            <text:p>0</text:p>
          </table:table-cell>
          <table:table-cell office:value-type="float" office:value="1.1107500864378186E-2" table:style-name="ce13">
            <text:p>0.011</text:p>
          </table:table-cell>
          <table:table-cell office:value-type="float" office:value="6064.7570000000005" table:style-name="ce2">
            <text:p>6064.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30569.01700000001" table:style-name="ce4">
            <text:p>130569.02</text:p>
          </table:table-cell>
          <table:table-cell office:value-type="float" office:value="130564.893" table:style-name="ce4">
            <text:p>130564.89</text:p>
          </table:table-cell>
          <table:table-cell office:value-type="float" office:value="3.1584828428406638E-3" table:formula="of:=([.E37]-[.F37])/[.E37] *100" table:style-name="ce3">
            <text:p>0.003</text:p>
          </table:table-cell>
          <table:table-cell office:value-type="float" office:value="341" table:style-name="ce2">
            <text:p>341.0</text:p>
          </table:table-cell>
          <table:table-cell office:value-type="float" office:value="341.00099999999998" table:style-name="ce2">
            <text:p>341.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34717.753" table:style-name="ce4">
            <text:p>134717.75</text:p>
          </table:table-cell>
          <table:table-cell office:value-type="float" office:value="134712.351" table:style-name="ce4">
            <text:p>134712.35</text:p>
          </table:table-cell>
          <table:table-cell office:value-type="float" office:value="4.0098649804542561E-3" table:formula="of:=([.E38]-[.F38])/[.E38] *100" table:style-name="ce3">
            <text:p>0.004</text:p>
          </table:table-cell>
          <table:table-cell office:value-type="float" office:value="596.72" table:style-name="ce2">
            <text:p>596.7</text:p>
          </table:table-cell>
          <table:table-cell office:value-type="float" office:value="596.721" table:style-name="ce2">
            <text:p>596.7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34705.11199999999" table:style-name="ce4">
            <text:p>134705.11</text:p>
          </table:table-cell>
          <table:table-cell office:value-type="float" office:value="134699.22" table:style-name="ce4">
            <text:p>134699.22</text:p>
          </table:table-cell>
          <table:table-cell office:value-type="float" office:value="4.3739988130461968E-3" table:formula="of:=([.E39]-[.F39])/[.E39] *100" table:style-name="ce3">
            <text:p>0.004</text:p>
          </table:table-cell>
          <table:table-cell office:value-type="float" office:value="402.24099999999999" table:style-name="ce2">
            <text:p>402.2</text:p>
          </table:table-cell>
          <table:table-cell office:value-type="float" office:value="402.24200000000002" table:style-name="ce2">
            <text:p>402.2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32010.00399999999" table:style-name="ce4">
            <text:p>132010.00</text:p>
          </table:table-cell>
          <table:table-cell office:value-type="float" office:value="132003.361" table:style-name="ce4">
            <text:p>132003.36</text:p>
          </table:table-cell>
          <table:table-cell office:value-type="float" office:value="5.032194378224426E-3" table:formula="of:=([.E40]-[.F40])/[.E40] *100" table:style-name="ce3">
            <text:p>0.005</text:p>
          </table:table-cell>
          <table:table-cell office:value-type="float" office:value="406.28100000000001" table:style-name="ce2">
            <text:p>406.3</text:p>
          </table:table-cell>
          <table:table-cell office:value-type="float" office:value="406.28199999999998" table:style-name="ce2">
            <text:p>406.3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35588.87299999999" table:style-name="ce4">
            <text:p>135588.87</text:p>
          </table:table-cell>
          <table:table-cell office:value-type="float" office:value="135583.22" table:style-name="ce4">
            <text:p>135583.22</text:p>
          </table:table-cell>
          <table:table-cell office:value-type="float" office:value="4.1692211719992342E-3" table:formula="of:=([.E41]-[.F41])/[.E41] *100" table:style-name="ce3">
            <text:p>0.004</text:p>
          </table:table-cell>
          <table:table-cell office:value-type="float" office:value="195.83600000000001" table:style-name="ce2">
            <text:p>195.8</text:p>
          </table:table-cell>
          <table:table-cell office:value-type="float" office:value="195.83699999999999" table:style-name="ce2">
            <text:p>195.8</text:p>
          </table:table-cell>
          <table:table-cell office:value-type="float" office:value="0" table:style-name="ce1">
            <text:p>0</text:p>
          </table:table-cell>
          <table:table-cell office:value-type="float" office:value="4.1487524373129553E-3" table:style-name="ce13">
            <text:p>0.004</text:p>
          </table:table-cell>
          <table:table-cell office:value-type="float" office:value="388.41659999999996" table:style-name="ce2">
            <text:p>388.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61783.84899999999" table:style-name="ce4">
            <text:p>161783.85</text:p>
          </table:table-cell>
          <table:table-cell office:value-type="float" office:value="161777.18310900001" table:style-name="ce4">
            <text:p>161777.18</text:p>
          </table:table-cell>
          <table:table-cell office:value-type="float" office:value="4.1202450313704477E-3" table:formula="of:=([.E42]-[.F42])/[.E42] *100" table:style-name="ce3">
            <text:p>0.004</text:p>
          </table:table-cell>
          <table:table-cell office:value-type="float" office:value="1225.635" table:style-name="ce2">
            <text:p>1225.6</text:p>
          </table:table-cell>
          <table:table-cell office:value-type="float" office:value="1225.636" table:style-name="ce2">
            <text:p>1225.6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63225.48800000001" table:style-name="ce4">
            <text:p>163225.49</text:p>
          </table:table-cell>
          <table:table-cell office:value-type="float" office:value="163217.55100000001" table:style-name="ce4">
            <text:p>163217.55</text:p>
          </table:table-cell>
          <table:table-cell office:value-type="float" office:value="4.8625984196814616E-3" table:formula="of:=([.E43]-[.F43])/[.E43] *100" table:style-name="ce3">
            <text:p>0.005</text:p>
          </table:table-cell>
          <table:table-cell office:value-type="float" office:value="1062.9870000000001" table:style-name="ce2">
            <text:p>1063.0</text:p>
          </table:table-cell>
          <table:table-cell office:value-type="float" office:value="1062.9880000000001" table:style-name="ce2">
            <text:p>1063.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53810.345" table:style-name="ce4">
            <text:p>153810.35</text:p>
          </table:table-cell>
          <table:table-cell office:value-type="float" office:value="153801.55300000001" table:style-name="ce4">
            <text:p>153801.55</text:p>
          </table:table-cell>
          <table:table-cell office:value-type="float" office:value="5.7161304722297638E-3" table:formula="of:=([.E44]-[.F44])/[.E44] *100" table:style-name="ce3">
            <text:p>0.006</text:p>
          </table:table-cell>
          <table:table-cell office:value-type="float" office:value="1089.4380000000001" table:style-name="ce2">
            <text:p>1089.4</text:p>
          </table:table-cell>
          <table:table-cell office:value-type="float" office:value="1089.4390000000001" table:style-name="ce2">
            <text:p>1089.4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50150.30600000001" table:style-name="ce4">
            <text:p>150150.31</text:p>
          </table:table-cell>
          <table:table-cell office:value-type="float" office:value="150143.52799999999" table:style-name="ce4">
            <text:p>150143.53</text:p>
          </table:table-cell>
          <table:table-cell office:value-type="float" office:value="4.5141433145132956E-3" table:formula="of:=([.E45]-[.F45])/[.E45] *100" table:style-name="ce3">
            <text:p>0.005</text:p>
          </table:table-cell>
          <table:table-cell office:value-type="float" office:value="1176.8309999999999" table:style-name="ce2">
            <text:p>1176.8</text:p>
          </table:table-cell>
          <table:table-cell office:value-type="float" office:value="1176.8320000000001" table:style-name="ce2">
            <text:p>1176.8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63190.14600000001" table:style-name="ce4">
            <text:p>163190.15</text:p>
          </table:table-cell>
          <table:table-cell office:value-type="float" office:value="163182.08686000001" table:style-name="ce4">
            <text:p>163182.09</text:p>
          </table:table-cell>
          <table:table-cell office:value-type="float" office:value="4.9384967153577822E-3" table:formula="of:=([.E46]-[.F46])/[.E46] *100" table:style-name="ce3">
            <text:p>0.005</text:p>
          </table:table-cell>
          <table:table-cell office:value-type="float" office:value="1421.8389999999999" table:style-name="ce2">
            <text:p>1421.8</text:p>
          </table:table-cell>
          <table:table-cell office:value-type="float" office:value="1421.84" table:style-name="ce2">
            <text:p>1421.8</text:p>
          </table:table-cell>
          <table:table-cell office:value-type="float" office:value="0" table:style-name="ce1">
            <text:p>0</text:p>
          </table:table-cell>
          <table:table-cell office:value-type="float" office:value="4.8303227906305495E-3" table:style-name="ce13">
            <text:p>0.005</text:p>
          </table:table-cell>
          <table:table-cell office:value-type="float" office:value="1195.3470000000002" table:style-name="ce2">
            <text:p>1195.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166040.45499999999" table:style-name="ce6">
            <text:p>166040.46</text:p>
          </table:table-cell>
          <table:table-cell office:value-type="float" office:value="166015.06899999999" table:style-name="ce6">
            <text:p>166015.07</text:p>
          </table:table-cell>
          <table:table-cell office:value-type="float" office:value="1.5289045070370714E-2" table:formula="of:=([.E47]-[.F47])/[.E47] *100" table:style-name="ce7">
            <text:p>0.015</text:p>
          </table:table-cell>
          <table:table-cell office:value-type="float" office:value="6643.7449999999999" table:style-name="ce8">
            <text:p>6643.7</text:p>
          </table:table-cell>
          <table:table-cell office:value-type="float" office:value="7205.39" table:style-name="ce8">
            <text:p>7205.4</text:p>
          </table:table-cell>
          <table:table-cell office:value-type="float" office:value="0" table:style-name="ce5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173378.99600000001" table:style-name="ce6">
            <text:p>173379.00</text:p>
          </table:table-cell>
          <table:table-cell office:value-type="float" office:value="173358.71799999999" table:style-name="ce6">
            <text:p>173358.72</text:p>
          </table:table-cell>
          <table:table-cell office:value-type="float" office:value="1.1695765039509316E-2" table:formula="of:=([.E48]-[.F48])/[.E48] *100" table:style-name="ce7">
            <text:p>0.012</text:p>
          </table:table-cell>
          <table:table-cell office:value-type="float" office:value="7308.6360000000004" table:style-name="ce8">
            <text:p>7308.6</text:p>
          </table:table-cell>
          <table:table-cell office:value-type="float" office:value="7308.6360000000004" table:style-name="ce8">
            <text:p>7308.6</text:p>
          </table:table-cell>
          <table:table-cell office:value-type="float" office:value="0" table:style-name="ce5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171252.96900000001" table:style-name="ce6">
            <text:p>171252.97</text:p>
          </table:table-cell>
          <table:table-cell office:value-type="float" office:value="171233.70699999999" table:style-name="ce6">
            <text:p>171233.71</text:p>
          </table:table-cell>
          <table:table-cell office:value-type="float" office:value="1.1247688207973196E-2" table:formula="of:=([.E49]-[.F49])/[.E49] *100" table:style-name="ce7">
            <text:p>0.011</text:p>
          </table:table-cell>
          <table:table-cell office:value-type="float" office:value="7208.6540000000005" table:style-name="ce8">
            <text:p>7208.7</text:p>
          </table:table-cell>
          <table:table-cell office:value-type="float" office:value="7208.6570000000002" table:style-name="ce8">
            <text:p>7208.7</text:p>
          </table:table-cell>
          <table:table-cell office:value-type="float" office:value="0" table:style-name="ce5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64219.46299999999" table:style-name="ce6">
            <text:p>164219.46</text:p>
          </table:table-cell>
          <table:table-cell office:value-type="float" office:value="164191.09599999999" table:style-name="ce6">
            <text:p>164191.10</text:p>
          </table:table-cell>
          <table:table-cell office:value-type="float" office:value="1.7273835562352541E-2" table:formula="of:=([.E50]-[.F50])/[.E50] *100" table:style-name="ce7">
            <text:p>0.017</text:p>
          </table:table-cell>
          <table:table-cell office:value-type="float" office:value="7206.6310000000003" table:style-name="ce8">
            <text:p>7206.6</text:p>
          </table:table-cell>
          <table:table-cell office:value-type="float" office:value="7206.634" table:style-name="ce8">
            <text:p>7206.6</text:p>
          </table:table-cell>
          <table:table-cell office:value-type="float" office:value="0" table:style-name="ce5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68899.383" table:style-name="ce6">
            <text:p>168899.38</text:p>
          </table:table-cell>
          <table:table-cell office:value-type="float" office:value="168878.27299999999" table:style-name="ce6">
            <text:p>168878.27</text:p>
          </table:table-cell>
          <table:table-cell office:value-type="float" office:value="1.2498565492104334E-2" table:formula="of:=([.E51]-[.F51])/[.E51] *100" table:style-name="ce7">
            <text:p>0.012</text:p>
          </table:table-cell>
          <table:table-cell office:value-type="float" office:value="7220.067" table:style-name="ce8">
            <text:p>7220.1</text:p>
          </table:table-cell>
          <table:table-cell office:value-type="float" office:value="7220.0690000000004" table:style-name="ce8">
            <text:p>7220.1</text:p>
          </table:table-cell>
          <table:table-cell office:value-type="float" office:value="0" table:style-name="ce5">
            <text:p>0</text:p>
          </table:table-cell>
          <table:table-cell office:value-type="float" office:value="1.3600979874462021E-2" table:style-name="ce13">
            <text:p>0.014</text:p>
          </table:table-cell>
          <table:table-cell office:value-type="float" office:value="7229.8772000000008" table:style-name="ce2">
            <text:p>7229.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71307.399" table:style-name="ce6">
            <text:p>171307.40</text:p>
          </table:table-cell>
          <table:table-cell office:value-type="float" office:value="171291.72500000001" table:style-name="ce6">
            <text:p>171291.73</text:p>
          </table:table-cell>
          <table:table-cell office:value-type="float" office:value="8.9999999999999993E-3" table:style-name="ce7">
            <text:p>0.009</text:p>
          </table:table-cell>
          <table:table-cell office:value-type="float" office:value="766.26199999999994" table:style-name="ce8">
            <text:p>766.3</text:p>
          </table:table-cell>
          <table:table-cell office:value-type="float" office:value="766.26400000000001" table:style-name="ce8">
            <text:p>766.3</text:p>
          </table:table-cell>
          <table:table-cell office:value-type="float" office:value="1" table:style-name="ce5">
            <text:p>1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75768.38" table:style-name="ce6">
            <text:p>175768.38</text:p>
          </table:table-cell>
          <table:table-cell office:value-type="float" office:value="175745.899" table:style-name="ce6">
            <text:p>175745.90</text:p>
          </table:table-cell>
          <table:table-cell office:value-type="float" office:value="1.2999999999999999E-2" table:style-name="ce7">
            <text:p>0.013</text:p>
          </table:table-cell>
          <table:table-cell office:value-type="float" office:value="4152.1040000000003" table:style-name="ce8">
            <text:p>4152.1</text:p>
          </table:table-cell>
          <table:table-cell office:value-type="float" office:value="7265.1629999999996" table:style-name="ce8">
            <text:p>7265.2</text:p>
          </table:table-cell>
          <table:table-cell office:value-type="float" office:value="15" table:style-name="ce5">
            <text:p>15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2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73249.86199999999" table:style-name="ce6">
            <text:p>173249.86</text:p>
          </table:table-cell>
          <table:table-cell office:value-type="float" office:value="173238.424" table:style-name="ce6">
            <text:p>173238.42</text:p>
          </table:table-cell>
          <table:table-cell office:value-type="float" office:value="6.6020254607733224E-3" table:formula="of:=([.E54]-[.F54])/[.E54] *100" table:style-name="ce7">
            <text:p>0.007</text:p>
          </table:table-cell>
          <table:table-cell office:value-type="float" office:value="1294.288" table:style-name="ce8">
            <text:p>1294.3</text:p>
          </table:table-cell>
          <table:table-cell office:value-type="float" office:value="1294.289" table:style-name="ce8">
            <text:p>1294.3</text:p>
          </table:table-cell>
          <table:table-cell office:value-type="float" office:value="0" table:style-name="ce5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163609.397" table:style-name="ce6">
            <text:p>163609.40</text:p>
          </table:table-cell>
          <table:table-cell office:value-type="float" office:value="163585.63099999999" table:style-name="ce6">
            <text:p>163585.63</text:p>
          </table:table-cell>
          <table:table-cell office:value-type="float" office:value="1.4999999999999999E-2" table:style-name="ce7">
            <text:p>0.015</text:p>
          </table:table-cell>
          <table:table-cell office:value-type="float" office:value="6782.25" table:style-name="ce8">
            <text:p>6782.3</text:p>
          </table:table-cell>
          <table:table-cell office:value-type="float" office:value="7282.3069999999998" table:style-name="ce8">
            <text:p>7282.3</text:p>
          </table:table-cell>
          <table:table-cell office:value-type="float" office:value="15" table:style-name="ce5">
            <text:p>15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Van</text:p>
          </table:table-cell>
          <table:table-cell office:value-type="float" office:value="60" table:style-name="ce5">
            <text:p>60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61078.04699999999" table:style-name="ce6">
            <text:p>161078.05</text:p>
          </table:table-cell>
          <table:table-cell office:value-type="float" office:value="161063.93299999999" table:style-name="ce6">
            <text:p>161063.93</text:p>
          </table:table-cell>
          <table:table-cell office:value-type="float" office:value="8.9999999999999993E-3" table:style-name="ce7">
            <text:p>0.009</text:p>
          </table:table-cell>
          <table:table-cell office:value-type="float" office:value="1939.4929999999999" table:style-name="ce8">
            <text:p>1939.5</text:p>
          </table:table-cell>
          <table:table-cell office:value-type="float" office:value="1939.4939999999999" table:style-name="ce8">
            <text:p>1939.5</text:p>
          </table:table-cell>
          <table:table-cell office:value-type="float" office:value="3" table:style-name="ce5">
            <text:p>3</text:p>
          </table:table-cell>
          <table:table-cell office:value-type="float" office:value="1.0520405092154666E-2" table:style-name="ce13">
            <text:p>0.011</text:p>
          </table:table-cell>
          <table:table-cell office:value-type="float" office:value="3709.5034000000001" table:style-name="ce2">
            <text:p>3709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45105.647" table:style-name="ce4">
            <text:p>145105.65</text:p>
          </table:table-cell>
          <table:table-cell office:value-type="float" office:value="145093.06299999999" table:style-name="ce4">
            <text:p>145093.06</text:p>
          </table:table-cell>
          <table:table-cell office:value-type="float" office:value="8.6723020503830291E-3" table:formula="of:=([.E57]-[.F57])/[.E57] *100" table:style-name="ce3">
            <text:p>0.009</text:p>
          </table:table-cell>
          <table:table-cell office:value-type="float" office:value="1979.1320000000001" table:style-name="ce2">
            <text:p>1979.1</text:p>
          </table:table-cell>
          <table:table-cell office:value-type="float" office:value="1979.133" table:style-name="ce2">
            <text:p>1979.1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46726.04300000001" table:style-name="ce4">
            <text:p>146726.04</text:p>
          </table:table-cell>
          <table:table-cell office:value-type="float" office:value="146712.72" table:style-name="ce4">
            <text:p>146712.72</text:p>
          </table:table-cell>
          <table:table-cell office:value-type="float" office:value="9.0801876255900641E-3" table:formula="of:=([.E58]-[.F58])/[.E58] *100" table:style-name="ce3">
            <text:p>0.009</text:p>
          </table:table-cell>
          <table:table-cell office:value-type="float" office:value="3280.5819999999999" table:style-name="ce2">
            <text:p>3280.6</text:p>
          </table:table-cell>
          <table:table-cell office:value-type="float" office:value="3280.5819999999999" table:style-name="ce2">
            <text:p>3280.6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44158.886" table:style-name="ce4">
            <text:p>144158.89</text:p>
          </table:table-cell>
          <table:table-cell office:value-type="float" office:value="144145.348" table:style-name="ce4">
            <text:p>144145.35</text:p>
          </table:table-cell>
          <table:table-cell office:value-type="float" office:value="9.3910270644020286E-3" table:formula="of:=([.E59]-[.F59])/[.E59] *100" table:style-name="ce3">
            <text:p>0.009</text:p>
          </table:table-cell>
          <table:table-cell office:value-type="float" office:value="3106.9490000000001" table:style-name="ce2">
            <text:p>3106.9</text:p>
          </table:table-cell>
          <table:table-cell office:value-type="float" office:value="3106.95" table:style-name="ce2">
            <text:p>3107.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45977.34" table:style-name="ce4">
            <text:p>145977.34</text:p>
          </table:table-cell>
          <table:table-cell office:value-type="float" office:value="145963.52900000001" table:style-name="ce4">
            <text:p>145963.53</text:p>
          </table:table-cell>
          <table:table-cell office:value-type="float" office:value="9.4610574490444632E-3" table:formula="of:=([.E60]-[.F60])/[.E60] *100" table:style-name="ce3">
            <text:p>0.009</text:p>
          </table:table-cell>
          <table:table-cell office:value-type="float" office:value="5007.9660000000003" table:style-name="ce2">
            <text:p>5008.0</text:p>
          </table:table-cell>
          <table:table-cell office:value-type="float" office:value="5007.9669999999996" table:style-name="ce2">
            <text:p>5008.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41778.85200000001" table:style-name="ce4">
            <text:p>141778.85</text:p>
          </table:table-cell>
          <table:table-cell office:value-type="float" office:value="141772.198" table:style-name="ce4">
            <text:p>141772.20</text:p>
          </table:table-cell>
          <table:table-cell office:value-type="float" office:value="4.6932246284583723E-3" table:formula="of:=([.E61]-[.F61])/[.E61] *100" table:style-name="ce3">
            <text:p>0.005</text:p>
          </table:table-cell>
          <table:table-cell office:value-type="float" office:value="3644.576" table:style-name="ce2">
            <text:p>3644.6</text:p>
          </table:table-cell>
          <table:table-cell office:value-type="float" office:value="3644.5770000000002" table:style-name="ce2">
            <text:p>3644.6</text:p>
          </table:table-cell>
          <table:table-cell office:value-type="float" office:value="0" table:style-name="ce1">
            <text:p>0</text:p>
          </table:table-cell>
          <table:table-cell office:value-type="float" office:value="8.2595597635755913E-3" table:style-name="ce13">
            <text:p>0.008</text:p>
          </table:table-cell>
          <table:table-cell office:value-type="float" office:value="3403.8418000000006" table:style-name="ce2">
            <text:p>3403.8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3"/>
          <table:table-cell office:value-type="float" office:value="0" table:formula="of:=#DIV/0!" table:style-name="ce2">
            <text:p>#DIV/0!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float" office:value="0" table:formula="of:=#NAME?" table:style-name="ce13">
            <text:p>#NAME?</text:p>
          </table:table-cell>
          <table:table-cell table:style-name="ce2"/>
          <table:table-cell table:number-columns-repeated="16372"/>
        </table:table-row>
        <table:table-row table:number-rows-repeated="1048457" table:style-name="ro1">
          <table:table-cell table:number-columns-repeated="16384"/>
        </table:table-row>
      </table:table>
      <table:table table:name="Van_Summary" table:style-name="ta2"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6375" table:default-cell-style-name="ce1"/>
        <table:table-row table:style-name="ro1">
          <table:table-cell table:number-columns-repeated="5"/>
          <table:table-cell table:style-name="ce1"/>
          <table:table-cell table:style-name="ce13"/>
          <table:table-cell table:style-name="ce2"/>
          <table:table-cell table:number-columns-repeated="16376" table:style-name="ce1"/>
        </table:table-row>
        <table:table-row table:number-rows-repeated="2" table:style-name="ro1">
          <table:table-cell table:number-columns-repeated="5"/>
          <table:table-cell table:style-name="ce22"/>
          <table:table-cell table:style-name="ce13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5"/>
          <table:table-cell table:style-name="ce22"/>
          <table:table-cell office:value-type="string" table:style-name="ce27">
            <text:p>Gap</text:p>
          </table:table-cell>
          <table:table-cell office:value-type="string" table:style-name="ce26">
            <text:p><text:s/>Time</text:p>
          </table:table-cell>
          <table:table-cell office:value-type="string" table:style-name="ce1">
            <text:p>LB-Gap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15_A</text:p>
          </table:table-cell>
          <table:table-cell office:value-type="float" office:value="1.3888135622041702E-3" table:style-name="ce64">
            <text:p>0.001</text:p>
          </table:table-cell>
          <table:table-cell office:value-type="float" office:value="13.6936" table:style-name="ce65">
            <text:p>13.7</text:p>
          </table:table-cell>
          <table:table-cell office:value-type="float" office:value="2.660988900621571E-4" table:style-name="ce13">
            <text:p>0.000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15_T</text:p>
          </table:table-cell>
          <table:table-cell office:value-type="float" office:value="2.1064451563675328E-4" table:style-name="ce64">
            <text:p>0.000</text:p>
          </table:table-cell>
          <table:table-cell office:value-type="float" office:value="14.3188" table:style-name="ce65">
            <text:p>14.3</text:p>
          </table:table-cell>
          <table:table-cell office:value-type="float" office:value="1.2984972350430935E-3" table:style-name="ce13">
            <text:p>0.001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15_VT</text:p>
          </table:table-cell>
          <table:table-cell office:value-type="float" office:value="6.5155737791241144E-3" table:style-name="ce64">
            <text:p>0.007</text:p>
          </table:table-cell>
          <table:table-cell office:value-type="float" office:value="54.931000000000004" table:style-name="ce65">
            <text:p>54.9</text:p>
          </table:table-cell>
          <table:table-cell office:value-type="float" office:value="2.6976212652148819" table:style-name="ce13">
            <text:p>2.698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15_VTL</text:p>
          </table:table-cell>
          <table:table-cell office:value-type="float" office:value="5.7379999716996944E-3" table:style-name="ce64">
            <text:p>0.006</text:p>
          </table:table-cell>
          <table:table-cell office:value-type="float" office:value="109.34400000000001" table:style-name="ce65">
            <text:p>109.3</text:p>
          </table:table-cell>
          <table:table-cell office:value-type="float" office:value="2.6902472306085383" table:style-name="ce13">
            <text:p>2.690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30_A</text:p>
          </table:table-cell>
          <table:table-cell office:value-type="float" office:value="4.1487524373129553E-3" table:style-name="ce64">
            <text:p>0.004</text:p>
          </table:table-cell>
          <table:table-cell office:value-type="float" office:value="388.41659999999996" table:style-name="ce65">
            <text:p>388.4</text:p>
          </table:table-cell>
          <table:table-cell office:value-type="float" office:value="2.2369584866503578E-4" table:style-name="ce13">
            <text:p>0.000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30_T</text:p>
          </table:table-cell>
          <table:table-cell office:value-type="float" office:value="3.922449605178702E-3" table:style-name="ce64">
            <text:p>0.004</text:p>
          </table:table-cell>
          <table:table-cell office:value-type="float" office:value="305.32600000000002" table:style-name="ce65">
            <text:p>305.3</text:p>
          </table:table-cell>
          <table:table-cell office:value-type="float" office:value="1.4422655133388357E-3" table:style-name="ce13">
            <text:p>0.001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30_VT</text:p>
          </table:table-cell>
          <table:table-cell office:value-type="float" office:value="1.1293290214071137E-2" table:style-name="ce64">
            <text:p>0.011</text:p>
          </table:table-cell>
          <table:table-cell office:value-type="float" office:value="6273.6449999999995" table:style-name="ce65">
            <text:p>6273.6</text:p>
          </table:table-cell>
          <table:table-cell office:value-type="float" office:value="2.3686470352096078" table:style-name="ce13">
            <text:p>2.369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30_VTL</text:p>
          </table:table-cell>
          <table:table-cell office:value-type="float" office:value="1.1107500864378186E-2" table:style-name="ce64">
            <text:p>0.011</text:p>
          </table:table-cell>
          <table:table-cell office:value-type="float" office:value="6064.7570000000005" table:style-name="ce65">
            <text:p>6064.8</text:p>
          </table:table-cell>
          <table:table-cell office:value-type="float" office:value="2.3710082583661021" table:style-name="ce13">
            <text:p>2.371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60_A</text:p>
          </table:table-cell>
          <table:table-cell office:value-type="float" office:value="8.2595597635755913E-3" table:style-name="ce64">
            <text:p>0.008</text:p>
          </table:table-cell>
          <table:table-cell office:value-type="float" office:value="3403.8418000000006" table:style-name="ce65">
            <text:p>3403.8</text:p>
          </table:table-cell>
          <table:table-cell office:value-type="float" office:value="3.7004440718712352E-4" table:style-name="ce13">
            <text:p>0.000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60_T</text:p>
          </table:table-cell>
          <table:table-cell office:value-type="float" office:value="4.8303227906305495E-3" table:style-name="ce64">
            <text:p>0.005</text:p>
          </table:table-cell>
          <table:table-cell office:value-type="float" office:value="1195.3470000000002" table:style-name="ce65">
            <text:p>1195.3</text:p>
          </table:table-cell>
          <table:table-cell office:value-type="float" office:value="7.6697788110730307E-4" table:style-name="ce13">
            <text:p>0.001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60_VT</text:p>
          </table:table-cell>
          <table:table-cell office:value-type="float" office:value="1.3600979874462021E-2" table:style-name="ce64">
            <text:p>0.014</text:p>
          </table:table-cell>
          <table:table-cell office:value-type="float" office:value="7229.8772000000008" table:style-name="ce65">
            <text:p>7229.9</text:p>
          </table:table-cell>
          <table:table-cell office:value-type="float" office:value="1.6393776980589696" table:style-name="ce13">
            <text:p>1.639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57">
            <text:p>Van60_VTL</text:p>
          </table:table-cell>
          <table:table-cell office:value-type="float" office:value="1.0520405092154666E-2" table:style-name="ce64">
            <text:p>0.011</text:p>
          </table:table-cell>
          <table:table-cell office:value-type="float" office:value="3709.5034000000001" table:style-name="ce65">
            <text:p>3709.5</text:p>
          </table:table-cell>
          <table:table-cell office:value-type="float" office:value="4.0660922892352129" table:style-name="ce13">
            <text:p>4.066</text:p>
          </table:table-cell>
          <table:table-cell table:number-columns-repeated="16375"/>
        </table:table-row>
        <table:table-row table:number-rows-repeated="4" table:style-name="ro1">
          <table:table-cell table:number-columns-repeated="5"/>
          <table:table-cell table:style-name="ce22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table:style-name="ce13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5"/>
          <table:table-cell table:style-name="ce57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5"/>
          <table:table-cell table:style-name="ce57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table:style-name="ce13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5"/>
          <table:table-cell table:style-name="ce57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table:style-name="ce13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5"/>
          <table:table-cell table:style-name="ce57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5"/>
          <table:table-cell table:style-name="ce28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5"/>
          <table:table-cell table:style-name="ce28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5"/>
          <table:table-cell table:style-name="ce28"/>
          <table:table-cell table:style-name="ce13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5"/>
          <table:table-cell table:style-name="ce28"/>
          <table:table-cell table:style-name="ce13"/>
          <table:table-cell table:style-name="ce2"/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Kartal_BnP" table:style-name="ta1">
        <table:table-column table:style-name="co2" table:number-columns-repeated="5" table:default-cell-style-name="ce1"/>
        <table:table-column table:style-name="co6" table:default-cell-style-name="ce13"/>
        <table:table-column table:style-name="co2" table:number-columns-repeated="4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4031.304" table:style-name="ce1">
            <text:p>14031.304</text:p>
          </table:table-cell>
          <table:table-cell office:value-type="float" office:value="14030.164000000001" table:style-name="ce1">
            <text:p>14030.16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8.989000000000001" table:style-name="ce1">
            <text:p>18.989</text:p>
          </table:table-cell>
          <table:table-cell office:value-type="float" office:value="42.14" table:style-name="ce1">
            <text:p>42.1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33521.773000000001" table:style-name="ce1">
            <text:p>33521.773</text:p>
          </table:table-cell>
          <table:table-cell office:value-type="float" office:value="33520.667000000001" table:style-name="ce1">
            <text:p>33520.66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57.24200000000002" table:style-name="ce1">
            <text:p>257.242</text:p>
          </table:table-cell>
          <table:table-cell office:value-type="float" office:value="257.24200000000002" table:style-name="ce1">
            <text:p>257.2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24922.94" table:style-name="ce1">
            <text:p>24922.94</text:p>
          </table:table-cell>
          <table:table-cell office:value-type="float" office:value="24921.838" table:style-name="ce1">
            <text:p>24921.83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707.83199999999999" table:style-name="ce1">
            <text:p>707.832</text:p>
          </table:table-cell>
          <table:table-cell office:value-type="float" office:value="707.83199999999999" table:style-name="ce1">
            <text:p>707.8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14107.873" table:style-name="ce1">
            <text:p>14107.873</text:p>
          </table:table-cell>
          <table:table-cell office:value-type="float" office:value="14107.31" table:style-name="ce1">
            <text:p>14107.3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93.04" table:style-name="ce1">
            <text:p>193.04</text:p>
          </table:table-cell>
          <table:table-cell office:value-type="float" office:value="193.041" table:style-name="ce1">
            <text:p>193.04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27867.64" table:style-name="ce1">
            <text:p>27867.64</text:p>
          </table:table-cell>
          <table:table-cell office:value-type="float" office:value="27866.584999999999" table:style-name="ce1">
            <text:p>27866.58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1.171999999999997" table:style-name="ce1">
            <text:p>81.172</text:p>
          </table:table-cell>
          <table:table-cell office:value-type="float" office:value="81.171999999999997" table:style-name="ce1">
            <text:p>81.17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11273.344999999999" table:style-name="ce1">
            <text:p>11273.345</text:p>
          </table:table-cell>
          <table:table-cell office:value-type="float" office:value="11272.414000000001" table:style-name="ce1">
            <text:p>11272.41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64.25800000000001" table:style-name="ce1">
            <text:p>164.258</text:p>
          </table:table-cell>
          <table:table-cell office:value-type="float" office:value="164.25800000000001" table:style-name="ce1">
            <text:p>164.25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37870.216" table:style-name="ce1">
            <text:p>37870.216</text:p>
          </table:table-cell>
          <table:table-cell office:value-type="float" office:value="37869.790999999997" table:style-name="ce1">
            <text:p>37869.791</text:p>
          </table:table-cell>
          <table:table-cell office:value-type="float" office:value="1E-3" table:style-name="ce1">
            <text:p>0.001</text:p>
          </table:table-cell>
          <table:table-cell office:value-type="float" office:value="254.38200000000001" table:style-name="ce1">
            <text:p>254.382</text:p>
          </table:table-cell>
          <table:table-cell office:value-type="float" office:value="254.38300000000001" table:style-name="ce1">
            <text:p>254.38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21379.210999999999" table:style-name="ce1">
            <text:p>21379.211</text:p>
          </table:table-cell>
          <table:table-cell office:value-type="float" office:value="21378.713" table:style-name="ce1">
            <text:p>21378.713</text:p>
          </table:table-cell>
          <table:table-cell office:value-type="float" office:value="2E-3" table:style-name="ce1">
            <text:p>0.002</text:p>
          </table:table-cell>
          <table:table-cell office:value-type="float" office:value="347.62400000000002" table:style-name="ce1">
            <text:p>347.624</text:p>
          </table:table-cell>
          <table:table-cell office:value-type="float" office:value="347.625" table:style-name="ce1">
            <text:p>347.62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21457.934000000001" table:style-name="ce1">
            <text:p>21457.934</text:p>
          </table:table-cell>
          <table:table-cell office:value-type="float" office:value="21457.374" table:style-name="ce1">
            <text:p>21457.37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43.08799999999999" table:style-name="ce1">
            <text:p>243.088</text:p>
          </table:table-cell>
          <table:table-cell office:value-type="float" office:value="243.089" table:style-name="ce1">
            <text:p>243.08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41483.328999999998" table:style-name="ce1">
            <text:p>41483.329</text:p>
          </table:table-cell>
          <table:table-cell office:value-type="float" office:value="41480.819000000003" table:style-name="ce1">
            <text:p>41480.81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14.88499999999999" table:style-name="ce1">
            <text:p>214.885</text:p>
          </table:table-cell>
          <table:table-cell office:value-type="float" office:value="214.88499999999999" table:style-name="ce1">
            <text:p>214.88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1" table:style-name="ce1">
            <text:p>1</text:p>
          </table:table-cell>
          <table:table-cell office:value-type="float" office:value="52538.248" table:style-name="ce1">
            <text:p>52538.248</text:p>
          </table:table-cell>
          <table:table-cell office:value-type="float" office:value="52538.248" table:style-name="ce1">
            <text:p>52538.248</text:p>
          </table:table-cell>
          <table:table-cell office:value-type="float" office:value="0" table:style-name="ce1">
            <text:p>0</text:p>
          </table:table-cell>
          <table:table-cell office:value-type="float" office:value="29.783000000000001" table:style-name="ce1">
            <text:p>29.783</text:p>
          </table:table-cell>
          <table:table-cell office:value-type="float" office:value="29.783000000000001" table:style-name="ce1">
            <text:p>29.78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94017.380999999994" table:style-name="ce1">
            <text:p>94017.381</text:p>
          </table:table-cell>
          <table:table-cell office:value-type="float" office:value="94017.380999999994" table:style-name="ce1">
            <text:p>94017.381</text:p>
          </table:table-cell>
          <table:table-cell office:value-type="float" office:value="0" table:style-name="ce1">
            <text:p>0</text:p>
          </table:table-cell>
          <table:table-cell office:value-type="float" office:value="40.564999999999998" table:style-name="ce1">
            <text:p>40.565</text:p>
          </table:table-cell>
          <table:table-cell office:value-type="float" office:value="40.564999999999998" table:style-name="ce1">
            <text:p>40.56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office:value-type="float" office:value="57949.457999999999" table:style-name="ce1">
            <text:p>57949.458</text:p>
          </table:table-cell>
          <table:table-cell office:value-type="float" office:value="57947.735000000001" table:style-name="ce1">
            <text:p>57947.73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4.997" table:style-name="ce1">
            <text:p>24.997</text:p>
          </table:table-cell>
          <table:table-cell office:value-type="float" office:value="24.998000000000001" table:style-name="ce1">
            <text:p>24.99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4" table:style-name="ce1">
            <text:p>4</text:p>
          </table:table-cell>
          <table:table-cell office:value-type="float" office:value="71345.422999999995" table:style-name="ce1">
            <text:p>71345.423</text:p>
          </table:table-cell>
          <table:table-cell office:value-type="float" office:value="71338.649000000005" table:style-name="ce1">
            <text:p>71338.64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1319.1220000000001" table:style-name="ce1">
            <text:p>1319.122</text:p>
          </table:table-cell>
          <table:table-cell office:value-type="float" office:value="2177.6550000000002" table:style-name="ce1">
            <text:p>2177.655</text:p>
          </table:table-cell>
          <table:table-cell office:value-type="float" office:value="647" table:style-name="ce1">
            <text:p>6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5" table:style-name="ce1">
            <text:p>5</text:p>
          </table:table-cell>
          <table:table-cell office:value-type="float" office:value="32889.222000000002" table:style-name="ce1">
            <text:p>32889.222</text:p>
          </table:table-cell>
          <table:table-cell office:value-type="float" office:value="32888.038999999997" table:style-name="ce1">
            <text:p>32888.03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4.331999999999994" table:style-name="ce1">
            <text:p>84.332</text:p>
          </table:table-cell>
          <table:table-cell office:value-type="float" office:value="84.331999999999994" table:style-name="ce1">
            <text:p>84.3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6" table:style-name="ce1">
            <text:p>6</text:p>
          </table:table-cell>
          <table:table-cell office:value-type="float" office:value="97702.273000000001" table:style-name="ce1">
            <text:p>97702.273</text:p>
          </table:table-cell>
          <table:table-cell office:value-type="float" office:value="97693.017000000007" table:style-name="ce1">
            <text:p>97693.017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699.12800000000004" table:style-name="ce1">
            <text:p>699.128</text:p>
          </table:table-cell>
          <table:table-cell office:value-type="float" office:value="6773.5519999999997" table:style-name="ce1">
            <text:p>6773.552</text:p>
          </table:table-cell>
          <table:table-cell office:value-type="float" office:value="2445" table:style-name="ce1">
            <text:p>24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7" table:style-name="ce1">
            <text:p>7</text:p>
          </table:table-cell>
          <table:table-cell office:value-type="float" office:value="69758.775999999998" table:style-name="ce1">
            <text:p>69758.776</text:p>
          </table:table-cell>
          <table:table-cell office:value-type="float" office:value="69758.775999999998" table:style-name="ce1">
            <text:p>69758.776</text:p>
          </table:table-cell>
          <table:table-cell office:value-type="float" office:value="0" table:style-name="ce1">
            <text:p>0</text:p>
          </table:table-cell>
          <table:table-cell office:value-type="float" office:value="60.194000000000003" table:style-name="ce1">
            <text:p>60.194</text:p>
          </table:table-cell>
          <table:table-cell office:value-type="float" office:value="60.194000000000003" table:style-name="ce1">
            <text:p>60.1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8" table:style-name="ce1">
            <text:p>8</text:p>
          </table:table-cell>
          <table:table-cell office:value-type="float" office:value="52495.803" table:style-name="ce1">
            <text:p>52495.803</text:p>
          </table:table-cell>
          <table:table-cell office:value-type="float" office:value="52495.803" table:style-name="ce1">
            <text:p>52495.803</text:p>
          </table:table-cell>
          <table:table-cell office:value-type="float" office:value="0" table:style-name="ce1">
            <text:p>0</text:p>
          </table:table-cell>
          <table:table-cell office:value-type="float" office:value="39.796999999999997" table:style-name="ce1">
            <text:p>39.797</text:p>
          </table:table-cell>
          <table:table-cell office:value-type="float" office:value="39.796999999999997" table:style-name="ce1">
            <text:p>39.7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9" table:style-name="ce1">
            <text:p>9</text:p>
          </table:table-cell>
          <table:table-cell office:value-type="float" office:value="47349.309000000001" table:style-name="ce1">
            <text:p>47349.309</text:p>
          </table:table-cell>
          <table:table-cell office:value-type="float" office:value="47349.188999999998" table:style-name="ce1">
            <text:p>47349.189</text:p>
          </table:table-cell>
          <table:table-cell office:value-type="float" office:value="0" table:style-name="ce1">
            <text:p>0</text:p>
          </table:table-cell>
          <table:table-cell office:value-type="float" office:value="49.036999999999999" table:style-name="ce1">
            <text:p>49.037</text:p>
          </table:table-cell>
          <table:table-cell office:value-type="float" office:value="49.036999999999999" table:style-name="ce1">
            <text:p>49.0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10" table:style-name="ce1">
            <text:p>10</text:p>
          </table:table-cell>
          <table:table-cell office:value-type="float" office:value="67350.644" table:style-name="ce1">
            <text:p>67350.644</text:p>
          </table:table-cell>
          <table:table-cell office:value-type="float" office:value="67350.63" table:style-name="ce1">
            <text:p>67350.63</text:p>
          </table:table-cell>
          <table:table-cell office:value-type="float" office:value="0" table:style-name="ce1">
            <text:p>0</text:p>
          </table:table-cell>
          <table:table-cell office:value-type="float" office:value="36.253999999999998" table:style-name="ce1">
            <text:p>36.254</text:p>
          </table:table-cell>
          <table:table-cell office:value-type="float" office:value="36.253999999999998" table:style-name="ce1">
            <text:p>36.2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1" table:style-name="ce1">
            <text:p>1</text:p>
          </table:table-cell>
          <table:table-cell office:value-type="float" office:value="32690.546999999999" table:style-name="ce1">
            <text:p>32690.547</text:p>
          </table:table-cell>
          <table:table-cell office:value-type="float" office:value="32688.042000000001" table:style-name="ce1">
            <text:p>32688.04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13.91499999999996" table:style-name="ce1">
            <text:p>513.915</text:p>
          </table:table-cell>
          <table:table-cell office:value-type="float" office:value="513.91499999999996" table:style-name="ce1">
            <text:p>513.915</text:p>
          </table:table-cell>
          <table:table-cell office:value-type="float" office:value="133" table:style-name="ce1">
            <text:p>1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2" table:style-name="ce1">
            <text:p>2</text:p>
          </table:table-cell>
          <table:table-cell office:value-type="float" office:value="58759.28" table:style-name="ce1">
            <text:p>58759.28</text:p>
          </table:table-cell>
          <table:table-cell office:value-type="float" office:value="58754.288" table:style-name="ce1">
            <text:p>58754.28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77.18099999999998" table:style-name="ce1">
            <text:p>277.181</text:p>
          </table:table-cell>
          <table:table-cell office:value-type="float" office:value="912.16200000000003" table:style-name="ce1">
            <text:p>912.1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3" table:style-name="ce1">
            <text:p>3</text:p>
          </table:table-cell>
          <table:table-cell office:value-type="float" office:value="108071.599" table:style-name="ce1">
            <text:p>108071.599</text:p>
          </table:table-cell>
          <table:table-cell office:value-type="float" office:value="108064.121" table:style-name="ce1">
            <text:p>108064.12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3.346" table:style-name="ce1">
            <text:p>13.346</text:p>
          </table:table-cell>
          <table:table-cell office:value-type="float" office:value="13.346" table:style-name="ce1">
            <text:p>13.3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4" table:style-name="ce1">
            <text:p>4</text:p>
          </table:table-cell>
          <table:table-cell office:value-type="float" office:value="81271.077000000005" table:style-name="ce1">
            <text:p>81271.077</text:p>
          </table:table-cell>
          <table:table-cell office:value-type="float" office:value="81271.077000000005" table:style-name="ce1">
            <text:p>81271.077</text:p>
          </table:table-cell>
          <table:table-cell office:value-type="float" office:value="0" table:style-name="ce1">
            <text:p>0</text:p>
          </table:table-cell>
          <table:table-cell office:value-type="float" office:value="84.498999999999995" table:style-name="ce1">
            <text:p>84.499</text:p>
          </table:table-cell>
          <table:table-cell office:value-type="float" office:value="85.498999999999995" table:style-name="ce1">
            <text:p>85.4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5" table:style-name="ce1">
            <text:p>5</text:p>
          </table:table-cell>
          <table:table-cell office:value-type="float" office:value="117301.412" table:style-name="ce1">
            <text:p>117301.412</text:p>
          </table:table-cell>
          <table:table-cell office:value-type="float" office:value="117298.31299999999" table:style-name="ce1">
            <text:p>117298.31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30.14599999999999" table:style-name="ce1">
            <text:p>230.146</text:p>
          </table:table-cell>
          <table:table-cell office:value-type="float" office:value="230.14699999999999" table:style-name="ce1">
            <text:p>230.1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6" table:style-name="ce1">
            <text:p>6</text:p>
          </table:table-cell>
          <table:table-cell office:value-type="float" office:value="36231.307000000001" table:style-name="ce1">
            <text:p>36231.307</text:p>
          </table:table-cell>
          <table:table-cell office:value-type="float" office:value="36228.786999999997" table:style-name="ce1">
            <text:p>36228.78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7.991" table:style-name="ce1">
            <text:p>17.991</text:p>
          </table:table-cell>
          <table:table-cell office:value-type="float" office:value="38.923000000000002" table:style-name="ce1">
            <text:p>38.9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7" table:style-name="ce1">
            <text:p>7</text:p>
          </table:table-cell>
          <table:table-cell office:value-type="float" office:value="104850.973" table:style-name="ce1">
            <text:p>104850.973</text:p>
          </table:table-cell>
          <table:table-cell office:value-type="float" office:value="104849.432" table:style-name="ce1">
            <text:p>104849.432</text:p>
          </table:table-cell>
          <table:table-cell office:value-type="float" office:value="1E-3" table:style-name="ce1">
            <text:p>0.001</text:p>
          </table:table-cell>
          <table:table-cell office:value-type="float" office:value="70.527000000000001" table:style-name="ce1">
            <text:p>70.527</text:p>
          </table:table-cell>
          <table:table-cell office:value-type="float" office:value="71.527000000000001" table:style-name="ce1">
            <text:p>71.5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8" table:style-name="ce1">
            <text:p>8</text:p>
          </table:table-cell>
          <table:table-cell office:value-type="float" office:value="83576.316000000006" table:style-name="ce1">
            <text:p>83576.316</text:p>
          </table:table-cell>
          <table:table-cell office:value-type="float" office:value="83572.103000000003" table:style-name="ce1">
            <text:p>83572.1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7.975000000000001" table:style-name="ce1">
            <text:p>27.975</text:p>
          </table:table-cell>
          <table:table-cell office:value-type="float" office:value="27.975000000000001" table:style-name="ce1">
            <text:p>27.97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9" table:style-name="ce1">
            <text:p>9</text:p>
          </table:table-cell>
          <table:table-cell office:value-type="float" office:value="102261.93399999999" table:style-name="ce1">
            <text:p>102261.934</text:p>
          </table:table-cell>
          <table:table-cell office:value-type="float" office:value="102250.2" table:style-name="ce1">
            <text:p>102250.2</text:p>
          </table:table-cell>
          <table:table-cell table:style-name="ce1"/>
          <table:table-cell office:value-type="float" office:value="4965.5940000000001" table:style-name="ce1">
            <text:p>4965.594</text:p>
          </table:table-cell>
          <table:table-cell office:value-type="float" office:value="7204.8130000000001" table:style-name="ce1">
            <text:p>7204.813</text:p>
          </table:table-cell>
          <table:table-cell office:value-type="float" office:value="2729" table:style-name="ce1">
            <text:p>27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10" table:style-name="ce1">
            <text:p>10</text:p>
          </table:table-cell>
          <table:table-cell office:value-type="float" office:value="86892.252999999997" table:style-name="ce1">
            <text:p>86892.253</text:p>
          </table:table-cell>
          <table:table-cell office:value-type="float" office:value="86892.093999999997" table:style-name="ce1">
            <text:p>86892.094</text:p>
          </table:table-cell>
          <table:table-cell office:value-type="float" office:value="0" table:style-name="ce1">
            <text:p>0</text:p>
          </table:table-cell>
          <table:table-cell office:value-type="float" office:value="59.023000000000003" table:style-name="ce1">
            <text:p>59.023</text:p>
          </table:table-cell>
          <table:table-cell office:value-type="float" office:value="60.023000000000003" table:style-name="ce1">
            <text:p>60.0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1" table:style-name="ce1">
            <text:p>1</text:p>
          </table:table-cell>
          <table:table-cell office:value-type="float" office:value="41340.529000000002" table:style-name="ce1">
            <text:p>41340.529</text:p>
          </table:table-cell>
          <table:table-cell office:value-type="float" office:value="41347.338000000003" table:style-name="ce1">
            <text:p>41347.338</text:p>
          </table:table-cell>
          <table:table-cell office:value-type="float" office:value="1.6E-2" table:style-name="ce13">
            <text:p>0.016</text:p>
          </table:table-cell>
          <table:table-cell office:value-type="float" office:value="2197.1999999999998" table:style-name="ce1">
            <text:p>2197.2</text:p>
          </table:table-cell>
          <table:table-cell office:value-type="float" office:value="4653.66" table:style-name="ce1">
            <text:p>4653.6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2" table:style-name="ce1">
            <text:p>2</text:p>
          </table:table-cell>
          <table:table-cell office:value-type="float" office:value="55870.012000000002" table:style-name="ce1">
            <text:p>55870.012</text:p>
          </table:table-cell>
          <table:table-cell office:value-type="float" office:value="55865.553" table:style-name="ce1">
            <text:p>55865.553</text:p>
          </table:table-cell>
          <table:table-cell office:value-type="float" office:value="7.9810256708063004E-3" table:formula="of:=([.D32]-[.E32])/[.D32] *100" table:style-name="ce13">
            <text:p>0.008</text:p>
          </table:table-cell>
          <table:table-cell office:value-type="float" office:value="40.838000000000001" table:style-name="ce1">
            <text:p>40.838</text:p>
          </table:table-cell>
          <table:table-cell office:value-type="float" office:value="40.838999999999999" table:style-name="ce1">
            <text:p>40.8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3" table:style-name="ce5">
            <text:p>3</text:p>
          </table:table-cell>
          <table:table-cell office:value-type="float" office:value="57308.981" table:style-name="ce5">
            <text:p>57308.981</text:p>
          </table:table-cell>
          <table:table-cell office:value-type="float" office:value="57305.057000000001" table:style-name="ce5">
            <text:p>57305.057</text:p>
          </table:table-cell>
          <table:table-cell office:value-type="float" office:value="7.0000000000000001E-3" table:style-name="ce5">
            <text:p>0.007</text:p>
          </table:table-cell>
          <table:table-cell office:value-type="float" office:value="258.64999999999998" table:style-name="ce5">
            <text:p>258.65</text:p>
          </table:table-cell>
          <table:table-cell office:value-type="float" office:value="258.65100000000001" table:style-name="ce5">
            <text:p>258.651</text:p>
          </table:table-cell>
          <table:table-cell office:value-type="float" office:value="35" table:style-name="ce5">
            <text:p>3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4" table:style-name="ce5">
            <text:p>4</text:p>
          </table:table-cell>
          <table:table-cell office:value-type="float" office:value="45768.449000000001" table:style-name="ce5">
            <text:p>45768.449</text:p>
          </table:table-cell>
          <table:table-cell office:value-type="float" office:value="45764.616000000002" table:style-name="ce5">
            <text:p>45764.616</text:p>
          </table:table-cell>
          <table:table-cell office:value-type="float" office:value="8.0000000000000002E-3" table:style-name="ce14">
            <text:p>0.008</text:p>
          </table:table-cell>
          <table:table-cell office:value-type="float" office:value="1343.3710000000001" table:style-name="ce5">
            <text:p>1343.371</text:p>
          </table:table-cell>
          <table:table-cell office:value-type="float" office:value="1343.3720000000001" table:style-name="ce5">
            <text:p>1343.372</text:p>
          </table:table-cell>
          <table:table-cell office:value-type="float" office:value="277" table:style-name="ce5">
            <text:p>27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5" table:style-name="ce5">
            <text:p>5</text:p>
          </table:table-cell>
          <table:table-cell office:value-type="float" office:value="27559.526999999998" table:style-name="ce5">
            <text:p>27559.527</text:p>
          </table:table-cell>
          <table:table-cell office:value-type="float" office:value="27559.31" table:style-name="ce5">
            <text:p>27559.31</text:p>
          </table:table-cell>
          <table:table-cell office:value-type="float" office:value="7.873865179069111E-4" table:formula="of:=([.D35]-[.E35])/[.D35] *100" table:style-name="ce14">
            <text:p>0.001</text:p>
          </table:table-cell>
          <table:table-cell office:value-type="float" office:value="16.579000000000001" table:style-name="ce5">
            <text:p>16.579</text:p>
          </table:table-cell>
          <table:table-cell office:value-type="float" office:value="16.579000000000001" table:style-name="ce5">
            <text:p>16.579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6" table:style-name="ce5">
            <text:p>6</text:p>
          </table:table-cell>
          <table:table-cell office:value-type="float" office:value="97726.509000000005" table:style-name="ce5">
            <text:p>97726.509</text:p>
          </table:table-cell>
          <table:table-cell office:value-type="float" office:value="97717.252999999997" table:style-name="ce5">
            <text:p>97717.253</text:p>
          </table:table-cell>
          <table:table-cell office:value-type="float" office:value="8.9999999999999993E-3" table:style-name="ce14">
            <text:p>0.009</text:p>
          </table:table-cell>
          <table:table-cell office:value-type="float" office:value="132.291" table:style-name="ce5">
            <text:p>132.291</text:p>
          </table:table-cell>
          <table:table-cell office:value-type="float" office:value="217.83699999999999" table:style-name="ce5">
            <text:p>217.837</text:p>
          </table:table-cell>
          <table:table-cell office:value-type="float" office:value="43" table:style-name="ce5">
            <text:p>43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7" table:style-name="ce5">
            <text:p>7</text:p>
          </table:table-cell>
          <table:table-cell office:value-type="float" office:value="46542.451999999997" table:style-name="ce5">
            <text:p>46542.452</text:p>
          </table:table-cell>
          <table:table-cell office:value-type="float" office:value="46540.74" table:style-name="ce5">
            <text:p>46540.74</text:p>
          </table:table-cell>
          <table:table-cell office:value-type="float" office:value="3.6783622831034653E-3" table:formula="of:=([.D37]-[.E37])/[.D37] *100" table:style-name="ce14">
            <text:p>0.004</text:p>
          </table:table-cell>
          <table:table-cell office:value-type="float" office:value="822.15800000000002" table:style-name="ce5">
            <text:p>822.158</text:p>
          </table:table-cell>
          <table:table-cell office:value-type="float" office:value="822.15800000000002" table:style-name="ce5">
            <text:p>822.158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8" table:style-name="ce5">
            <text:p>8</text:p>
          </table:table-cell>
          <table:table-cell office:value-type="float" office:value="53442.877999999997" table:style-name="ce5">
            <text:p>53442.878</text:p>
          </table:table-cell>
          <table:table-cell office:value-type="float" office:value="53437.805999999997" table:style-name="ce5">
            <text:p>53437.806</text:p>
          </table:table-cell>
          <table:table-cell office:value-type="float" office:value="9.4905068548144372E-3" table:formula="of:=([.D38]-[.E38])/[.D38] *100" table:style-name="ce14">
            <text:p>0.009</text:p>
          </table:table-cell>
          <table:table-cell office:value-type="float" office:value="48.195" table:style-name="ce5">
            <text:p>48.195</text:p>
          </table:table-cell>
          <table:table-cell office:value-type="float" office:value="419.17899999999997" table:style-name="ce5">
            <text:p>419.179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9" table:style-name="ce5">
            <text:p>9</text:p>
          </table:table-cell>
          <table:table-cell office:value-type="float" office:value="42007.989000000001" table:style-name="ce5">
            <text:p>42007.989</text:p>
          </table:table-cell>
          <table:table-cell office:value-type="float" office:value="42006.951999999997" table:style-name="ce5">
            <text:p>42006.952</text:p>
          </table:table-cell>
          <table:table-cell office:value-type="float" office:value="2E-3" table:style-name="ce14">
            <text:p>0.002</text:p>
          </table:table-cell>
          <table:table-cell office:value-type="float" office:value="19.3" table:style-name="ce5">
            <text:p>19.3</text:p>
          </table:table-cell>
          <table:table-cell office:value-type="float" office:value="19.300999999999998" table:style-name="ce5">
            <text:p>19.301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5">
            <text:p>Kartal</text:p>
          </table:table-cell>
          <table:table-cell office:value-type="string" table:style-name="ce5">
            <text:p>VTL</text:p>
          </table:table-cell>
          <table:table-cell office:value-type="float" office:value="10" table:style-name="ce5">
            <text:p>10</text:p>
          </table:table-cell>
          <table:table-cell office:value-type="float" office:value="74871.797999999995" table:style-name="ce5">
            <text:p>74871.798</text:p>
          </table:table-cell>
          <table:table-cell office:value-type="float" office:value="74871.797999999995" table:style-name="ce5">
            <text:p>74871.798</text:p>
          </table:table-cell>
          <table:table-cell office:value-type="float" office:value="0" table:style-name="ce14">
            <text:p>0.000</text:p>
          </table:table-cell>
          <table:table-cell office:value-type="float" office:value="38.89" table:style-name="ce5">
            <text:p>38.89</text:p>
          </table:table-cell>
          <table:table-cell office:value-type="float" office:value="38.89" table:style-name="ce5">
            <text:p>38.89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4"/>
        </table:table-row>
        <table:table-row table:number-rows-repeated="2" table:style-name="ro1">
          <table:table-cell table:number-columns-repeated="5" table:style-name="ce5"/>
          <table:table-cell table:style-name="ce14"/>
          <table:table-cell table:number-columns-repeated="4" table:style-name="ce5"/>
          <table:table-cell table:number-columns-repeated="16374"/>
        </table:table-row>
        <table:table-row table:number-rows-repeated="1048534" table:style-name="ro1">
          <table:table-cell table:number-columns-repeated="16384"/>
        </table:table-row>
      </table:table>
      <table:table table:name="Kartal_Model2" table:style-name="ta1">
        <table:table-column table:style-name="co8" table:default-cell-style-name="ce1"/>
        <table:table-column table:style-name="co2" table:number-columns-repeated="10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1" table:style-name="ce1">
            <text:p>1</text:p>
          </table:table-cell>
          <table:table-cell office:value-type="float" office:value="52538.248" table:style-name="ce1">
            <text:p>52538.248</text:p>
          </table:table-cell>
          <table:table-cell office:value-type="float" office:value="52533.476000000002" table:style-name="ce1">
            <text:p>52533.476</text:p>
          </table:table-cell>
          <table:table-cell office:value-type="float" office:value="451.35500000000002" table:style-name="ce1">
            <text:p>451.35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91862.804000000004" table:style-name="ce1">
            <text:p>91862.804</text:p>
          </table:table-cell>
          <table:table-cell office:value-type="float" office:value="91853.626999999993" table:style-name="ce1">
            <text:p>91853.627</text:p>
          </table:table-cell>
          <table:table-cell office:value-type="float" office:value="79.686000000000007" table:style-name="ce1">
            <text:p>79.686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office:value-type="float" office:value="57951.28" table:style-name="ce1">
            <text:p>57951.28</text:p>
          </table:table-cell>
          <table:table-cell office:value-type="float" office:value="57945.692999999999" table:style-name="ce1">
            <text:p>57945.693</text:p>
          </table:table-cell>
          <table:table-cell office:value-type="float" office:value="0.45800000000000002" table:style-name="ce1">
            <text:p>0.458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4" table:style-name="ce1">
            <text:p>4</text:p>
          </table:table-cell>
          <table:table-cell office:value-type="float" office:value="71345.422999999995" table:style-name="ce1">
            <text:p>71345.423</text:p>
          </table:table-cell>
          <table:table-cell office:value-type="float" office:value="71338.485000000001" table:style-name="ce1">
            <text:p>71338.485</text:p>
          </table:table-cell>
          <table:table-cell office:value-type="float" office:value="3.0289999999999999" table:style-name="ce1">
            <text:p>3.029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5" table:style-name="ce1">
            <text:p>5</text:p>
          </table:table-cell>
          <table:table-cell office:value-type="float" office:value="63680.338000000003" table:style-name="ce1">
            <text:p>63680.338</text:p>
          </table:table-cell>
          <table:table-cell office:value-type="float" office:value="63674.159" table:style-name="ce1">
            <text:p>63674.159</text:p>
          </table:table-cell>
          <table:table-cell office:value-type="float" office:value="628.71699999999998" table:style-name="ce1">
            <text:p>628.717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6" table:style-name="ce1">
            <text:p>6</text:p>
          </table:table-cell>
          <table:table-cell office:value-type="float" office:value="97702.273000000001" table:style-name="ce1">
            <text:p>97702.273</text:p>
          </table:table-cell>
          <table:table-cell office:value-type="float" office:value="97692.557000000001" table:style-name="ce1">
            <text:p>97692.557</text:p>
          </table:table-cell>
          <table:table-cell office:value-type="float" office:value="10.151" table:style-name="ce1">
            <text:p>10.15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7" table:style-name="ce1">
            <text:p>7</text:p>
          </table:table-cell>
          <table:table-cell office:value-type="float" office:value="60239.497000000003" table:style-name="ce1">
            <text:p>60239.497</text:p>
          </table:table-cell>
          <table:table-cell office:value-type="float" office:value="60233.735000000001" table:style-name="ce1">
            <text:p>60233.735</text:p>
          </table:table-cell>
          <table:table-cell office:value-type="float" office:value="26.224" table:style-name="ce1">
            <text:p>26.224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8" table:style-name="ce1">
            <text:p>8</text:p>
          </table:table-cell>
          <table:table-cell office:value-type="float" office:value="33090.01" table:style-name="ce1">
            <text:p>33090.01</text:p>
          </table:table-cell>
          <table:table-cell office:value-type="float" office:value="33087.046999999999" table:style-name="ce1">
            <text:p>33087.047</text:p>
          </table:table-cell>
          <table:table-cell office:value-type="float" office:value="167.39400000000001" table:style-name="ce1">
            <text:p>167.394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9" table:style-name="ce1">
            <text:p>9</text:p>
          </table:table-cell>
          <table:table-cell office:value-type="float" office:value="40818.317999999999" table:style-name="ce1">
            <text:p>40818.318</text:p>
          </table:table-cell>
          <table:table-cell office:value-type="float" office:value="40814.519999999997" table:style-name="ce1">
            <text:p>40814.52</text:p>
          </table:table-cell>
          <table:table-cell office:value-type="float" office:value="3.198" table:style-name="ce1">
            <text:p>3.198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T</text:p>
          </table:table-cell>
          <table:table-cell office:value-type="float" office:value="10" table:style-name="ce1">
            <text:p>10</text:p>
          </table:table-cell>
          <table:table-cell office:value-type="float" office:value="67350.63" table:style-name="ce1">
            <text:p>67350.63</text:p>
          </table:table-cell>
          <table:table-cell office:value-type="float" office:value="67343.937999999995" table:style-name="ce1">
            <text:p>67343.938</text:p>
          </table:table-cell>
          <table:table-cell office:value-type="float" office:value="430.63900000000001" table:style-name="ce1">
            <text:p>430.639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1" table:style-name="ce1">
            <text:p>1</text:p>
          </table:table-cell>
          <table:table-cell office:value-type="float" office:value="49880.419000000002" table:style-name="ce1">
            <text:p>49880.419</text:p>
          </table:table-cell>
          <table:table-cell office:value-type="float" office:value="49875.55" table:style-name="ce1">
            <text:p>49875.55</text:p>
          </table:table-cell>
          <table:table-cell office:value-type="float" office:value="438.66" table:style-name="ce1">
            <text:p>438.66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2" table:style-name="ce1">
            <text:p>2</text:p>
          </table:table-cell>
          <table:table-cell office:value-type="float" office:value="58758.199000000001" table:style-name="ce1">
            <text:p>58758.199</text:p>
          </table:table-cell>
          <table:table-cell office:value-type="float" office:value="58752.580999999998" table:style-name="ce1">
            <text:p>58752.581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3" table:style-name="ce1">
            <text:p>3</text:p>
          </table:table-cell>
          <table:table-cell office:value-type="float" office:value="108072.11500000001" table:style-name="ce1">
            <text:p>108072.115</text:p>
          </table:table-cell>
          <table:table-cell office:value-type="float" office:value="108062.90700000001" table:style-name="ce1">
            <text:p>108062.907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4" table:style-name="ce1">
            <text:p>4</text:p>
          </table:table-cell>
          <table:table-cell office:value-type="float" office:value="46333.052000000003" table:style-name="ce1">
            <text:p>46333.052</text:p>
          </table:table-cell>
          <table:table-cell office:value-type="float" office:value="46328.428" table:style-name="ce1">
            <text:p>46328.428</text:p>
          </table:table-cell>
          <table:table-cell office:value-type="float" office:value="113.029" table:style-name="ce1">
            <text:p>113.029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5" table:style-name="ce1">
            <text:p>5</text:p>
          </table:table-cell>
          <table:table-cell office:value-type="float" office:value="117307.708" table:style-name="ce1">
            <text:p>117307.708</text:p>
          </table:table-cell>
          <table:table-cell office:value-type="float" office:value="117296.64599999999" table:style-name="ce1">
            <text:p>117296.646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6" table:style-name="ce1">
            <text:p>6</text:p>
          </table:table-cell>
          <table:table-cell office:value-type="float" office:value="36231.307000000001" table:style-name="ce1">
            <text:p>36231.307</text:p>
          </table:table-cell>
          <table:table-cell office:value-type="float" office:value="36228.635999999999" table:style-name="ce1">
            <text:p>36228.636</text:p>
          </table:table-cell>
          <table:table-cell office:value-type="float" office:value="90.216999999999999" table:style-name="ce1">
            <text:p>90.217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7" table:style-name="ce1">
            <text:p>7</text:p>
          </table:table-cell>
          <table:table-cell office:value-type="float" office:value="41193.722000000002" table:style-name="ce1">
            <text:p>41193.722</text:p>
          </table:table-cell>
          <table:table-cell office:value-type="float" office:value="41189.671999999999" table:style-name="ce1">
            <text:p>41189.672</text:p>
          </table:table-cell>
          <table:table-cell office:value-type="float" office:value="287.69499999999999" table:style-name="ce1">
            <text:p>287.69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8" table:style-name="ce1">
            <text:p>8</text:p>
          </table:table-cell>
          <table:table-cell office:value-type="float" office:value="53900" table:style-name="ce1">
            <text:p>53900</text:p>
          </table:table-cell>
          <table:table-cell office:value-type="float" office:value="53895.057000000001" table:style-name="ce1">
            <text:p>53895.057</text:p>
          </table:table-cell>
          <table:table-cell office:value-type="float" office:value="4.3419999999999996" table:style-name="ce1">
            <text:p>4.34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13"/>
          <table:table-cell table:number-columns-repeated="16373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9" table:style-name="ce1">
            <text:p>9</text:p>
          </table:table-cell>
          <table:table-cell office:value-type="float" office:value="37191.19" table:style-name="ce1">
            <text:p>37191.19</text:p>
          </table:table-cell>
          <table:table-cell office:value-type="float" office:value="37187.542999999998" table:style-name="ce1">
            <text:p>37187.543</text:p>
          </table:table-cell>
          <table:table-cell office:value-type="float" office:value="13.792999999999999" table:style-name="ce1">
            <text:p>13.793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</text:p>
          </table:table-cell>
          <table:table-cell office:value-type="float" office:value="10" table:style-name="ce1">
            <text:p>10</text:p>
          </table:table-cell>
          <table:table-cell office:value-type="float" office:value="41850.370000000003" table:style-name="ce1">
            <text:p>41850.37</text:p>
          </table:table-cell>
          <table:table-cell office:value-type="float" office:value="41846.372000000003" table:style-name="ce1">
            <text:p>41846.372</text:p>
          </table:table-cell>
          <table:table-cell office:value-type="float" office:value="19.091999999999999" table:style-name="ce1">
            <text:p>19.092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1" table:style-name="ce1">
            <text:p>1</text:p>
          </table:table-cell>
          <table:table-cell office:value-type="float" office:value="41347.338000000003" table:style-name="ce1">
            <text:p>41347.338</text:p>
          </table:table-cell>
          <table:table-cell office:value-type="float" office:value="41343.739000000001" table:style-name="ce1">
            <text:p>41343.739</text:p>
          </table:table-cell>
          <table:table-cell office:value-type="float" office:value="603.58100000000002" table:style-name="ce1">
            <text:p>603.581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2" table:style-name="ce1">
            <text:p>2</text:p>
          </table:table-cell>
          <table:table-cell office:value-type="float" office:value="55870.012000000002" table:style-name="ce1">
            <text:p>55870.012</text:p>
          </table:table-cell>
          <table:table-cell office:value-type="float" office:value="55865.633000000002" table:style-name="ce1">
            <text:p>55865.633</text:p>
          </table:table-cell>
          <table:table-cell office:value-type="float" office:value="378.01600000000002" table:style-name="ce1">
            <text:p>378.016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3" table:style-name="ce1">
            <text:p>3</text:p>
          </table:table-cell>
          <table:table-cell office:value-type="float" office:value="55094.499000000003" table:style-name="ce1">
            <text:p>55094.499</text:p>
          </table:table-cell>
          <table:table-cell office:value-type="float" office:value="55089.019" table:style-name="ce1">
            <text:p>55089.019</text:p>
          </table:table-cell>
          <table:table-cell office:value-type="float" office:value="4209.8389999999999" table:style-name="ce1">
            <text:p>4209.839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4" table:style-name="ce1">
            <text:p>4</text:p>
          </table:table-cell>
          <table:table-cell office:value-type="float" office:value="38864.883999999998" table:style-name="ce1">
            <text:p>38864.884</text:p>
          </table:table-cell>
          <table:table-cell office:value-type="float" office:value="38861.328999999998" table:style-name="ce1">
            <text:p>38861.329</text:p>
          </table:table-cell>
          <table:table-cell office:value-type="float" office:value="1906.375" table:style-name="ce1">
            <text:p>1906.375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5" table:style-name="ce1">
            <text:p>5</text:p>
          </table:table-cell>
          <table:table-cell office:value-type="float" office:value="27559.526999999998" table:style-name="ce1">
            <text:p>27559.527</text:p>
          </table:table-cell>
          <table:table-cell office:value-type="float" office:value="27556.838" table:style-name="ce1">
            <text:p>27556.838</text:p>
          </table:table-cell>
          <table:table-cell office:value-type="float" office:value="627.62" table:style-name="ce1">
            <text:p>627.62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6" table:style-name="ce1">
            <text:p>6</text:p>
          </table:table-cell>
          <table:table-cell office:value-type="float" office:value="28993.814999999999" table:style-name="ce1">
            <text:p>28993.815</text:p>
          </table:table-cell>
          <table:table-cell office:value-type="float" office:value="28993.814999999999" table:style-name="ce1">
            <text:p>28993.815</text:p>
          </table:table-cell>
          <table:table-cell office:value-type="float" office:value="814.44600000000003" table:style-name="ce1">
            <text:p>814.446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7" table:style-name="ce1">
            <text:p>7</text:p>
          </table:table-cell>
          <table:table-cell office:value-type="float" office:value="46542.451999999997" table:style-name="ce1">
            <text:p>46542.452</text:p>
          </table:table-cell>
          <table:table-cell office:value-type="float" office:value="46538.212" table:style-name="ce1">
            <text:p>46538.212</text:p>
          </table:table-cell>
          <table:table-cell office:value-type="float" office:value="549.39" table:style-name="ce1">
            <text:p>549.39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8" table:style-name="ce1">
            <text:p>8</text:p>
          </table:table-cell>
          <table:table-cell office:value-type="float" office:value="53441.072" table:style-name="ce1">
            <text:p>53441.072</text:p>
          </table:table-cell>
          <table:table-cell office:value-type="float" office:value="53436.652999999998" table:style-name="ce1">
            <text:p>53436.653</text:p>
          </table:table-cell>
          <table:table-cell office:value-type="float" office:value="579.20799999999997" table:style-name="ce1">
            <text:p>579.208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tal</text:p>
          </table:table-cell>
          <table:table-cell office:value-type="string" table:style-name="ce1">
            <text:p>VTL</text:p>
          </table:table-cell>
          <table:table-cell office:value-type="float" office:value="9" table:style-name="ce1">
            <text:p>9</text:p>
          </table:table-cell>
          <table:table-cell office:value-type="float" office:value="44154.945" table:style-name="ce1">
            <text:p>44154.945</text:p>
          </table:table-cell>
          <table:table-cell office:value-type="float" office:value="44151.019" table:style-name="ce1">
            <text:p>44151.019</text:p>
          </table:table-cell>
          <table:table-cell office:value-type="float" office:value="588.20000000000005" table:style-name="ce1">
            <text:p>588.2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Van_Model2" table:style-name="ta1">
        <table:table-column table:style-name="co2" table:number-columns-repeated="8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2633.08199999999" table:style-name="ce1">
            <text:p>142633.082</text:p>
          </table:table-cell>
          <table:table-cell office:value-type="float" office:value="142632.50200000001" table:style-name="ce1">
            <text:p>142632.50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3810.4" table:style-name="ce1">
            <text:p>143810.4</text:p>
          </table:table-cell>
          <table:table-cell office:value-type="float" office:value="143809.902" table:style-name="ce1">
            <text:p>143809.902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9490.291" table:style-name="ce1">
            <text:p>139490.291</text:p>
          </table:table-cell>
          <table:table-cell office:value-type="float" office:value="139488.53700000001" table:style-name="ce1">
            <text:p>139488.537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40652.481" table:style-name="ce1">
            <text:p>140652.481</text:p>
          </table:table-cell>
          <table:table-cell office:value-type="float" office:value="140647.736" table:style-name="ce1">
            <text:p>140647.736</text:p>
          </table:table-cell>
          <table:table-cell office:value-type="float" office:value="0.308" table:style-name="ce1">
            <text:p>0.30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40194.783" table:style-name="ce1">
            <text:p>140194.783</text:p>
          </table:table-cell>
          <table:table-cell office:value-type="float" office:value="140194.111" table:style-name="ce1">
            <text:p>140194.111</text:p>
          </table:table-cell>
          <table:table-cell office:value-type="float" office:value="0.308" table:style-name="ce1">
            <text:p>0.30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57276.55499999999" table:style-name="ce1">
            <text:p>157276.555</text:p>
          </table:table-cell>
          <table:table-cell office:value-type="float" office:value="157261.47700000001" table:style-name="ce1">
            <text:p>157261.477</text:p>
          </table:table-cell>
          <table:table-cell office:value-type="float" office:value="0.82599999999999996" table:style-name="ce1">
            <text:p>0.82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69215.26199999999" table:style-name="ce1">
            <text:p>169215.262</text:p>
          </table:table-cell>
          <table:table-cell office:value-type="float" office:value="169207.51300000001" table:style-name="ce1">
            <text:p>169207.513</text:p>
          </table:table-cell>
          <table:table-cell office:value-type="float" office:value="1.3109999999999999" table:style-name="ce1">
            <text:p>1.31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55817.133" table:style-name="ce1">
            <text:p>155817.133</text:p>
          </table:table-cell>
          <table:table-cell office:value-type="float" office:value="155804.53599999999" table:style-name="ce1">
            <text:p>155804.536</text:p>
          </table:table-cell>
          <table:table-cell office:value-type="float" office:value="0.53100000000000003" table:style-name="ce1">
            <text:p>0.53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59077.51800000001" table:style-name="ce1">
            <text:p>159077.518</text:p>
          </table:table-cell>
          <table:table-cell office:value-type="float" office:value="159070.533" table:style-name="ce1">
            <text:p>159070.533</text:p>
          </table:table-cell>
          <table:table-cell office:value-type="float" office:value="1.304" table:style-name="ce1">
            <text:p>1.30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3215.88500000001" table:style-name="ce1">
            <text:p>163215.885</text:p>
          </table:table-cell>
          <table:table-cell office:value-type="float" office:value="163204.36499999999" table:style-name="ce1">
            <text:p>163204.365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52783.03899999999" table:style-name="ce1">
            <text:p>152783.039</text:p>
          </table:table-cell>
          <table:table-cell office:value-type="float" office:value="152768.05799999999" table:style-name="ce1">
            <text:p>152768.058</text:p>
          </table:table-cell>
          <table:table-cell office:value-type="float" office:value="44.686" table:style-name="ce1">
            <text:p>44.68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68466.52299999999" table:style-name="ce1">
            <text:p>168466.523</text:p>
          </table:table-cell>
          <table:table-cell office:value-type="float" office:value="168452.39600000001" table:style-name="ce1">
            <text:p>168452.396</text:p>
          </table:table-cell>
          <table:table-cell office:value-type="float" office:value="5209.1080000000002" table:style-name="ce1">
            <text:p>5209.10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59875.185" table:style-name="ce1">
            <text:p>159875.185</text:p>
          </table:table-cell>
          <table:table-cell office:value-type="float" office:value="159867.08799999999" table:style-name="ce1">
            <text:p>159867.088</text:p>
          </table:table-cell>
          <table:table-cell office:value-type="float" office:value="8.609" table:style-name="ce1">
            <text:p>8.60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62469.647" table:style-name="ce1">
            <text:p>162469.647</text:p>
          </table:table-cell>
          <table:table-cell office:value-type="float" office:value="162454.049" table:style-name="ce1">
            <text:p>162454.049</text:p>
          </table:table-cell>
          <table:table-cell office:value-type="float" office:value="10.721" table:style-name="ce1">
            <text:p>10.72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60385.671" table:style-name="ce1">
            <text:p>160385.671</text:p>
          </table:table-cell>
          <table:table-cell office:value-type="float" office:value="160374.16899999999" table:style-name="ce1">
            <text:p>160374.169</text:p>
          </table:table-cell>
          <table:table-cell office:value-type="float" office:value="84.373999999999995" table:style-name="ce1">
            <text:p>84.37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11015.961" table:style-name="ce1">
            <text:p>111015.961</text:p>
          </table:table-cell>
          <table:table-cell office:value-type="float" office:value="111015.342" table:style-name="ce1">
            <text:p>111015.342</text:p>
          </table:table-cell>
          <table:table-cell office:value-type="float" office:value="0.129" table:style-name="ce1">
            <text:p>0.12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12810.48" table:style-name="ce1">
            <text:p>112810.48</text:p>
          </table:table-cell>
          <table:table-cell office:value-type="float" office:value="112809.68700000001" table:style-name="ce1">
            <text:p>112809.68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01100.711" table:style-name="ce1">
            <text:p>101100.711</text:p>
          </table:table-cell>
          <table:table-cell office:value-type="float" office:value="101100.25199999999" table:style-name="ce1">
            <text:p>101100.252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02262.841" table:style-name="ce1">
            <text:p>102262.841</text:p>
          </table:table-cell>
          <table:table-cell office:value-type="float" office:value="102261.9" table:style-name="ce1">
            <text:p>102261.9</text:p>
          </table:table-cell>
          <table:table-cell office:value-type="float" office:value="0.114" table:style-name="ce1">
            <text:p>0.11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01806.183" table:style-name="ce1">
            <text:p>101806.183</text:p>
          </table:table-cell>
          <table:table-cell office:value-type="float" office:value="101805.713" table:style-name="ce1">
            <text:p>101805.713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5082.6" table:style-name="ce1">
            <text:p>145082.6</text:p>
          </table:table-cell>
          <table:table-cell office:value-type="float" office:value="145080.158" table:style-name="ce1">
            <text:p>145080.15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6985.36600000001" table:style-name="ce1">
            <text:p>156985.366</text:p>
          </table:table-cell>
          <table:table-cell office:value-type="float" office:value="156983.481" table:style-name="ce1">
            <text:p>156983.481</text:p>
          </table:table-cell>
          <table:table-cell office:value-type="float" office:value="2.2370000000000001" table:style-name="ce1">
            <text:p>2.2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594.63500000001" table:style-name="ce1">
            <text:p>155594.635</text:p>
          </table:table-cell>
          <table:table-cell office:value-type="float" office:value="155592.73499999999" table:style-name="ce1">
            <text:p>155592.735</text:p>
          </table:table-cell>
          <table:table-cell office:value-type="float" office:value="3.242" table:style-name="ce1">
            <text:p>3.24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48047.19500000001" table:style-name="ce1">
            <text:p>148047.195</text:p>
          </table:table-cell>
          <table:table-cell office:value-type="float" office:value="148044.82399999999" table:style-name="ce1">
            <text:p>148044.824</text:p>
          </table:table-cell>
          <table:table-cell office:value-type="float" office:value="5.1349999999999998" table:style-name="ce1">
            <text:p>5.13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9612.11199999999" table:style-name="ce1">
            <text:p>159612.112</text:p>
          </table:table-cell>
          <table:table-cell office:value-type="float" office:value="159610.54800000001" table:style-name="ce1">
            <text:p>159610.548</text:p>
          </table:table-cell>
          <table:table-cell office:value-type="float" office:value="2.5609999999999999" table:style-name="ce1">
            <text:p>2.56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70443.054" table:style-name="ce1">
            <text:p>170443.054</text:p>
          </table:table-cell>
          <table:table-cell office:value-type="float" office:value="170432.20199999999" table:style-name="ce1">
            <text:p>170432.202</text:p>
          </table:table-cell>
          <table:table-cell office:value-type="float" office:value="22.616" table:style-name="ce1">
            <text:p>22.61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66719.36799999999" table:style-name="ce1">
            <text:p>166719.368</text:p>
          </table:table-cell>
          <table:table-cell office:value-type="float" office:value="166702.72399999999" table:style-name="ce1">
            <text:p>166702.724</text:p>
          </table:table-cell>
          <table:table-cell office:value-type="float" office:value="141.27099999999999" table:style-name="ce1">
            <text:p>141.2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7787.935" table:style-name="ce1">
            <text:p>157787.935</text:p>
          </table:table-cell>
          <table:table-cell office:value-type="float" office:value="157773.766" table:style-name="ce1">
            <text:p>157773.766</text:p>
          </table:table-cell>
          <table:table-cell office:value-type="float" office:value="110.045" table:style-name="ce1">
            <text:p>110.04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65533.84899999999" table:style-name="ce1">
            <text:p>165533.849</text:p>
          </table:table-cell>
          <table:table-cell office:value-type="float" office:value="165521.30900000001" table:style-name="ce1">
            <text:p>165521.309</text:p>
          </table:table-cell>
          <table:table-cell office:value-type="float" office:value="265.53300000000002" table:style-name="ce1">
            <text:p>265.53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65689.00599999999" table:style-name="ce1">
            <text:p>165689.006</text:p>
          </table:table-cell>
          <table:table-cell office:value-type="float" office:value="165673.40400000001" table:style-name="ce1">
            <text:p>165673.404</text:p>
          </table:table-cell>
          <table:table-cell office:value-type="float" office:value="9.32" table:style-name="ce1">
            <text:p>9.3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60261.02900000001" table:style-name="ce1">
            <text:p>160261.029</text:p>
          </table:table-cell>
          <table:table-cell office:value-type="float" office:value="160249.932" table:style-name="ce1">
            <text:p>160249.932</text:p>
          </table:table-cell>
          <table:table-cell office:value-type="float" office:value="659.69600000000003" table:style-name="ce1">
            <text:p>659.69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58191.024" table:style-name="ce1">
            <text:p>158191.024</text:p>
          </table:table-cell>
          <table:table-cell office:value-type="float" office:value="158178.59299999999" table:style-name="ce1">
            <text:p>158178.593</text:p>
          </table:table-cell>
          <table:table-cell office:value-type="float" office:value="469.31700000000001" table:style-name="ce1">
            <text:p>469.31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69671.68799999999" table:style-name="ce1">
            <text:p>169671.688</text:p>
          </table:table-cell>
          <table:table-cell office:value-type="float" office:value="169665.01800000001" table:style-name="ce1">
            <text:p>169665.018</text:p>
          </table:table-cell>
          <table:table-cell office:value-type="float" office:value="149.57499999999999" table:style-name="ce1">
            <text:p>149.57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65351.079" table:style-name="ce1">
            <text:p>165351.079</text:p>
          </table:table-cell>
          <table:table-cell office:value-type="float" office:value="165334.75099999999" table:style-name="ce1">
            <text:p>165334.751</text:p>
          </table:table-cell>
          <table:table-cell office:value-type="float" office:value="1563.759" table:style-name="ce1">
            <text:p>1563.75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68075.07699999999" table:style-name="ce1">
            <text:p>168075.077</text:p>
          </table:table-cell>
          <table:table-cell office:value-type="float" office:value="168058.72700000001" table:style-name="ce1">
            <text:p>168058.727</text:p>
          </table:table-cell>
          <table:table-cell office:value-type="float" office:value="2680.3420000000001" table:style-name="ce1">
            <text:p>2680.34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30565.751" table:style-name="ce1">
            <text:p>130565.751</text:p>
          </table:table-cell>
          <table:table-cell office:value-type="float" office:value="130564.633" table:style-name="ce1">
            <text:p>130564.633</text:p>
          </table:table-cell>
          <table:table-cell office:value-type="float" office:value="2.2709999999999999" table:style-name="ce1">
            <text:p>2.2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34712.95600000001" table:style-name="ce1">
            <text:p>134712.956</text:p>
          </table:table-cell>
          <table:table-cell office:value-type="float" office:value="134712.1" table:style-name="ce1">
            <text:p>134712.1</text:p>
          </table:table-cell>
          <table:table-cell office:value-type="float" office:value="1.895" table:style-name="ce1">
            <text:p>1.89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34699.75200000001" table:style-name="ce1">
            <text:p>134699.752</text:p>
          </table:table-cell>
          <table:table-cell office:value-type="float" office:value="134698.96400000001" table:style-name="ce1">
            <text:p>134698.964</text:p>
          </table:table-cell>
          <table:table-cell office:value-type="float" office:value="1.7889999999999999" table:style-name="ce1">
            <text:p>1.78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32004.15900000001" table:style-name="ce1">
            <text:p>132004.159</text:p>
          </table:table-cell>
          <table:table-cell office:value-type="float" office:value="132003.11600000001" table:style-name="ce1">
            <text:p>132003.116</text:p>
          </table:table-cell>
          <table:table-cell office:value-type="float" office:value="2.41" table:style-name="ce1">
            <text:p>2.4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35583.679" table:style-name="ce1">
            <text:p>135583.679</text:p>
          </table:table-cell>
          <table:table-cell office:value-type="float" office:value="135582.98000000001" table:style-name="ce1">
            <text:p>135582.98</text:p>
          </table:table-cell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61777.13" table:style-name="ce1">
            <text:p>161777.13</text:p>
          </table:table-cell>
          <table:table-cell office:value-type="float" office:value="161776.10699999999" table:style-name="ce1">
            <text:p>161776.107</text:p>
          </table:table-cell>
          <table:table-cell office:value-type="float" office:value="160.119" table:style-name="ce1">
            <text:p>160.11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63217.43700000001" table:style-name="ce1">
            <text:p>163217.437</text:p>
          </table:table-cell>
          <table:table-cell office:value-type="float" office:value="163215.99" table:style-name="ce1">
            <text:p>163215.99</text:p>
          </table:table-cell>
          <table:table-cell office:value-type="float" office:value="39.055999999999997" table:style-name="ce1">
            <text:p>39.05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53801.696" table:style-name="ce1">
            <text:p>153801.696</text:p>
          </table:table-cell>
          <table:table-cell office:value-type="float" office:value="153800.897" table:style-name="ce1">
            <text:p>153800.897</text:p>
          </table:table-cell>
          <table:table-cell office:value-type="float" office:value="182.28" table:style-name="ce1">
            <text:p>182.2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50143.79500000001" table:style-name="ce1">
            <text:p>150143.795</text:p>
          </table:table-cell>
          <table:table-cell office:value-type="float" office:value="150143.13399999999" table:style-name="ce1">
            <text:p>150143.134</text:p>
          </table:table-cell>
          <table:table-cell office:value-type="float" office:value="230.44200000000001" table:style-name="ce1">
            <text:p>230.44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63181.85800000001" table:style-name="ce1">
            <text:p>163181.858</text:p>
          </table:table-cell>
          <table:table-cell office:value-type="float" office:value="163181.34099999999" table:style-name="ce1">
            <text:p>163181.341</text:p>
          </table:table-cell>
          <table:table-cell office:value-type="float" office:value="177.05099999999999" table:style-name="ce1">
            <text:p>177.05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66099.74799999999" table:style-name="ce1">
            <text:p>166099.748</text:p>
          </table:table-cell>
          <table:table-cell office:value-type="float" office:value="166012.29300000001" table:style-name="ce1">
            <text:p>166012.293</text:p>
          </table:table-cell>
          <table:table-cell office:value-type="float" office:value="7202.442" table:style-name="ce1">
            <text:p>7202.442</text:p>
          </table:table-cell>
          <table:table-cell office:value-type="float" office:value="1E-3" table:style-name="ce1">
            <text:p>0.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73406.408" table:style-name="ce1">
            <text:p>173406.408</text:p>
          </table:table-cell>
          <table:table-cell office:value-type="float" office:value="173356.06899999999" table:style-name="ce1">
            <text:p>173356.069</text:p>
          </table:table-cell>
          <table:table-cell office:value-type="float" office:value="7201.9380000000001" table:style-name="ce1">
            <text:p>7201.93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71269.538" table:style-name="ce1">
            <text:p>171269.538</text:p>
          </table:table-cell>
          <table:table-cell office:value-type="float" office:value="171230.788" table:style-name="ce1">
            <text:p>171230.788</text:p>
          </table:table-cell>
          <table:table-cell office:value-type="float" office:value="7203.1459999999997" table:style-name="ce1">
            <text:p>7203.14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64207.39199999999" table:style-name="ce1">
            <text:p>164207.392</text:p>
          </table:table-cell>
          <table:table-cell office:value-type="float" office:value="164188.82399999999" table:style-name="ce1">
            <text:p>164188.824</text:p>
          </table:table-cell>
          <table:table-cell office:value-type="float" office:value="7204.0569999999998" table:style-name="ce1">
            <text:p>7204.05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68932.59299999999" table:style-name="ce1">
            <text:p>168932.593</text:p>
          </table:table-cell>
          <table:table-cell office:value-type="float" office:value="168873.79399999999" table:style-name="ce1">
            <text:p>168873.794</text:p>
          </table:table-cell>
          <table:table-cell office:value-type="float" office:value="7203.165" table:style-name="ce1">
            <text:p>7203.16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71335.94" table:style-name="ce1">
            <text:p>171335.94</text:p>
          </table:table-cell>
          <table:table-cell office:value-type="float" office:value="171288.481" table:style-name="ce1">
            <text:p>171288.481</text:p>
          </table:table-cell>
          <table:table-cell office:value-type="float" office:value="7201.9830000000002" table:style-name="ce1">
            <text:p>7201.98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75809.53400000001" table:style-name="ce1">
            <text:p>175809.534</text:p>
          </table:table-cell>
          <table:table-cell office:value-type="float" office:value="175742.655" table:style-name="ce1">
            <text:p>175742.655</text:p>
          </table:table-cell>
          <table:table-cell office:value-type="float" office:value="7202.7759999999998" table:style-name="ce1">
            <text:p>7202.77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73355.84400000001" table:style-name="ce1">
            <text:p>173355.844</text:p>
          </table:table-cell>
          <table:table-cell office:value-type="float" office:value="173235.274" table:style-name="ce1">
            <text:p>173235.274</text:p>
          </table:table-cell>
          <table:table-cell office:value-type="float" office:value="7202.0739999999996" table:style-name="ce1">
            <text:p>7202.074</text:p>
          </table:table-cell>
          <table:table-cell office:value-type="float" office:value="1E-3" table:style-name="ce1">
            <text:p>0.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63659.598" table:style-name="ce1">
            <text:p>163659.598</text:p>
          </table:table-cell>
          <table:table-cell office:value-type="float" office:value="163583.81400000001" table:style-name="ce1">
            <text:p>163583.814</text:p>
          </table:table-cell>
          <table:table-cell office:value-type="float" office:value="7202.9170000000004" table:style-name="ce1">
            <text:p>7202.91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61284.864" table:style-name="ce1">
            <text:p>161284.864</text:p>
          </table:table-cell>
          <table:table-cell office:value-type="float" office:value="161061.28599999999" table:style-name="ce1">
            <text:p>161061.286</text:p>
          </table:table-cell>
          <table:table-cell office:value-type="float" office:value="7201.4610000000002" table:style-name="ce1">
            <text:p>7201.461</text:p>
          </table:table-cell>
          <table:table-cell office:value-type="float" office:value="1E-3" table:style-name="ce1">
            <text:p>0.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45093.71100000001" table:style-name="ce1">
            <text:p>145093.711</text:p>
          </table:table-cell>
          <table:table-cell office:value-type="float" office:value="145092.283" table:style-name="ce1">
            <text:p>145092.283</text:p>
          </table:table-cell>
          <table:table-cell office:value-type="float" office:value="14.448" table:style-name="ce1">
            <text:p>14.44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46714.30799999999" table:style-name="ce1">
            <text:p>146714.308</text:p>
          </table:table-cell>
          <table:table-cell office:value-type="float" office:value="146711.97" table:style-name="ce1">
            <text:p>146711.97</text:p>
          </table:table-cell>
          <table:table-cell office:value-type="float" office:value="19.640999999999998" table:style-name="ce1">
            <text:p>19.64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44147.81599999999" table:style-name="ce1">
            <text:p>144147.816</text:p>
          </table:table-cell>
          <table:table-cell office:value-type="float" office:value="144144.59" table:style-name="ce1">
            <text:p>144144.59</text:p>
          </table:table-cell>
          <table:table-cell office:value-type="float" office:value="19.933" table:style-name="ce1">
            <text:p>19.93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45965.61499999999" table:style-name="ce1">
            <text:p>145965.615</text:p>
          </table:table-cell>
          <table:table-cell office:value-type="float" office:value="145962.883" table:style-name="ce1">
            <text:p>145962.883</text:p>
          </table:table-cell>
          <table:table-cell office:value-type="float" office:value="39.628999999999998" table:style-name="ce1">
            <text:p>39.62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41774.04500000001" table:style-name="ce1">
            <text:p>141774.045</text:p>
          </table:table-cell>
          <table:table-cell office:value-type="float" office:value="141772.20000000001" table:style-name="ce1">
            <text:p>141772.2</text:p>
          </table:table-cell>
          <table:table-cell office:value-type="float" office:value="16.745000000000001" table:style-name="ce1">
            <text:p>16.74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Kartal_Main_Model" table:style-name="ta1">
        <table:table-column table:style-name="co2" table:number-columns-repeated="6" table:default-cell-style-name="ce15"/>
        <table:table-column table:style-name="co9" table:default-cell-style-name="ce15"/>
        <table:table-column table:style-name="co2" table:number-columns-repeated="1017" table:default-cell-style-name="ce15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5"/>
          <table:table-cell office:value-type="string" table:style-name="ce15">
            <text:p>UB</text:p>
          </table:table-cell>
          <table:table-cell office:value-type="string" table:style-name="ce15">
            <text:p>LB</text:p>
          </table:table-cell>
          <table:table-cell office:value-type="string" table:style-name="ce15">
            <text:p>Time</text:p>
          </table:table-cell>
          <table:table-cell office:value-type="string" table:style-name="ce15">
            <text:p>Gap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1" table:style-name="ce15">
            <text:p>1</text:p>
          </table:table-cell>
          <table:table-cell office:value-type="float" office:value="14031.304" table:style-name="ce15">
            <text:p>14031.304</text:p>
          </table:table-cell>
          <table:table-cell office:value-type="float" office:value="14031.171" table:style-name="ce15">
            <text:p>14031.171</text:p>
          </table:table-cell>
          <table:table-cell office:value-type="float" office:value="0.11700000000000001" table:style-name="ce15">
            <text:p>0.117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2" table:style-name="ce15">
            <text:p>2</text:p>
          </table:table-cell>
          <table:table-cell office:value-type="float" office:value="33521.231" table:style-name="ce15">
            <text:p>33521.231</text:p>
          </table:table-cell>
          <table:table-cell office:value-type="float" office:value="33520.995999999999" table:style-name="ce15">
            <text:p>33520.996</text:p>
          </table:table-cell>
          <table:table-cell office:value-type="float" office:value="0.83299999999999996" table:style-name="ce15">
            <text:p>0.833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3" table:style-name="ce15">
            <text:p>3</text:p>
          </table:table-cell>
          <table:table-cell office:value-type="float" office:value="24921.89" table:style-name="ce15">
            <text:p>24921.89</text:p>
          </table:table-cell>
          <table:table-cell office:value-type="float" office:value="24921.89" table:style-name="ce15">
            <text:p>24921.89</text:p>
          </table:table-cell>
          <table:table-cell office:value-type="float" office:value="0.158" table:style-name="ce15">
            <text:p>0.158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4" table:style-name="ce15">
            <text:p>4</text:p>
          </table:table-cell>
          <table:table-cell office:value-type="float" office:value="14107.873" table:style-name="ce15">
            <text:p>14107.873</text:p>
          </table:table-cell>
          <table:table-cell office:value-type="float" office:value="14107.873" table:style-name="ce15">
            <text:p>14107.873</text:p>
          </table:table-cell>
          <table:table-cell office:value-type="float" office:value="0.22900000000000001" table:style-name="ce15">
            <text:p>0.229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5" table:style-name="ce15">
            <text:p>5</text:p>
          </table:table-cell>
          <table:table-cell office:value-type="float" office:value="27867.64" table:style-name="ce15">
            <text:p>27867.64</text:p>
          </table:table-cell>
          <table:table-cell office:value-type="float" office:value="27867.437999999998" table:style-name="ce15">
            <text:p>27867.438</text:p>
          </table:table-cell>
          <table:table-cell office:value-type="float" office:value="0.161" table:style-name="ce15">
            <text:p>0.161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6" table:style-name="ce15">
            <text:p>6</text:p>
          </table:table-cell>
          <table:table-cell office:value-type="float" office:value="11272.924999999999" table:style-name="ce15">
            <text:p>11272.925</text:p>
          </table:table-cell>
          <table:table-cell office:value-type="float" office:value="11272.924999999999" table:style-name="ce15">
            <text:p>11272.925</text:p>
          </table:table-cell>
          <table:table-cell office:value-type="float" office:value="0.13400000000000001" table:style-name="ce15">
            <text:p>0.134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7" table:style-name="ce15">
            <text:p>7</text:p>
          </table:table-cell>
          <table:table-cell office:value-type="float" office:value="37870.216" table:style-name="ce15">
            <text:p>37870.216</text:p>
          </table:table-cell>
          <table:table-cell office:value-type="float" office:value="37870.216" table:style-name="ce15">
            <text:p>37870.216</text:p>
          </table:table-cell>
          <table:table-cell office:value-type="float" office:value="0.13900000000000001" table:style-name="ce15">
            <text:p>0.139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8" table:style-name="ce15">
            <text:p>8</text:p>
          </table:table-cell>
          <table:table-cell office:value-type="float" office:value="21379.210999999999" table:style-name="ce15">
            <text:p>21379.211</text:p>
          </table:table-cell>
          <table:table-cell office:value-type="float" office:value="21379.210999999999" table:style-name="ce15">
            <text:p>21379.211</text:p>
          </table:table-cell>
          <table:table-cell office:value-type="float" office:value="0.109" table:style-name="ce15">
            <text:p>0.109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9" table:style-name="ce15">
            <text:p>9</text:p>
          </table:table-cell>
          <table:table-cell office:value-type="float" office:value="21457.934000000001" table:style-name="ce15">
            <text:p>21457.934</text:p>
          </table:table-cell>
          <table:table-cell office:value-type="float" office:value="21457.934000000001" table:style-name="ce15">
            <text:p>21457.934</text:p>
          </table:table-cell>
          <table:table-cell office:value-type="float" office:value="0.123" table:style-name="ce15">
            <text:p>0.123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A</text:p>
          </table:table-cell>
          <table:table-cell office:value-type="float" office:value="10" table:style-name="ce15">
            <text:p>10</text:p>
          </table:table-cell>
          <table:table-cell office:value-type="float" office:value="41481.239000000001" table:style-name="ce15">
            <text:p>41481.239</text:p>
          </table:table-cell>
          <table:table-cell office:value-type="float" office:value="41481.239000000001" table:style-name="ce15">
            <text:p>41481.239</text:p>
          </table:table-cell>
          <table:table-cell office:value-type="float" office:value="0.108" table:style-name="ce15">
            <text:p>0.108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1" table:style-name="ce15">
            <text:p>1</text:p>
          </table:table-cell>
          <table:table-cell office:value-type="float" office:value="52538.247000000003" table:style-name="ce15">
            <text:p>52538.247</text:p>
          </table:table-cell>
          <table:table-cell office:value-type="float" office:value="52412.37" table:style-name="ce15">
            <text:p>52412.37</text:p>
          </table:table-cell>
          <table:table-cell office:value-type="float" office:value="7200.0060000000003" table:style-name="ce15">
            <text:p>7200.006</text:p>
          </table:table-cell>
          <table:table-cell office:value-type="float" office:value="0.23959116869658861" table:formula="of:=([.D13]-[.E13])/[.D13] *100" table:style-name="ce16">
            <text:p>0.24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2" table:style-name="ce15">
            <text:p>2</text:p>
          </table:table-cell>
          <table:table-cell office:value-type="float" office:value="94017.392999999996" table:style-name="ce15">
            <text:p>94017.393</text:p>
          </table:table-cell>
          <table:table-cell office:value-type="float" office:value="92072.926999999996" table:style-name="ce15">
            <text:p>92072.927</text:p>
          </table:table-cell>
          <table:table-cell office:value-type="float" office:value="7200.0029999999997" table:style-name="ce15">
            <text:p>7200.003</text:p>
          </table:table-cell>
          <table:table-cell office:value-type="float" office:value="2.0681981683963522" table:formula="of:=([.D14]-[.E14])/[.D14] *100" table:style-name="ce16">
            <text:p>2.068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3" table:style-name="ce15">
            <text:p>3</text:p>
          </table:table-cell>
          <table:table-cell office:value-type="float" office:value="57949.413" table:style-name="ce15">
            <text:p>57949.413</text:p>
          </table:table-cell>
          <table:table-cell office:value-type="float" office:value="55433.913999999997" table:style-name="ce15">
            <text:p>55433.914</text:p>
          </table:table-cell>
          <table:table-cell office:value-type="float" office:value="7200.0039999999999" table:style-name="ce15">
            <text:p>7200.004</text:p>
          </table:table-cell>
          <table:table-cell office:value-type="float" office:value="4.3408532887123519" table:formula="of:=([.D15]-[.E15])/[.D15] *100" table:style-name="ce16">
            <text:p>4.341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4" table:style-name="ce15">
            <text:p>4</text:p>
          </table:table-cell>
          <table:table-cell office:value-type="float" office:value="71345.414000000004" table:style-name="ce15">
            <text:p>71345.414</text:p>
          </table:table-cell>
          <table:table-cell office:value-type="float" office:value="63263.106" table:style-name="ce15">
            <text:p>63263.106</text:p>
          </table:table-cell>
          <table:table-cell office:value-type="float" office:value="7200.0060000000003" table:style-name="ce15">
            <text:p>7200.006</text:p>
          </table:table-cell>
          <table:table-cell office:value-type="float" office:value="11.328419791635106" table:formula="of:=([.D16]-[.E16])/[.D16] *100" table:style-name="ce16">
            <text:p>11.328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5" table:style-name="ce15">
            <text:p>5</text:p>
          </table:table-cell>
          <table:table-cell office:value-type="float" office:value="32889.222000000002" table:style-name="ce15">
            <text:p>32889.222</text:p>
          </table:table-cell>
          <table:table-cell office:value-type="float" office:value="31772.587" table:style-name="ce15">
            <text:p>31772.587</text:p>
          </table:table-cell>
          <table:table-cell office:value-type="float" office:value="7200.0029999999997" table:style-name="ce15">
            <text:p>7200.003</text:p>
          </table:table-cell>
          <table:table-cell office:value-type="float" office:value="3.3951395992279845" table:formula="of:=([.D17]-[.E17])/[.D17] *100" table:style-name="ce16">
            <text:p>3.395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6" table:style-name="ce15">
            <text:p>6</text:p>
          </table:table-cell>
          <table:table-cell office:value-type="float" office:value="97702.273000000001" table:style-name="ce15">
            <text:p>97702.273</text:p>
          </table:table-cell>
          <table:table-cell office:value-type="float" office:value="88542.983999999997" table:style-name="ce15">
            <text:p>88542.984</text:p>
          </table:table-cell>
          <table:table-cell office:value-type="float" office:value="7200.0060000000003" table:style-name="ce15">
            <text:p>7200.006</text:p>
          </table:table-cell>
          <table:table-cell office:value-type="float" office:value="9.3746938722705089" table:formula="of:=([.D18]-[.E18])/[.D18] *100" table:style-name="ce16">
            <text:p>9.375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7" table:style-name="ce15">
            <text:p>7</text:p>
          </table:table-cell>
          <table:table-cell office:value-type="float" office:value="69758.775999999998" table:style-name="ce15">
            <text:p>69758.776</text:p>
          </table:table-cell>
          <table:table-cell office:value-type="float" office:value="65439.826999999997" table:style-name="ce15">
            <text:p>65439.827</text:p>
          </table:table-cell>
          <table:table-cell office:value-type="float" office:value="7200.0039999999999" table:style-name="ce15">
            <text:p>7200.004</text:p>
          </table:table-cell>
          <table:table-cell office:value-type="float" office:value="6.1912625875201712" table:formula="of:=([.D19]-[.E19])/[.D19] *100" table:style-name="ce16">
            <text:p>6.191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8" table:style-name="ce17">
            <text:p>8</text:p>
          </table:table-cell>
          <table:table-cell office:value-type="float" office:value="52495.803" table:style-name="ce18">
            <text:p>52495.80</text:p>
          </table:table-cell>
          <table:table-cell office:value-type="float" office:value="49213.39" table:style-name="ce19">
            <text:p>49213.39</text:p>
          </table:table-cell>
          <table:table-cell office:value-type="float" office:value="7200.0029999999997" table:style-name="ce19">
            <text:p>7200.00</text:p>
          </table:table-cell>
          <table:table-cell office:value-type="float" office:value="6.2527150980050736" table:formula="of:=([.D20]-[.E20])/[.D20] *100" table:style-name="ce16">
            <text:p>6.253</text:p>
          </table:table-cell>
          <table:table-cell table:style-name="ce17"/>
          <table:table-cell table:style-name="ce18"/>
          <table:table-cell table:number-columns-repeated="2" table:style-name="ce19"/>
          <table:table-cell table:style-name="ce20"/>
          <table:table-cell table:style-name="ce17"/>
          <table:table-cell table:number-columns-repeated="16371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9" table:style-name="ce15">
            <text:p>9</text:p>
          </table:table-cell>
          <table:table-cell office:value-type="float" office:value="47349.330999999998" table:style-name="ce15">
            <text:p>47349.331</text:p>
          </table:table-cell>
          <table:table-cell office:value-type="float" office:value="43804.074000000001" table:style-name="ce15">
            <text:p>43804.074</text:p>
          </table:table-cell>
          <table:table-cell office:value-type="float" office:value="7200.0039999999999" table:style-name="ce15">
            <text:p>7200.004</text:p>
          </table:table-cell>
          <table:table-cell office:value-type="float" office:value="7.4874489778957969" table:formula="of:=([.D21]-[.E21])/[.D21] *100" table:style-name="ce16">
            <text:p>7.487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T</text:p>
          </table:table-cell>
          <table:table-cell office:value-type="float" office:value="10" table:style-name="ce15">
            <text:p>10</text:p>
          </table:table-cell>
          <table:table-cell office:value-type="float" office:value="67350.63" table:style-name="ce15">
            <text:p>67350.63</text:p>
          </table:table-cell>
          <table:table-cell office:value-type="float" office:value="66813.95" table:style-name="ce15">
            <text:p>66813.95</text:p>
          </table:table-cell>
          <table:table-cell office:value-type="float" office:value="7200.0060000000003" table:style-name="ce15">
            <text:p>7200.006</text:p>
          </table:table-cell>
          <table:table-cell office:value-type="float" office:value="0.79684481050883649" table:formula="of:=([.D22]-[.E22])/[.D22] *100" table:style-name="ce16">
            <text:p>0.797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1" table:style-name="ce15">
            <text:p>1</text:p>
          </table:table-cell>
          <table:table-cell office:value-type="float" office:value="32690.54" table:style-name="ce15">
            <text:p>32690.54</text:p>
          </table:table-cell>
          <table:table-cell office:value-type="float" office:value="30210.572" table:style-name="ce15">
            <text:p>30210.572</text:p>
          </table:table-cell>
          <table:table-cell office:value-type="float" office:value="7200.0029999999997" table:style-name="ce15">
            <text:p>7200.003</text:p>
          </table:table-cell>
          <table:table-cell office:value-type="float" office:value="7.5861946605960036" table:formula="of:=([.D23]-[.E23])/[.D23] *100" table:style-name="ce16">
            <text:p>7.586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2" table:style-name="ce15">
            <text:p>2</text:p>
          </table:table-cell>
          <table:table-cell office:value-type="float" office:value="58758.199000000001" table:style-name="ce15">
            <text:p>58758.199</text:p>
          </table:table-cell>
          <table:table-cell office:value-type="float" office:value="54544.332000000002" table:style-name="ce15">
            <text:p>54544.332</text:p>
          </table:table-cell>
          <table:table-cell office:value-type="float" office:value="7200.0039999999999" table:style-name="ce15">
            <text:p>7200.004</text:p>
          </table:table-cell>
          <table:table-cell office:value-type="float" office:value="7.1715387328328397" table:formula="of:=([.D24]-[.E24])/[.D24] *100" table:style-name="ce16">
            <text:p>7.172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3" table:style-name="ce15">
            <text:p>3</text:p>
          </table:table-cell>
          <table:table-cell office:value-type="float" office:value="108071.59299999999" table:style-name="ce15">
            <text:p>108071.593</text:p>
          </table:table-cell>
          <table:table-cell office:value-type="float" office:value="103984.40700000001" table:style-name="ce15">
            <text:p>103984.407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3.7819244507666201" table:formula="of:=([.D25]-[.E25])/[.D25] *100" table:style-name="ce16">
            <text:p>3.782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4" table:style-name="ce15">
            <text:p>4</text:p>
          </table:table-cell>
          <table:table-cell office:value-type="float" office:value="81271.077000000005" table:style-name="ce15">
            <text:p>81271.077</text:p>
          </table:table-cell>
          <table:table-cell office:value-type="float" office:value="79932.013000000006" table:style-name="ce15">
            <text:p>79932.013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1.6476513532606418" table:formula="of:=([.D26]-[.E26])/[.D26] *100" table:style-name="ce16">
            <text:p>1.648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5" table:style-name="ce15">
            <text:p>5</text:p>
          </table:table-cell>
          <table:table-cell office:value-type="float" office:value="117299.72" table:style-name="ce15">
            <text:p>117299.72</text:p>
          </table:table-cell>
          <table:table-cell office:value-type="float" office:value="112925.226" table:style-name="ce15">
            <text:p>112925.226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3.7293303001916849" table:formula="of:=([.D27]-[.E27])/[.D27] *100" table:style-name="ce16">
            <text:p>3.729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6" table:style-name="ce15">
            <text:p>6</text:p>
          </table:table-cell>
          <table:table-cell office:value-type="float" office:value="36238.135999999999" table:style-name="ce15">
            <text:p>36238.136</text:p>
          </table:table-cell>
          <table:table-cell office:value-type="float" office:value="35791.171999999999" table:style-name="ce15">
            <text:p>35791.172</text:p>
          </table:table-cell>
          <table:table-cell office:value-type="float" office:value="7200.0060000000003" table:style-name="ce15">
            <text:p>7200.006</text:p>
          </table:table-cell>
          <table:table-cell office:value-type="float" office:value="1.2334078110419364" table:formula="of:=([.D28]-[.E28])/[.D28] *100" table:style-name="ce16">
            <text:p>1.233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7" table:style-name="ce15">
            <text:p>7</text:p>
          </table:table-cell>
          <table:table-cell office:value-type="float" office:value="104849.432" table:style-name="ce15">
            <text:p>104849.432</text:p>
          </table:table-cell>
          <table:table-cell office:value-type="float" office:value="102241.727" table:style-name="ce15">
            <text:p>102241.727</text:p>
          </table:table-cell>
          <table:table-cell office:value-type="float" office:value="7200.0060000000003" table:style-name="ce15">
            <text:p>7200.006</text:p>
          </table:table-cell>
          <table:table-cell office:value-type="float" office:value="2.4870950183115936" table:formula="of:=([.D29]-[.E29])/[.D29] *100" table:style-name="ce16">
            <text:p>2.487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8" table:style-name="ce15">
            <text:p>8</text:p>
          </table:table-cell>
          <table:table-cell office:value-type="float" office:value="83575.236999999994" table:style-name="ce15">
            <text:p>83575.237</text:p>
          </table:table-cell>
          <table:table-cell office:value-type="float" office:value="83075.129000000001" table:style-name="ce15">
            <text:p>83075.129</text:p>
          </table:table-cell>
          <table:table-cell office:value-type="float" office:value="7200.0029999999997" table:style-name="ce15">
            <text:p>7200.003</text:p>
          </table:table-cell>
          <table:table-cell office:value-type="float" office:value="0.59839255974828165" table:formula="of:=([.D30]-[.E30])/[.D30] *100" table:style-name="ce16">
            <text:p>0.598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9" table:style-name="ce15">
            <text:p>9</text:p>
          </table:table-cell>
          <table:table-cell office:value-type="float" office:value="102261.86" table:style-name="ce15">
            <text:p>102261.86</text:p>
          </table:table-cell>
          <table:table-cell office:value-type="float" office:value="94445.440000000002" table:style-name="ce15">
            <text:p>94445.44</text:p>
          </table:table-cell>
          <table:table-cell office:value-type="float" office:value="7200.0039999999999" table:style-name="ce15">
            <text:p>7200.004</text:p>
          </table:table-cell>
          <table:table-cell office:value-type="float" office:value="7.6435339627110226" table:formula="of:=([.D31]-[.E31])/[.D31] *100" table:style-name="ce16">
            <text:p>7.644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</text:p>
          </table:table-cell>
          <table:table-cell office:value-type="float" office:value="10" table:style-name="ce15">
            <text:p>10</text:p>
          </table:table-cell>
          <table:table-cell office:value-type="float" office:value="86892.096000000005" table:style-name="ce15">
            <text:p>86892.096</text:p>
          </table:table-cell>
          <table:table-cell office:value-type="float" office:value="84750.240999999995" table:style-name="ce15">
            <text:p>84750.241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2.4649595286549539" table:formula="of:=([.D32]-[.E32])/[.D32] *100" table:style-name="ce16">
            <text:p>2.465</text:p>
          </table:table-cell>
          <table:table-cell table:number-columns-repeated="1017" table:style-name="ce15"/>
          <table:table-cell table:number-columns-repeated="15360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1" table:style-name="ce15">
            <text:p>1</text:p>
          </table:table-cell>
          <table:table-cell office:value-type="float" office:value="41352.546999999999" table:style-name="ce15">
            <text:p>41352.547</text:p>
          </table:table-cell>
          <table:table-cell office:value-type="float" office:value="37283.300999999999" table:style-name="ce15">
            <text:p>37283.301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9.8403757330836221" table:formula="of:=([.D33]-[.E33])/[.D33] *100" table:style-name="ce16">
            <text:p>9.84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2" table:style-name="ce15">
            <text:p>2</text:p>
          </table:table-cell>
          <table:table-cell office:value-type="float" office:value="55870.012000000002" table:style-name="ce15">
            <text:p>55870.012</text:p>
          </table:table-cell>
          <table:table-cell office:value-type="float" office:value="54534.756000000001" table:style-name="ce15">
            <text:p>54534.756</text:p>
          </table:table-cell>
          <table:table-cell office:value-type="float" office:value="7200.0039999999999" table:style-name="ce15">
            <text:p>7200.004</text:p>
          </table:table-cell>
          <table:table-cell office:value-type="float" office:value="2.3899332615142472" table:formula="of:=([.D34]-[.E34])/[.D34] *100" table:style-name="ce16">
            <text:p>2.39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3" table:style-name="ce15">
            <text:p>3</text:p>
          </table:table-cell>
          <table:table-cell office:value-type="float" office:value="57308.103999999999" table:style-name="ce15">
            <text:p>57308.104</text:p>
          </table:table-cell>
          <table:table-cell office:value-type="float" office:value="54867.711000000003" table:style-name="ce15">
            <text:p>54867.711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4.2583733009209244" table:formula="of:=([.D35]-[.E35])/[.D35] *100" table:style-name="ce16">
            <text:p>4.258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4" table:style-name="ce15">
            <text:p>4</text:p>
          </table:table-cell>
          <table:table-cell office:value-type="float" office:value="45769.027000000002" table:style-name="ce15">
            <text:p>45769.027</text:p>
          </table:table-cell>
          <table:table-cell office:value-type="float" office:value="41953.535000000003" table:style-name="ce15">
            <text:p>41953.535</text:p>
          </table:table-cell>
          <table:table-cell office:value-type="float" office:value="7200.0039999999999" table:style-name="ce15">
            <text:p>7200.004</text:p>
          </table:table-cell>
          <table:table-cell office:value-type="float" office:value="8.3364061901512532" table:formula="of:=([.D36]-[.E36])/[.D36] *100" table:style-name="ce16">
            <text:p>8.336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5" table:style-name="ce15">
            <text:p>5</text:p>
          </table:table-cell>
          <table:table-cell office:value-type="float" office:value="27559.526999999998" table:style-name="ce15">
            <text:p>27559.527</text:p>
          </table:table-cell>
          <table:table-cell office:value-type="float" office:value="26799.91" table:style-name="ce15">
            <text:p>26799.91</text:p>
          </table:table-cell>
          <table:table-cell office:value-type="float" office:value="7200.0060000000003" table:style-name="ce15">
            <text:p>7200.006</text:p>
          </table:table-cell>
          <table:table-cell office:value-type="float" office:value="2.7562773483013636" table:formula="of:=([.D37]-[.E37])/[.D37] *100" table:style-name="ce16">
            <text:p>2.756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6" table:style-name="ce15">
            <text:p>6</text:p>
          </table:table-cell>
          <table:table-cell office:value-type="float" office:value="97726.129000000001" table:style-name="ce15">
            <text:p>97726.129</text:p>
          </table:table-cell>
          <table:table-cell office:value-type="float" office:value="94801.911999999997" table:style-name="ce15">
            <text:p>94801.912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2.9922570656615326" table:formula="of:=([.D38]-[.E38])/[.D38] *100" table:style-name="ce16">
            <text:p>2.992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7" table:style-name="ce15">
            <text:p>7</text:p>
          </table:table-cell>
          <table:table-cell office:value-type="float" office:value="46543.118999999999" table:style-name="ce15">
            <text:p>46543.119</text:p>
          </table:table-cell>
          <table:table-cell office:value-type="float" office:value="43833.928999999996" table:style-name="ce15">
            <text:p>43833.929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5.8208174660576626" table:formula="of:=([.D39]-[.E39])/[.D39] *100" table:style-name="ce16">
            <text:p>5.821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8" table:style-name="ce15">
            <text:p>8</text:p>
          </table:table-cell>
          <table:table-cell office:value-type="float" office:value="53445.427000000003" table:style-name="ce15">
            <text:p>53445.427</text:p>
          </table:table-cell>
          <table:table-cell office:value-type="float" office:value="47922.12" table:style-name="ce15">
            <text:p>47922.12</text:p>
          </table:table-cell>
          <table:table-cell office:value-type="float" office:value="7200.0029999999997" table:style-name="ce15">
            <text:p>7200.003</text:p>
          </table:table-cell>
          <table:table-cell office:value-type="float" office:value="10.334480066928831" table:formula="of:=([.D40]-[.E40])/[.D40] *100" table:style-name="ce16">
            <text:p>10.334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9" table:style-name="ce15">
            <text:p>9</text:p>
          </table:table-cell>
          <table:table-cell office:value-type="float" office:value="42007.989000000001" table:style-name="ce15">
            <text:p>42007.989</text:p>
          </table:table-cell>
          <table:table-cell office:value-type="float" office:value="41110.803" table:style-name="ce15">
            <text:p>41110.803</text:p>
          </table:table-cell>
          <table:table-cell office:value-type="float" office:value="7200.0029999999997" table:style-name="ce15">
            <text:p>7200.003</text:p>
          </table:table-cell>
          <table:table-cell office:value-type="float" office:value="2.1357508925266608" table:formula="of:=([.D41]-[.E41])/[.D41] *100" table:style-name="ce16">
            <text:p>2.136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Kartal</text:p>
          </table:table-cell>
          <table:table-cell office:value-type="string" table:style-name="ce15">
            <text:p>VTL</text:p>
          </table:table-cell>
          <table:table-cell office:value-type="float" office:value="10" table:style-name="ce15">
            <text:p>10</text:p>
          </table:table-cell>
          <table:table-cell office:value-type="float" office:value="74876.331000000006" table:style-name="ce15">
            <text:p>74876.331</text:p>
          </table:table-cell>
          <table:table-cell office:value-type="float" office:value="72688.005999999994" table:style-name="ce15">
            <text:p>72688.006</text:p>
          </table:table-cell>
          <table:table-cell office:value-type="float" office:value="7200.0050000000001" table:style-name="ce15">
            <text:p>7200.005</text:p>
          </table:table-cell>
          <table:table-cell office:value-type="float" office:value="2.9225857768057728" table:formula="of:=([.D42]-[.E42])/[.D42] *100" table:style-name="ce16">
            <text:p>2.923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Van_Main_Model" table:style-name="ta1">
        <table:table-column table:style-name="co1" table:default-cell-style-name="ce22"/>
        <table:table-column table:style-name="co2" table:number-columns-repeated="1023" table:default-cell-style-name="ce22"/>
        <table:table-column table:style-name="co3" table:number-columns-repeated="15360" table:default-cell-style-name="ce1"/>
        <table:table-row table:style-name="ro1">
          <table:table-cell table:number-columns-spanned="1" table:number-rows-spanned="2" table:style-name="ce48"/>
          <table:table-cell table:number-columns-repeated="3" table:style-name="ce21"/>
          <table:table-cell office:value-type="string" table:number-columns-spanned="4" table:number-rows-spanned="1" table:style-name="ce49">
            <text:p>Reformulated Model</text:p>
          </table:table-cell>
          <table:covered-table-cell table:number-columns-repeated="3"/>
          <table:table-cell table:number-columns-repeated="1016" table:style-name="ce22"/>
          <table:table-cell table:number-columns-repeated="15360"/>
        </table:table-row>
        <table:table-row table:style-name="ro1">
          <table:covered-table-cell/>
          <table:table-cell table:number-columns-repeated="3" table:style-name="ce21"/>
          <table:table-cell office:value-type="string" table:style-name="ce23">
            <text:p>UB</text:p>
          </table:table-cell>
          <table:table-cell office:value-type="string" table:style-name="ce24">
            <text:p>LB</text:p>
          </table:table-cell>
          <table:table-cell office:value-type="string" table:style-name="ce24">
            <text:p>Time</text:p>
          </table:table-cell>
          <table:table-cell office:value-type="string" table:style-name="ce25">
            <text:p>Gap%</text:p>
          </table:table-cell>
          <table:table-cell table:number-columns-repeated="2" table:style-name="ce26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142638.737903" table:style-name="ce29">
            <text:p>142638.74</text:p>
          </table:table-cell>
          <table:table-cell office:value-type="float" office:value="142631.29089599999" table:style-name="ce30">
            <text:p>142631.29</text:p>
          </table:table-cell>
          <table:table-cell office:value-type="float" office:value="1.66312789917" table:style-name="ce30">
            <text:p>1.66</text:p>
          </table:table-cell>
          <table:table-cell office:value-type="float" office:value="5.2211593635787604E-3" table:style-name="ce31">
            <text:p>0.01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143815.65060399999" table:style-name="ce29">
            <text:p>143815.65</text:p>
          </table:table-cell>
          <table:table-cell office:value-type="float" office:value="143809.49491499999" table:style-name="ce30">
            <text:p>143809.49</text:p>
          </table:table-cell>
          <table:table-cell office:value-type="float" office:value="0.28390884399400002" table:style-name="ce30">
            <text:p>0.28</text:p>
          </table:table-cell>
          <table:table-cell office:value-type="float" office:value="4.2804468534187604E-3" table:style-name="ce31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139494.32394199999" table:style-name="ce29">
            <text:p>139494.32</text:p>
          </table:table-cell>
          <table:table-cell office:value-type="float" office:value="139487.351372" table:style-name="ce30">
            <text:p>139487.35</text:p>
          </table:table-cell>
          <table:table-cell office:value-type="float" office:value="0.26987266540499999" table:style-name="ce30">
            <text:p>0.27</text:p>
          </table:table-cell>
          <table:table-cell office:value-type="float" office:value="4.9987113034989997E-3" table:style-name="ce31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40654.744775" table:style-name="ce29">
            <text:p>140654.74</text:p>
          </table:table-cell>
          <table:table-cell office:value-type="float" office:value="140646.664907" table:style-name="ce30">
            <text:p>140646.66</text:p>
          </table:table-cell>
          <table:table-cell office:value-type="float" office:value="0.249856948853" table:style-name="ce30">
            <text:p>0.25</text:p>
          </table:table-cell>
          <table:table-cell office:value-type="float" office:value="5.7447988584325002E-3" table:style-name="ce31">
            <text:p>0.01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5" table:style-name="ce28">
            <text:p>5</text:p>
          </table:table-cell>
          <table:table-cell office:value-type="float" office:value="140200.690527" table:style-name="ce29">
            <text:p>140200.69</text:p>
          </table:table-cell>
          <table:table-cell office:value-type="float" office:value="140192.366087" table:style-name="ce30">
            <text:p>140192.37</text:p>
          </table:table-cell>
          <table:table-cell office:value-type="float" office:value="0.23986434936500001" table:style-name="ce30">
            <text:p>0.24</text:p>
          </table:table-cell>
          <table:table-cell office:value-type="float" office:value="5.9378696803153597E-3" table:style-name="ce31">
            <text:p>0.01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8">
            <text:p>6</text:p>
          </table:table-cell>
          <table:table-cell office:value-type="float" office:value="157263.57163399999" table:style-name="ce29">
            <text:p>157263.57</text:p>
          </table:table-cell>
          <table:table-cell office:value-type="float" office:value="152716.96380500001" table:style-name="ce30">
            <text:p>152716.96</text:p>
          </table:table-cell>
          <table:table-cell office:value-type="float" office:value="7200.0888404799998" table:style-name="ce30">
            <text:p>7200.09</text:p>
          </table:table-cell>
          <table:table-cell office:value-type="float" office:value="2.9771465564267099" table:style-name="ce31">
            <text:p>2.98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7" table:style-name="ce28">
            <text:p>7</text:p>
          </table:table-cell>
          <table:table-cell office:value-type="float" office:value="169210.63091199999" table:style-name="ce29">
            <text:p>169210.63</text:p>
          </table:table-cell>
          <table:table-cell office:value-type="float" office:value="165388.88701199999" table:style-name="ce30">
            <text:p>165388.89</text:p>
          </table:table-cell>
          <table:table-cell office:value-type="float" office:value="7200.0888481100001" table:style-name="ce30">
            <text:p>7200.09</text:p>
          </table:table-cell>
          <table:table-cell office:value-type="float" office:value="2.31076220962942" table:style-name="ce31">
            <text:p>2.31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8" table:style-name="ce28">
            <text:p>8</text:p>
          </table:table-cell>
          <table:table-cell office:value-type="float" office:value="155805.12460499999" table:style-name="ce29">
            <text:p>155805.12</text:p>
          </table:table-cell>
          <table:table-cell office:value-type="float" office:value="151188.58530400001" table:style-name="ce30">
            <text:p>151188.59</text:p>
          </table:table-cell>
          <table:table-cell office:value-type="float" office:value="7200.1098403899996" table:style-name="ce30">
            <text:p>7200.11</text:p>
          </table:table-cell>
          <table:table-cell office:value-type="float" office:value="3.0534972542519299" table:style-name="ce31">
            <text:p>3.05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9" table:style-name="ce28">
            <text:p>9</text:p>
          </table:table-cell>
          <table:table-cell office:value-type="float" office:value="159072.60054300001" table:style-name="ce29">
            <text:p>159072.60</text:p>
          </table:table-cell>
          <table:table-cell office:value-type="float" office:value="155027.037128" table:style-name="ce30">
            <text:p>155027.04</text:p>
          </table:table-cell>
          <table:table-cell office:value-type="float" office:value="7200.78045845" table:style-name="ce30">
            <text:p>7200.78</text:p>
          </table:table-cell>
          <table:table-cell office:value-type="float" office:value="2.60958571481937" table:style-name="ce31">
            <text:p>2.61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8">
            <text:p>10</text:p>
          </table:table-cell>
          <table:table-cell office:value-type="float" office:value="163207.43069400001" table:style-name="ce29">
            <text:p>163207.43</text:p>
          </table:table-cell>
          <table:table-cell office:value-type="float" office:value="159160.88301399999" table:style-name="ce30">
            <text:p>159160.88</text:p>
          </table:table-cell>
          <table:table-cell office:value-type="float" office:value="7200.7584705400004" table:style-name="ce30">
            <text:p>7200.76</text:p>
          </table:table-cell>
          <table:table-cell office:value-type="float" office:value="2.54242600529181" table:style-name="ce31">
            <text:p>2.54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11" table:style-name="ce28">
            <text:p>11</text:p>
          </table:table-cell>
          <table:table-cell office:value-type="float" office:value="152773.175449" table:style-name="ce29">
            <text:p>152773.18</text:p>
          </table:table-cell>
          <table:table-cell office:value-type="float" office:value="148468.380867" table:style-name="ce30">
            <text:p>148468.38</text:p>
          </table:table-cell>
          <table:table-cell office:value-type="float" office:value="7200.0718631700001" table:style-name="ce30">
            <text:p>7200.07</text:p>
          </table:table-cell>
          <table:table-cell office:value-type="float" office:value="2.8994689353124299" table:style-name="ce31">
            <text:p>2.9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12" table:style-name="ce28">
            <text:p>12</text:p>
          </table:table-cell>
          <table:table-cell office:value-type="float" office:value="168460.01876800001" table:style-name="ce29">
            <text:p>168460.02</text:p>
          </table:table-cell>
          <table:table-cell office:value-type="float" office:value="164469.59129700001" table:style-name="ce30">
            <text:p>164469.59</text:p>
          </table:table-cell>
          <table:table-cell office:value-type="float" office:value="7200.1208305399996" table:style-name="ce30">
            <text:p>7200.12</text:p>
          </table:table-cell>
          <table:table-cell office:value-type="float" office:value="2.4262402791492699" table:style-name="ce31">
            <text:p>2.43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13" table:style-name="ce28">
            <text:p>13</text:p>
          </table:table-cell>
          <table:table-cell office:value-type="float" office:value="159873.27715400001" table:style-name="ce29">
            <text:p>159873.28</text:p>
          </table:table-cell>
          <table:table-cell office:value-type="float" office:value="155736.20563099999" table:style-name="ce30">
            <text:p>155736.21</text:p>
          </table:table-cell>
          <table:table-cell office:value-type="float" office:value="7200.0578727700004" table:style-name="ce30">
            <text:p>7200.06</text:p>
          </table:table-cell>
          <table:table-cell office:value-type="float" office:value="2.65646097273126" table:style-name="ce31">
            <text:p>2.66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14" table:style-name="ce28">
            <text:p>14</text:p>
          </table:table-cell>
          <table:table-cell office:value-type="float" office:value="162461.31467200001" table:style-name="ce29">
            <text:p>162461.31</text:p>
          </table:table-cell>
          <table:table-cell office:value-type="float" office:value="158327.78262499999" table:style-name="ce30">
            <text:p>158327.78</text:p>
          </table:table-cell>
          <table:table-cell office:value-type="float" office:value="7200.11823654" table:style-name="ce30">
            <text:p>7200.12</text:p>
          </table:table-cell>
          <table:table-cell office:value-type="float" office:value="2.6107433442621399" table:style-name="ce31">
            <text:p>2.61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28">
            <text:p>15</text:p>
          </table:table-cell>
          <table:table-cell office:value-type="float" office:value="3" table:style-name="ce28">
            <text:p>3</text:p>
          </table:table-cell>
          <table:table-cell office:value-type="float" office:value="15" table:style-name="ce28">
            <text:p>15</text:p>
          </table:table-cell>
          <table:table-cell office:value-type="float" office:value="160383.726627" table:style-name="ce29">
            <text:p>160383.73</text:p>
          </table:table-cell>
          <table:table-cell office:value-type="float" office:value="155922.333576" table:style-name="ce30">
            <text:p>155922.33</text:p>
          </table:table-cell>
          <table:table-cell office:value-type="float" office:value="7200.1039218899996" table:style-name="ce30">
            <text:p>7200.10</text:p>
          </table:table-cell>
          <table:table-cell office:value-type="float" office:value="2.8612918679961998" table:style-name="ce31">
            <text:p>2.86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33">
            <text:p>15</text:p>
          </table:table-cell>
          <table:table-cell office:value-type="float" office:value="3" table:style-name="ce34">
            <text:p>3</text:p>
          </table:table-cell>
          <table:table-cell office:value-type="float" office:value="16" table:style-name="ce34">
            <text:p>16</text:p>
          </table:table-cell>
          <table:table-cell office:value-type="float" office:value="111016.01300000001" table:style-name="ce29">
            <text:p>111016.01</text:p>
          </table:table-cell>
          <table:table-cell office:value-type="float" office:value="111015.34699999999" table:style-name="ce29">
            <text:p>111015.35</text:p>
          </table:table-cell>
          <table:table-cell office:value-type="float" office:value="0.67200000000000004" table:style-name="ce29">
            <text:p>0.67</text:p>
          </table:table-cell>
          <table:table-cell office:value-type="float" office:value="0" table:style-name="ce29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33">
            <text:p>15</text:p>
          </table:table-cell>
          <table:table-cell office:value-type="float" office:value="3" table:style-name="ce34">
            <text:p>3</text:p>
          </table:table-cell>
          <table:table-cell office:value-type="float" office:value="17" table:style-name="ce34">
            <text:p>17</text:p>
          </table:table-cell>
          <table:table-cell office:value-type="float" office:value="112810.55100000001" table:style-name="ce29">
            <text:p>112810.55</text:p>
          </table:table-cell>
          <table:table-cell office:value-type="float" office:value="112809.685" table:style-name="ce29">
            <text:p>112809.69</text:p>
          </table:table-cell>
          <table:table-cell office:value-type="float" office:value="0.52700000000000002" table:style-name="ce29">
            <text:p>0.53</text:p>
          </table:table-cell>
          <table:table-cell office:value-type="float" office:value="0" table:style-name="ce29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33">
            <text:p>15</text:p>
          </table:table-cell>
          <table:table-cell office:value-type="float" office:value="3" table:style-name="ce34">
            <text:p>3</text:p>
          </table:table-cell>
          <table:table-cell office:value-type="float" office:value="18" table:style-name="ce34">
            <text:p>18</text:p>
          </table:table-cell>
          <table:table-cell office:value-type="float" office:value="101100.689" table:style-name="ce29">
            <text:p>101100.69</text:p>
          </table:table-cell>
          <table:table-cell office:value-type="float" office:value="101099.985" table:style-name="ce29">
            <text:p>101099.99</text:p>
          </table:table-cell>
          <table:table-cell office:value-type="float" office:value="0.25900000000000001" table:style-name="ce29">
            <text:p>0.26</text:p>
          </table:table-cell>
          <table:table-cell office:value-type="float" office:value="0" table:style-name="ce29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33">
            <text:p>15</text:p>
          </table:table-cell>
          <table:table-cell office:value-type="float" office:value="3" table:style-name="ce34">
            <text:p>3</text:p>
          </table:table-cell>
          <table:table-cell office:value-type="float" office:value="19" table:style-name="ce34">
            <text:p>19</text:p>
          </table:table-cell>
          <table:table-cell office:value-type="float" office:value="102262.414" table:style-name="ce29">
            <text:p>102262.41</text:p>
          </table:table-cell>
          <table:table-cell office:value-type="float" office:value="102261.921" table:style-name="ce29">
            <text:p>102261.92</text:p>
          </table:table-cell>
          <table:table-cell office:value-type="float" office:value="0.69299999999999995" table:style-name="ce29">
            <text:p>0.69</text:p>
          </table:table-cell>
          <table:table-cell office:value-type="float" office:value="0" table:style-name="ce29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15" table:style-name="ce33">
            <text:p>15</text:p>
          </table:table-cell>
          <table:table-cell office:value-type="float" office:value="3" table:style-name="ce34">
            <text:p>3</text:p>
          </table:table-cell>
          <table:table-cell office:value-type="float" office:value="20" table:style-name="ce34">
            <text:p>20</text:p>
          </table:table-cell>
          <table:table-cell office:value-type="float" office:value="101806.81600000001" table:style-name="ce29">
            <text:p>101806.82</text:p>
          </table:table-cell>
          <table:table-cell office:value-type="float" office:value="101805.883" table:style-name="ce29">
            <text:p>101805.88</text:p>
          </table:table-cell>
          <table:table-cell office:value-type="float" office:value="0.85899999999999999" table:style-name="ce29">
            <text:p>0.86</text:p>
          </table:table-cell>
          <table:table-cell office:value-type="float" office:value="0" table:style-name="ce29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145082.986748" table:style-name="ce35">
            <text:p>145082.99</text:p>
          </table:table-cell>
          <table:table-cell office:value-type="float" office:value="145076.976242" table:style-name="ce36">
            <text:p>145076.98</text:p>
          </table:table-cell>
          <table:table-cell office:value-type="float" office:value="2.1295986175500001" table:style-name="ce36">
            <text:p>2.13</text:p>
          </table:table-cell>
          <table:table-cell office:value-type="float" office:value="4.1429771668010503E-3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156988.07638000001" table:style-name="ce35">
            <text:p>156988.08</text:p>
          </table:table-cell>
          <table:table-cell office:value-type="float" office:value="156979.944044" table:style-name="ce36">
            <text:p>156979.94</text:p>
          </table:table-cell>
          <table:table-cell office:value-type="float" office:value="2.6494808196999999" table:style-name="ce36">
            <text:p>2.65</text:p>
          </table:table-cell>
          <table:table-cell office:value-type="float" office:value="5.1804936290015804E-3" table:style-name="ce37">
            <text:p>0.01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3" table:style-name="ce28">
            <text:p>3</text:p>
          </table:table-cell>
          <table:table-cell office:value-type="float" office:value="155593.48588200001" table:style-name="ce35">
            <text:p>155593.49</text:p>
          </table:table-cell>
          <table:table-cell office:value-type="float" office:value="155592.00878" table:style-name="ce36">
            <text:p>155592.01</text:p>
          </table:table-cell>
          <table:table-cell office:value-type="float" office:value="7.5797481536899998" table:style-name="ce36">
            <text:p>7.58</text:p>
          </table:table-cell>
          <table:table-cell office:value-type="float" office:value="9.4934310032138895E-4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48049.882683" table:style-name="ce35">
            <text:p>148049.88</text:p>
          </table:table-cell>
          <table:table-cell office:value-type="float" office:value="148043.38259600001" table:style-name="ce36">
            <text:p>148043.38</text:p>
          </table:table-cell>
          <table:table-cell office:value-type="float" office:value="2.2950191497799999" table:style-name="ce36">
            <text:p>2.30</text:p>
          </table:table-cell>
          <table:table-cell office:value-type="float" office:value="4.3906636595377902E-3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159615.60685499999" table:style-name="ce35">
            <text:p>159615.61</text:p>
          </table:table-cell>
          <table:table-cell office:value-type="float" office:value="159609.38682000001" table:style-name="ce36">
            <text:p>159609.39</text:p>
          </table:table-cell>
          <table:table-cell office:value-type="float" office:value="2.17775535583" table:style-name="ce36">
            <text:p>2.18</text:p>
          </table:table-cell>
          <table:table-cell office:value-type="float" office:value="3.8970358347352701E-3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6" table:style-name="ce28">
            <text:p>6</text:p>
          </table:table-cell>
          <table:table-cell office:value-type="float" office:value="170444.34597900001" table:style-name="ce35">
            <text:p>170444.35</text:p>
          </table:table-cell>
          <table:table-cell office:value-type="float" office:value="166837.14329199999" table:style-name="ce36">
            <text:p>166837.14</text:p>
          </table:table-cell>
          <table:table-cell office:value-type="float" office:value="7201.09156609" table:style-name="ce36">
            <text:p>7201.09</text:p>
          </table:table-cell>
          <table:table-cell office:value-type="float" office:value="2.1621100768230299" table:style-name="ce37">
            <text:p>2.16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office:value-type="float" office:value="166735.05885" table:style-name="ce35">
            <text:p>166735.06</text:p>
          </table:table-cell>
          <table:table-cell office:value-type="float" office:value="163136.95723900001" table:style-name="ce36">
            <text:p>163136.96</text:p>
          </table:table-cell>
          <table:table-cell office:value-type="float" office:value="7200.9573535899999" table:style-name="ce36">
            <text:p>7200.96</text:p>
          </table:table-cell>
          <table:table-cell office:value-type="float" office:value="2.2055711176031498" table:style-name="ce37">
            <text:p>2.21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8" table:style-name="ce28">
            <text:p>8</text:p>
          </table:table-cell>
          <table:table-cell office:value-type="float" office:value="157852.620433" table:style-name="ce35">
            <text:p>157852.62</text:p>
          </table:table-cell>
          <table:table-cell office:value-type="float" office:value="153696.61193300001" table:style-name="ce36">
            <text:p>153696.61</text:p>
          </table:table-cell>
          <table:table-cell office:value-type="float" office:value="7201.25218391" table:style-name="ce36">
            <text:p>7201.25</text:p>
          </table:table-cell>
          <table:table-cell office:value-type="float" office:value="2.7040339066235899" table:style-name="ce37">
            <text:p>2.70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9" table:style-name="ce28">
            <text:p>9</text:p>
          </table:table-cell>
          <table:table-cell office:value-type="float" office:value="165529.61678800001" table:style-name="ce35">
            <text:p>165529.62</text:p>
          </table:table-cell>
          <table:table-cell office:value-type="float" office:value="161425.11008499999" table:style-name="ce36">
            <text:p>161425.11</text:p>
          </table:table-cell>
          <table:table-cell office:value-type="float" office:value="7201.0123195599999" table:style-name="ce36">
            <text:p>7201.01</text:p>
          </table:table-cell>
          <table:table-cell office:value-type="float" office:value="2.5426692915611202" table:style-name="ce37">
            <text:p>2.54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0" table:style-name="ce28">
            <text:p>10</text:p>
          </table:table-cell>
          <table:table-cell office:value-type="float" office:value="165752.51168699999" table:style-name="ce35">
            <text:p>165752.51</text:p>
          </table:table-cell>
          <table:table-cell office:value-type="float" office:value="161929.705063" table:style-name="ce36">
            <text:p>161929.71</text:p>
          </table:table-cell>
          <table:table-cell office:value-type="float" office:value="7200.8544082600001" table:style-name="ce36">
            <text:p>7200.85</text:p>
          </table:table-cell>
          <table:table-cell office:value-type="float" office:value="2.3607815641439598" table:style-name="ce37">
            <text:p>2.36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1" table:style-name="ce28">
            <text:p>11</text:p>
          </table:table-cell>
          <table:table-cell office:value-type="float" office:value="160276.361576" table:style-name="ce35">
            <text:p>160276.36</text:p>
          </table:table-cell>
          <table:table-cell office:value-type="float" office:value="156403.36097899999" table:style-name="ce36">
            <text:p>156403.36</text:p>
          </table:table-cell>
          <table:table-cell office:value-type="float" office:value="7200.4286537199996" table:style-name="ce36">
            <text:p>7200.43</text:p>
          </table:table-cell>
          <table:table-cell office:value-type="float" office:value="2.4762898781440001" table:style-name="ce37">
            <text:p>2.48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2" table:style-name="ce28">
            <text:p>12</text:p>
          </table:table-cell>
          <table:table-cell office:value-type="float" office:value="158186.677879" table:style-name="ce35">
            <text:p>158186.68</text:p>
          </table:table-cell>
          <table:table-cell office:value-type="float" office:value="154002.81776899999" table:style-name="ce36">
            <text:p>154002.82</text:p>
          </table:table-cell>
          <table:table-cell office:value-type="float" office:value="7200.9483585400003" table:style-name="ce36">
            <text:p>7200.95</text:p>
          </table:table-cell>
          <table:table-cell office:value-type="float" office:value="2.7167425704351" table:style-name="ce37">
            <text:p>2.72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3" table:style-name="ce28">
            <text:p>13</text:p>
          </table:table-cell>
          <table:table-cell office:value-type="float" office:value="169682.379556" table:style-name="ce35">
            <text:p>169682.38</text:p>
          </table:table-cell>
          <table:table-cell office:value-type="float" office:value="166147.20430499999" table:style-name="ce36">
            <text:p>166147.20</text:p>
          </table:table-cell>
          <table:table-cell office:value-type="float" office:value="7201.3461265599999" table:style-name="ce36">
            <text:p>7201.35</text:p>
          </table:table-cell>
          <table:table-cell office:value-type="float" office:value="2.12773682577915" table:style-name="ce37">
            <text:p>2.13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4" table:style-name="ce28">
            <text:p>14</text:p>
          </table:table-cell>
          <table:table-cell office:value-type="float" office:value="165362.96820500001" table:style-name="ce35">
            <text:p>165362.97</text:p>
          </table:table-cell>
          <table:table-cell office:value-type="float" office:value="161384.362032" table:style-name="ce36">
            <text:p>161384.36</text:p>
          </table:table-cell>
          <table:table-cell office:value-type="float" office:value="7200.9497623400002" table:style-name="ce36">
            <text:p>7200.95</text:p>
          </table:table-cell>
          <table:table-cell office:value-type="float" office:value="2.4652984483162701" table:style-name="ce37">
            <text:p>2.47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5" table:style-name="ce28">
            <text:p>15</text:p>
          </table:table-cell>
          <table:table-cell office:value-type="float" office:value="168168.58541999999" table:style-name="ce35">
            <text:p>168168.59</text:p>
          </table:table-cell>
          <table:table-cell office:value-type="float" office:value="164576.73029499999" table:style-name="ce36">
            <text:p>164576.73</text:p>
          </table:table-cell>
          <table:table-cell office:value-type="float" office:value="7201.1527156800003" table:style-name="ce36">
            <text:p>7201.15</text:p>
          </table:table-cell>
          <table:table-cell office:value-type="float" office:value="2.1824805478646199" table:style-name="ce37">
            <text:p>2.18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6" table:style-name="ce28">
            <text:p>16</text:p>
          </table:table-cell>
          <table:table-cell office:value-type="float" office:value="130565.276" table:style-name="ce35">
            <text:p>130565.28</text:p>
          </table:table-cell>
          <table:table-cell office:value-type="float" office:value="130564.535" table:style-name="ce36">
            <text:p>130564.54</text:p>
          </table:table-cell>
          <table:table-cell office:value-type="float" office:value="1.3009999999999999" table:style-name="ce36">
            <text:p>1.30</text:p>
          </table:table-cell>
          <table:table-cell office:value-type="float" office:value="0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7" table:style-name="ce28">
            <text:p>17</text:p>
          </table:table-cell>
          <table:table-cell office:value-type="float" office:value="134712.859" table:style-name="ce35">
            <text:p>134712.86</text:p>
          </table:table-cell>
          <table:table-cell office:value-type="float" office:value="134712.10399999999" table:style-name="ce36">
            <text:p>134712.10</text:p>
          </table:table-cell>
          <table:table-cell office:value-type="float" office:value="1.2290000000000001" table:style-name="ce36">
            <text:p>1.23</text:p>
          </table:table-cell>
          <table:table-cell office:value-type="float" office:value="0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8" table:style-name="ce28">
            <text:p>18</text:p>
          </table:table-cell>
          <table:table-cell office:value-type="float" office:value="134699.36199999999" table:style-name="ce35">
            <text:p>134699.36</text:p>
          </table:table-cell>
          <table:table-cell office:value-type="float" office:value="134698.89799999999" table:style-name="ce36">
            <text:p>134698.90</text:p>
          </table:table-cell>
          <table:table-cell office:value-type="float" office:value="3.4129999999999998" table:style-name="ce36">
            <text:p>3.41</text:p>
          </table:table-cell>
          <table:table-cell office:value-type="float" office:value="0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19" table:style-name="ce28">
            <text:p>19</text:p>
          </table:table-cell>
          <table:table-cell office:value-type="float" office:value="132003.78700000001" table:style-name="ce35">
            <text:p>132003.79</text:p>
          </table:table-cell>
          <table:table-cell office:value-type="float" office:value="132003.103" table:style-name="ce36">
            <text:p>132003.10</text:p>
          </table:table-cell>
          <table:table-cell office:value-type="float" office:value="0.81599999999999995" table:style-name="ce36">
            <text:p>0.82</text:p>
          </table:table-cell>
          <table:table-cell office:value-type="float" office:value="0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30" table:style-name="ce28">
            <text:p>30</text:p>
          </table:table-cell>
          <table:table-cell office:value-type="float" office:value="5" table:style-name="ce28">
            <text:p>5</text:p>
          </table:table-cell>
          <table:table-cell office:value-type="float" office:value="20" table:style-name="ce28">
            <text:p>20</text:p>
          </table:table-cell>
          <table:table-cell office:value-type="float" office:value="135583.66500000001" table:style-name="ce35">
            <text:p>135583.67</text:p>
          </table:table-cell>
          <table:table-cell office:value-type="float" office:value="135582.913" table:style-name="ce36">
            <text:p>135582.91</text:p>
          </table:table-cell>
          <table:table-cell office:value-type="float" office:value="3.8559999999999999" table:style-name="ce36">
            <text:p>3.86</text:p>
          </table:table-cell>
          <table:table-cell office:value-type="float" office:value="0" table:style-name="ce3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" table:style-name="ce28">
            <text:p>1</text:p>
          </table:table-cell>
          <table:table-cell office:value-type="float" office:value="161777.18310900001" table:style-name="ce40">
            <text:p>161777.18</text:p>
          </table:table-cell>
          <table:table-cell office:value-type="float" office:value="161775.41213099999" table:style-name="ce41">
            <text:p>161775.41</text:p>
          </table:table-cell>
          <table:table-cell office:value-type="float" office:value="496.07087325999998" table:style-name="ce41">
            <text:p>496.07</text:p>
          </table:table-cell>
          <table:table-cell office:value-type="float" office:value="1.0947139473710299E-3" table:style-name="ce42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2" table:style-name="ce28">
            <text:p>2</text:p>
          </table:table-cell>
          <table:table-cell office:value-type="float" office:value="163284.856604" table:style-name="ce40">
            <text:p>163284.86</text:p>
          </table:table-cell>
          <table:table-cell office:value-type="float" office:value="163215.987288" table:style-name="ce41">
            <text:p>163215.99</text:p>
          </table:table-cell>
          <table:table-cell office:value-type="float" office:value="7201.1722354900003" table:style-name="ce41">
            <text:p>7201.17</text:p>
          </table:table-cell>
          <table:table-cell office:value-type="float" office:value="4.2195202286449102E-2" table:style-name="ce42">
            <text:p>0.04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3" table:style-name="ce28">
            <text:p>3</text:p>
          </table:table-cell>
          <table:table-cell office:value-type="float" office:value="153801.840715" table:style-name="ce40">
            <text:p>153801.84</text:p>
          </table:table-cell>
          <table:table-cell office:value-type="float" office:value="153800.89673000001" table:style-name="ce41">
            <text:p>153800.90</text:p>
          </table:table-cell>
          <table:table-cell office:value-type="float" office:value="779.99845695500005" table:style-name="ce41">
            <text:p>780.00</text:p>
          </table:table-cell>
          <table:table-cell office:value-type="float" office:value="6.1377080372162596E-4" table:style-name="ce42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4" table:style-name="ce28">
            <text:p>4</text:p>
          </table:table-cell>
          <table:table-cell office:value-type="float" office:value="150207.405" table:style-name="ce40">
            <text:p>150207.41</text:p>
          </table:table-cell>
          <table:table-cell office:value-type="float" office:value="150143.133" table:style-name="ce41">
            <text:p>150143.13</text:p>
          </table:table-cell>
          <table:table-cell office:value-type="float" office:value="7201.58" table:style-name="ce41">
            <text:p>7201.58</text:p>
          </table:table-cell>
          <table:table-cell office:value-type="float" office:value="4.2807152558883399E-2" table:style-name="ce42">
            <text:p>0.04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5" table:style-name="ce28">
            <text:p>5</text:p>
          </table:table-cell>
          <table:table-cell office:value-type="float" office:value="163182.08686000001" table:style-name="ce40">
            <text:p>163182.09</text:p>
          </table:table-cell>
          <table:table-cell office:value-type="float" office:value="163180.30439400001" table:style-name="ce41">
            <text:p>163180.30</text:p>
          </table:table-cell>
          <table:table-cell office:value-type="float" office:value="2779.49105263" table:style-name="ce41">
            <text:p>2779.49</text:p>
          </table:table-cell>
          <table:table-cell office:value-type="float" office:value="1.0923291304203199E-3" table:style-name="ce42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6" table:style-name="ce28">
            <text:p>6</text:p>
          </table:table-cell>
          <table:table-cell office:value-type="float" office:value="166162.395441" table:style-name="ce40">
            <text:p>166162.40</text:p>
          </table:table-cell>
          <table:table-cell office:value-type="float" office:value="163186.39024899999" table:style-name="ce41">
            <text:p>163186.39</text:p>
          </table:table-cell>
          <table:table-cell office:value-type="float" office:value="7201.6442508700002" table:style-name="ce41">
            <text:p>7201.64</text:p>
          </table:table-cell>
          <table:table-cell office:value-type="float" office:value="1.82368467582317" table:style-name="ce42">
            <text:p>1.82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7" table:style-name="ce28">
            <text:p>7</text:p>
          </table:table-cell>
          <table:table-cell office:value-type="float" office:value="173435.753016" table:style-name="ce40">
            <text:p>173435.75</text:p>
          </table:table-cell>
          <table:table-cell office:value-type="float" office:value="170810.28792800001" table:style-name="ce41">
            <text:p>170810.29</text:p>
          </table:table-cell>
          <table:table-cell office:value-type="float" office:value="7202.3205509199997" table:style-name="ce41">
            <text:p>7202.32</text:p>
          </table:table-cell>
          <table:table-cell office:value-type="float" office:value="1.53706496244927" table:style-name="ce42">
            <text:p>1.54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8" table:style-name="ce28">
            <text:p>8</text:p>
          </table:table-cell>
          <table:table-cell office:value-type="float" office:value="171395.841036" table:style-name="ce40">
            <text:p>171395.84</text:p>
          </table:table-cell>
          <table:table-cell office:value-type="float" office:value="168632.25452300001" table:style-name="ce41">
            <text:p>168632.25</text:p>
          </table:table-cell>
          <table:table-cell office:value-type="float" office:value="7202.5968685199996" table:style-name="ce41">
            <text:p>7202.60</text:p>
          </table:table-cell>
          <table:table-cell office:value-type="float" office:value="1.6388243879068001" table:style-name="ce42">
            <text:p>1.64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9" table:style-name="ce28">
            <text:p>9</text:p>
          </table:table-cell>
          <table:table-cell office:value-type="float" office:value="164363.239852" table:style-name="ce40">
            <text:p>164363.24</text:p>
          </table:table-cell>
          <table:table-cell office:value-type="float" office:value="161348.3063" table:style-name="ce41">
            <text:p>161348.31</text:p>
          </table:table-cell>
          <table:table-cell office:value-type="float" office:value="7202.31481171" table:style-name="ce41">
            <text:p>7202.31</text:p>
          </table:table-cell>
          <table:table-cell office:value-type="float" office:value="1.8685870469530901" table:style-name="ce42">
            <text:p>1.87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0" table:style-name="ce28">
            <text:p>10</text:p>
          </table:table-cell>
          <table:table-cell office:value-type="float" office:value="169090.94480100001" table:style-name="ce40">
            <text:p>169090.94</text:p>
          </table:table-cell>
          <table:table-cell office:value-type="float" office:value="166109.320982" table:style-name="ce41">
            <text:p>166109.32</text:p>
          </table:table-cell>
          <table:table-cell office:value-type="float" office:value="7201.6003551499998" table:style-name="ce41">
            <text:p>7201.60</text:p>
          </table:table-cell>
          <table:table-cell office:value-type="float" office:value="1.7949768269313999" table:style-name="ce42">
            <text:p>1.79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1" table:style-name="ce28">
            <text:p>11</text:p>
          </table:table-cell>
          <table:table-cell office:value-type="float" office:value="171590.45073400001" table:style-name="ce40">
            <text:p>171590.45</text:p>
          </table:table-cell>
          <table:table-cell office:value-type="float" office:value="164652.03865100001" table:style-name="ce41">
            <text:p>164652.04</text:p>
          </table:table-cell>
          <table:table-cell office:value-type="float" office:value="7201.2140178700001" table:style-name="ce41">
            <text:p>7201.21</text:p>
          </table:table-cell>
          <table:table-cell office:value-type="float" office:value="4.2139849222922798" table:style-name="ce42">
            <text:p>4.21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2" table:style-name="ce28">
            <text:p>12</text:p>
          </table:table-cell>
          <table:table-cell office:value-type="float" office:value="176006.91216899999" table:style-name="ce40">
            <text:p>176006.91</text:p>
          </table:table-cell>
          <table:table-cell office:value-type="float" office:value="168925.130645" table:style-name="ce41">
            <text:p>168925.13</text:p>
          </table:table-cell>
          <table:table-cell office:value-type="float" office:value="7202.7259330699999" table:style-name="ce41">
            <text:p>7202.73</text:p>
          </table:table-cell>
          <table:table-cell office:value-type="float" office:value="4.1922604984586398" table:style-name="ce42">
            <text:p>4.19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3" table:style-name="ce28">
            <text:p>13</text:p>
          </table:table-cell>
          <table:table-cell office:value-type="float" office:value="173486.654109" table:style-name="ce40">
            <text:p>173486.65</text:p>
          </table:table-cell>
          <table:table-cell office:value-type="float" office:value="166606.659969" table:style-name="ce41">
            <text:p>166606.66</text:p>
          </table:table-cell>
          <table:table-cell office:value-type="float" office:value="7201.8088893900003" table:style-name="ce41">
            <text:p>7201.81</text:p>
          </table:table-cell>
          <table:table-cell office:value-type="float" office:value="4.1294832639224204" table:style-name="ce42">
            <text:p>4.13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4" table:style-name="ce28">
            <text:p>14</text:p>
          </table:table-cell>
          <table:table-cell office:value-type="float" office:value="164269.06362199999" table:style-name="ce40">
            <text:p>164269.06</text:p>
          </table:table-cell>
          <table:table-cell office:value-type="float" office:value="157480.15739400001" table:style-name="ce41">
            <text:p>157480.16</text:p>
          </table:table-cell>
          <table:table-cell office:value-type="float" office:value="7201.4097995800003" table:style-name="ce41">
            <text:p>7201.41</text:p>
          </table:table-cell>
          <table:table-cell office:value-type="float" office:value="4.31095976810259" table:style-name="ce42">
            <text:p>4.31</text:p>
          </table:table-cell>
          <table:table-cell table:number-columns-repeated="2" table:style-name="ce38"/>
          <table:table-cell table:style-name="ce27"/>
          <table:table-cell table:number-columns-repeated="2" table:style-name="ce39"/>
          <table:table-cell table:number-columns-repeated="16371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5" table:style-name="ce28">
            <text:p>15</text:p>
          </table:table-cell>
          <table:table-cell office:value-type="float" office:value="161385.47109499999" table:style-name="ce43">
            <text:p>161385.47</text:p>
          </table:table-cell>
          <table:table-cell office:value-type="float" office:value="154271.82661799999" table:style-name="ce44">
            <text:p>154271.83</text:p>
          </table:table-cell>
          <table:table-cell office:value-type="float" office:value="7201.0841102599998" table:style-name="ce44">
            <text:p>7201.08</text:p>
          </table:table-cell>
          <table:table-cell office:value-type="float" office:value="4.6111105526833702" table:style-name="ce45">
            <text:p>4.61</text:p>
          </table:table-cell>
          <table:table-cell table:number-columns-repeated="2" table:style-name="ce32"/>
          <table:table-cell table:style-name="ce27"/>
          <table:table-cell table:number-columns-repeated="1013" table:style-name="ce22"/>
          <table:table-cell table:number-columns-repeated="15360"/>
        </table:table-row>
        <table:table-row table:style-name="ro1">
          <table:table-cell office:value-type="string" table:style-name="ce28">
            <text:p>Van</text:p>
          </table:table-cell>
          <table:table-cell office:value-type="float" office:value="60" table:style-name="ce28">
            <text:p>60</text:p>
          </table:table-cell>
          <table:table-cell office:value-type="float" office:value="9" table:style-name="ce28">
            <text:p>9</text:p>
          </table:table-cell>
          <table:table-cell office:value-type="float" office:value="16" table:style-name="ce28">
            <text:p>16</text:p>
          </table:table-cell>
          <table:table-cell office:value-type="float" office:value="145093.59099999999" table:style-name="ce46">
            <text:p>145093.591</text:p>
          </table:table-cell>
          <table:table-cell office:value-type="float" office:value="145092.337" table:style-name="ce28">
            <text:p>145092.337</text:p>
          </table:table-cell>
          <table:table-cell office:value-type="float" office:value="20.739000000000001" table:style-name="ce28">
            <text:p>20.739</text:p>
          </table:table-cell>
          <table:table-cell office:value-type="float" office:value="0" table:style-name="ce47">
            <text:p>0.0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2">
            <text:p>Van</text:p>
          </table:table-cell>
          <table:table-cell office:value-type="float" office:value="60" table:style-name="ce22">
            <text:p>60</text:p>
          </table:table-cell>
          <table:table-cell office:value-type="float" office:value="9" table:style-name="ce22">
            <text:p>9</text:p>
          </table:table-cell>
          <table:table-cell office:value-type="float" office:value="17" table:style-name="ce22">
            <text:p>17</text:p>
          </table:table-cell>
          <table:table-cell office:value-type="float" office:value="146713.573" table:style-name="ce22">
            <text:p>146713.573</text:p>
          </table:table-cell>
          <table:table-cell office:value-type="float" office:value="146712.13699999999" table:style-name="ce22">
            <text:p>146712.137</text:p>
          </table:table-cell>
          <table:table-cell office:value-type="float" office:value="32.033000000000001" table:style-name="ce22">
            <text:p>32.033</text:p>
          </table:table-cell>
          <table:table-cell office:value-type="float" office:value="0" table:style-name="ce22">
            <text:p>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2">
            <text:p>Van</text:p>
          </table:table-cell>
          <table:table-cell office:value-type="float" office:value="60" table:style-name="ce22">
            <text:p>60</text:p>
          </table:table-cell>
          <table:table-cell office:value-type="float" office:value="9" table:style-name="ce22">
            <text:p>9</text:p>
          </table:table-cell>
          <table:table-cell office:value-type="float" office:value="18" table:style-name="ce22">
            <text:p>18</text:p>
          </table:table-cell>
          <table:table-cell office:value-type="float" office:value="144145.889" table:style-name="ce22">
            <text:p>144145.889</text:p>
          </table:table-cell>
          <table:table-cell office:value-type="float" office:value="144144.614" table:style-name="ce22">
            <text:p>144144.614</text:p>
          </table:table-cell>
          <table:table-cell office:value-type="float" office:value="53.115000000000002" table:style-name="ce22">
            <text:p>53.115</text:p>
          </table:table-cell>
          <table:table-cell office:value-type="float" office:value="0" table:style-name="ce22">
            <text:p>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2">
            <text:p>Van</text:p>
          </table:table-cell>
          <table:table-cell office:value-type="float" office:value="60" table:style-name="ce22">
            <text:p>60</text:p>
          </table:table-cell>
          <table:table-cell office:value-type="float" office:value="9" table:style-name="ce22">
            <text:p>9</text:p>
          </table:table-cell>
          <table:table-cell office:value-type="float" office:value="19" table:style-name="ce22">
            <text:p>19</text:p>
          </table:table-cell>
          <table:table-cell office:value-type="float" office:value="145964.12400000001" table:style-name="ce22">
            <text:p>145964.124</text:p>
          </table:table-cell>
          <table:table-cell office:value-type="float" office:value="145962.88200000001" table:style-name="ce22">
            <text:p>145962.882</text:p>
          </table:table-cell>
          <table:table-cell office:value-type="float" office:value="13.051" table:style-name="ce22">
            <text:p>13.051</text:p>
          </table:table-cell>
          <table:table-cell office:value-type="float" office:value="0" table:style-name="ce22">
            <text:p>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style-name="ro1">
          <table:table-cell office:value-type="string" table:style-name="ce22">
            <text:p>Van</text:p>
          </table:table-cell>
          <table:table-cell office:value-type="float" office:value="60" table:style-name="ce22">
            <text:p>60</text:p>
          </table:table-cell>
          <table:table-cell office:value-type="float" office:value="9" table:style-name="ce22">
            <text:p>9</text:p>
          </table:table-cell>
          <table:table-cell office:value-type="float" office:value="20" table:style-name="ce22">
            <text:p>20</text:p>
          </table:table-cell>
          <table:table-cell office:value-type="float" office:value="141773.52799999999" table:style-name="ce22">
            <text:p>141773.528</text:p>
          </table:table-cell>
          <table:table-cell office:value-type="float" office:value="141772.198" table:style-name="ce22">
            <text:p>141772.198</text:p>
          </table:table-cell>
          <table:table-cell office:value-type="float" office:value="19.806000000000001" table:style-name="ce22">
            <text:p>19.806</text:p>
          </table:table-cell>
          <table:table-cell office:value-type="float" office:value="0" table:style-name="ce22">
            <text:p>0</text:p>
          </table:table-cell>
          <table:table-cell table:number-columns-repeated="2" table:style-name="ce32"/>
          <table:table-cell table:style-name="ce27"/>
          <table:table-cell table:number-columns-repeated="2" table:style-name="ce26"/>
          <table:table-cell table:number-columns-repeated="16371"/>
        </table:table-row>
        <table:table-row table:number-rows-repeated="1048514" table:style-name="ro1">
          <table:table-cell table:number-columns-repeated="16384"/>
        </table:table-row>
      </table:table>
      <table:table table:name="Van_15" table:style-name="ta1">
        <table:table-column table:style-name="co2" table:number-columns-repeated="15" table:default-cell-style-name="ce1"/>
        <table:table-column table:style-name="co3" table:number-columns-repeated="16369" table:default-cell-style-name="ce1"/>
        <table:table-row table:style-name="ro1">
          <table:table-cell table:style-name="ce22"/>
          <table:table-cell office:value-type="string" table:number-columns-spanned="4" table:number-rows-spanned="1" table:style-name="ce54">
            <text:p>Model</text:p>
          </table:table-cell>
          <table:covered-table-cell table:number-columns-repeated="3"/>
          <table:table-cell office:value-type="string" table:number-columns-spanned="4" table:number-rows-spanned="1" table:style-name="ce55">
            <text:p>B\&amp;P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56">
            <text:p>How much better</text:p>
          </table:table-cell>
          <table:covered-table-cell/>
          <table:table-cell table:number-columns-repeated="16372" table:style-name="ce1"/>
        </table:table-row>
        <table:table-row table:style-name="ro1">
          <table:table-cell table:style-name="ce22"/>
          <table:table-cell office:value-type="string" table:style-name="ce26">
            <text:p>UB</text:p>
          </table:table-cell>
          <table:table-cell office:value-type="string" table:style-name="ce26">
            <text:p>LB</text:p>
          </table:table-cell>
          <table:table-cell office:value-type="string" table:style-name="ce50">
            <text:p>Gap</text:p>
          </table:table-cell>
          <table:table-cell office:value-type="string" table:style-name="ce27">
            <text:p>Time</text:p>
          </table:table-cell>
          <table:table-cell office:value-type="string" table:style-name="ce26">
            <text:p>UB</text:p>
          </table:table-cell>
          <table:table-cell office:value-type="string" table:style-name="ce26">
            <text:p>LB</text:p>
          </table:table-cell>
          <table:table-cell office:value-type="string" table:style-name="ce27">
            <text:p>Gap</text:p>
          </table:table-cell>
          <table:table-cell office:value-type="string" table:style-name="ce26">
            <text:p><text:s/>Time</text:p>
          </table:table-cell>
          <table:table-cell table:style-name="ce1"/>
          <table:table-cell office:value-type="string" table:style-name="ce1">
            <text:p>UB-Gap</text:p>
          </table:table-cell>
          <table:table-cell office:value-type="string" table:style-name="ce1">
            <text:p>LB-Gap</text:p>
          </table:table-cell>
          <table:table-cell office:value-type="string" table:style-name="ce1">
            <text:p>Sanity_UB</text:p>
          </table:table-cell>
          <table:table-cell office:value-type="string" table:style-name="ce1">
            <text:p>Sanity_LB</text:p>
          </table:table-cell>
          <table:table-cell office:value-type="string" table:style-name="ce2">
            <text:p>Time to UB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A1</text:p>
          </table:table-cell>
          <table:table-cell office:value-type="float" office:value="111016.01300000001" table:style-name="ce51">
            <text:p>111016.0</text:p>
          </table:table-cell>
          <table:table-cell office:value-type="float" office:value="111015.34699999999" table:style-name="ce51">
            <text:p>111015.3</text:p>
          </table:table-cell>
          <table:table-cell office:value-type="float" office:value="0" table:style-name="ce52">
            <text:p>0.000</text:p>
          </table:table-cell>
          <table:table-cell office:value-type="float" office:value="0.67200000000000004" table:style-name="ce51">
            <text:p>0.7</text:p>
          </table:table-cell>
          <table:table-cell office:value-type="float" office:value="111015.781" table:style-name="ce26">
            <text:p>111015.8</text:p>
          </table:table-cell>
          <table:table-cell office:value-type="float" office:value="111015.71400000001" table:style-name="ce26">
            <text:p>111015.7</text:p>
          </table:table-cell>
          <table:table-cell office:value-type="float" office:value="6.0351780073014842E-5" table:formula="of:=([.F3]-[.G3])/[.F3] *100" table:style-name="ce53">
            <text:p>0.000</text:p>
          </table:table-cell>
          <table:table-cell office:value-type="float" office:value="13.977" table:style-name="ce26">
            <text:p>14.0</text:p>
          </table:table-cell>
          <table:table-cell table:style-name="ce53"/>
          <table:table-cell office:value-type="float" office:value="2.0897886145812935E-4" table:formula="of:=([.B3]-[.F3])/[.B3]* 100" table:style-name="ce1">
            <text:p>0.000208979</text:p>
          </table:table-cell>
          <table:table-cell office:value-type="float" office:value="3.3058492355378768E-4" table:formula="of:=([.G3]-[.C3])*100/[.C3]" table:style-name="ce53">
            <text:p>0.000</text:p>
          </table:table-cell>
          <table:table-cell office:value-type="boolean" office:boolean-value="true" table:formula="of:=[.F3]&gt;[.C3]" table:style-name="ce1">
            <text:p>TRUE</text:p>
          </table:table-cell>
          <table:table-cell office:value-type="boolean" office:boolean-value="true" table:formula="of:=[.B3]&gt;[.G3]" table:style-name="ce1">
            <text:p>TRUE</text:p>
          </table:table-cell>
          <table:table-cell office:value-type="float" office:value="13.976000000000001" table:style-name="ce2">
            <text:p>14.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A2</text:p>
          </table:table-cell>
          <table:table-cell office:value-type="float" office:value="112810.55100000001" table:style-name="ce51">
            <text:p>112810.6</text:p>
          </table:table-cell>
          <table:table-cell office:value-type="float" office:value="112809.685" table:style-name="ce51">
            <text:p>112809.7</text:p>
          </table:table-cell>
          <table:table-cell office:value-type="float" office:value="0" table:style-name="ce52">
            <text:p>0.000</text:p>
          </table:table-cell>
          <table:table-cell office:value-type="float" office:value="0.52700000000000002" table:style-name="ce51">
            <text:p>0.5</text:p>
          </table:table-cell>
          <table:table-cell office:value-type="float" office:value="112812.067" table:style-name="ce26">
            <text:p>112812.1</text:p>
          </table:table-cell>
          <table:table-cell office:value-type="float" office:value="112809.788" table:style-name="ce26">
            <text:p>112809.8</text:p>
          </table:table-cell>
          <table:table-cell office:value-type="float" office:value="2.0201739588682427E-3" table:formula="of:=([.F4]-[.G4])/[.F4] *100" table:style-name="ce53">
            <text:p>0.002</text:p>
          </table:table-cell>
          <table:table-cell office:value-type="float" office:value="13.69" table:style-name="ce26">
            <text:p>13.7</text:p>
          </table:table-cell>
          <table:table-cell table:style-name="ce53"/>
          <table:table-cell office:value-type="float" office:value="-1.343845931564245E-3" table:formula="of:=([.B4]-[.F4])/[.B4]* 100" table:style-name="ce1">
            <text:p>-0.001343846</text:p>
          </table:table-cell>
          <table:table-cell office:value-type="float" office:value="9.1304217366437965E-5" table:formula="of:=([.G4]-[.C4])*100/[.C4]" table:style-name="ce53">
            <text:p>0.000</text:p>
          </table:table-cell>
          <table:table-cell office:value-type="boolean" office:boolean-value="true" table:formula="of:=[.F4]&gt;[.C4]" table:style-name="ce1">
            <text:p>TRUE</text:p>
          </table:table-cell>
          <table:table-cell office:value-type="boolean" office:boolean-value="true" table:formula="of:=[.B4]&gt;[.G4]" table:style-name="ce1">
            <text:p>TRUE</text:p>
          </table:table-cell>
          <table:table-cell office:value-type="float" office:value="13.689" table:style-name="ce2">
            <text:p>13.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A3</text:p>
          </table:table-cell>
          <table:table-cell office:value-type="float" office:value="101100.689" table:style-name="ce51">
            <text:p>101100.7</text:p>
          </table:table-cell>
          <table:table-cell office:value-type="float" office:value="101099.985" table:style-name="ce51">
            <text:p>101100.0</text:p>
          </table:table-cell>
          <table:table-cell office:value-type="float" office:value="0" table:style-name="ce52">
            <text:p>0.000</text:p>
          </table:table-cell>
          <table:table-cell office:value-type="float" office:value="0.25900000000000001" table:style-name="ce51">
            <text:p>0.3</text:p>
          </table:table-cell>
          <table:table-cell office:value-type="float" office:value="101100.431" table:style-name="ce26">
            <text:p>101100.4</text:p>
          </table:table-cell>
          <table:table-cell office:value-type="float" office:value="101100.355" table:style-name="ce26">
            <text:p>101100.4</text:p>
          </table:table-cell>
          <table:table-cell office:value-type="float" office:value="7.5172775476032663E-5" table:formula="of:=([.F5]-[.G5])/[.F5] *100" table:style-name="ce53">
            <text:p>0.000</text:p>
          </table:table-cell>
          <table:table-cell office:value-type="float" office:value="13.887" table:style-name="ce26">
            <text:p>13.9</text:p>
          </table:table-cell>
          <table:table-cell table:style-name="ce53"/>
          <table:table-cell office:value-type="float" office:value="2.5519113920344282E-4" table:formula="of:=([.B5]-[.F5])/[.B5]* 100" table:style-name="ce1">
            <text:p>0.000255191</text:p>
          </table:table-cell>
          <table:table-cell office:value-type="float" office:value="3.6597433718248661E-4" table:formula="of:=([.G5]-[.C5])*100/[.C5]" table:style-name="ce53">
            <text:p>0.000</text:p>
          </table:table-cell>
          <table:table-cell office:value-type="boolean" office:boolean-value="true" table:formula="of:=[.F5]&gt;[.C5]" table:style-name="ce1">
            <text:p>TRUE</text:p>
          </table:table-cell>
          <table:table-cell office:value-type="boolean" office:boolean-value="true" table:formula="of:=[.B5]&gt;[.G5]" table:style-name="ce1">
            <text:p>TRUE</text:p>
          </table:table-cell>
          <table:table-cell office:value-type="float" office:value="13.887" table:style-name="ce2">
            <text:p>13.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A4</text:p>
          </table:table-cell>
          <table:table-cell office:value-type="float" office:value="102262.414" table:style-name="ce51">
            <text:p>102262.4</text:p>
          </table:table-cell>
          <table:table-cell office:value-type="float" office:value="102261.921" table:style-name="ce51">
            <text:p>102261.9</text:p>
          </table:table-cell>
          <table:table-cell office:value-type="float" office:value="0" table:style-name="ce52">
            <text:p>0.000</text:p>
          </table:table-cell>
          <table:table-cell office:value-type="float" office:value="0.69299999999999995" table:style-name="ce51">
            <text:p>0.7</text:p>
          </table:table-cell>
          <table:table-cell office:value-type="float" office:value="102264.746" table:style-name="ce26">
            <text:p>102264.7</text:p>
          </table:table-cell>
          <table:table-cell office:value-type="float" office:value="102262.273" table:style-name="ce26">
            <text:p>102262.3</text:p>
          </table:table-cell>
          <table:table-cell office:value-type="float" office:value="2.4182331612089833E-3" table:formula="of:=([.F6]-[.G6])/[.F6] *100" table:style-name="ce53">
            <text:p>0.002</text:p>
          </table:table-cell>
          <table:table-cell office:value-type="float" office:value="13.177" table:style-name="ce26">
            <text:p>13.2</text:p>
          </table:table-cell>
          <table:table-cell table:style-name="ce53"/>
          <table:table-cell office:value-type="float" office:value="-2.2804077361159082E-3" table:formula="of:=([.B6]-[.F6])/[.B6]* 100" table:style-name="ce1">
            <text:p>-0.002280408</text:p>
          </table:table-cell>
          <table:table-cell office:value-type="float" office:value="3.4421414790257291E-4" table:formula="of:=([.G6]-[.C6])*100/[.C6]" table:style-name="ce53">
            <text:p>0.000</text:p>
          </table:table-cell>
          <table:table-cell office:value-type="boolean" office:boolean-value="true" table:formula="of:=[.F6]&gt;[.C6]" table:style-name="ce1">
            <text:p>TRUE</text:p>
          </table:table-cell>
          <table:table-cell office:value-type="boolean" office:boolean-value="true" table:formula="of:=[.B6]&gt;[.G6]" table:style-name="ce1">
            <text:p>TRUE</text:p>
          </table:table-cell>
          <table:table-cell office:value-type="float" office:value="13.176" table:style-name="ce2">
            <text:p>13.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A5</text:p>
          </table:table-cell>
          <table:table-cell office:value-type="float" office:value="101806.81600000001" table:style-name="ce51">
            <text:p>101806.8</text:p>
          </table:table-cell>
          <table:table-cell office:value-type="float" office:value="101805.883" table:style-name="ce51">
            <text:p>101805.9</text:p>
          </table:table-cell>
          <table:table-cell office:value-type="float" office:value="0" table:style-name="ce52">
            <text:p>0.000</text:p>
          </table:table-cell>
          <table:table-cell office:value-type="float" office:value="0.85899999999999999" table:style-name="ce51">
            <text:p>0.9</text:p>
          </table:table-cell>
          <table:table-cell office:value-type="float" office:value="101808.49800000001" table:style-name="ce26">
            <text:p>101808.5</text:p>
          </table:table-cell>
          <table:table-cell office:value-type="float" office:value="101806.08500000001" table:style-name="ce26">
            <text:p>101806.1</text:p>
          </table:table-cell>
          <table:table-cell office:value-type="float" office:value="2.3701361353945772E-3" table:formula="of:=([.F7]-[.G7])/[.F7] *100" table:style-name="ce53">
            <text:p>0.002</text:p>
          </table:table-cell>
          <table:table-cell office:value-type="float" office:value="13.737" table:style-name="ce26">
            <text:p>13.7</text:p>
          </table:table-cell>
          <table:table-cell office:value-type="float" office:value="1.3888135622041702E-3" table:formula="of:=AVERAGE([.H3:.H7])" table:style-name="ce53">
            <text:p>0.001</text:p>
          </table:table-cell>
          <table:table-cell office:value-type="float" office:value="-1.6521487127155595E-3" table:formula="of:=([.B7]-[.F7])/[.B7]* 100" table:style-name="ce1">
            <text:p>-0.001652149</text:p>
          </table:table-cell>
          <table:table-cell office:value-type="float" office:value="1.9841682430550014E-4" table:formula="of:=([.G7]-[.C7])*100/[.C7]" table:style-name="ce53">
            <text:p>0.000</text:p>
          </table:table-cell>
          <table:table-cell office:value-type="boolean" office:boolean-value="true" table:formula="of:=[.F7]&gt;[.C7]" table:style-name="ce1">
            <text:p>TRUE</text:p>
          </table:table-cell>
          <table:table-cell office:value-type="boolean" office:boolean-value="true" table:formula="of:=[.B7]&gt;[.G7]" table:style-name="ce1">
            <text:p>TRUE</text:p>
          </table:table-cell>
          <table:table-cell office:value-type="float" office:value="13.736000000000001" table:style-name="ce2">
            <text:p>13.7</text:p>
          </table:table-cell>
          <table:table-cell office:value-type="float" office:value="2.660988900621571E-4" table:formula="of:=AVERAGE([.L3:.L7])" table:style-name="ce53">
            <text:p>0.000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Van15_T1</text:p>
          </table:table-cell>
          <table:table-cell office:value-type="float" office:value="142638.737903" table:style-name="ce51">
            <text:p>142638.7</text:p>
          </table:table-cell>
          <table:table-cell office:value-type="float" office:value="142631.29089599999" table:style-name="ce51">
            <text:p>142631.3</text:p>
          </table:table-cell>
          <table:table-cell office:value-type="float" office:value="5.2211593635787604E-3" table:style-name="ce52">
            <text:p>0.005</text:p>
          </table:table-cell>
          <table:table-cell office:value-type="float" office:value="1.66312789917" table:style-name="ce51">
            <text:p>1.7</text:p>
          </table:table-cell>
          <table:table-cell office:value-type="float" office:value="142633.185" table:style-name="ce26">
            <text:p>142633.2</text:p>
          </table:table-cell>
          <table:table-cell office:value-type="float" office:value="142633.06" table:style-name="ce26">
            <text:p>142633.1</text:p>
          </table:table-cell>
          <table:table-cell office:value-type="float" office:value="8.7637389573821825E-5" table:formula="of:=([.F8]-[.G8])/[.F8] *100" table:style-name="ce53">
            <text:p>0.000</text:p>
          </table:table-cell>
          <table:table-cell office:value-type="float" office:value="13.692" table:style-name="ce26">
            <text:p>13.7</text:p>
          </table:table-cell>
          <table:table-cell table:style-name="ce53"/>
          <table:table-cell office:value-type="float" office:value="3.8929838286844765E-3" table:formula="of:=([.B8]-[.F8])/[.B8]* 100" table:style-name="ce1">
            <text:p>0.003892984</text:p>
          </table:table-cell>
          <table:table-cell office:value-type="float" office:value="1.2403337226305298E-3" table:formula="of:=([.G8]-[.C8])*100/[.C8]" table:style-name="ce53">
            <text:p>0.001</text:p>
          </table:table-cell>
          <table:table-cell office:value-type="boolean" office:boolean-value="true" table:formula="of:=[.F8]&gt;[.C8]" table:style-name="ce1">
            <text:p>TRUE</text:p>
          </table:table-cell>
          <table:table-cell office:value-type="boolean" office:boolean-value="true" table:formula="of:=[.B8]&gt;[.G8]" table:style-name="ce1">
            <text:p>TRUE</text:p>
          </table:table-cell>
          <table:table-cell office:value-type="float" office:value="13.691000000000001" table:style-name="ce2">
            <text:p>13.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T2</text:p>
          </table:table-cell>
          <table:table-cell office:value-type="float" office:value="143815.65060399999" table:style-name="ce51">
            <text:p>143815.7</text:p>
          </table:table-cell>
          <table:table-cell office:value-type="float" office:value="143809.49491499999" table:style-name="ce51">
            <text:p>143809.5</text:p>
          </table:table-cell>
          <table:table-cell office:value-type="float" office:value="4.2804468534187604E-3" table:style-name="ce52">
            <text:p>0.004</text:p>
          </table:table-cell>
          <table:table-cell office:value-type="float" office:value="0.28390884399400002" table:style-name="ce51">
            <text:p>0.3</text:p>
          </table:table-cell>
          <table:table-cell office:value-type="float" office:value="143810.38699999999" table:style-name="ce26">
            <text:p>143810.4</text:p>
          </table:table-cell>
          <table:table-cell office:value-type="float" office:value="143810.351" table:style-name="ce26">
            <text:p>143810.4</text:p>
          </table:table-cell>
          <table:table-cell office:value-type="float" office:value="2.5032962321965143E-5" table:formula="of:=([.F9]-[.G9])/[.F9] *100" table:style-name="ce53">
            <text:p>0.000</text:p>
          </table:table-cell>
          <table:table-cell office:value-type="float" office:value="16.891999999999999" table:style-name="ce26">
            <text:p>16.9</text:p>
          </table:table-cell>
          <table:table-cell table:style-name="ce53"/>
          <table:table-cell office:value-type="float" office:value="3.6599660592576957E-3" table:formula="of:=([.B9]-[.F9])/[.B9]* 100" table:style-name="ce1">
            <text:p>0.003659966</text:p>
          </table:table-cell>
          <table:table-cell office:value-type="float" office:value="5.9529101365157582E-4" table:formula="of:=([.G9]-[.C9])*100/[.C9]" table:style-name="ce53">
            <text:p>0.001</text:p>
          </table:table-cell>
          <table:table-cell office:value-type="boolean" office:boolean-value="true" table:formula="of:=[.F9]&gt;[.C9]" table:style-name="ce1">
            <text:p>TRUE</text:p>
          </table:table-cell>
          <table:table-cell office:value-type="boolean" office:boolean-value="true" table:formula="of:=[.B9]&gt;[.G9]" table:style-name="ce1">
            <text:p>TRUE</text:p>
          </table:table-cell>
          <table:table-cell office:value-type="float" office:value="16.891999999999999" table:style-name="ce2">
            <text:p>16.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T3</text:p>
          </table:table-cell>
          <table:table-cell office:value-type="float" office:value="139494.32394199999" table:style-name="ce51">
            <text:p>139494.3</text:p>
          </table:table-cell>
          <table:table-cell office:value-type="float" office:value="139487.351372" table:style-name="ce51">
            <text:p>139487.4</text:p>
          </table:table-cell>
          <table:table-cell office:value-type="float" office:value="4.9987113034989997E-3" table:style-name="ce52">
            <text:p>0.005</text:p>
          </table:table-cell>
          <table:table-cell office:value-type="float" office:value="0.26987266540499999" table:style-name="ce51">
            <text:p>0.3</text:p>
          </table:table-cell>
          <table:table-cell office:value-type="float" office:value="139490.383" table:style-name="ce26">
            <text:p>139490.4</text:p>
          </table:table-cell>
          <table:table-cell office:value-type="float" office:value="139489.07500000001" table:style-name="ce26">
            <text:p>139489.1</text:p>
          </table:table-cell>
          <table:table-cell office:value-type="float" office:value="9.3769905269382495E-4" table:formula="of:=([.F10]-[.G10])/[.F10] *100" table:style-name="ce53">
            <text:p>0.001</text:p>
          </table:table-cell>
          <table:table-cell office:value-type="float" office:value="12.334" table:style-name="ce26">
            <text:p>12.3</text:p>
          </table:table-cell>
          <table:table-cell table:style-name="ce53"/>
          <table:table-cell office:value-type="float" office:value="2.8251629805562048E-3" table:formula="of:=([.B10]-[.F10])/[.B10]* 100" table:style-name="ce1">
            <text:p>0.002825163</text:p>
          </table:table-cell>
          <table:table-cell office:value-type="float" office:value="1.2356876684899213E-3" table:formula="of:=([.G10]-[.C10])*100/[.C10]" table:style-name="ce53">
            <text:p>0.001</text:p>
          </table:table-cell>
          <table:table-cell office:value-type="boolean" office:boolean-value="true" table:formula="of:=[.F10]&gt;[.C10]" table:style-name="ce1">
            <text:p>TRUE</text:p>
          </table:table-cell>
          <table:table-cell office:value-type="boolean" office:boolean-value="true" table:formula="of:=[.B10]&gt;[.G10]" table:style-name="ce1">
            <text:p>TRUE</text:p>
          </table:table-cell>
          <table:table-cell office:value-type="float" office:value="12.334" table:style-name="ce2">
            <text:p>12.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T4</text:p>
          </table:table-cell>
          <table:table-cell office:value-type="float" office:value="140654.744775" table:style-name="ce51">
            <text:p>140654.7</text:p>
          </table:table-cell>
          <table:table-cell office:value-type="float" office:value="140646.664907" table:style-name="ce51">
            <text:p>140646.7</text:p>
          </table:table-cell>
          <table:table-cell office:value-type="float" office:value="5.7447988584325002E-3" table:style-name="ce52">
            <text:p>0.006</text:p>
          </table:table-cell>
          <table:table-cell office:value-type="float" office:value="0.249856948853" table:style-name="ce51">
            <text:p>0.2</text:p>
          </table:table-cell>
          <table:table-cell office:value-type="float" office:value="140649.07399999999" table:style-name="ce26">
            <text:p>140649.1</text:p>
          </table:table-cell>
          <table:table-cell office:value-type="float" office:value="140649.07399999999" table:style-name="ce26">
            <text:p>140649.1</text:p>
          </table:table-cell>
          <table:table-cell office:value-type="float" office:value="0" table:formula="of:=([.F11]-[.G11])/[.F11] *100" table:style-name="ce53">
            <text:p>0.000</text:p>
          </table:table-cell>
          <table:table-cell office:value-type="float" office:value="15.202" table:style-name="ce26">
            <text:p>15.2</text:p>
          </table:table-cell>
          <table:table-cell table:style-name="ce53"/>
          <table:table-cell office:value-type="float" office:value="4.0316983327347271E-3" table:formula="of:=([.B11]-[.F11])/[.B11]* 100" table:style-name="ce1">
            <text:p>0.004031698</text:p>
          </table:table-cell>
          <table:table-cell office:value-type="float" office:value="1.7128689127379757E-3" table:formula="of:=([.G11]-[.C11])*100/[.C11]" table:style-name="ce53">
            <text:p>0.002</text:p>
          </table:table-cell>
          <table:table-cell office:value-type="boolean" office:boolean-value="true" table:formula="of:=[.F11]&gt;[.C11]" table:style-name="ce1">
            <text:p>TRUE</text:p>
          </table:table-cell>
          <table:table-cell office:value-type="boolean" office:boolean-value="true" table:formula="of:=[.B11]&gt;[.G11]" table:style-name="ce1">
            <text:p>TRUE</text:p>
          </table:table-cell>
          <table:table-cell office:value-type="float" office:value="15.202" table:style-name="ce2">
            <text:p>15.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T5</text:p>
          </table:table-cell>
          <table:table-cell office:value-type="float" office:value="140200.690527" table:style-name="ce51">
            <text:p>140200.7</text:p>
          </table:table-cell>
          <table:table-cell office:value-type="float" office:value="140192.366087" table:style-name="ce51">
            <text:p>140192.4</text:p>
          </table:table-cell>
          <table:table-cell office:value-type="float" office:value="5.9378696803153597E-3" table:style-name="ce52">
            <text:p>0.006</text:p>
          </table:table-cell>
          <table:table-cell office:value-type="float" office:value="0.23986434936500001" table:style-name="ce51">
            <text:p>0.2</text:p>
          </table:table-cell>
          <table:table-cell office:value-type="float" office:value="140194.76500000001" table:style-name="ce26">
            <text:p>140194.8</text:p>
          </table:table-cell>
          <table:table-cell office:value-type="float" office:value="140194.761" table:style-name="ce26">
            <text:p>140194.8</text:p>
          </table:table-cell>
          <table:table-cell office:value-type="float" office:value="2.853173594154405E-6" table:formula="of:=([.F12]-[.G12])/[.F12] *100" table:style-name="ce53">
            <text:p>0.000</text:p>
          </table:table-cell>
          <table:table-cell office:value-type="float" office:value="13.474" table:style-name="ce26">
            <text:p>13.5</text:p>
          </table:table-cell>
          <table:table-cell office:value-type="float" office:value="2.1064451563675328E-4" table:formula="of:=AVERAGE([.H8:.H12])" table:style-name="ce53">
            <text:p>0.000</text:p>
          </table:table-cell>
          <table:table-cell office:value-type="float" office:value="4.2264606384686265E-3" table:formula="of:=([.B12]-[.F12])/[.B12]* 100" table:style-name="ce1">
            <text:p>0.004226461</text:p>
          </table:table-cell>
          <table:table-cell office:value-type="float" office:value="1.7083048577054649E-3" table:formula="of:=([.G12]-[.C12])*100/[.C12]" table:style-name="ce53">
            <text:p>0.002</text:p>
          </table:table-cell>
          <table:table-cell office:value-type="boolean" office:boolean-value="true" table:formula="of:=[.F12]&gt;[.C12]" table:style-name="ce1">
            <text:p>TRUE</text:p>
          </table:table-cell>
          <table:table-cell office:value-type="boolean" office:boolean-value="true" table:formula="of:=[.B12]&gt;[.G12]" table:style-name="ce1">
            <text:p>TRUE</text:p>
          </table:table-cell>
          <table:table-cell office:value-type="float" office:value="13.473000000000001" table:style-name="ce2">
            <text:p>13.5</text:p>
          </table:table-cell>
          <table:table-cell office:value-type="float" office:value="1.2984972350430935E-3" table:formula="of:=AVERAGE([.L8:.L12])" table:style-name="ce53">
            <text:p>0.001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Van15_VT1</text:p>
          </table:table-cell>
          <table:table-cell office:value-type="float" office:value="157263.57163399999" table:style-name="ce51">
            <text:p>157263.6</text:p>
          </table:table-cell>
          <table:table-cell office:value-type="float" office:value="152716.96380500001" table:style-name="ce51">
            <text:p>152717.0</text:p>
          </table:table-cell>
          <table:table-cell office:value-type="float" office:value="2.9771465564267099" table:style-name="ce52">
            <text:p>2.977</text:p>
          </table:table-cell>
          <table:table-cell office:value-type="float" office:value="7200.0888404799998" table:style-name="ce51">
            <text:p>7200.1</text:p>
          </table:table-cell>
          <table:table-cell office:value-type="float" office:value="157274.81700000001" table:style-name="ce26">
            <text:p>157274.8</text:p>
          </table:table-cell>
          <table:table-cell office:value-type="float" office:value="157261.94099999999" table:style-name="ce26">
            <text:p>157261.9</text:p>
          </table:table-cell>
          <table:table-cell office:value-type="float" office:value="8.1869432408993945E-3" table:formula="of:=([.F13]-[.G13])/[.F13] *100" table:style-name="ce53">
            <text:p>0.008</text:p>
          </table:table-cell>
          <table:table-cell office:value-type="float" office:value="47.874000000000002" table:style-name="ce26">
            <text:p>47.9</text:p>
          </table:table-cell>
          <table:table-cell table:style-name="ce53"/>
          <table:table-cell office:value-type="float" office:value="-7.1506489921192686E-3" table:formula="of:=([.B13]-[.F13])/[.B13]* 100" table:style-name="ce1">
            <text:p>-0.007150649</text:p>
          </table:table-cell>
          <table:table-cell office:value-type="float" office:value="2.9760788073310169" table:formula="of:=([.G13]-[.C13])*100/[.C13]" table:style-name="ce53">
            <text:p>2.976</text:p>
          </table:table-cell>
          <table:table-cell office:value-type="boolean" office:boolean-value="true" table:formula="of:=[.F13]&gt;[.C13]" table:style-name="ce1">
            <text:p>TRUE</text:p>
          </table:table-cell>
          <table:table-cell office:value-type="boolean" office:boolean-value="true" table:formula="of:=[.B13]&gt;[.G13]" table:style-name="ce1">
            <text:p>TRUE</text:p>
          </table:table-cell>
          <table:table-cell office:value-type="float" office:value="47.874000000000002" table:style-name="ce2">
            <text:p>47.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2</text:p>
          </table:table-cell>
          <table:table-cell office:value-type="float" office:value="169210.63091199999" table:style-name="ce51">
            <text:p>169210.6</text:p>
          </table:table-cell>
          <table:table-cell office:value-type="float" office:value="165388.88701199999" table:style-name="ce51">
            <text:p>165388.9</text:p>
          </table:table-cell>
          <table:table-cell office:value-type="float" office:value="2.31076220962942" table:style-name="ce52">
            <text:p>2.311</text:p>
          </table:table-cell>
          <table:table-cell office:value-type="float" office:value="7200.0888481100001" table:style-name="ce51">
            <text:p>7200.1</text:p>
          </table:table-cell>
          <table:table-cell office:value-type="float" office:value="169221.783" table:style-name="ce26">
            <text:p>169221.8</text:p>
          </table:table-cell>
          <table:table-cell office:value-type="float" office:value="169208.054" table:style-name="ce26">
            <text:p>169208.1</text:p>
          </table:table-cell>
          <table:table-cell office:value-type="float" office:value="8.1130217142269933E-3" table:formula="of:=([.F14]-[.G14])/[.F14] *100" table:style-name="ce53">
            <text:p>0.008</text:p>
          </table:table-cell>
          <table:table-cell office:value-type="float" office:value="73.033000000000001" table:style-name="ce26">
            <text:p>73.0</text:p>
          </table:table-cell>
          <table:table-cell table:style-name="ce53"/>
          <table:table-cell office:value-type="float" office:value="-6.5906544641408053E-3" table:formula="of:=([.B14]-[.F14])/[.B14]* 100" table:style-name="ce1">
            <text:p>-0.006590654</text:p>
          </table:table-cell>
          <table:table-cell office:value-type="float" office:value="2.3092041170353288" table:formula="of:=([.G14]-[.C14])*100/[.C14]" table:style-name="ce53">
            <text:p>2.309</text:p>
          </table:table-cell>
          <table:table-cell office:value-type="boolean" office:boolean-value="true" table:formula="of:=[.F14]&gt;[.C14]" table:style-name="ce1">
            <text:p>TRUE</text:p>
          </table:table-cell>
          <table:table-cell office:value-type="boolean" office:boolean-value="true" table:formula="of:=[.B14]&gt;[.G14]" table:style-name="ce1">
            <text:p>TRUE</text:p>
          </table:table-cell>
          <table:table-cell office:value-type="float" office:value="73.033000000000001" table:style-name="ce2">
            <text:p>73.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3</text:p>
          </table:table-cell>
          <table:table-cell office:value-type="float" office:value="155805.12460499999" table:style-name="ce51">
            <text:p>155805.1</text:p>
          </table:table-cell>
          <table:table-cell office:value-type="float" office:value="151188.58530400001" table:style-name="ce51">
            <text:p>151188.6</text:p>
          </table:table-cell>
          <table:table-cell office:value-type="float" office:value="3.0534972542519299" table:style-name="ce52">
            <text:p>3.053</text:p>
          </table:table-cell>
          <table:table-cell office:value-type="float" office:value="7200.1098403899996" table:style-name="ce51">
            <text:p>7200.1</text:p>
          </table:table-cell>
          <table:table-cell office:value-type="float" office:value="155808.5" table:style-name="ce26">
            <text:p>155808.5</text:p>
          </table:table-cell>
          <table:table-cell office:value-type="float" office:value="155805.016" table:style-name="ce26">
            <text:p>155805.0</text:p>
          </table:table-cell>
          <table:table-cell office:value-type="float" office:value="2.2360782627371036E-3" table:formula="of:=([.F15]-[.G15])/[.F15] *100" table:style-name="ce53">
            <text:p>0.002</text:p>
          </table:table-cell>
          <table:table-cell office:value-type="float" office:value="47.295000000000002" table:style-name="ce26">
            <text:p>47.3</text:p>
          </table:table-cell>
          <table:table-cell table:style-name="ce53"/>
          <table:table-cell office:value-type="float" office:value="-2.1664210394667016E-3" table:formula="of:=([.B15]-[.F15])/[.B15]* 100" table:style-name="ce1">
            <text:p>-0.002166421</text:p>
          </table:table-cell>
          <table:table-cell office:value-type="float" office:value="3.0534254201251914" table:formula="of:=([.G15]-[.C15])*100/[.C15]" table:style-name="ce53">
            <text:p>3.053</text:p>
          </table:table-cell>
          <table:table-cell office:value-type="boolean" office:boolean-value="true" table:formula="of:=[.F15]&gt;[.C15]" table:style-name="ce1">
            <text:p>TRUE</text:p>
          </table:table-cell>
          <table:table-cell office:value-type="boolean" office:boolean-value="true" table:formula="of:=[.B15]&gt;[.G15]" table:style-name="ce1">
            <text:p>TRUE</text:p>
          </table:table-cell>
          <table:table-cell office:value-type="float" office:value="47.293999999999997" table:style-name="ce2">
            <text:p>47.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4</text:p>
          </table:table-cell>
          <table:table-cell office:value-type="float" office:value="159072.60054300001" table:style-name="ce51">
            <text:p>159072.6</text:p>
          </table:table-cell>
          <table:table-cell office:value-type="float" office:value="155027.037128" table:style-name="ce51">
            <text:p>155027.0</text:p>
          </table:table-cell>
          <table:table-cell office:value-type="float" office:value="2.60958571481937" table:style-name="ce52">
            <text:p>2.610</text:p>
          </table:table-cell>
          <table:table-cell office:value-type="float" office:value="7200.78045845" table:style-name="ce51">
            <text:p>7200.8</text:p>
          </table:table-cell>
          <table:table-cell office:value-type="float" office:value="159082.291" table:style-name="ce26">
            <text:p>159082.3</text:p>
          </table:table-cell>
          <table:table-cell office:value-type="float" office:value="159070.995" table:style-name="ce26">
            <text:p>159071.0</text:p>
          </table:table-cell>
          <table:table-cell office:value-type="float" office:value="7.10072750963971E-3" table:formula="of:=([.F16]-[.G16])/[.F16] *100" table:style-name="ce53">
            <text:p>0.007</text:p>
          </table:table-cell>
          <table:table-cell office:value-type="float" office:value="66.891000000000005" table:style-name="ce26">
            <text:p>66.9</text:p>
          </table:table-cell>
          <table:table-cell table:style-name="ce53"/>
          <table:table-cell office:value-type="float" office:value="-6.0918454635876763E-3" table:formula="of:=([.B16]-[.F16])/[.B16]* 100" table:style-name="ce1">
            <text:p>-0.006091845</text:p>
          </table:table-cell>
          <table:table-cell office:value-type="float" office:value="2.6085500612780561" table:formula="of:=([.G16]-[.C16])*100/[.C16]" table:style-name="ce53">
            <text:p>2.609</text:p>
          </table:table-cell>
          <table:table-cell office:value-type="boolean" office:boolean-value="true" table:formula="of:=[.F16]&gt;[.C16]" table:style-name="ce1">
            <text:p>TRUE</text:p>
          </table:table-cell>
          <table:table-cell office:value-type="boolean" office:boolean-value="true" table:formula="of:=[.B16]&gt;[.G16]" table:style-name="ce1">
            <text:p>TRUE</text:p>
          </table:table-cell>
          <table:table-cell office:value-type="float" office:value="66.89" table:style-name="ce2">
            <text:p>66.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5</text:p>
          </table:table-cell>
          <table:table-cell office:value-type="float" office:value="163207.43069400001" table:style-name="ce51">
            <text:p>163207.4</text:p>
          </table:table-cell>
          <table:table-cell office:value-type="float" office:value="159160.88301399999" table:style-name="ce51">
            <text:p>159160.9</text:p>
          </table:table-cell>
          <table:table-cell office:value-type="float" office:value="2.54242600529181" table:style-name="ce52">
            <text:p>2.542</text:p>
          </table:table-cell>
          <table:table-cell office:value-type="float" office:value="7200.7584705400004" table:style-name="ce51">
            <text:p>7200.8</text:p>
          </table:table-cell>
          <table:table-cell office:value-type="float" office:value="163216.24799999999" table:style-name="ce26">
            <text:p>163216.2</text:p>
          </table:table-cell>
          <table:table-cell office:value-type="float" office:value="163204.91899999999" table:style-name="ce26">
            <text:p>163204.9</text:p>
          </table:table-cell>
          <table:table-cell office:value-type="float" office:value="6.9410981681173704E-3" table:formula="of:=([.F17]-[.G17])/[.F17] *100" table:style-name="ce53">
            <text:p>0.007</text:p>
          </table:table-cell>
          <table:table-cell office:value-type="float" office:value="39.561999999999998" table:style-name="ce26">
            <text:p>39.6</text:p>
          </table:table-cell>
          <table:table-cell office:value-type="float" office:value="6.5155737791241144E-3" table:formula="of:=AVERAGE([.H13:.H17])" table:style-name="ce53">
            <text:p>0.007</text:p>
          </table:table-cell>
          <table:table-cell office:value-type="float" office:value="-5.4025150463365432E-3" table:formula="of:=([.B17]-[.F17])/[.B17]* 100" table:style-name="ce1">
            <text:p>-0.005402515</text:p>
          </table:table-cell>
          <table:table-cell office:value-type="float" office:value="2.5408479203048175" table:formula="of:=([.G17]-[.C17])*100/[.C17]" table:style-name="ce53">
            <text:p>2.541</text:p>
          </table:table-cell>
          <table:table-cell office:value-type="boolean" office:boolean-value="true" table:formula="of:=[.F17]&gt;[.C17]" table:style-name="ce1">
            <text:p>TRUE</text:p>
          </table:table-cell>
          <table:table-cell office:value-type="boolean" office:boolean-value="true" table:formula="of:=[.B17]&gt;[.G17]" table:style-name="ce1">
            <text:p>TRUE</text:p>
          </table:table-cell>
          <table:table-cell office:value-type="float" office:value="39.561" table:style-name="ce2">
            <text:p>39.6</text:p>
          </table:table-cell>
          <table:table-cell office:value-type="float" office:value="2.6976212652148819" table:formula="of:=AVERAGE([.L13:.L17])" table:style-name="ce53">
            <text:p>2.698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Van15_VTL1</text:p>
          </table:table-cell>
          <table:table-cell office:value-type="float" office:value="152773.175449" table:style-name="ce51">
            <text:p>152773.2</text:p>
          </table:table-cell>
          <table:table-cell office:value-type="float" office:value="148468.380867" table:style-name="ce51">
            <text:p>148468.4</text:p>
          </table:table-cell>
          <table:table-cell office:value-type="float" office:value="2.8994689353124299" table:style-name="ce52">
            <text:p>2.899</text:p>
          </table:table-cell>
          <table:table-cell office:value-type="float" office:value="7200.0718631700001" table:style-name="ce51">
            <text:p>7200.1</text:p>
          </table:table-cell>
          <table:table-cell office:value-type="float" office:value="152785.185" table:style-name="ce26">
            <text:p>152785.2</text:p>
          </table:table-cell>
          <table:table-cell office:value-type="float" office:value="152773.174" table:style-name="ce26">
            <text:p>152773.2</text:p>
          </table:table-cell>
          <table:table-cell office:value-type="float" office:value="7.8613643070161564E-3" table:formula="of:=([.F18]-[.G18])/[.F18] *100" table:style-name="ce53">
            <text:p>0.008</text:p>
          </table:table-cell>
          <table:table-cell office:value-type="float" office:value="134.137" table:style-name="ce26">
            <text:p>134.1</text:p>
          </table:table-cell>
          <table:table-cell table:style-name="ce53"/>
          <table:table-cell office:value-type="float" office:value="-7.8610338265860565E-3" table:formula="of:=([.B18]-[.F18])/[.B18]* 100" table:style-name="ce1">
            <text:p>-0.007861034</text:p>
          </table:table-cell>
          <table:table-cell office:value-type="float" office:value="2.8994679593470423" table:formula="of:=([.G18]-[.C18])*100/[.C18]" table:style-name="ce53">
            <text:p>2.899</text:p>
          </table:table-cell>
          <table:table-cell office:value-type="boolean" office:boolean-value="true" table:formula="of:=[.F18]&gt;[.C18]" table:style-name="ce1">
            <text:p>TRUE</text:p>
          </table:table-cell>
          <table:table-cell office:value-type="boolean" office:boolean-value="true" table:formula="of:=[.B18]&gt;[.G18]" table:style-name="ce1">
            <text:p>TRUE</text:p>
          </table:table-cell>
          <table:table-cell office:value-type="float" office:value="134.137" table:style-name="ce2">
            <text:p>134.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L2</text:p>
          </table:table-cell>
          <table:table-cell office:value-type="float" office:value="168460.01876800001" table:style-name="ce51">
            <text:p>168460.0</text:p>
          </table:table-cell>
          <table:table-cell office:value-type="float" office:value="164469.59129700001" table:style-name="ce51">
            <text:p>164469.6</text:p>
          </table:table-cell>
          <table:table-cell office:value-type="float" office:value="2.4262402791492699" table:style-name="ce52">
            <text:p>2.426</text:p>
          </table:table-cell>
          <table:table-cell office:value-type="float" office:value="7200.1208305399996" table:style-name="ce51">
            <text:p>7200.1</text:p>
          </table:table-cell>
          <table:table-cell office:value-type="float" office:value="168472.769" table:style-name="ce26">
            <text:p>168472.8</text:p>
          </table:table-cell>
          <table:table-cell office:value-type="float" office:value="168459.101" table:style-name="ce26">
            <text:p>168459.1</text:p>
          </table:table-cell>
          <table:table-cell office:value-type="float" office:value="8.1128838097301783E-3" table:formula="of:=([.F19]-[.G19])/[.F19] *100" table:style-name="ce53">
            <text:p>0.008</text:p>
          </table:table-cell>
          <table:table-cell office:value-type="float" office:value="32.377000000000002" table:style-name="ce26">
            <text:p>32.4</text:p>
          </table:table-cell>
          <table:table-cell table:style-name="ce53"/>
          <table:table-cell office:value-type="float" office:value="-7.5686991448995445E-3" table:formula="of:=([.B19]-[.F19])/[.B19]* 100" table:style-name="ce1">
            <text:p>-0.007568699</text:p>
          </table:table-cell>
          <table:table-cell office:value-type="float" office:value="2.4256822623190644" table:formula="of:=([.G19]-[.C19])*100/[.C19]" table:style-name="ce53">
            <text:p>2.426</text:p>
          </table:table-cell>
          <table:table-cell office:value-type="boolean" office:boolean-value="true" table:formula="of:=[.F19]&gt;[.C19]" table:style-name="ce1">
            <text:p>TRUE</text:p>
          </table:table-cell>
          <table:table-cell office:value-type="boolean" office:boolean-value="true" table:formula="of:=[.B19]&gt;[.G19]" table:style-name="ce1">
            <text:p>TRUE</text:p>
          </table:table-cell>
          <table:table-cell office:value-type="float" office:value="32.375999999999998" table:style-name="ce2">
            <text:p>32.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L3</text:p>
          </table:table-cell>
          <table:table-cell office:value-type="float" office:value="159873.27715400001" table:style-name="ce51">
            <text:p>159873.3</text:p>
          </table:table-cell>
          <table:table-cell office:value-type="float" office:value="155736.20563099999" table:style-name="ce51">
            <text:p>155736.2</text:p>
          </table:table-cell>
          <table:table-cell office:value-type="float" office:value="2.65646097273126" table:style-name="ce52">
            <text:p>2.656</text:p>
          </table:table-cell>
          <table:table-cell office:value-type="float" office:value="7200.0578727700004" table:style-name="ce51">
            <text:p>7200.1</text:p>
          </table:table-cell>
          <table:table-cell office:value-type="float" office:value="159883.576" table:style-name="ce26">
            <text:p>159883.6</text:p>
          </table:table-cell>
          <table:table-cell office:value-type="float" office:value="159872.97700000001" table:style-name="ce26">
            <text:p>159873.0</text:p>
          </table:table-cell>
          <table:table-cell office:value-type="float" office:value="6.6291987364527219E-3" table:formula="of:=([.F20]-[.G20])/[.F20] *100" table:style-name="ce53">
            <text:p>0.007</text:p>
          </table:table-cell>
          <table:table-cell office:value-type="float" office:value="126.291" table:style-name="ce26">
            <text:p>126.3</text:p>
          </table:table-cell>
          <table:table-cell table:style-name="ce53"/>
          <table:table-cell office:value-type="float" office:value="-6.4418808341997593E-3" table:formula="of:=([.B20]-[.F20])/[.B20]* 100" table:style-name="ce1">
            <text:p>-0.006441881</text:p>
          </table:table-cell>
          <table:table-cell office:value-type="float" office:value="2.6562682404126718" table:formula="of:=([.G20]-[.C20])*100/[.C20]" table:style-name="ce53">
            <text:p>2.656</text:p>
          </table:table-cell>
          <table:table-cell office:value-type="boolean" office:boolean-value="true" table:formula="of:=[.F20]&gt;[.C20]" table:style-name="ce1">
            <text:p>TRUE</text:p>
          </table:table-cell>
          <table:table-cell office:value-type="boolean" office:boolean-value="true" table:formula="of:=[.B20]&gt;[.G20]" table:style-name="ce1">
            <text:p>TRUE</text:p>
          </table:table-cell>
          <table:table-cell office:value-type="float" office:value="126.29" table:style-name="ce2">
            <text:p>126.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L4</text:p>
          </table:table-cell>
          <table:table-cell office:value-type="float" office:value="162461.31467200001" table:style-name="ce51">
            <text:p>162461.3</text:p>
          </table:table-cell>
          <table:table-cell office:value-type="float" office:value="158327.78262499999" table:style-name="ce51">
            <text:p>158327.8</text:p>
          </table:table-cell>
          <table:table-cell office:value-type="float" office:value="2.6107433442621399" table:style-name="ce52">
            <text:p>2.611</text:p>
          </table:table-cell>
          <table:table-cell office:value-type="float" office:value="7200.11823654" table:style-name="ce51">
            <text:p>7200.1</text:p>
          </table:table-cell>
          <table:table-cell office:value-type="float" office:value="162463.973" table:style-name="ce26">
            <text:p>162464.0</text:p>
          </table:table-cell>
          <table:table-cell office:value-type="float" office:value="162460.677" table:style-name="ce26">
            <text:p>162460.7</text:p>
          </table:table-cell>
          <table:table-cell office:value-type="float" office:value="2.0287574772051742E-3" table:formula="of:=([.F21]-[.G21])/[.F21] *100" table:style-name="ce53">
            <text:p>0.002</text:p>
          </table:table-cell>
          <table:table-cell office:value-type="float" office:value="111.985" table:style-name="ce26">
            <text:p>112.0</text:p>
          </table:table-cell>
          <table:table-cell table:style-name="ce53"/>
          <table:table-cell office:value-type="float" office:value="-1.6362836933564425E-3" table:formula="of:=([.B21]-[.F21])/[.B21]* 100" table:style-name="ce1">
            <text:p>-0.001636284</text:p>
          </table:table-cell>
          <table:table-cell office:value-type="float" office:value="2.6103405899322047" table:formula="of:=([.G21]-[.C21])*100/[.C21]" table:style-name="ce53">
            <text:p>2.610</text:p>
          </table:table-cell>
          <table:table-cell office:value-type="boolean" office:boolean-value="true" table:formula="of:=[.F21]&gt;[.C21]" table:style-name="ce1">
            <text:p>TRUE</text:p>
          </table:table-cell>
          <table:table-cell office:value-type="boolean" office:boolean-value="true" table:formula="of:=[.B21]&gt;[.G21]" table:style-name="ce1">
            <text:p>TRUE</text:p>
          </table:table-cell>
          <table:table-cell office:value-type="float" office:value="111.98399999999999" table:style-name="ce2">
            <text:p>112.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2">
            <text:p>Van15_VTL5</text:p>
          </table:table-cell>
          <table:table-cell office:value-type="float" office:value="160383.726627" table:style-name="ce51">
            <text:p>160383.7</text:p>
          </table:table-cell>
          <table:table-cell office:value-type="float" office:value="155922.333576" table:style-name="ce51">
            <text:p>155922.3</text:p>
          </table:table-cell>
          <table:table-cell office:value-type="float" office:value="2.8612918679961998" table:style-name="ce52">
            <text:p>2.861</text:p>
          </table:table-cell>
          <table:table-cell office:value-type="float" office:value="7200.1039218899996" table:style-name="ce51">
            <text:p>7200.1</text:p>
          </table:table-cell>
          <table:table-cell office:value-type="float" office:value="160388.45499999999" table:style-name="ce26">
            <text:p>160388.5</text:p>
          </table:table-cell>
          <table:table-cell office:value-type="float" office:value="160380.897" table:style-name="ce26">
            <text:p>160380.9</text:p>
          </table:table-cell>
          <table:table-cell office:value-type="float" office:value="4.7123092494344362E-3" table:formula="of:=([.F22]-[.G22])/[.F22] *100" table:style-name="ce53">
            <text:p>0.005</text:p>
          </table:table-cell>
          <table:table-cell office:value-type="float" office:value="141.93" table:style-name="ce26">
            <text:p>141.9</text:p>
          </table:table-cell>
          <table:table-cell office:value-type="float" office:value="5.8689027159677335E-3" table:formula="of:=AVERAGE([.H18:.H22])" table:style-name="ce53">
            <text:p>0.006</text:p>
          </table:table-cell>
          <table:table-cell office:value-type="float" office:value="-2.9481625719967653E-3" table:formula="of:=([.B22]-[.F22])/[.B22]* 100" table:style-name="ce1">
            <text:p>-0.002948163</text:p>
          </table:table-cell>
          <table:table-cell office:value-type="float" office:value="2.859477101031707" table:formula="of:=([.G22]-[.C22])*100/[.C22]" table:style-name="ce53">
            <text:p>2.859</text:p>
          </table:table-cell>
          <table:table-cell office:value-type="boolean" office:boolean-value="true" table:formula="of:=[.F22]&gt;[.C22]" table:style-name="ce1">
            <text:p>TRUE</text:p>
          </table:table-cell>
          <table:table-cell office:value-type="boolean" office:boolean-value="true" table:formula="of:=[.B22]&gt;[.G22]" table:style-name="ce1">
            <text:p>TRUE</text:p>
          </table:table-cell>
          <table:table-cell office:value-type="float" office:value="141.93" table:style-name="ce2">
            <text:p>141.9</text:p>
          </table:table-cell>
          <table:table-cell office:value-type="float" office:value="2.6902472306085383" table:formula="of:=AVERAGE([.L18:.L22])" table:style-name="ce53">
            <text:p>2.690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Average</text:p>
          </table:table-cell>
          <table:table-cell table:number-columns-repeated="2" table:style-name="ce22"/>
          <table:table-cell office:value-type="float" office:value="1.3486903062964892" table:formula="of:=AVERAGE([.D3:.D22])" table:style-name="ce53">
            <text:p>1.349</text:p>
          </table:table-cell>
          <table:table-cell office:value-type="float" office:value="3600.400790679339" table:formula="of:=AVERAGE([.E3:.E22])" table:style-name="ce26">
            <text:p>3600.4</text:p>
          </table:table-cell>
          <table:table-cell table:number-columns-repeated="2" table:style-name="ce22"/>
          <table:table-cell office:value-type="float" office:value="3.4959836432331927E-3" table:formula="of:=AVERAGE([.H3:.H22])" table:style-name="ce53">
            <text:p>0.003</text:p>
          </table:table-cell>
          <table:table-cell office:value-type="float" office:value="48.071849999999998" table:formula="of:=AVERAGE([.I3:.I22])" table:style-name="ce26">
            <text:p>48.1</text:p>
          </table:table-cell>
          <table:table-cell table:style-name="ce1"/>
          <table:table-cell office:value-type="float" office:value="-2.0017052808360991E-3" table:formula="of:=AVERAGE([.K3:.K22])" table:style-name="ce53">
            <text:p>-0.002</text:p>
          </table:table-cell>
          <table:table-cell office:value-type="float" office:value="1.3473582729871312" table:formula="of:=AVERAGE([.L3:.L22])" table:style-name="ce53">
            <text:p>1.347</text:p>
          </table:table-cell>
          <table:table-cell table:number-columns-repeated="16372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Van_30" table:style-name="ta1">
        <table:table-column table:style-name="co2" table:default-cell-style-name="ce61"/>
        <table:table-column table:style-name="co2" table:number-columns-repeated="8" table:default-cell-style-name="ce1"/>
        <table:table-column table:style-name="co2" table:default-cell-style-name="ce22"/>
        <table:table-column table:style-name="co2" table:number-columns-repeated="10" table:default-cell-style-name="ce1"/>
        <table:table-column table:style-name="co3" table:number-columns-repeated="16364" table:default-cell-style-name="ce1"/>
        <table:table-row table:style-name="ro1">
          <table:table-cell office:value-type="string" table:number-columns-spanned="1" table:number-rows-spanned="2" table:style-name="ce55">
            <text:p>Instance</text:p>
          </table:table-cell>
          <table:table-cell office:value-type="string" table:number-columns-spanned="4" table:number-rows-spanned="1" table:style-name="ce54">
            <text:p>Model</text:p>
          </table:table-cell>
          <table:covered-table-cell table:number-columns-repeated="3"/>
          <table:table-cell office:value-type="string" table:number-columns-spanned="4" table:number-rows-spanned="1" table:style-name="ce55">
            <text:p>B\&amp;P</text:p>
          </table:table-cell>
          <table:covered-table-cell table:number-columns-repeated="3"/>
          <table:table-cell office:value-type="string" table:number-columns-spanned="1" table:number-rows-spanned="2" table:style-name="ce55">
            <text:p>LB-Gap</text:p>
          </table:table-cell>
          <table:table-cell office:value-type="string" table:number-columns-spanned="2" table:number-rows-spanned="1" table:style-name="ce56">
            <text:p>How much better</text:p>
          </table:table-cell>
          <table:covered-table-cell/>
          <table:table-cell table:number-columns-repeated="2" table:style-name="ce22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6">
            <text:p>UB</text:p>
          </table:table-cell>
          <table:table-cell office:value-type="string" table:style-name="ce26">
            <text:p>LB</text:p>
          </table:table-cell>
          <table:table-cell office:value-type="string" table:style-name="ce27">
            <text:p>Gap</text:p>
          </table:table-cell>
          <table:table-cell office:value-type="string" table:style-name="ce50">
            <text:p>Time</text:p>
          </table:table-cell>
          <table:table-cell office:value-type="string" table:style-name="ce26">
            <text:p>UB</text:p>
          </table:table-cell>
          <table:table-cell office:value-type="string" table:style-name="ce26">
            <text:p>LB</text:p>
          </table:table-cell>
          <table:table-cell office:value-type="string" table:style-name="ce27">
            <text:p>Gap</text:p>
          </table:table-cell>
          <table:table-cell office:value-type="string" table:style-name="ce22">
            <text:p>Time</text:p>
          </table:table-cell>
          <table:covered-table-cell/>
          <table:table-cell office:value-type="string" table:style-name="ce22">
            <text:p>UB-Gap</text:p>
          </table:table-cell>
          <table:table-cell office:value-type="string" table:style-name="ce22">
            <text:p>LB-Gap</text:p>
          </table:table-cell>
          <table:table-cell office:value-type="string" table:style-name="ce22">
            <text:p>Sanity_UB</text:p>
          </table:table-cell>
          <table:table-cell office:value-type="string" table:style-name="ce22">
            <text:p>Sanity_LB</text:p>
          </table:table-cell>
          <table:table-cell table:number-columns-repeated="4" table:style-name="ce1"/>
          <table:table-cell office:value-type="string" table:style-name="ce26">
            <text:p><text:s/>Time to UB</text:p>
          </table:table-cell>
          <table:table-cell office:value-type="string" table:style-name="ce1">
            <text:p>Nodes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A1</text:p>
          </table:table-cell>
          <table:table-cell office:value-type="float" office:value="130565.276" table:style-name="ce51">
            <text:p>130565.3</text:p>
          </table:table-cell>
          <table:table-cell office:value-type="float" office:value="130564.535" table:style-name="ce51">
            <text:p>130564.5</text:p>
          </table:table-cell>
          <table:table-cell office:value-type="float" office:value="0" table:style-name="ce52">
            <text:p>0.000</text:p>
          </table:table-cell>
          <table:table-cell office:value-type="float" office:value="1.3009999999999999" table:style-name="ce51">
            <text:p>1.3</text:p>
          </table:table-cell>
          <table:table-cell office:value-type="float" office:value="130569.01700000001" table:style-name="ce26">
            <text:p>130569.0</text:p>
          </table:table-cell>
          <table:table-cell office:value-type="float" office:value="130564.893" table:style-name="ce26">
            <text:p>130564.9</text:p>
          </table:table-cell>
          <table:table-cell office:value-type="float" office:value="3.1584828428406638E-3" table:formula="of:=([.F3]-[.G3])/[.F3] *100" table:style-name="ce27">
            <text:p>0.003</text:p>
          </table:table-cell>
          <table:table-cell office:value-type="float" office:value="341.00099999999998" table:style-name="ce26">
            <text:p>341.0</text:p>
          </table:table-cell>
          <table:table-cell office:value-type="float" office:value="2.7419390724510201E-4" table:style-name="ce53">
            <text:p>0.000</text:p>
          </table:table-cell>
          <table:table-cell office:value-type="float" office:value="-2.8652334790829691E-3" table:formula="of:=([.B3]-[.F3])/[.B3]* 100" table:style-name="ce53">
            <text:p>-0.003</text:p>
          </table:table-cell>
          <table:table-cell office:value-type="float" office:value="2.7419390724510196E-4" table:formula="of:=([.G3]-[.C3])*100/[.C3]" table:style-name="ce53">
            <text:p>0.000</text:p>
          </table:table-cell>
          <table:table-cell office:value-type="boolean" office:boolean-value="true" table:formula="of:=[.F3]&gt;[.C3]" table:style-name="ce22">
            <text:p>TRUE</text:p>
          </table:table-cell>
          <table:table-cell office:value-type="boolean" office:boolean-value="true" table:formula="of:=[.B3]&gt;[.G3]" table:style-name="ce22">
            <text:p>TRUE</text:p>
          </table:table-cell>
          <table:table-cell table:number-columns-repeated="4" table:style-name="ce1"/>
          <table:table-cell office:value-type="float" office:value="341" table:style-name="ce2">
            <text:p>341.0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A2</text:p>
          </table:table-cell>
          <table:table-cell office:value-type="float" office:value="134712.859" table:style-name="ce51">
            <text:p>134712.9</text:p>
          </table:table-cell>
          <table:table-cell office:value-type="float" office:value="134712.10399999999" table:style-name="ce51">
            <text:p>134712.1</text:p>
          </table:table-cell>
          <table:table-cell office:value-type="float" office:value="0" table:style-name="ce52">
            <text:p>0.000</text:p>
          </table:table-cell>
          <table:table-cell office:value-type="float" office:value="1.2290000000000001" table:style-name="ce51">
            <text:p>1.2</text:p>
          </table:table-cell>
          <table:table-cell office:value-type="float" office:value="134717.753" table:style-name="ce26">
            <text:p>134717.8</text:p>
          </table:table-cell>
          <table:table-cell office:value-type="float" office:value="134712.351" table:style-name="ce26">
            <text:p>134712.4</text:p>
          </table:table-cell>
          <table:table-cell office:value-type="float" office:value="4.0098649804542561E-3" table:formula="of:=([.F4]-[.G4])/[.F4] *100" table:style-name="ce27">
            <text:p>0.004</text:p>
          </table:table-cell>
          <table:table-cell office:value-type="float" office:value="596.721" table:style-name="ce26">
            <text:p>596.7</text:p>
          </table:table-cell>
          <table:table-cell office:value-type="float" office:value="1.8335397686537999E-4" table:style-name="ce53">
            <text:p>0.000</text:p>
          </table:table-cell>
          <table:table-cell office:value-type="float" office:value="-3.6329122819672567E-3" table:formula="of:=([.B4]-[.F4])/[.B4]* 100" table:style-name="ce53">
            <text:p>-0.004</text:p>
          </table:table-cell>
          <table:table-cell office:value-type="float" office:value="1.8335397686538012E-4" table:formula="of:=([.G4]-[.C4])*100/[.C4]" table:style-name="ce53">
            <text:p>0.000</text:p>
          </table:table-cell>
          <table:table-cell office:value-type="boolean" office:boolean-value="true" table:formula="of:=[.F4]&gt;[.C4]" table:style-name="ce22">
            <text:p>TRUE</text:p>
          </table:table-cell>
          <table:table-cell office:value-type="boolean" office:boolean-value="true" table:formula="of:=[.B4]&gt;[.G4]" table:style-name="ce22">
            <text:p>TRUE</text:p>
          </table:table-cell>
          <table:table-cell table:number-columns-repeated="4" table:style-name="ce1"/>
          <table:table-cell office:value-type="float" office:value="596.72" table:style-name="ce2">
            <text:p>596.7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A3</text:p>
          </table:table-cell>
          <table:table-cell office:value-type="float" office:value="134699.36199999999" table:style-name="ce51">
            <text:p>134699.4</text:p>
          </table:table-cell>
          <table:table-cell office:value-type="float" office:value="134698.89799999999" table:style-name="ce51">
            <text:p>134698.9</text:p>
          </table:table-cell>
          <table:table-cell office:value-type="float" office:value="0" table:style-name="ce52">
            <text:p>0.000</text:p>
          </table:table-cell>
          <table:table-cell office:value-type="float" office:value="3.4129999999999998" table:style-name="ce51">
            <text:p>3.4</text:p>
          </table:table-cell>
          <table:table-cell office:value-type="float" office:value="134705.11199999999" table:style-name="ce26">
            <text:p>134705.1</text:p>
          </table:table-cell>
          <table:table-cell office:value-type="float" office:value="134699.22" table:style-name="ce26">
            <text:p>134699.2</text:p>
          </table:table-cell>
          <table:table-cell office:value-type="float" office:value="4.3739988130461968E-3" table:formula="of:=([.F5]-[.G5])/[.F5] *100" table:style-name="ce27">
            <text:p>0.004</text:p>
          </table:table-cell>
          <table:table-cell office:value-type="float" office:value="402.24200000000002" table:style-name="ce26">
            <text:p>402.2</text:p>
          </table:table-cell>
          <table:table-cell office:value-type="float" office:value="2.3905169589039099E-4" table:style-name="ce53">
            <text:p>0.000</text:p>
          </table:table-cell>
          <table:table-cell office:value-type="float" office:value="-4.2687655788599798E-3" table:formula="of:=([.B5]-[.F5])/[.B5]* 100" table:style-name="ce53">
            <text:p>-0.004</text:p>
          </table:table-cell>
          <table:table-cell office:value-type="float" office:value="2.3905169589039129E-4" table:formula="of:=([.G5]-[.C5])*100/[.C5]" table:style-name="ce53">
            <text:p>0.000</text:p>
          </table:table-cell>
          <table:table-cell office:value-type="boolean" office:boolean-value="true" table:formula="of:=[.F5]&gt;[.C5]" table:style-name="ce22">
            <text:p>TRUE</text:p>
          </table:table-cell>
          <table:table-cell office:value-type="boolean" office:boolean-value="true" table:formula="of:=[.B5]&gt;[.G5]" table:style-name="ce22">
            <text:p>TRUE</text:p>
          </table:table-cell>
          <table:table-cell table:number-columns-repeated="4" table:style-name="ce1"/>
          <table:table-cell office:value-type="float" office:value="402.24099999999999" table:style-name="ce2">
            <text:p>402.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A4</text:p>
          </table:table-cell>
          <table:table-cell office:value-type="float" office:value="132003.78700000001" table:style-name="ce51">
            <text:p>132003.8</text:p>
          </table:table-cell>
          <table:table-cell office:value-type="float" office:value="132003.103" table:style-name="ce51">
            <text:p>132003.1</text:p>
          </table:table-cell>
          <table:table-cell office:value-type="float" office:value="0" table:style-name="ce52">
            <text:p>0.000</text:p>
          </table:table-cell>
          <table:table-cell office:value-type="float" office:value="0.81599999999999995" table:style-name="ce51">
            <text:p>0.8</text:p>
          </table:table-cell>
          <table:table-cell office:value-type="float" office:value="132010.00399999999" table:style-name="ce26">
            <text:p>132010.0</text:p>
          </table:table-cell>
          <table:table-cell office:value-type="float" office:value="132003.361" table:style-name="ce26">
            <text:p>132003.4</text:p>
          </table:table-cell>
          <table:table-cell office:value-type="float" office:value="5.032194378224426E-3" table:formula="of:=([.F6]-[.G6])/[.F6] *100" table:style-name="ce27">
            <text:p>0.005</text:p>
          </table:table-cell>
          <table:table-cell office:value-type="float" office:value="406.28199999999998" table:style-name="ce26">
            <text:p>406.3</text:p>
          </table:table-cell>
          <table:table-cell office:value-type="float" office:value="1.9544995090125299E-4" table:style-name="ce53">
            <text:p>0.000</text:p>
          </table:table-cell>
          <table:table-cell office:value-type="float" office:value="-4.7097133660075124E-3" table:formula="of:=([.B6]-[.F6])/[.B6]* 100" table:style-name="ce53">
            <text:p>-0.005</text:p>
          </table:table-cell>
          <table:table-cell office:value-type="float" office:value="1.9544995090125253E-4" table:formula="of:=([.G6]-[.C6])*100/[.C6]" table:style-name="ce53">
            <text:p>0.000</text:p>
          </table:table-cell>
          <table:table-cell office:value-type="boolean" office:boolean-value="true" table:formula="of:=[.F6]&gt;[.C6]" table:style-name="ce22">
            <text:p>TRUE</text:p>
          </table:table-cell>
          <table:table-cell office:value-type="boolean" office:boolean-value="true" table:formula="of:=[.B6]&gt;[.G6]" table:style-name="ce22">
            <text:p>TRUE</text:p>
          </table:table-cell>
          <table:table-cell table:number-columns-repeated="4" table:style-name="ce1"/>
          <table:table-cell office:value-type="float" office:value="406.28100000000001" table:style-name="ce2">
            <text:p>406.3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A5</text:p>
          </table:table-cell>
          <table:table-cell office:value-type="float" office:value="135583.66500000001" table:style-name="ce51">
            <text:p>135583.7</text:p>
          </table:table-cell>
          <table:table-cell office:value-type="float" office:value="135582.913" table:style-name="ce51">
            <text:p>135582.9</text:p>
          </table:table-cell>
          <table:table-cell office:value-type="float" office:value="0" table:style-name="ce52">
            <text:p>0.000</text:p>
          </table:table-cell>
          <table:table-cell office:value-type="float" office:value="3.8559999999999999" table:style-name="ce51">
            <text:p>3.9</text:p>
          </table:table-cell>
          <table:table-cell office:value-type="float" office:value="135588.87299999999" table:style-name="ce26">
            <text:p>135588.9</text:p>
          </table:table-cell>
          <table:table-cell office:value-type="float" office:value="135583.22" table:style-name="ce26">
            <text:p>135583.2</text:p>
          </table:table-cell>
          <table:table-cell office:value-type="float" office:value="4.1692211719992342E-3" table:formula="of:=([.F7]-[.G7])/[.F7] *100" table:style-name="ce27">
            <text:p>0.004</text:p>
          </table:table-cell>
          <table:table-cell office:value-type="float" office:value="195.83699999999999" table:style-name="ce26">
            <text:p>195.8</text:p>
          </table:table-cell>
          <table:table-cell office:value-type="float" office:value="2.26429712423053E-4" table:style-name="ce53">
            <text:p>0.000</text:p>
          </table:table-cell>
          <table:table-cell office:value-type="float" office:value="-3.8411706896875572E-3" table:formula="of:=([.B7]-[.F7])/[.B7]* 100" table:style-name="ce53">
            <text:p>-0.004</text:p>
          </table:table-cell>
          <table:table-cell office:value-type="float" office:value="2.2642971242305325E-4" table:formula="of:=([.G7]-[.C7])*100/[.C7]" table:style-name="ce53">
            <text:p>0.000</text:p>
          </table:table-cell>
          <table:table-cell office:value-type="boolean" office:boolean-value="true" table:formula="of:=[.F7]&gt;[.C7]" table:style-name="ce22">
            <text:p>TRUE</text:p>
          </table:table-cell>
          <table:table-cell office:value-type="boolean" office:boolean-value="true" table:formula="of:=[.B7]&gt;[.G7]" table:style-name="ce22">
            <text:p>TRUE</text:p>
          </table:table-cell>
          <table:table-cell office:value-type="float" office:value="2.2369584866503578E-4" table:formula="of:=AVERAGE([.J3:.J7])" table:style-name="ce53">
            <text:p>0.000</text:p>
          </table:table-cell>
          <table:table-cell table:number-columns-repeated="3" table:style-name="ce1"/>
          <table:table-cell office:value-type="float" office:value="195.83600000000001" table:style-name="ce2">
            <text:p>195.8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T1</text:p>
          </table:table-cell>
          <table:table-cell office:value-type="float" office:value="145082.986748" table:style-name="ce51">
            <text:p>145083.0</text:p>
          </table:table-cell>
          <table:table-cell office:value-type="float" office:value="145076.976242" table:style-name="ce51">
            <text:p>145077.0</text:p>
          </table:table-cell>
          <table:table-cell office:value-type="float" office:value="4.1429771668010503E-3" table:style-name="ce52">
            <text:p>0.004</text:p>
          </table:table-cell>
          <table:table-cell office:value-type="float" office:value="2.1295986175500001" table:style-name="ce51">
            <text:p>2.1</text:p>
          </table:table-cell>
          <table:table-cell office:value-type="float" office:value="145086.06099999999" table:style-name="ce26">
            <text:p>145086.1</text:p>
          </table:table-cell>
          <table:table-cell office:value-type="float" office:value="145080.28599999999" table:style-name="ce26">
            <text:p>145080.3</text:p>
          </table:table-cell>
          <table:table-cell office:value-type="float" office:value="3.9803961594864577E-3" table:formula="of:=([.F8]-[.G8])/[.F8] *100" table:style-name="ce27">
            <text:p>0.004</text:p>
          </table:table-cell>
          <table:table-cell office:value-type="float" office:value="344.56700000000001" table:style-name="ce26">
            <text:p>344.6</text:p>
          </table:table-cell>
          <table:table-cell office:value-type="float" office:value="2.2813806061601099E-3" table:style-name="ce53">
            <text:p>0.002</text:p>
          </table:table-cell>
          <table:table-cell office:value-type="float" office:value="-2.1189610642156336E-3" table:formula="of:=([.B8]-[.F8])/[.B8]* 100" table:style-name="ce53">
            <text:p>-0.002</text:p>
          </table:table-cell>
          <table:table-cell office:value-type="float" office:value="2.2813806061601151E-3" table:formula="of:=([.G8]-[.C8])*100/[.C8]" table:style-name="ce53">
            <text:p>0.002</text:p>
          </table:table-cell>
          <table:table-cell office:value-type="boolean" office:boolean-value="true" table:formula="of:=[.F8]&gt;[.C8]" table:style-name="ce22">
            <text:p>TRUE</text:p>
          </table:table-cell>
          <table:table-cell office:value-type="boolean" office:boolean-value="true" table:formula="of:=[.B8]&gt;[.G8]" table:style-name="ce22">
            <text:p>TRUE</text:p>
          </table:table-cell>
          <table:table-cell table:number-columns-repeated="4" table:style-name="ce1"/>
          <table:table-cell office:value-type="float" office:value="344.56700000000001" table:style-name="ce2">
            <text:p>344.6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T2</text:p>
          </table:table-cell>
          <table:table-cell office:value-type="float" office:value="156988.07638000001" table:style-name="ce51">
            <text:p>156988.1</text:p>
          </table:table-cell>
          <table:table-cell office:value-type="float" office:value="156979.944044" table:style-name="ce51">
            <text:p>156979.9</text:p>
          </table:table-cell>
          <table:table-cell office:value-type="float" office:value="5.1804936290015804E-3" table:style-name="ce52">
            <text:p>0.005</text:p>
          </table:table-cell>
          <table:table-cell office:value-type="float" office:value="2.6494808196999999" table:style-name="ce51">
            <text:p>2.6</text:p>
          </table:table-cell>
          <table:table-cell office:value-type="float" office:value="156989.84099999999" table:style-name="ce26">
            <text:p>156989.8</text:p>
          </table:table-cell>
          <table:table-cell office:value-type="float" office:value="156983.758" table:style-name="ce26">
            <text:p>156983.8</text:p>
          </table:table-cell>
          <table:table-cell office:value-type="float" office:value="3.8747730179458989E-3" table:formula="of:=([.F9]-[.G9])/[.F9] *100" table:style-name="ce27">
            <text:p>0.004</text:p>
          </table:table-cell>
          <table:table-cell office:value-type="float" office:value="231.19" table:style-name="ce26">
            <text:p>231.2</text:p>
          </table:table-cell>
          <table:table-cell office:value-type="float" office:value="2.4295817043539802E-3" table:style-name="ce53">
            <text:p>0.002</text:p>
          </table:table-cell>
          <table:table-cell office:value-type="float" office:value="-1.1240471510086272E-3" table:formula="of:=([.B9]-[.F9])/[.B9]* 100" table:style-name="ce53">
            <text:p>-0.001</text:p>
          </table:table-cell>
          <table:table-cell office:value-type="float" office:value="2.4295817043539824E-3" table:formula="of:=([.G9]-[.C9])*100/[.C9]" table:style-name="ce53">
            <text:p>0.002</text:p>
          </table:table-cell>
          <table:table-cell office:value-type="boolean" office:boolean-value="true" table:formula="of:=[.F9]&gt;[.C9]" table:style-name="ce22">
            <text:p>TRUE</text:p>
          </table:table-cell>
          <table:table-cell office:value-type="boolean" office:boolean-value="true" table:formula="of:=[.B9]&gt;[.G9]" table:style-name="ce22">
            <text:p>TRUE</text:p>
          </table:table-cell>
          <table:table-cell table:number-columns-repeated="4" table:style-name="ce1"/>
          <table:table-cell office:value-type="float" office:value="231.19" table:style-name="ce2">
            <text:p>231.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T3</text:p>
          </table:table-cell>
          <table:table-cell office:value-type="float" office:value="155593.48588200001" table:style-name="ce51">
            <text:p>155593.5</text:p>
          </table:table-cell>
          <table:table-cell office:value-type="float" office:value="155592.00878" table:style-name="ce51">
            <text:p>155592.0</text:p>
          </table:table-cell>
          <table:table-cell office:value-type="float" office:value="9.4934310032138895E-4" table:style-name="ce52">
            <text:p>0.001</text:p>
          </table:table-cell>
          <table:table-cell office:value-type="float" office:value="7.5797481536899998" table:style-name="ce51">
            <text:p>7.6</text:p>
          </table:table-cell>
          <table:table-cell office:value-type="float" office:value="155598.62700000001" table:style-name="ce26">
            <text:p>155598.6</text:p>
          </table:table-cell>
          <table:table-cell office:value-type="float" office:value="155592.943" table:style-name="ce26">
            <text:p>155592.9</text:p>
          </table:table-cell>
          <table:table-cell office:value-type="float" office:value="3.6529885318386398E-3" table:formula="of:=([.F10]-[.G10])/[.F10] *100" table:style-name="ce27">
            <text:p>0.004</text:p>
          </table:table-cell>
          <table:table-cell office:value-type="float" office:value="287.23899999999998" table:style-name="ce26">
            <text:p>287.2</text:p>
          </table:table-cell>
          <table:table-cell office:value-type="float" office:value="6.0042929410114695E-4" table:style-name="ce53">
            <text:p>0.001</text:p>
          </table:table-cell>
          <table:table-cell office:value-type="float" office:value="-3.3041987399771385E-3" table:formula="of:=([.B10]-[.F10])/[.B10]* 100" table:style-name="ce53">
            <text:p>-0.003</text:p>
          </table:table-cell>
          <table:table-cell office:value-type="float" office:value="6.0042929410114674E-4" table:formula="of:=([.G10]-[.C10])*100/[.C10]" table:style-name="ce53">
            <text:p>0.001</text:p>
          </table:table-cell>
          <table:table-cell office:value-type="boolean" office:boolean-value="true" table:formula="of:=[.F10]&gt;[.C10]" table:style-name="ce22">
            <text:p>TRUE</text:p>
          </table:table-cell>
          <table:table-cell office:value-type="boolean" office:boolean-value="true" table:formula="of:=[.B10]&gt;[.G10]" table:style-name="ce22">
            <text:p>TRUE</text:p>
          </table:table-cell>
          <table:table-cell table:number-columns-repeated="4" table:style-name="ce1"/>
          <table:table-cell office:value-type="float" office:value="287.23899999999998" table:style-name="ce2">
            <text:p>287.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T4</text:p>
          </table:table-cell>
          <table:table-cell office:value-type="float" office:value="148049.882683" table:style-name="ce51">
            <text:p>148049.9</text:p>
          </table:table-cell>
          <table:table-cell office:value-type="float" office:value="148043.38259600001" table:style-name="ce51">
            <text:p>148043.4</text:p>
          </table:table-cell>
          <table:table-cell office:value-type="float" office:value="4.3906636595377902E-3" table:style-name="ce52">
            <text:p>0.004</text:p>
          </table:table-cell>
          <table:table-cell office:value-type="float" office:value="2.2950191497799999" table:style-name="ce51">
            <text:p>2.3</text:p>
          </table:table-cell>
          <table:table-cell office:value-type="float" office:value="148050.94" table:style-name="ce26">
            <text:p>148050.9</text:p>
          </table:table-cell>
          <table:table-cell office:value-type="float" office:value="148044.93" table:style-name="ce26">
            <text:p>148044.9</text:p>
          </table:table-cell>
          <table:table-cell office:value-type="float" office:value="4.0594136045399732E-3" table:formula="of:=([.F11]-[.G11])/[.F11] *100" table:style-name="ce27">
            <text:p>0.004</text:p>
          </table:table-cell>
          <table:table-cell office:value-type="float" office:value="255.471" table:style-name="ce26">
            <text:p>255.5</text:p>
          </table:table-cell>
          <table:table-cell office:value-type="float" office:value="1.04523685749966E-3" table:style-name="ce53">
            <text:p>0.001</text:p>
          </table:table-cell>
          <table:table-cell office:value-type="float" office:value="-7.1416267330840822E-4" table:formula="of:=([.B11]-[.F11])/[.B11]* 100" table:style-name="ce53">
            <text:p>-0.001</text:p>
          </table:table-cell>
          <table:table-cell office:value-type="float" office:value="1.0452368574996637E-3" table:formula="of:=([.G11]-[.C11])*100/[.C11]" table:style-name="ce53">
            <text:p>0.001</text:p>
          </table:table-cell>
          <table:table-cell office:value-type="boolean" office:boolean-value="true" table:formula="of:=[.F11]&gt;[.C11]" table:style-name="ce22">
            <text:p>TRUE</text:p>
          </table:table-cell>
          <table:table-cell office:value-type="boolean" office:boolean-value="true" table:formula="of:=[.B11]&gt;[.G11]" table:style-name="ce22">
            <text:p>TRUE</text:p>
          </table:table-cell>
          <table:table-cell table:number-columns-repeated="4" table:style-name="ce1"/>
          <table:table-cell office:value-type="float" office:value="255.471" table:style-name="ce2">
            <text:p>255.5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T5</text:p>
          </table:table-cell>
          <table:table-cell office:value-type="float" office:value="159615.60685499999" table:style-name="ce51">
            <text:p>159615.6</text:p>
          </table:table-cell>
          <table:table-cell office:value-type="float" office:value="159609.38682000001" table:style-name="ce51">
            <text:p>159609.4</text:p>
          </table:table-cell>
          <table:table-cell office:value-type="float" office:value="3.8970358347352701E-3" table:style-name="ce52">
            <text:p>0.004</text:p>
          </table:table-cell>
          <table:table-cell office:value-type="float" office:value="2.17775535583" table:style-name="ce51">
            <text:p>2.2</text:p>
          </table:table-cell>
          <table:table-cell office:value-type="float" office:value="159617.20699999999" table:style-name="ce26">
            <text:p>159617.2</text:p>
          </table:table-cell>
          <table:table-cell office:value-type="float" office:value="159610.75099999999" table:style-name="ce26">
            <text:p>159610.8</text:p>
          </table:table-cell>
          <table:table-cell office:value-type="float" office:value="4.0446767120825436E-3" table:formula="of:=([.F12]-[.G12])/[.F12] *100" table:style-name="ce27">
            <text:p>0.004</text:p>
          </table:table-cell>
          <table:table-cell office:value-type="float" office:value="408.16300000000001" table:style-name="ce26">
            <text:p>408.2</text:p>
          </table:table-cell>
          <table:table-cell office:value-type="float" office:value="8.5469910457928197E-4" table:style-name="ce53">
            <text:p>0.001</text:p>
          </table:table-cell>
          <table:table-cell office:value-type="float" office:value="-1.0024990861060351E-3" table:formula="of:=([.B12]-[.F12])/[.B12]* 100" table:style-name="ce53">
            <text:p>-0.001</text:p>
          </table:table-cell>
          <table:table-cell office:value-type="float" office:value="8.5469910457928154E-4" table:formula="of:=([.G12]-[.C12])*100/[.C12]" table:style-name="ce53">
            <text:p>0.001</text:p>
          </table:table-cell>
          <table:table-cell office:value-type="boolean" office:boolean-value="true" table:formula="of:=[.F12]&gt;[.C12]" table:style-name="ce22">
            <text:p>TRUE</text:p>
          </table:table-cell>
          <table:table-cell office:value-type="boolean" office:boolean-value="true" table:formula="of:=[.B12]&gt;[.G12]" table:style-name="ce22">
            <text:p>TRUE</text:p>
          </table:table-cell>
          <table:table-cell office:value-type="float" office:value="1.4422655133388357E-3" table:formula="of:=AVERAGE([.J8:.J12])" table:style-name="ce53">
            <text:p>0.001</text:p>
          </table:table-cell>
          <table:table-cell table:number-columns-repeated="3" table:style-name="ce1"/>
          <table:table-cell office:value-type="float" office:value="408.16300000000001" table:style-name="ce2">
            <text:p>408.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1</text:p>
          </table:table-cell>
          <table:table-cell office:value-type="float" office:value="170444.34597900001" table:style-name="ce51">
            <text:p>170444.3</text:p>
          </table:table-cell>
          <table:table-cell office:value-type="float" office:value="166837.14329199999" table:style-name="ce51">
            <text:p>166837.1</text:p>
          </table:table-cell>
          <table:table-cell office:value-type="float" office:value="2.1621100768230299" table:style-name="ce52">
            <text:p>2.162</text:p>
          </table:table-cell>
          <table:table-cell office:value-type="float" office:value="7201.09156609" table:style-name="ce51">
            <text:p>7201.1</text:p>
          </table:table-cell>
          <table:table-cell office:value-type="float" office:value="170451.70499999999" table:style-name="ce58">
            <text:p>170451.7</text:p>
          </table:table-cell>
          <table:table-cell office:value-type="float" office:value="170432.36499999999" table:style-name="ce58">
            <text:p>170432.4</text:p>
          </table:table-cell>
          <table:table-cell office:value-type="float" office:value="1.1346322408447899E-2" table:formula="of:=([.F13]-[.G13])/[.F13] *100" table:style-name="ce59">
            <text:p>0.011</text:p>
          </table:table-cell>
          <table:table-cell office:value-type="float" office:value="7223.7259999999997" table:style-name="ce58">
            <text:p>7223.7</text:p>
          </table:table-cell>
          <table:table-cell office:value-type="float" office:value="2.1549288348264302" table:style-name="ce53">
            <text:p>2.155</text:p>
          </table:table-cell>
          <table:table-cell office:value-type="float" office:value="-4.3175506689372414E-3" table:formula="of:=([.B13]-[.F13])/[.B13]* 100" table:style-name="ce53">
            <text:p>-0.004</text:p>
          </table:table-cell>
          <table:table-cell office:value-type="float" office:value="2.1549288348264302" table:formula="of:=([.G13]-[.C13])*100/[.C13]" table:style-name="ce53">
            <text:p>2.155</text:p>
          </table:table-cell>
          <table:table-cell office:value-type="boolean" office:boolean-value="true" table:formula="of:=[.F13]&gt;[.C13]" table:style-name="ce22">
            <text:p>TRUE</text:p>
          </table:table-cell>
          <table:table-cell office:value-type="boolean" office:boolean-value="true" table:formula="of:=[.B13]&gt;[.G13]" table:style-name="ce22">
            <text:p>TRUE</text:p>
          </table:table-cell>
          <table:table-cell table:number-columns-repeated="4" table:style-name="ce1"/>
          <table:table-cell office:value-type="float" office:value="7012.2120000000004" table:style-name="ce8">
            <text:p>7012.2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2</text:p>
          </table:table-cell>
          <table:table-cell office:value-type="float" office:value="166735.05885" table:style-name="ce51">
            <text:p>166735.1</text:p>
          </table:table-cell>
          <table:table-cell office:value-type="float" office:value="163136.95723900001" table:style-name="ce51">
            <text:p>163137.0</text:p>
          </table:table-cell>
          <table:table-cell office:value-type="float" office:value="2.2055711176031498" table:style-name="ce52">
            <text:p>2.206</text:p>
          </table:table-cell>
          <table:table-cell office:value-type="float" office:value="7200.9573535899999" table:style-name="ce51">
            <text:p>7201.0</text:p>
          </table:table-cell>
          <table:table-cell office:value-type="float" office:value="166720.731" table:style-name="ce58">
            <text:p>166720.7</text:p>
          </table:table-cell>
          <table:table-cell office:value-type="float" office:value="166702.85699999999" table:style-name="ce58">
            <text:p>166702.9</text:p>
          </table:table-cell>
          <table:table-cell office:value-type="float" office:value="1.0720922282910762E-2" table:formula="of:=([.F14]-[.G14])/[.F14] *100" table:style-name="ce59">
            <text:p>0.011</text:p>
          </table:table-cell>
          <table:table-cell office:value-type="float" office:value="7217.12" table:style-name="ce58">
            <text:p>7217.1</text:p>
          </table:table-cell>
          <table:table-cell office:value-type="float" office:value="2.1858319668031099" table:style-name="ce53">
            <text:p>2.186</text:p>
          </table:table-cell>
          <table:table-cell office:value-type="float" office:value="8.5931837604059421E-3" table:formula="of:=([.B14]-[.F14])/[.B14]* 100" table:style-name="ce53">
            <text:p>0.009</text:p>
          </table:table-cell>
          <table:table-cell office:value-type="float" office:value="2.1858319668031077" table:formula="of:=([.G14]-[.C14])*100/[.C14]" table:style-name="ce53">
            <text:p>2.186</text:p>
          </table:table-cell>
          <table:table-cell office:value-type="boolean" office:boolean-value="true" table:formula="of:=[.F14]&gt;[.C14]" table:style-name="ce22">
            <text:p>TRUE</text:p>
          </table:table-cell>
          <table:table-cell office:value-type="boolean" office:boolean-value="true" table:formula="of:=[.B14]&gt;[.G14]" table:style-name="ce22">
            <text:p>TRUE</text:p>
          </table:table-cell>
          <table:table-cell table:number-columns-repeated="4" table:style-name="ce1"/>
          <table:table-cell office:value-type="float" office:value="4083.0810000000001" table:style-name="ce8">
            <text:p>4083.1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3</text:p>
          </table:table-cell>
          <table:table-cell office:value-type="float" office:value="157852.620433" table:style-name="ce51">
            <text:p>157852.6</text:p>
          </table:table-cell>
          <table:table-cell office:value-type="float" office:value="153696.61193300001" table:style-name="ce51">
            <text:p>153696.6</text:p>
          </table:table-cell>
          <table:table-cell office:value-type="float" office:value="2.7040339066235899" table:style-name="ce52">
            <text:p>2.704</text:p>
          </table:table-cell>
          <table:table-cell office:value-type="float" office:value="7201.25218391" table:style-name="ce51">
            <text:p>7201.3</text:p>
          </table:table-cell>
          <table:table-cell office:value-type="float" office:value="157796.739" table:style-name="ce58">
            <text:p>157796.7</text:p>
          </table:table-cell>
          <table:table-cell office:value-type="float" office:value="157773.92800000001" table:style-name="ce58">
            <text:p>157773.9</text:p>
          </table:table-cell>
          <table:table-cell office:value-type="float" office:value="1.4455938788435267E-2" table:formula="of:=([.F15]-[.G15])/[.F15] *100" table:style-name="ce59">
            <text:p>0.014</text:p>
          </table:table-cell>
          <table:table-cell office:value-type="float" office:value="7245.134" table:style-name="ce58">
            <text:p>7245.1</text:p>
          </table:table-cell>
          <table:table-cell office:value-type="float" office:value="2.6528340577718201" table:style-name="ce53">
            <text:p>2.653</text:p>
          </table:table-cell>
          <table:table-cell office:value-type="float" office:value="3.5401017003528913E-2" table:formula="of:=([.B15]-[.F15])/[.B15]* 100" table:style-name="ce53">
            <text:p>0.035</text:p>
          </table:table-cell>
          <table:table-cell office:value-type="float" office:value="2.652834057771817" table:formula="of:=([.G15]-[.C15])*100/[.C15]" table:style-name="ce53">
            <text:p>2.653</text:p>
          </table:table-cell>
          <table:table-cell office:value-type="boolean" office:boolean-value="true" table:formula="of:=[.F15]&gt;[.C15]" table:style-name="ce22">
            <text:p>TRUE</text:p>
          </table:table-cell>
          <table:table-cell office:value-type="boolean" office:boolean-value="true" table:formula="of:=[.B15]&gt;[.G15]" table:style-name="ce22">
            <text:p>TRUE</text:p>
          </table:table-cell>
          <table:table-cell table:number-columns-repeated="4" table:style-name="ce1"/>
          <table:table-cell office:value-type="float" office:value="5243.76" table:style-name="ce8">
            <text:p>5243.8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4</text:p>
          </table:table-cell>
          <table:table-cell office:value-type="float" office:value="165529.61678800001" table:style-name="ce51">
            <text:p>165529.6</text:p>
          </table:table-cell>
          <table:table-cell office:value-type="float" office:value="161425.11008499999" table:style-name="ce51">
            <text:p>161425.1</text:p>
          </table:table-cell>
          <table:table-cell office:value-type="float" office:value="2.5426692915611202" table:style-name="ce52">
            <text:p>2.543</text:p>
          </table:table-cell>
          <table:table-cell office:value-type="float" office:value="7201.0123195599999" table:style-name="ce51">
            <text:p>7201.0</text:p>
          </table:table-cell>
          <table:table-cell office:value-type="float" office:value="165538.81200000001" table:style-name="ce58">
            <text:p>165538.8</text:p>
          </table:table-cell>
          <table:table-cell office:value-type="float" office:value="165521.372" table:style-name="ce58">
            <text:p>165521.4</text:p>
          </table:table-cell>
          <table:table-cell office:value-type="float" office:value="1.0535293680857349E-2" table:formula="of:=([.F16]-[.G16])/[.F16] *100" table:style-name="ce59">
            <text:p>0.011</text:p>
          </table:table-cell>
          <table:table-cell office:value-type="float" office:value="7219.4669999999996" table:style-name="ce58">
            <text:p>7219.5</text:p>
          </table:table-cell>
          <table:table-cell office:value-type="float" office:value="2.53756179124988" table:style-name="ce53">
            <text:p>2.538</text:p>
          </table:table-cell>
          <table:table-cell office:value-type="float" office:value="-5.5550252446775706E-3" table:formula="of:=([.B16]-[.F16])/[.B16]* 100" table:style-name="ce53">
            <text:p>-0.006</text:p>
          </table:table-cell>
          <table:table-cell office:value-type="float" office:value="2.537561791249876" table:formula="of:=([.G16]-[.C16])*100/[.C16]" table:style-name="ce53">
            <text:p>2.538</text:p>
          </table:table-cell>
          <table:table-cell office:value-type="boolean" office:boolean-value="true" table:formula="of:=[.F16]&gt;[.C16]" table:style-name="ce22">
            <text:p>TRUE</text:p>
          </table:table-cell>
          <table:table-cell office:value-type="boolean" office:boolean-value="true" table:formula="of:=[.B16]&gt;[.G16]" table:style-name="ce22">
            <text:p>TRUE</text:p>
          </table:table-cell>
          <table:table-cell table:number-columns-repeated="4" table:style-name="ce1"/>
          <table:table-cell office:value-type="float" office:value="2264.59" table:style-name="ce8">
            <text:p>2264.6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5</text:p>
          </table:table-cell>
          <table:table-cell office:value-type="float" office:value="165752.51168699999" table:style-name="ce51">
            <text:p>165752.5</text:p>
          </table:table-cell>
          <table:table-cell office:value-type="float" office:value="161929.705063" table:style-name="ce51">
            <text:p>161929.7</text:p>
          </table:table-cell>
          <table:table-cell office:value-type="float" office:value="2.3607815641439598" table:style-name="ce52">
            <text:p>2.361</text:p>
          </table:table-cell>
          <table:table-cell office:value-type="float" office:value="7200.8544082600001" table:style-name="ce51">
            <text:p>7200.9</text:p>
          </table:table-cell>
          <table:table-cell office:value-type="float" office:value="165689.23499999999" table:style-name="ce58">
            <text:p>165689.2</text:p>
          </table:table-cell>
          <table:table-cell office:value-type="float" office:value="165673.647" table:style-name="ce58">
            <text:p>165673.6</text:p>
          </table:table-cell>
          <table:table-cell office:value-type="float" office:value="9.4079739097044091E-3" table:formula="of:=([.F17]-[.G17])/[.F17] *100" table:style-name="ce59">
            <text:p>0.009</text:p>
          </table:table-cell>
          <table:table-cell office:value-type="float" office:value="2162.7779999999998" table:style-name="ce58">
            <text:p>2162.8</text:p>
          </table:table-cell>
          <table:table-cell office:value-type="float" office:value="2.3120785253967999" table:style-name="ce53">
            <text:p>2.312</text:p>
          </table:table-cell>
          <table:table-cell office:value-type="float" office:value="3.8175401600848168E-2" table:formula="of:=([.B17]-[.F17])/[.B17]* 100" table:style-name="ce53">
            <text:p>0.038</text:p>
          </table:table-cell>
          <table:table-cell office:value-type="float" office:value="2.312078525396799" table:formula="of:=([.G17]-[.C17])*100/[.C17]" table:style-name="ce53">
            <text:p>2.312</text:p>
          </table:table-cell>
          <table:table-cell office:value-type="boolean" office:boolean-value="true" table:formula="of:=[.F17]&gt;[.C17]" table:style-name="ce22">
            <text:p>TRUE</text:p>
          </table:table-cell>
          <table:table-cell office:value-type="boolean" office:boolean-value="true" table:formula="of:=[.B17]&gt;[.G17]" table:style-name="ce22">
            <text:p>TRUE</text:p>
          </table:table-cell>
          <table:table-cell office:value-type="float" office:value="2.3686470352096078" table:formula="of:=AVERAGE([.J13:.J17])" table:style-name="ce53">
            <text:p>2.369</text:p>
          </table:table-cell>
          <table:table-cell table:number-columns-repeated="3" table:style-name="ce1"/>
          <table:table-cell office:value-type="float" office:value="2162.777" table:style-name="ce8">
            <text:p>2162.8</text:p>
          </table:table-cell>
          <table:table-cell office:value-type="float" office:value="3" table:style-name="ce5">
            <text:p>3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L1</text:p>
          </table:table-cell>
          <table:table-cell office:value-type="float" office:value="160276.361576" table:style-name="ce51">
            <text:p>160276.4</text:p>
          </table:table-cell>
          <table:table-cell office:value-type="float" office:value="156403.36097899999" table:style-name="ce51">
            <text:p>156403.4</text:p>
          </table:table-cell>
          <table:table-cell office:value-type="float" office:value="2.4762898781440001" table:style-name="ce52">
            <text:p>2.476</text:p>
          </table:table-cell>
          <table:table-cell office:value-type="float" office:value="7200.4286537199996" table:style-name="ce51">
            <text:p>7200.4</text:p>
          </table:table-cell>
          <table:table-cell office:value-type="float" office:value="160263.96799999999" table:style-name="ce58">
            <text:p>160264.0</text:p>
          </table:table-cell>
          <table:table-cell office:value-type="float" office:value="160250.95499999999" table:style-name="ce58">
            <text:p>160251.0</text:p>
          </table:table-cell>
          <table:table-cell office:value-type="float" office:value="8.0000000000000002E-3" table:style-name="ce59">
            <text:p>0.008</text:p>
          </table:table-cell>
          <table:table-cell office:value-type="float" office:value="6750.9840000000004" table:style-name="ce58">
            <text:p>6751.0</text:p>
          </table:table-cell>
          <table:table-cell office:value-type="float" office:value="2.46004561341659" table:style-name="ce53">
            <text:p>2.460</text:p>
          </table:table-cell>
          <table:table-cell office:value-type="float" office:value="7.7326287408423702E-3" table:formula="of:=([.B18]-[.F18])/[.B18]* 100" table:style-name="ce53">
            <text:p>0.008</text:p>
          </table:table-cell>
          <table:table-cell office:value-type="float" office:value="2.4600456134165856" table:formula="of:=([.G18]-[.C18])*100/[.C18]" table:style-name="ce53">
            <text:p>2.460</text:p>
          </table:table-cell>
          <table:table-cell office:value-type="boolean" office:boolean-value="true" table:formula="of:=[.F18]&gt;[.C18]" table:style-name="ce22">
            <text:p>TRUE</text:p>
          </table:table-cell>
          <table:table-cell office:value-type="boolean" office:boolean-value="true" table:formula="of:=[.B18]&gt;[.G18]" table:style-name="ce22">
            <text:p>TRUE</text:p>
          </table:table-cell>
          <table:table-cell table:number-columns-repeated="4" table:style-name="ce1"/>
          <table:table-cell office:value-type="float" office:value="6750.9830000000002" table:style-name="ce8">
            <text:p>6751.0</text:p>
          </table:table-cell>
          <table:table-cell office:value-type="float" office:value="21" table:style-name="ce5">
            <text:p>21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L2</text:p>
          </table:table-cell>
          <table:table-cell office:value-type="float" office:value="158186.677879" table:style-name="ce51">
            <text:p>158186.7</text:p>
          </table:table-cell>
          <table:table-cell office:value-type="float" office:value="154002.81776899999" table:style-name="ce51">
            <text:p>154002.8</text:p>
          </table:table-cell>
          <table:table-cell office:value-type="float" office:value="2.7167425704351" table:style-name="ce52">
            <text:p>2.717</text:p>
          </table:table-cell>
          <table:table-cell office:value-type="float" office:value="7200.9483585400003" table:style-name="ce51">
            <text:p>7200.9</text:p>
          </table:table-cell>
          <table:table-cell office:value-type="float" office:value="158203.32699999999" table:style-name="ce58">
            <text:p>158203.3</text:p>
          </table:table-cell>
          <table:table-cell office:value-type="float" office:value="158179.764" table:style-name="ce58">
            <text:p>158179.8</text:p>
          </table:table-cell>
          <table:table-cell office:value-type="float" office:value="1.4999999999999999E-2" table:style-name="ce59">
            <text:p>0.015</text:p>
          </table:table-cell>
          <table:table-cell office:value-type="float" office:value="7210.5959999999995" table:style-name="ce58">
            <text:p>7210.6</text:p>
          </table:table-cell>
          <table:table-cell office:value-type="float" office:value="2.7122531207612801" table:style-name="ce53">
            <text:p>2.712</text:p>
          </table:table-cell>
          <table:table-cell office:value-type="float" office:value="-1.0524983028425534E-2" table:formula="of:=([.B19]-[.F19])/[.B19]* 100" table:style-name="ce53">
            <text:p>-0.011</text:p>
          </table:table-cell>
          <table:table-cell office:value-type="float" office:value="2.7122531207612797" table:formula="of:=([.G19]-[.C19])*100/[.C19]" table:style-name="ce53">
            <text:p>2.712</text:p>
          </table:table-cell>
          <table:table-cell office:value-type="boolean" office:boolean-value="true" table:formula="of:=[.F19]&gt;[.C19]" table:style-name="ce22">
            <text:p>TRUE</text:p>
          </table:table-cell>
          <table:table-cell office:value-type="boolean" office:boolean-value="true" table:formula="of:=[.B19]&gt;[.G19]" table:style-name="ce22">
            <text:p>TRUE</text:p>
          </table:table-cell>
          <table:table-cell table:number-columns-repeated="4" table:style-name="ce1"/>
          <table:table-cell office:value-type="float" office:value="839.5" table:style-name="ce8">
            <text:p>839.5</text:p>
          </table:table-cell>
          <table:table-cell office:value-type="float" office:value="25" table:style-name="ce5">
            <text:p>25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L3</text:p>
          </table:table-cell>
          <table:table-cell office:value-type="float" office:value="169682.379556" table:style-name="ce51">
            <text:p>169682.4</text:p>
          </table:table-cell>
          <table:table-cell office:value-type="float" office:value="166147.20430499999" table:style-name="ce51">
            <text:p>166147.2</text:p>
          </table:table-cell>
          <table:table-cell office:value-type="float" office:value="2.12773682577915" table:style-name="ce52">
            <text:p>2.128</text:p>
          </table:table-cell>
          <table:table-cell office:value-type="float" office:value="7201.3461265599999" table:style-name="ce51">
            <text:p>7201.3</text:p>
          </table:table-cell>
          <table:table-cell office:value-type="float" office:value="169681.22200000001" table:style-name="ce26">
            <text:p>169681.2</text:p>
          </table:table-cell>
          <table:table-cell office:value-type="float" office:value="169665.99600000001" table:style-name="ce26">
            <text:p>169666.0</text:p>
          </table:table-cell>
          <table:table-cell office:value-type="float" office:value="8.9732969980585772E-3" table:formula="of:=([.F20]-[.G20])/[.F20] *100" table:style-name="ce27">
            <text:p>0.009</text:p>
          </table:table-cell>
          <table:table-cell office:value-type="float" office:value="1880.2629999999999" table:style-name="ce26">
            <text:p>1880.3</text:p>
          </table:table-cell>
          <table:table-cell office:value-type="float" office:value="2.1178759580814299" table:style-name="ce53">
            <text:p>2.118</text:p>
          </table:table-cell>
          <table:table-cell office:value-type="float" office:value="6.82189867339167E-4" table:formula="of:=([.B20]-[.F20])/[.B20]* 100" table:style-name="ce53">
            <text:p>0.001</text:p>
          </table:table-cell>
          <table:table-cell office:value-type="float" office:value="2.1178759580814255" table:formula="of:=([.G20]-[.C20])*100/[.C20]" table:style-name="ce53">
            <text:p>2.118</text:p>
          </table:table-cell>
          <table:table-cell office:value-type="boolean" office:boolean-value="true" table:formula="of:=[.F20]&gt;[.C20]" table:style-name="ce22">
            <text:p>TRUE</text:p>
          </table:table-cell>
          <table:table-cell office:value-type="boolean" office:boolean-value="true" table:formula="of:=[.B20]&gt;[.G20]" table:style-name="ce22">
            <text:p>TRUE</text:p>
          </table:table-cell>
          <table:table-cell table:number-columns-repeated="4" table:style-name="ce1"/>
          <table:table-cell office:value-type="float" office:value="1219.203" table:style-name="ce2">
            <text:p>1219.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L4</text:p>
          </table:table-cell>
          <table:table-cell office:value-type="float" office:value="165362.96820500001" table:style-name="ce51">
            <text:p>165363.0</text:p>
          </table:table-cell>
          <table:table-cell office:value-type="float" office:value="161384.362032" table:style-name="ce51">
            <text:p>161384.4</text:p>
          </table:table-cell>
          <table:table-cell office:value-type="float" office:value="2.4652984483162701" table:style-name="ce52">
            <text:p>2.465</text:p>
          </table:table-cell>
          <table:table-cell office:value-type="float" office:value="7200.9497623400002" table:style-name="ce51">
            <text:p>7200.9</text:p>
          </table:table-cell>
          <table:table-cell office:value-type="float" office:value="165355.81400000001" table:style-name="ce58">
            <text:p>165355.8</text:p>
          </table:table-cell>
          <table:table-cell office:value-type="float" office:value="165335.92800000001" table:style-name="ce58">
            <text:p>165335.9</text:p>
          </table:table-cell>
          <table:table-cell office:value-type="float" office:value="1.202618735861238E-2" table:formula="of:=([.F21]-[.G21])/[.F21] *100" table:style-name="ce59">
            <text:p>0.012</text:p>
          </table:table-cell>
          <table:table-cell office:value-type="float" office:value="7209.777" table:style-name="ce58">
            <text:p>7209.8</text:p>
          </table:table-cell>
          <table:table-cell office:value-type="float" office:value="2.4485432902206901" table:style-name="ce53">
            <text:p>2.449</text:p>
          </table:table-cell>
          <table:table-cell office:value-type="float" office:value="4.3263646496293313E-3" table:formula="of:=([.B21]-[.F21])/[.B21]* 100" table:style-name="ce53">
            <text:p>0.004</text:p>
          </table:table-cell>
          <table:table-cell office:value-type="float" office:value="2.4485432902206945" table:formula="of:=([.G21]-[.C21])*100/[.C21]" table:style-name="ce53">
            <text:p>2.449</text:p>
          </table:table-cell>
          <table:table-cell office:value-type="boolean" office:boolean-value="true" table:formula="of:=[.F21]&gt;[.C21]" table:style-name="ce22">
            <text:p>TRUE</text:p>
          </table:table-cell>
          <table:table-cell office:value-type="boolean" office:boolean-value="true" table:formula="of:=[.B21]&gt;[.G21]" table:style-name="ce22">
            <text:p>TRUE</text:p>
          </table:table-cell>
          <table:table-cell table:number-columns-repeated="4" table:style-name="ce1"/>
          <table:table-cell office:value-type="float" office:value="1148.3630000000001" table:style-name="ce8">
            <text:p>1148.4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57">
            <text:p>Van30_VTL5</text:p>
          </table:table-cell>
          <table:table-cell office:value-type="float" office:value="168168.58541999999" table:style-name="ce51">
            <text:p>168168.6</text:p>
          </table:table-cell>
          <table:table-cell office:value-type="float" office:value="164576.73029499999" table:style-name="ce51">
            <text:p>164576.7</text:p>
          </table:table-cell>
          <table:table-cell office:value-type="float" office:value="2.1824805478646199" table:style-name="ce52">
            <text:p>2.182</text:p>
          </table:table-cell>
          <table:table-cell office:value-type="float" office:value="7201.1527156800003" table:style-name="ce51">
            <text:p>7201.2</text:p>
          </table:table-cell>
          <table:table-cell office:value-type="float" office:value="168079.09899999999" table:style-name="ce58">
            <text:p>168079.1</text:p>
          </table:table-cell>
          <table:table-cell office:value-type="float" office:value="168059.70600000001" table:style-name="ce58">
            <text:p>168059.7</text:p>
          </table:table-cell>
          <table:table-cell office:value-type="float" office:value="1.153801996521997E-2" table:formula="of:=([.F22]-[.G22])/[.F22] *100" table:style-name="ce59">
            <text:p>0.012</text:p>
          </table:table-cell>
          <table:table-cell office:value-type="float" office:value="7212.165" table:style-name="ce58">
            <text:p>7212.2</text:p>
          </table:table-cell>
          <table:table-cell office:value-type="float" office:value="2.1163233093505198" table:style-name="ce60">
            <text:p>2.116</text:p>
          </table:table-cell>
          <table:table-cell office:value-type="float" office:value="5.3212328436080564E-2" table:formula="of:=([.B22]-[.F22])/[.B22]* 100" table:style-name="ce53">
            <text:p>0.053</text:p>
          </table:table-cell>
          <table:table-cell office:value-type="float" office:value="2.1163233093505172" table:formula="of:=([.G22]-[.C22])*100/[.C22]" table:style-name="ce53">
            <text:p>2.116</text:p>
          </table:table-cell>
          <table:table-cell office:value-type="boolean" office:boolean-value="true" table:formula="of:=[.F22]&gt;[.C22]" table:style-name="ce22">
            <text:p>TRUE</text:p>
          </table:table-cell>
          <table:table-cell office:value-type="boolean" office:boolean-value="true" table:formula="of:=[.B22]&gt;[.G22]" table:style-name="ce22">
            <text:p>TRUE</text:p>
          </table:table-cell>
          <table:table-cell office:value-type="float" office:value="2.3710082583661021" table:formula="of:=AVERAGE([.J18:.J22])" table:style-name="ce53">
            <text:p>2.371</text:p>
          </table:table-cell>
          <table:table-cell table:number-columns-repeated="3" table:style-name="ce1"/>
          <table:table-cell office:value-type="float" office:value="4291.1760000000004" table:style-name="ce12">
            <text:p>4291.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22">
            <text:p>Average</text:p>
          </table:table-cell>
          <table:table-cell table:number-columns-repeated="2" table:style-name="ce22"/>
          <table:table-cell office:value-type="float" office:value="1.1981137370342192" table:formula="of:=AVERAGE([.D3:.D22])" table:style-name="ce53">
            <text:p>1.198</text:p>
          </table:table-cell>
          <table:table-cell office:value-type="float" office:value="3601.872002517327" table:formula="of:=AVERAGE([.E3:.E22])" table:style-name="ce26">
            <text:p>3601.9</text:p>
          </table:table-cell>
          <table:table-cell table:number-columns-repeated="2" table:style-name="ce22"/>
          <table:table-cell office:value-type="float" office:value="7.6179982802352456E-3" table:formula="of:=AVERAGE([.H3:.H22])" table:style-name="ce53">
            <text:p>0.008</text:p>
          </table:table-cell>
          <table:table-cell office:value-type="float" office:value="3240.0361500000004" table:formula="of:=AVERAGE([.I3:.I22])" table:style-name="ce26">
            <text:p>3240.0</text:p>
          </table:table-cell>
          <table:table-cell office:value-type="float" office:value="1.1853303137344287" table:formula="of:=AVERAGE([.J3:.J22])" table:style-name="ce53">
            <text:p>1.185</text:p>
          </table:table-cell>
          <table:table-cell office:value-type="float" office:value="5.0071945503206497E-3" table:formula="of:=AVERAGE([.K3:.K22])" table:style-name="ce53">
            <text:p>0.005</text:p>
          </table:table-cell>
          <table:table-cell office:value-type="float" office:value="1.1853303137344278" table:formula="of:=AVERAGE([.L3:.L22])" table:style-name="ce53">
            <text:p>1.185</text:p>
          </table:table-cell>
          <table:table-cell table:number-columns-repeated="16372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Van_60" table:style-name="ta1">
        <table:table-column table:style-name="co2" table:number-columns-repeated="11" table:default-cell-style-name="ce22"/>
        <table:table-column table:style-name="co2" table:number-columns-repeated="4" table:default-cell-style-name="ce1"/>
        <table:table-column table:style-name="co2" table:number-columns-repeated="1009" table:default-cell-style-name="ce22"/>
        <table:table-column table:style-name="co3" table:number-columns-repeated="15360" table:default-cell-style-name="ce1"/>
        <table:table-row table:style-name="ro1">
          <table:table-cell office:value-type="string" table:number-columns-spanned="1" table:number-rows-spanned="2" table:style-name="ce55">
            <text:p>Instance</text:p>
          </table:table-cell>
          <table:table-cell office:value-type="string" table:number-columns-spanned="4" table:number-rows-spanned="1" table:style-name="ce54">
            <text:p>Model</text:p>
          </table:table-cell>
          <table:covered-table-cell table:number-columns-repeated="3"/>
          <table:table-cell office:value-type="string" table:number-columns-spanned="3" table:number-rows-spanned="1" table:style-name="ce55">
            <text:p>B\&amp;P</text:p>
          </table:table-cell>
          <table:covered-table-cell table:number-columns-repeated="2"/>
          <table:table-cell table:number-columns-repeated="3" table:style-name="ce22"/>
          <table:table-cell office:value-type="string" table:number-columns-spanned="2" table:number-rows-spanned="1" table:style-name="ce56">
            <text:p>How much better</text:p>
          </table:table-cell>
          <table:covered-table-cell/>
          <table:table-cell table:number-columns-repeated="1011" table:style-name="ce22"/>
          <table:table-cell table:number-columns-repeated="15360"/>
        </table:table-row>
        <table:table-row table:style-name="ro1">
          <table:covered-table-cell/>
          <table:table-cell office:value-type="string" table:style-name="ce26">
            <text:p>UB</text:p>
          </table:table-cell>
          <table:table-cell office:value-type="string" table:style-name="ce26">
            <text:p>LB</text:p>
          </table:table-cell>
          <table:table-cell office:value-type="string" table:style-name="ce27">
            <text:p>Gap</text:p>
          </table:table-cell>
          <table:table-cell office:value-type="string" table:style-name="ce50">
            <text:p>Time</text:p>
          </table:table-cell>
          <table:table-cell office:value-type="string" table:style-name="ce26">
            <text:p>UB</text:p>
          </table:table-cell>
          <table:table-cell office:value-type="string" table:style-name="ce26">
            <text:p>LB</text:p>
          </table:table-cell>
          <table:table-cell office:value-type="string" table:style-name="ce27">
            <text:p>Gap</text:p>
          </table:table-cell>
          <table:table-cell office:value-type="string" table:style-name="ce22">
            <text:p>Time</text:p>
          </table:table-cell>
          <table:table-cell office:value-type="string" table:style-name="ce22">
            <text:p>LB-Gap</text:p>
          </table:table-cell>
          <table:table-cell table:style-name="ce22"/>
          <table:table-cell office:value-type="string" table:style-name="ce22">
            <text:p>UB-Gap</text:p>
          </table:table-cell>
          <table:table-cell office:value-type="string" table:style-name="ce22">
            <text:p>LB-Gap</text:p>
          </table:table-cell>
          <table:table-cell office:value-type="string" table:style-name="ce22">
            <text:p>Sanity_UB</text:p>
          </table:table-cell>
          <table:table-cell office:value-type="string" table:style-name="ce22">
            <text:p>Sanity_LB</text:p>
          </table:table-cell>
          <table:table-cell table:style-name="ce22"/>
          <table:table-cell office:value-type="string" table:style-name="ce22">
            <text:p>Time to Ub</text:p>
          </table:table-cell>
          <table:table-cell office:value-type="string" table:style-name="ce22">
            <text:p>Node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A1</text:p>
          </table:table-cell>
          <table:table-cell office:value-type="float" office:value="145093.59099999999" table:style-name="ce51">
            <text:p>145093.6</text:p>
          </table:table-cell>
          <table:table-cell office:value-type="float" office:value="145092.337" table:style-name="ce62">
            <text:p>145092.3</text:p>
          </table:table-cell>
          <table:table-cell office:value-type="float" office:value="0" table:style-name="ce52">
            <text:p>0.000</text:p>
          </table:table-cell>
          <table:table-cell office:value-type="float" office:value="20.739000000000001" table:style-name="ce62">
            <text:p>20.7</text:p>
          </table:table-cell>
          <table:table-cell office:value-type="float" office:value="145105.647" table:style-name="ce26">
            <text:p>145105.6</text:p>
          </table:table-cell>
          <table:table-cell office:value-type="float" office:value="145093.06299999999" table:style-name="ce26">
            <text:p>145093.1</text:p>
          </table:table-cell>
          <table:table-cell office:value-type="float" office:value="8.6723020503830291E-3" table:formula="of:=([.F3]-[.G3])/[.F3] *100" table:style-name="ce27">
            <text:p>0.009</text:p>
          </table:table-cell>
          <table:table-cell office:value-type="float" office:value="1979.133" table:style-name="ce26">
            <text:p>1979.1</text:p>
          </table:table-cell>
          <table:table-cell office:value-type="float" office:value="5.0037101545556499E-4" table:style-name="ce53">
            <text:p>0.001</text:p>
          </table:table-cell>
          <table:table-cell table:style-name="ce53"/>
          <table:table-cell office:value-type="float" office:value="-8.3091195944081427E-3" table:formula="of:=([.B3]-[.F3])/[.B3]* 100" table:style-name="ce53">
            <text:p>-0.008</text:p>
          </table:table-cell>
          <table:table-cell office:value-type="float" office:value="5.003710154555651E-4" table:formula="of:=([.G3]-[.C3])*100/[.C3]" table:style-name="ce53">
            <text:p>0.001</text:p>
          </table:table-cell>
          <table:table-cell office:value-type="boolean" office:boolean-value="true" table:formula="of:=[.F3]&gt;[.C3]" table:style-name="ce22">
            <text:p>TRUE</text:p>
          </table:table-cell>
          <table:table-cell office:value-type="boolean" office:boolean-value="true" table:formula="of:=[.B3]&gt;[.G3]" table:style-name="ce22">
            <text:p>TRUE</text:p>
          </table:table-cell>
          <table:table-cell table:style-name="ce1"/>
          <table:table-cell office:value-type="float" office:value="1979.1320000000001" table:style-name="ce26">
            <text:p>1979.1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A2</text:p>
          </table:table-cell>
          <table:table-cell office:value-type="float" office:value="146713.573" table:style-name="ce58">
            <text:p>146713.6</text:p>
          </table:table-cell>
          <table:table-cell office:value-type="float" office:value="146712.13699999999" table:style-name="ce58">
            <text:p>146712.1</text:p>
          </table:table-cell>
          <table:table-cell office:value-type="float" office:value="0" table:style-name="ce60">
            <text:p>0.000</text:p>
          </table:table-cell>
          <table:table-cell office:value-type="float" office:value="32.033000000000001" table:style-name="ce58">
            <text:p>32.0</text:p>
          </table:table-cell>
          <table:table-cell office:value-type="float" office:value="146726.04300000001" table:style-name="ce26">
            <text:p>146726.0</text:p>
          </table:table-cell>
          <table:table-cell office:value-type="float" office:value="146712.72" table:style-name="ce26">
            <text:p>146712.7</text:p>
          </table:table-cell>
          <table:table-cell office:value-type="float" office:value="9.0801876255900641E-3" table:formula="of:=([.F4]-[.G4])/[.F4] *100" table:style-name="ce27">
            <text:p>0.009</text:p>
          </table:table-cell>
          <table:table-cell office:value-type="float" office:value="3280.5819999999999" table:style-name="ce26">
            <text:p>3280.6</text:p>
          </table:table-cell>
          <table:table-cell office:value-type="float" office:value="3.9737680326561598E-4" table:style-name="ce53">
            <text:p>0.000</text:p>
          </table:table-cell>
          <table:table-cell table:style-name="ce53"/>
          <table:table-cell office:value-type="float" office:value="-8.4995544345451684E-3" table:formula="of:=([.B4]-[.F4])/[.B4]* 100" table:style-name="ce53">
            <text:p>-0.008</text:p>
          </table:table-cell>
          <table:table-cell office:value-type="float" office:value="3.9737680326561625E-4" table:formula="of:=([.G4]-[.C4])*100/[.C4]" table:style-name="ce53">
            <text:p>0.000</text:p>
          </table:table-cell>
          <table:table-cell office:value-type="boolean" office:boolean-value="true" table:formula="of:=[.F4]&gt;[.C4]" table:style-name="ce22">
            <text:p>TRUE</text:p>
          </table:table-cell>
          <table:table-cell office:value-type="boolean" office:boolean-value="true" table:formula="of:=[.B4]&gt;[.G4]" table:style-name="ce22">
            <text:p>TRUE</text:p>
          </table:table-cell>
          <table:table-cell table:style-name="ce1"/>
          <table:table-cell office:value-type="float" office:value="3280.5819999999999" table:style-name="ce26">
            <text:p>3280.6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A3</text:p>
          </table:table-cell>
          <table:table-cell office:value-type="float" office:value="144145.889" table:style-name="ce58">
            <text:p>144145.9</text:p>
          </table:table-cell>
          <table:table-cell office:value-type="float" office:value="144144.614" table:style-name="ce58">
            <text:p>144144.6</text:p>
          </table:table-cell>
          <table:table-cell office:value-type="float" office:value="0" table:style-name="ce60">
            <text:p>0.000</text:p>
          </table:table-cell>
          <table:table-cell office:value-type="float" office:value="53.115000000000002" table:style-name="ce58">
            <text:p>53.1</text:p>
          </table:table-cell>
          <table:table-cell office:value-type="float" office:value="144158.886" table:style-name="ce26">
            <text:p>144158.9</text:p>
          </table:table-cell>
          <table:table-cell office:value-type="float" office:value="144145.348" table:style-name="ce26">
            <text:p>144145.3</text:p>
          </table:table-cell>
          <table:table-cell office:value-type="float" office:value="9.3910270644020286E-3" table:formula="of:=([.F5]-[.G5])/[.F5] *100" table:style-name="ce27">
            <text:p>0.009</text:p>
          </table:table-cell>
          <table:table-cell office:value-type="float" office:value="3106.95" table:style-name="ce26">
            <text:p>3107.0</text:p>
          </table:table-cell>
          <table:table-cell office:value-type="float" office:value="5.0921084016135397E-4" table:style-name="ce53">
            <text:p>0.001</text:p>
          </table:table-cell>
          <table:table-cell table:style-name="ce53"/>
          <table:table-cell office:value-type="float" office:value="-9.0165596051116157E-3" table:formula="of:=([.B5]-[.F5])/[.B5]* 100" table:style-name="ce53">
            <text:p>-0.009</text:p>
          </table:table-cell>
          <table:table-cell office:value-type="float" office:value="5.0921084016135375E-4" table:formula="of:=([.G5]-[.C5])*100/[.C5]" table:style-name="ce53">
            <text:p>0.001</text:p>
          </table:table-cell>
          <table:table-cell office:value-type="boolean" office:boolean-value="true" table:formula="of:=[.F5]&gt;[.C5]" table:style-name="ce22">
            <text:p>TRUE</text:p>
          </table:table-cell>
          <table:table-cell office:value-type="boolean" office:boolean-value="true" table:formula="of:=[.B5]&gt;[.G5]" table:style-name="ce22">
            <text:p>TRUE</text:p>
          </table:table-cell>
          <table:table-cell table:style-name="ce1"/>
          <table:table-cell office:value-type="float" office:value="3106.9490000000001" table:style-name="ce26">
            <text:p>3106.9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A4</text:p>
          </table:table-cell>
          <table:table-cell office:value-type="float" office:value="145964.12400000001" table:style-name="ce58">
            <text:p>145964.1</text:p>
          </table:table-cell>
          <table:table-cell office:value-type="float" office:value="145962.88200000001" table:style-name="ce58">
            <text:p>145962.9</text:p>
          </table:table-cell>
          <table:table-cell office:value-type="float" office:value="0" table:style-name="ce60">
            <text:p>0.000</text:p>
          </table:table-cell>
          <table:table-cell office:value-type="float" office:value="13.051" table:style-name="ce58">
            <text:p>13.1</text:p>
          </table:table-cell>
          <table:table-cell office:value-type="float" office:value="145977.34" table:style-name="ce26">
            <text:p>145977.3</text:p>
          </table:table-cell>
          <table:table-cell office:value-type="float" office:value="145963.52900000001" table:style-name="ce26">
            <text:p>145963.5</text:p>
          </table:table-cell>
          <table:table-cell office:value-type="float" office:value="9.4610574490444632E-3" table:formula="of:=([.F6]-[.G6])/[.F6] *100" table:style-name="ce27">
            <text:p>0.009</text:p>
          </table:table-cell>
          <table:table-cell office:value-type="float" office:value="5007.9669999999996" table:style-name="ce26">
            <text:p>5008.0</text:p>
          </table:table-cell>
          <table:table-cell office:value-type="float" office:value="4.4326337705308298E-4" table:style-name="ce53">
            <text:p>0.000</text:p>
          </table:table-cell>
          <table:table-cell table:style-name="ce53"/>
          <table:table-cell office:value-type="float" office:value="-9.0542796666842583E-3" table:formula="of:=([.B6]-[.F6])/[.B6]* 100" table:style-name="ce53">
            <text:p>-0.009</text:p>
          </table:table-cell>
          <table:table-cell office:value-type="float" office:value="4.4326337705308255E-4" table:formula="of:=([.G6]-[.C6])*100/[.C6]" table:style-name="ce53">
            <text:p>0.000</text:p>
          </table:table-cell>
          <table:table-cell office:value-type="boolean" office:boolean-value="true" table:formula="of:=[.F6]&gt;[.C6]" table:style-name="ce22">
            <text:p>TRUE</text:p>
          </table:table-cell>
          <table:table-cell office:value-type="boolean" office:boolean-value="true" table:formula="of:=[.B6]&gt;[.G6]" table:style-name="ce22">
            <text:p>TRUE</text:p>
          </table:table-cell>
          <table:table-cell table:style-name="ce1"/>
          <table:table-cell office:value-type="float" office:value="5007.9660000000003" table:style-name="ce26">
            <text:p>5008.0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A5</text:p>
          </table:table-cell>
          <table:table-cell office:value-type="float" office:value="141773.52799999999" table:style-name="ce58">
            <text:p>141773.5</text:p>
          </table:table-cell>
          <table:table-cell office:value-type="float" office:value="141772.198" table:style-name="ce58">
            <text:p>141772.2</text:p>
          </table:table-cell>
          <table:table-cell office:value-type="float" office:value="0" table:style-name="ce60">
            <text:p>0.000</text:p>
          </table:table-cell>
          <table:table-cell office:value-type="float" office:value="19.806000000000001" table:style-name="ce58">
            <text:p>19.8</text:p>
          </table:table-cell>
          <table:table-cell office:value-type="float" office:value="141778.85200000001" table:style-name="ce26">
            <text:p>141778.9</text:p>
          </table:table-cell>
          <table:table-cell office:value-type="float" office:value="141772.198" table:style-name="ce26">
            <text:p>141772.2</text:p>
          </table:table-cell>
          <table:table-cell office:value-type="float" office:value="4.6932246284583723E-3" table:formula="of:=([.F7]-[.G7])/[.F7] *100" table:style-name="ce27">
            <text:p>0.005</text:p>
          </table:table-cell>
          <table:table-cell office:value-type="float" office:value="3644.5770000000002" table:style-name="ce26">
            <text:p>3644.6</text:p>
          </table:table-cell>
          <table:table-cell office:value-type="float" office:value="0" table:style-name="ce53">
            <text:p>0.000</text:p>
          </table:table-cell>
          <table:table-cell office:value-type="float" office:value="8.2595597635755913E-3" table:formula="of:=AVERAGE([.H3:.H7])" table:style-name="ce53">
            <text:p>0.008</text:p>
          </table:table-cell>
          <table:table-cell office:value-type="float" office:value="-3.7552849781817888E-3" table:formula="of:=([.B7]-[.F7])/[.B7]* 100" table:style-name="ce53">
            <text:p>-0.004</text:p>
          </table:table-cell>
          <table:table-cell office:value-type="float" office:value="0" table:formula="of:=([.G7]-[.C7])*100/[.C7]" table:style-name="ce53">
            <text:p>0.000</text:p>
          </table:table-cell>
          <table:table-cell office:value-type="boolean" office:boolean-value="true" table:formula="of:=[.F7]&gt;[.C7]" table:style-name="ce22">
            <text:p>TRUE</text:p>
          </table:table-cell>
          <table:table-cell office:value-type="boolean" office:boolean-value="true" table:formula="of:=[.B7]&gt;[.G7]" table:style-name="ce22">
            <text:p>TRUE</text:p>
          </table:table-cell>
          <table:table-cell office:value-type="float" office:value="3.7004440718712352E-4" table:formula="of:=AVERAGE([.M3:.M7])" table:style-name="ce53">
            <text:p>0.000</text:p>
          </table:table-cell>
          <table:table-cell office:value-type="float" office:value="3644.576" table:style-name="ce26">
            <text:p>3644.6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T1</text:p>
          </table:table-cell>
          <table:table-cell office:value-type="float" office:value="161777.18310900001" table:style-name="ce51">
            <text:p>161777.2</text:p>
          </table:table-cell>
          <table:table-cell office:value-type="float" office:value="161775.41213099999" table:style-name="ce51">
            <text:p>161775.4</text:p>
          </table:table-cell>
          <table:table-cell office:value-type="float" office:value="1.0947139473710299E-3" table:style-name="ce52">
            <text:p>0.001</text:p>
          </table:table-cell>
          <table:table-cell office:value-type="float" office:value="496.07087325999998" table:style-name="ce51">
            <text:p>496.1</text:p>
          </table:table-cell>
          <table:table-cell office:value-type="float" office:value="161783.84899999999" table:style-name="ce26">
            <text:p>161783.8</text:p>
          </table:table-cell>
          <table:table-cell office:value-type="float" office:value="161777.18310900001" table:style-name="ce26">
            <text:p>161777.2</text:p>
          </table:table-cell>
          <table:table-cell office:value-type="float" office:value="4.1202450313704477E-3" table:formula="of:=([.F8]-[.G8])/[.F8] *100" table:style-name="ce27">
            <text:p>0.004</text:p>
          </table:table-cell>
          <table:table-cell office:value-type="float" office:value="1225.636" table:style-name="ce26">
            <text:p>1225.6</text:p>
          </table:table-cell>
          <table:table-cell office:value-type="float" office:value="1.0947139473710299E-3" table:style-name="ce53">
            <text:p>0.001</text:p>
          </table:table-cell>
          <table:table-cell table:style-name="ce53"/>
          <table:table-cell office:value-type="float" office:value="-4.1204148025566212E-3" table:formula="of:=([.B8]-[.F8])/[.B8]* 100" table:style-name="ce53">
            <text:p>-0.004</text:p>
          </table:table-cell>
          <table:table-cell office:value-type="float" office:value="1.0947139473710288E-3" table:formula="of:=([.G8]-[.C8])*100/[.C8]" table:style-name="ce53">
            <text:p>0.001</text:p>
          </table:table-cell>
          <table:table-cell office:value-type="boolean" office:boolean-value="true" table:formula="of:=[.F8]&gt;[.C8]" table:style-name="ce22">
            <text:p>TRUE</text:p>
          </table:table-cell>
          <table:table-cell office:value-type="boolean" office:boolean-value="false" table:formula="of:=[.B8]&gt;[.G8]" table:style-name="ce22">
            <text:p>FALSE</text:p>
          </table:table-cell>
          <table:table-cell table:style-name="ce1"/>
          <table:table-cell office:value-type="float" office:value="1225.635" table:style-name="ce26">
            <text:p>1225.6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T2</text:p>
          </table:table-cell>
          <table:table-cell office:value-type="float" office:value="163284.856604" table:style-name="ce51">
            <text:p>163284.9</text:p>
          </table:table-cell>
          <table:table-cell office:value-type="float" office:value="163215.987288" table:style-name="ce51">
            <text:p>163216.0</text:p>
          </table:table-cell>
          <table:table-cell office:value-type="float" office:value="4.2195202286449102E-2" table:style-name="ce52">
            <text:p>0.042</text:p>
          </table:table-cell>
          <table:table-cell office:value-type="float" office:value="7201.1722354900003" table:style-name="ce51">
            <text:p>7201.2</text:p>
          </table:table-cell>
          <table:table-cell office:value-type="float" office:value="163225.48800000001" table:style-name="ce26">
            <text:p>163225.5</text:p>
          </table:table-cell>
          <table:table-cell office:value-type="float" office:value="163217.55100000001" table:style-name="ce26">
            <text:p>163217.6</text:p>
          </table:table-cell>
          <table:table-cell office:value-type="float" office:value="4.8625984196814616E-3" table:formula="of:=([.F9]-[.G9])/[.F9] *100" table:style-name="ce27">
            <text:p>0.005</text:p>
          </table:table-cell>
          <table:table-cell office:value-type="float" office:value="1062.9880000000001" table:style-name="ce26">
            <text:p>1063.0</text:p>
          </table:table-cell>
          <table:table-cell office:value-type="float" office:value="9.5806300962639798E-4" table:style-name="ce53">
            <text:p>0.001</text:p>
          </table:table-cell>
          <table:table-cell table:style-name="ce53"/>
          <table:table-cell office:value-type="float" office:value="3.6358916089793747E-2" table:formula="of:=([.B9]-[.F9])/[.B9]* 100" table:style-name="ce53">
            <text:p>0.036</text:p>
          </table:table-cell>
          <table:table-cell office:value-type="float" office:value="9.5806300962639776E-4" table:formula="of:=([.G9]-[.C9])*100/[.C9]" table:style-name="ce53">
            <text:p>0.001</text:p>
          </table:table-cell>
          <table:table-cell office:value-type="boolean" office:boolean-value="true" table:formula="of:=[.F9]&gt;[.C9]" table:style-name="ce22">
            <text:p>TRUE</text:p>
          </table:table-cell>
          <table:table-cell office:value-type="boolean" office:boolean-value="true" table:formula="of:=[.B9]&gt;[.G9]" table:style-name="ce22">
            <text:p>TRUE</text:p>
          </table:table-cell>
          <table:table-cell table:style-name="ce1"/>
          <table:table-cell office:value-type="float" office:value="1062.9870000000001" table:style-name="ce26">
            <text:p>1063.0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T3</text:p>
          </table:table-cell>
          <table:table-cell office:value-type="float" office:value="153801.840715" table:style-name="ce51">
            <text:p>153801.8</text:p>
          </table:table-cell>
          <table:table-cell office:value-type="float" office:value="153800.89673000001" table:style-name="ce51">
            <text:p>153800.9</text:p>
          </table:table-cell>
          <table:table-cell office:value-type="float" office:value="6.1377080372162596E-4" table:style-name="ce52">
            <text:p>0.001</text:p>
          </table:table-cell>
          <table:table-cell office:value-type="float" office:value="779.99845695500005" table:style-name="ce51">
            <text:p>780.0</text:p>
          </table:table-cell>
          <table:table-cell office:value-type="float" office:value="153810.345" table:style-name="ce26">
            <text:p>153810.3</text:p>
          </table:table-cell>
          <table:table-cell office:value-type="float" office:value="153801.55300000001" table:style-name="ce26">
            <text:p>153801.6</text:p>
          </table:table-cell>
          <table:table-cell office:value-type="float" office:value="5.7161304722297638E-3" table:formula="of:=([.F10]-[.G10])/[.F10] *100" table:style-name="ce27">
            <text:p>0.006</text:p>
          </table:table-cell>
          <table:table-cell office:value-type="float" office:value="1089.4390000000001" table:style-name="ce26">
            <text:p>1089.4</text:p>
          </table:table-cell>
          <table:table-cell office:value-type="float" office:value="4.2670102317989998E-4" table:style-name="ce53">
            <text:p>0.000</text:p>
          </table:table-cell>
          <table:table-cell table:style-name="ce53"/>
          <table:table-cell office:value-type="float" office:value="-5.5293779063161127E-3" table:formula="of:=([.B10]-[.F10])/[.B10]* 100" table:style-name="ce53">
            <text:p>-0.006</text:p>
          </table:table-cell>
          <table:table-cell office:value-type="float" office:value="4.2670102317989955E-4" table:formula="of:=([.G10]-[.C10])*100/[.C10]" table:style-name="ce53">
            <text:p>0.000</text:p>
          </table:table-cell>
          <table:table-cell office:value-type="boolean" office:boolean-value="true" table:formula="of:=[.F10]&gt;[.C10]" table:style-name="ce22">
            <text:p>TRUE</text:p>
          </table:table-cell>
          <table:table-cell office:value-type="boolean" office:boolean-value="true" table:formula="of:=[.B10]&gt;[.G10]" table:style-name="ce22">
            <text:p>TRUE</text:p>
          </table:table-cell>
          <table:table-cell table:style-name="ce1"/>
          <table:table-cell office:value-type="float" office:value="1089.4380000000001" table:style-name="ce26">
            <text:p>1089.4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T4</text:p>
          </table:table-cell>
          <table:table-cell office:value-type="float" office:value="150207.405" table:style-name="ce51">
            <text:p>150207.4</text:p>
          </table:table-cell>
          <table:table-cell office:value-type="float" office:value="150143.133" table:style-name="ce51">
            <text:p>150143.1</text:p>
          </table:table-cell>
          <table:table-cell office:value-type="float" office:value="4.2807152558883399E-2" table:style-name="ce52">
            <text:p>0.043</text:p>
          </table:table-cell>
          <table:table-cell office:value-type="float" office:value="7201.58" table:style-name="ce51">
            <text:p>7201.6</text:p>
          </table:table-cell>
          <table:table-cell office:value-type="float" office:value="150150.30600000001" table:style-name="ce26">
            <text:p>150150.3</text:p>
          </table:table-cell>
          <table:table-cell office:value-type="float" office:value="150143.52799999999" table:style-name="ce26">
            <text:p>150143.5</text:p>
          </table:table-cell>
          <table:table-cell office:value-type="float" office:value="4.5141433145132956E-3" table:formula="of:=([.F11]-[.G11])/[.F11] *100" table:style-name="ce27">
            <text:p>0.005</text:p>
          </table:table-cell>
          <table:table-cell office:value-type="float" office:value="1176.8320000000001" table:style-name="ce26">
            <text:p>1176.8</text:p>
          </table:table-cell>
          <table:table-cell office:value-type="float" office:value="2.6308229493887198E-4" table:style-name="ce53">
            <text:p>0.000</text:p>
          </table:table-cell>
          <table:table-cell table:style-name="ce53"/>
          <table:table-cell office:value-type="float" office:value="3.8013438818137776E-2" table:formula="of:=([.B11]-[.F11])/[.B11]* 100" table:style-name="ce53">
            <text:p>0.038</text:p>
          </table:table-cell>
          <table:table-cell office:value-type="float" office:value="2.6308229493887181E-4" table:formula="of:=([.G11]-[.C11])*100/[.C11]" table:style-name="ce53">
            <text:p>0.000</text:p>
          </table:table-cell>
          <table:table-cell office:value-type="boolean" office:boolean-value="true" table:formula="of:=[.F11]&gt;[.C11]" table:style-name="ce22">
            <text:p>TRUE</text:p>
          </table:table-cell>
          <table:table-cell office:value-type="boolean" office:boolean-value="true" table:formula="of:=[.B11]&gt;[.G11]" table:style-name="ce22">
            <text:p>TRUE</text:p>
          </table:table-cell>
          <table:table-cell table:style-name="ce1"/>
          <table:table-cell office:value-type="float" office:value="1176.8309999999999" table:style-name="ce26">
            <text:p>1176.8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T5</text:p>
          </table:table-cell>
          <table:table-cell office:value-type="float" office:value="163182.08686000001" table:style-name="ce51">
            <text:p>163182.1</text:p>
          </table:table-cell>
          <table:table-cell office:value-type="float" office:value="163180.30439400001" table:style-name="ce51">
            <text:p>163180.3</text:p>
          </table:table-cell>
          <table:table-cell office:value-type="float" office:value="1.0923291304203199E-3" table:style-name="ce52">
            <text:p>0.001</text:p>
          </table:table-cell>
          <table:table-cell office:value-type="float" office:value="2779.49105263" table:style-name="ce51">
            <text:p>2779.5</text:p>
          </table:table-cell>
          <table:table-cell office:value-type="float" office:value="163190.14600000001" table:style-name="ce26">
            <text:p>163190.1</text:p>
          </table:table-cell>
          <table:table-cell office:value-type="float" office:value="163182.08686000001" table:style-name="ce26">
            <text:p>163182.1</text:p>
          </table:table-cell>
          <table:table-cell office:value-type="float" office:value="4.9384967153577822E-3" table:formula="of:=([.F12]-[.G12])/[.F12] *100" table:style-name="ce27">
            <text:p>0.005</text:p>
          </table:table-cell>
          <table:table-cell office:value-type="float" office:value="1421.84" table:style-name="ce26">
            <text:p>1421.8</text:p>
          </table:table-cell>
          <table:table-cell office:value-type="float" office:value="1.0923291304203199E-3" table:style-name="ce53">
            <text:p>0.001</text:p>
          </table:table-cell>
          <table:table-cell office:value-type="float" office:value="4.8303227906305495E-3" table:formula="of:=AVERAGE([.H8:.H12])" table:style-name="ce53">
            <text:p>0.005</text:p>
          </table:table-cell>
          <table:table-cell office:value-type="float" office:value="-4.9387406149008295E-3" table:formula="of:=([.B12]-[.F12])/[.B12]* 100" table:style-name="ce53">
            <text:p>-0.005</text:p>
          </table:table-cell>
          <table:table-cell office:value-type="float" office:value="1.0923291304203166E-3" table:formula="of:=([.G12]-[.C12])*100/[.C12]" table:style-name="ce53">
            <text:p>0.001</text:p>
          </table:table-cell>
          <table:table-cell office:value-type="boolean" office:boolean-value="true" table:formula="of:=[.F12]&gt;[.C12]" table:style-name="ce22">
            <text:p>TRUE</text:p>
          </table:table-cell>
          <table:table-cell office:value-type="boolean" office:boolean-value="false" table:formula="of:=[.B12]&gt;[.G12]" table:style-name="ce22">
            <text:p>FALSE</text:p>
          </table:table-cell>
          <table:table-cell office:value-type="float" office:value="7.6697788110730307E-4" table:formula="of:=AVERAGE([.M8:.M12])" table:style-name="ce53">
            <text:p>0.001</text:p>
          </table:table-cell>
          <table:table-cell office:value-type="float" office:value="1421.8389999999999" table:style-name="ce26">
            <text:p>1421.8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1</text:p>
          </table:table-cell>
          <table:table-cell office:value-type="float" office:value="166162.395441" table:style-name="ce51">
            <text:p>166162.4</text:p>
          </table:table-cell>
          <table:table-cell office:value-type="float" office:value="163186.39024899999" table:style-name="ce51">
            <text:p>163186.4</text:p>
          </table:table-cell>
          <table:table-cell office:value-type="float" office:value="1.82368467582317" table:style-name="ce52">
            <text:p>1.824</text:p>
          </table:table-cell>
          <table:table-cell office:value-type="float" office:value="7201.6442508700002" table:style-name="ce51">
            <text:p>7201.6</text:p>
          </table:table-cell>
          <table:table-cell office:value-type="float" office:value="166040.45499999999" table:style-name="ce58">
            <text:p>166040.5</text:p>
          </table:table-cell>
          <table:table-cell office:value-type="float" office:value="166015.06899999999" table:style-name="ce58">
            <text:p>166015.1</text:p>
          </table:table-cell>
          <table:table-cell office:value-type="float" office:value="1.5289045070370714E-2" table:formula="of:=([.F13]-[.G13])/[.F13] *100" table:style-name="ce59">
            <text:p>0.015</text:p>
          </table:table-cell>
          <table:table-cell office:value-type="float" office:value="7205.39" table:style-name="ce58">
            <text:p>7205.4</text:p>
          </table:table-cell>
          <table:table-cell office:value-type="float" office:value="1.73340359247105" table:style-name="ce53">
            <text:p>1.733</text:p>
          </table:table-cell>
          <table:table-cell table:style-name="ce53"/>
          <table:table-cell office:value-type="float" office:value="7.3386304209433054E-2" table:formula="of:=([.B13]-[.F13])/[.B13]* 100" table:style-name="ce53">
            <text:p>0.073</text:p>
          </table:table-cell>
          <table:table-cell office:value-type="float" office:value="1.733403592471054" table:formula="of:=([.G13]-[.C13])*100/[.C13]" table:style-name="ce53">
            <text:p>1.733</text:p>
          </table:table-cell>
          <table:table-cell office:value-type="boolean" office:boolean-value="true" table:formula="of:=[.F13]&gt;[.C13]" table:style-name="ce22">
            <text:p>TRUE</text:p>
          </table:table-cell>
          <table:table-cell office:value-type="boolean" office:boolean-value="true" table:formula="of:=[.B13]&gt;[.G13]" table:style-name="ce22">
            <text:p>TRUE</text:p>
          </table:table-cell>
          <table:table-cell table:style-name="ce1"/>
          <table:table-cell office:value-type="float" office:value="6643.7449999999999" table:style-name="ce58">
            <text:p>6643.7</text:p>
          </table:table-cell>
          <table:table-cell office:value-type="float" office:value="0" table:style-name="ce50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2</text:p>
          </table:table-cell>
          <table:table-cell office:value-type="float" office:value="173435.753016" table:style-name="ce51">
            <text:p>173435.8</text:p>
          </table:table-cell>
          <table:table-cell office:value-type="float" office:value="170810.28792800001" table:style-name="ce51">
            <text:p>170810.3</text:p>
          </table:table-cell>
          <table:table-cell office:value-type="float" office:value="1.53706496244927" table:style-name="ce52">
            <text:p>1.537</text:p>
          </table:table-cell>
          <table:table-cell office:value-type="float" office:value="7202.3205509199997" table:style-name="ce51">
            <text:p>7202.3</text:p>
          </table:table-cell>
          <table:table-cell office:value-type="float" office:value="173378.99600000001" table:style-name="ce58">
            <text:p>173379.0</text:p>
          </table:table-cell>
          <table:table-cell office:value-type="float" office:value="173358.71799999999" table:style-name="ce58">
            <text:p>173358.7</text:p>
          </table:table-cell>
          <table:table-cell office:value-type="float" office:value="1.1695765039509316E-2" table:formula="of:=([.F14]-[.G14])/[.F14] *100" table:style-name="ce59">
            <text:p>0.012</text:p>
          </table:table-cell>
          <table:table-cell office:value-type="float" office:value="7308.6360000000004" table:style-name="ce58">
            <text:p>7308.6</text:p>
          </table:table-cell>
          <table:table-cell office:value-type="float" office:value="1.4919652105932899" table:style-name="ce53">
            <text:p>1.492</text:p>
          </table:table-cell>
          <table:table-cell table:style-name="ce53"/>
          <table:table-cell office:value-type="float" office:value="3.2725095612063701E-2" table:formula="of:=([.B14]-[.F14])/[.B14]* 100" table:style-name="ce53">
            <text:p>0.033</text:p>
          </table:table-cell>
          <table:table-cell office:value-type="float" office:value="1.4919652105932888" table:formula="of:=([.G14]-[.C14])*100/[.C14]" table:style-name="ce53">
            <text:p>1.492</text:p>
          </table:table-cell>
          <table:table-cell office:value-type="boolean" office:boolean-value="true" table:formula="of:=[.F14]&gt;[.C14]" table:style-name="ce22">
            <text:p>TRUE</text:p>
          </table:table-cell>
          <table:table-cell office:value-type="boolean" office:boolean-value="true" table:formula="of:=[.B14]&gt;[.G14]" table:style-name="ce22">
            <text:p>TRUE</text:p>
          </table:table-cell>
          <table:table-cell table:style-name="ce1"/>
          <table:table-cell office:value-type="float" office:value="7308.6360000000004" table:style-name="ce58">
            <text:p>7308.6</text:p>
          </table:table-cell>
          <table:table-cell office:value-type="float" office:value="0" table:style-name="ce50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3</text:p>
          </table:table-cell>
          <table:table-cell office:value-type="float" office:value="171395.841036" table:style-name="ce51">
            <text:p>171395.8</text:p>
          </table:table-cell>
          <table:table-cell office:value-type="float" office:value="168632.25452300001" table:style-name="ce51">
            <text:p>168632.3</text:p>
          </table:table-cell>
          <table:table-cell office:value-type="float" office:value="1.6388243879068001" table:style-name="ce52">
            <text:p>1.639</text:p>
          </table:table-cell>
          <table:table-cell office:value-type="float" office:value="7202.5968685199996" table:style-name="ce51">
            <text:p>7202.6</text:p>
          </table:table-cell>
          <table:table-cell office:value-type="float" office:value="171252.96900000001" table:style-name="ce58">
            <text:p>171253.0</text:p>
          </table:table-cell>
          <table:table-cell office:value-type="float" office:value="171233.70699999999" table:style-name="ce58">
            <text:p>171233.7</text:p>
          </table:table-cell>
          <table:table-cell office:value-type="float" office:value="1.1247688207973196E-2" table:formula="of:=([.F15]-[.G15])/[.F15] *100" table:style-name="ce59">
            <text:p>0.011</text:p>
          </table:table-cell>
          <table:table-cell office:value-type="float" office:value="7208.6570000000002" table:style-name="ce58">
            <text:p>7208.7</text:p>
          </table:table-cell>
          <table:table-cell office:value-type="float" office:value="1.5426778728414401" table:style-name="ce53">
            <text:p>1.543</text:p>
          </table:table-cell>
          <table:table-cell table:style-name="ce53"/>
          <table:table-cell office:value-type="float" office:value="8.3357936304870581E-2" table:formula="of:=([.B15]-[.F15])/[.B15]* 100" table:style-name="ce53">
            <text:p>0.083</text:p>
          </table:table-cell>
          <table:table-cell office:value-type="float" office:value="1.5426778728414428" table:formula="of:=([.G15]-[.C15])*100/[.C15]" table:style-name="ce53">
            <text:p>1.543</text:p>
          </table:table-cell>
          <table:table-cell office:value-type="boolean" office:boolean-value="true" table:formula="of:=[.F15]&gt;[.C15]" table:style-name="ce22">
            <text:p>TRUE</text:p>
          </table:table-cell>
          <table:table-cell office:value-type="boolean" office:boolean-value="true" table:formula="of:=[.B15]&gt;[.G15]" table:style-name="ce22">
            <text:p>TRUE</text:p>
          </table:table-cell>
          <table:table-cell table:style-name="ce1"/>
          <table:table-cell office:value-type="float" office:value="7208.6540000000005" table:style-name="ce58">
            <text:p>7208.7</text:p>
          </table:table-cell>
          <table:table-cell office:value-type="float" office:value="0" table:style-name="ce50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4</text:p>
          </table:table-cell>
          <table:table-cell office:value-type="float" office:value="164363.239852" table:style-name="ce51">
            <text:p>164363.2</text:p>
          </table:table-cell>
          <table:table-cell office:value-type="float" office:value="161348.3063" table:style-name="ce51">
            <text:p>161348.3</text:p>
          </table:table-cell>
          <table:table-cell office:value-type="float" office:value="1.8685870469530901" table:style-name="ce52">
            <text:p>1.869</text:p>
          </table:table-cell>
          <table:table-cell office:value-type="float" office:value="7202.31481171" table:style-name="ce51">
            <text:p>7202.3</text:p>
          </table:table-cell>
          <table:table-cell office:value-type="float" office:value="164219.46299999999" table:style-name="ce58">
            <text:p>164219.5</text:p>
          </table:table-cell>
          <table:table-cell office:value-type="float" office:value="164191.09599999999" table:style-name="ce58">
            <text:p>164191.1</text:p>
          </table:table-cell>
          <table:table-cell office:value-type="float" office:value="1.7273835562352541E-2" table:formula="of:=([.F16]-[.G16])/[.F16] *100" table:style-name="ce59">
            <text:p>0.017</text:p>
          </table:table-cell>
          <table:table-cell office:value-type="float" office:value="7206.634" table:style-name="ce58">
            <text:p>7206.6</text:p>
          </table:table-cell>
          <table:table-cell office:value-type="float" office:value="1.76189621396726" table:style-name="ce53">
            <text:p>1.762</text:p>
          </table:table-cell>
          <table:table-cell table:style-name="ce53"/>
          <table:table-cell office:value-type="float" office:value="8.7475065671297952E-2" table:formula="of:=([.B16]-[.F16])/[.B16]* 100" table:style-name="ce53">
            <text:p>0.087</text:p>
          </table:table-cell>
          <table:table-cell office:value-type="float" office:value="1.7618962139672574" table:formula="of:=([.G16]-[.C16])*100/[.C16]" table:style-name="ce53">
            <text:p>1.762</text:p>
          </table:table-cell>
          <table:table-cell office:value-type="boolean" office:boolean-value="true" table:formula="of:=[.F16]&gt;[.C16]" table:style-name="ce22">
            <text:p>TRUE</text:p>
          </table:table-cell>
          <table:table-cell office:value-type="boolean" office:boolean-value="true" table:formula="of:=[.B16]&gt;[.G16]" table:style-name="ce22">
            <text:p>TRUE</text:p>
          </table:table-cell>
          <table:table-cell table:style-name="ce1"/>
          <table:table-cell office:value-type="float" office:value="7206.6310000000003" table:style-name="ce58">
            <text:p>7206.6</text:p>
          </table:table-cell>
          <table:table-cell office:value-type="float" office:value="0" table:style-name="ce50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5</text:p>
          </table:table-cell>
          <table:table-cell office:value-type="float" office:value="169090.94480100001" table:style-name="ce51">
            <text:p>169090.9</text:p>
          </table:table-cell>
          <table:table-cell office:value-type="float" office:value="166109.320982" table:style-name="ce51">
            <text:p>166109.3</text:p>
          </table:table-cell>
          <table:table-cell office:value-type="float" office:value="1.7949768269313999" table:style-name="ce52">
            <text:p>1.795</text:p>
          </table:table-cell>
          <table:table-cell office:value-type="float" office:value="7201.6003551499998" table:style-name="ce51">
            <text:p>7201.6</text:p>
          </table:table-cell>
          <table:table-cell office:value-type="float" office:value="168899.383" table:style-name="ce58">
            <text:p>168899.4</text:p>
          </table:table-cell>
          <table:table-cell office:value-type="float" office:value="168878.27299999999" table:style-name="ce58">
            <text:p>168878.3</text:p>
          </table:table-cell>
          <table:table-cell office:value-type="float" office:value="1.2498565492104334E-2" table:formula="of:=([.F17]-[.G17])/[.F17] *100" table:style-name="ce59">
            <text:p>0.012</text:p>
          </table:table-cell>
          <table:table-cell office:value-type="float" office:value="7220.0690000000004" table:style-name="ce58">
            <text:p>7220.1</text:p>
          </table:table-cell>
          <table:table-cell office:value-type="float" office:value="1.6669456004218" table:style-name="ce53">
            <text:p>1.667</text:p>
          </table:table-cell>
          <table:table-cell office:value-type="float" office:value="1.3600979874462021E-2" table:formula="of:=AVERAGE([.H13:.H17])" table:style-name="ce53">
            <text:p>0.014</text:p>
          </table:table-cell>
          <table:table-cell office:value-type="float" office:value="0.11328921322513692" table:formula="of:=([.B17]-[.F17])/[.B17]* 100" table:style-name="ce53">
            <text:p>0.113</text:p>
          </table:table-cell>
          <table:table-cell office:value-type="float" office:value="1.6669456004218042" table:formula="of:=([.G17]-[.C17])*100/[.C17]" table:style-name="ce53">
            <text:p>1.667</text:p>
          </table:table-cell>
          <table:table-cell office:value-type="boolean" office:boolean-value="true" table:formula="of:=[.F17]&gt;[.C17]" table:style-name="ce22">
            <text:p>TRUE</text:p>
          </table:table-cell>
          <table:table-cell office:value-type="boolean" office:boolean-value="true" table:formula="of:=[.B17]&gt;[.G17]" table:style-name="ce22">
            <text:p>TRUE</text:p>
          </table:table-cell>
          <table:table-cell office:value-type="float" office:value="1.6393776980589696" table:formula="of:=AVERAGE([.M13:.M17])" table:style-name="ce53">
            <text:p>1.639</text:p>
          </table:table-cell>
          <table:table-cell office:value-type="float" office:value="7220.067" table:style-name="ce58">
            <text:p>7220.1</text:p>
          </table:table-cell>
          <table:table-cell office:value-type="float" office:value="0" table:style-name="ce50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L1</text:p>
          </table:table-cell>
          <table:table-cell office:value-type="float" office:value="171590.45073400001" table:style-name="ce51">
            <text:p>171590.5</text:p>
          </table:table-cell>
          <table:table-cell office:value-type="float" office:value="164652.03865100001" table:style-name="ce51">
            <text:p>164652.0</text:p>
          </table:table-cell>
          <table:table-cell office:value-type="float" office:value="4.2139849222922798" table:style-name="ce52">
            <text:p>4.214</text:p>
          </table:table-cell>
          <table:table-cell office:value-type="float" office:value="7201.2140178700001" table:style-name="ce51">
            <text:p>7201.2</text:p>
          </table:table-cell>
          <table:table-cell office:value-type="float" office:value="171307.399" table:style-name="ce58">
            <text:p>171307.4</text:p>
          </table:table-cell>
          <table:table-cell office:value-type="float" office:value="171291.72500000001" table:style-name="ce58">
            <text:p>171291.7</text:p>
          </table:table-cell>
          <table:table-cell office:value-type="float" office:value="8.9999999999999993E-3" table:style-name="ce59">
            <text:p>0.009</text:p>
          </table:table-cell>
          <table:table-cell office:value-type="float" office:value="766.26400000000001" table:style-name="ce58">
            <text:p>766.3</text:p>
          </table:table-cell>
          <table:table-cell office:value-type="float" office:value="4.0325564161848098" table:style-name="ce53">
            <text:p>4.033</text:p>
          </table:table-cell>
          <table:table-cell table:style-name="ce53"/>
          <table:table-cell office:value-type="float" office:value="0.16495774257204757" table:formula="of:=([.B18]-[.F18])/[.B18]* 100" table:style-name="ce53">
            <text:p>0.165</text:p>
          </table:table-cell>
          <table:table-cell office:value-type="float" office:value="4.0325564161848115" table:formula="of:=([.G18]-[.C18])*100/[.C18]" table:style-name="ce53">
            <text:p>4.033</text:p>
          </table:table-cell>
          <table:table-cell office:value-type="boolean" office:boolean-value="true" table:formula="of:=[.F18]&gt;[.C18]" table:style-name="ce22">
            <text:p>TRUE</text:p>
          </table:table-cell>
          <table:table-cell office:value-type="boolean" office:boolean-value="true" table:formula="of:=[.B18]&gt;[.G18]" table:style-name="ce22">
            <text:p>TRUE</text:p>
          </table:table-cell>
          <table:table-cell table:style-name="ce1"/>
          <table:table-cell office:value-type="float" office:value="766.26199999999994" table:style-name="ce58">
            <text:p>766.3</text:p>
          </table:table-cell>
          <table:table-cell office:value-type="float" office:value="1" table:style-name="ce50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L2</text:p>
          </table:table-cell>
          <table:table-cell office:value-type="float" office:value="176006.91216899999" table:style-name="ce51">
            <text:p>176006.9</text:p>
          </table:table-cell>
          <table:table-cell office:value-type="float" office:value="168925.130645" table:style-name="ce51">
            <text:p>168925.1</text:p>
          </table:table-cell>
          <table:table-cell office:value-type="float" office:value="4.1922604984586398" table:style-name="ce52">
            <text:p>4.192</text:p>
          </table:table-cell>
          <table:table-cell office:value-type="float" office:value="7202.7259330699999" table:style-name="ce51">
            <text:p>7202.7</text:p>
          </table:table-cell>
          <table:table-cell office:value-type="float" office:value="175768.38" table:style-name="ce58">
            <text:p>175768.4</text:p>
          </table:table-cell>
          <table:table-cell office:value-type="float" office:value="175745.899" table:style-name="ce58">
            <text:p>175745.9</text:p>
          </table:table-cell>
          <table:table-cell office:value-type="float" office:value="1.2999999999999999E-2" table:style-name="ce59">
            <text:p>0.013</text:p>
          </table:table-cell>
          <table:table-cell office:value-type="float" office:value="7265.1629999999996" table:style-name="ce58">
            <text:p>7265.2</text:p>
          </table:table-cell>
          <table:table-cell office:value-type="float" office:value="4.0377463844228201" table:style-name="ce53">
            <text:p>4.038</text:p>
          </table:table-cell>
          <table:table-cell table:style-name="ce53"/>
          <table:table-cell office:value-type="float" office:value="0.13552431893751288" table:formula="of:=([.B19]-[.F19])/[.B19]* 100" table:style-name="ce53">
            <text:p>0.136</text:p>
          </table:table-cell>
          <table:table-cell office:value-type="float" office:value="4.0377463844228174" table:formula="of:=([.G19]-[.C19])*100/[.C19]" table:style-name="ce53">
            <text:p>4.038</text:p>
          </table:table-cell>
          <table:table-cell office:value-type="boolean" office:boolean-value="true" table:formula="of:=[.F19]&gt;[.C19]" table:style-name="ce22">
            <text:p>TRUE</text:p>
          </table:table-cell>
          <table:table-cell office:value-type="boolean" office:boolean-value="true" table:formula="of:=[.B19]&gt;[.G19]" table:style-name="ce22">
            <text:p>TRUE</text:p>
          </table:table-cell>
          <table:table-cell table:style-name="ce1"/>
          <table:table-cell office:value-type="float" office:value="4152.1040000000003" table:style-name="ce58">
            <text:p>4152.1</text:p>
          </table:table-cell>
          <table:table-cell office:value-type="float" office:value="15" table:style-name="ce50">
            <text:p>15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L3</text:p>
          </table:table-cell>
          <table:table-cell office:value-type="float" office:value="173486.654109" table:style-name="ce51">
            <text:p>173486.7</text:p>
          </table:table-cell>
          <table:table-cell office:value-type="float" office:value="166606.659969" table:style-name="ce51">
            <text:p>166606.7</text:p>
          </table:table-cell>
          <table:table-cell office:value-type="float" office:value="4.1294832639224204" table:style-name="ce52">
            <text:p>4.129</text:p>
          </table:table-cell>
          <table:table-cell office:value-type="float" office:value="7201.8088893900003" table:style-name="ce51">
            <text:p>7201.8</text:p>
          </table:table-cell>
          <table:table-cell office:value-type="float" office:value="173249.86199999999" table:style-name="ce58">
            <text:p>173249.9</text:p>
          </table:table-cell>
          <table:table-cell office:value-type="float" office:value="173238.424" table:style-name="ce58">
            <text:p>173238.4</text:p>
          </table:table-cell>
          <table:table-cell office:value-type="float" office:value="6.6020254607733224E-3" table:formula="of:=([.F20]-[.G20])/[.F20] *100" table:style-name="ce59">
            <text:p>0.007</text:p>
          </table:table-cell>
          <table:table-cell office:value-type="float" office:value="1294.289" table:style-name="ce58">
            <text:p>1294.3</text:p>
          </table:table-cell>
          <table:table-cell office:value-type="float" office:value="3.98049155552002" table:style-name="ce53">
            <text:p>3.980</text:p>
          </table:table-cell>
          <table:table-cell table:style-name="ce53"/>
          <table:table-cell office:value-type="float" office:value="0.13649010076085022" table:formula="of:=([.B20]-[.F20])/[.B20]* 100" table:style-name="ce53">
            <text:p>0.136</text:p>
          </table:table-cell>
          <table:table-cell office:value-type="float" office:value="3.98049155552002" table:formula="of:=([.G20]-[.C20])*100/[.C20]" table:style-name="ce53">
            <text:p>3.980</text:p>
          </table:table-cell>
          <table:table-cell office:value-type="boolean" office:boolean-value="true" table:formula="of:=[.F20]&gt;[.C20]" table:style-name="ce22">
            <text:p>TRUE</text:p>
          </table:table-cell>
          <table:table-cell office:value-type="boolean" office:boolean-value="true" table:formula="of:=[.B20]&gt;[.G20]" table:style-name="ce22">
            <text:p>TRUE</text:p>
          </table:table-cell>
          <table:table-cell table:style-name="ce1"/>
          <table:table-cell office:value-type="float" office:value="1294.288" table:style-name="ce58">
            <text:p>1294.3</text:p>
          </table:table-cell>
          <table:table-cell office:value-type="float" office:value="0" table:style-name="ce50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L4</text:p>
          </table:table-cell>
          <table:table-cell office:value-type="float" office:value="164269.06362199999" table:style-name="ce51">
            <text:p>164269.1</text:p>
          </table:table-cell>
          <table:table-cell office:value-type="float" office:value="157480.15739400001" table:style-name="ce51">
            <text:p>157480.2</text:p>
          </table:table-cell>
          <table:table-cell office:value-type="float" office:value="4.31095976810259" table:style-name="ce52">
            <text:p>4.311</text:p>
          </table:table-cell>
          <table:table-cell office:value-type="float" office:value="7201.4097995800003" table:style-name="ce51">
            <text:p>7201.4</text:p>
          </table:table-cell>
          <table:table-cell office:value-type="float" office:value="163609.397" table:style-name="ce58">
            <text:p>163609.4</text:p>
          </table:table-cell>
          <table:table-cell office:value-type="float" office:value="163585.63099999999" table:style-name="ce58">
            <text:p>163585.6</text:p>
          </table:table-cell>
          <table:table-cell office:value-type="float" office:value="1.4999999999999999E-2" table:style-name="ce59">
            <text:p>0.015</text:p>
          </table:table-cell>
          <table:table-cell office:value-type="float" office:value="7282.3069999999998" table:style-name="ce58">
            <text:p>7282.3</text:p>
          </table:table-cell>
          <table:table-cell office:value-type="float" office:value="3.87697961891458" table:style-name="ce53">
            <text:p>3.877</text:p>
          </table:table-cell>
          <table:table-cell table:style-name="ce53"/>
          <table:table-cell office:value-type="float" office:value="0.4015769052643719" table:formula="of:=([.B21]-[.F21])/[.B21]* 100" table:style-name="ce53">
            <text:p>0.402</text:p>
          </table:table-cell>
          <table:table-cell office:value-type="float" office:value="3.8769796189145818" table:formula="of:=([.G21]-[.C21])*100/[.C21]" table:style-name="ce53">
            <text:p>3.877</text:p>
          </table:table-cell>
          <table:table-cell office:value-type="boolean" office:boolean-value="true" table:formula="of:=[.F21]&gt;[.C21]" table:style-name="ce22">
            <text:p>TRUE</text:p>
          </table:table-cell>
          <table:table-cell office:value-type="boolean" office:boolean-value="true" table:formula="of:=[.B21]&gt;[.G21]" table:style-name="ce22">
            <text:p>TRUE</text:p>
          </table:table-cell>
          <table:table-cell table:style-name="ce1"/>
          <table:table-cell office:value-type="float" office:value="6782.25" table:style-name="ce58">
            <text:p>6782.3</text:p>
          </table:table-cell>
          <table:table-cell office:value-type="float" office:value="15" table:style-name="ce50">
            <text:p>15</text:p>
          </table:table-cell>
          <table:table-cell table:number-columns-repeated="16366"/>
        </table:table-row>
        <table:table-row table:style-name="ro1">
          <table:table-cell office:value-type="string" table:style-name="ce28">
            <text:p>Van60_VTL5</text:p>
          </table:table-cell>
          <table:table-cell office:value-type="float" office:value="161385.47109499999" table:style-name="ce51">
            <text:p>161385.5</text:p>
          </table:table-cell>
          <table:table-cell office:value-type="float" office:value="154271.82661799999" table:style-name="ce51">
            <text:p>154271.8</text:p>
          </table:table-cell>
          <table:table-cell office:value-type="float" office:value="4.6111105526833702" table:style-name="ce52">
            <text:p>4.611</text:p>
          </table:table-cell>
          <table:table-cell office:value-type="float" office:value="7201.0841102599998" table:style-name="ce51">
            <text:p>7201.1</text:p>
          </table:table-cell>
          <table:table-cell office:value-type="float" office:value="161078.04699999999" table:style-name="ce58">
            <text:p>161078.0</text:p>
          </table:table-cell>
          <table:table-cell office:value-type="float" office:value="161063.93299999999" table:style-name="ce58">
            <text:p>161063.9</text:p>
          </table:table-cell>
          <table:table-cell office:value-type="float" office:value="8.9999999999999993E-3" table:style-name="ce59">
            <text:p>0.009</text:p>
          </table:table-cell>
          <table:table-cell office:value-type="float" office:value="1939.4939999999999" table:style-name="ce58">
            <text:p>1939.5</text:p>
          </table:table-cell>
          <table:table-cell office:value-type="float" office:value="4.40268747113383" table:style-name="ce53">
            <text:p>4.403</text:p>
          </table:table-cell>
          <table:table-cell office:value-type="float" office:value="1.0520405092154666E-2" table:formula="of:=AVERAGE([.H18:.H22])" table:style-name="ce53">
            <text:p>0.011</text:p>
          </table:table-cell>
          <table:table-cell office:value-type="float" office:value="0.19049056455585697" table:formula="of:=([.B22]-[.F22])/[.B22]* 100" table:style-name="ce53">
            <text:p>0.190</text:p>
          </table:table-cell>
          <table:table-cell office:value-type="float" office:value="4.4026874711338344" table:formula="of:=([.G22]-[.C22])*100/[.C22]" table:style-name="ce53">
            <text:p>4.403</text:p>
          </table:table-cell>
          <table:table-cell office:value-type="boolean" office:boolean-value="true" table:formula="of:=[.F22]&gt;[.C22]" table:style-name="ce22">
            <text:p>TRUE</text:p>
          </table:table-cell>
          <table:table-cell office:value-type="boolean" office:boolean-value="true" table:formula="of:=[.B22]&gt;[.G22]" table:style-name="ce22">
            <text:p>TRUE</text:p>
          </table:table-cell>
          <table:table-cell office:value-type="float" office:value="4.0660922892352129" table:formula="of:=AVERAGE([.M18:.M22])" table:style-name="ce53">
            <text:p>4.066</text:p>
          </table:table-cell>
          <table:table-cell office:value-type="float" office:value="1939.4929999999999" table:style-name="ce58">
            <text:p>1939.5</text:p>
          </table:table-cell>
          <table:table-cell office:value-type="float" office:value="3" table:style-name="ce50">
            <text:p>3</text:p>
          </table:table-cell>
          <table:table-cell table:number-columns-repeated="16366"/>
        </table:table-row>
        <table:table-row table:style-name="ro1">
          <table:table-cell office:value-type="string" table:style-name="ce22">
            <text:p>Average</text:p>
          </table:table-cell>
          <table:table-cell table:number-columns-repeated="2" table:style-name="ce22"/>
          <table:table-cell office:value-type="float" office:value="1.5104370037124937" table:formula="of:=AVERAGE([.D3:.D22])" table:style-name="ce53">
            <text:p>1.510</text:p>
          </table:table-cell>
          <table:table-cell office:value-type="float" office:value="4530.7888102837487" table:formula="of:=AVERAGE([.E3:.E22])" table:style-name="ce26">
            <text:p>4530.8</text:p>
          </table:table-cell>
          <table:table-cell table:number-columns-repeated="2" table:style-name="ce22"/>
          <table:table-cell office:value-type="float" office:value="9.3028168802057089E-3" table:formula="of:=AVERAGE([.H3:.H22])" table:style-name="ce53">
            <text:p>0.009</text:p>
          </table:table-cell>
          <table:table-cell office:value-type="float" office:value="3884.6423500000005" table:formula="of:=AVERAGE([.I3:.I22])" table:style-name="ce26">
            <text:p>3884.6</text:p>
          </table:table-cell>
          <table:table-cell office:value-type="float" office:value="1.4266517523956188" table:formula="of:=AVERAGE([.J3:.J22])" table:style-name="ce53">
            <text:p>1.427</text:p>
          </table:table-cell>
          <table:table-cell table:style-name="ce53"/>
          <table:table-cell office:value-type="float" office:value="7.2021113520933447E-2" table:formula="of:=AVERAGE([.L3:.L22])" table:style-name="ce53">
            <text:p>0.072</text:p>
          </table:table-cell>
          <table:table-cell office:value-type="float" office:value="1.4266517523956195" table:formula="of:=AVERAGE([.M3:.M22])" table:style-name="ce53">
            <text:p>1.427</text:p>
          </table:table-cell>
          <table:table-cell table:number-columns-repeated="2" table:style-name="ce1"/>
          <table:table-cell table:number-columns-repeated="1009" table:style-name="ce22"/>
          <table:table-cell table:number-columns-repeated="15360"/>
        </table:table-row>
        <table:table-row table:number-rows-repeated="1048553" table:style-name="ro1">
          <table:table-cell table:number-columns-repeated="16384"/>
        </table:table-row>
      </table:table>
      <table:table table:name="Kartal" table:style-name="ta1">
        <table:table-column table:style-name="co2" table:default-cell-style-name="ce61"/>
        <table:table-column table:style-name="co2" table:number-columns-repeated="9" table:default-cell-style-name="ce22"/>
        <table:table-column table:style-name="co2" table:number-columns-repeated="4" table:default-cell-style-name="ce1"/>
        <table:table-column table:style-name="co2" table:number-columns-repeated="1010" table:default-cell-style-name="ce22"/>
        <table:table-column table:style-name="co3" table:number-columns-repeated="15360" table:default-cell-style-name="ce1"/>
        <table:table-row table:style-name="ro1">
          <table:table-cell office:value-type="string" table:number-columns-spanned="1" table:number-rows-spanned="2" table:style-name="ce63">
            <text:p>Instance</text:p>
          </table:table-cell>
          <table:table-cell office:value-type="string" table:number-columns-spanned="4" table:number-rows-spanned="1" table:style-name="ce55">
            <text:p>Model</text:p>
          </table:table-cell>
          <table:covered-table-cell table:number-columns-repeated="3"/>
          <table:table-cell office:value-type="string" table:number-columns-spanned="4" table:number-rows-spanned="1" table:style-name="ce55">
            <text:p>B\&amp;P</text:p>
          </table:table-cell>
          <table:covered-table-cell table:number-columns-repeated="3"/>
          <table:table-cell table:style-name="ce22"/>
          <table:table-cell office:value-type="string" table:number-columns-spanned="2" table:number-rows-spanned="1" table:style-name="ce56">
            <text:p>How much better</text:p>
          </table:table-cell>
          <table:covered-table-cell/>
          <table:table-cell table:number-columns-repeated="16372" table:style-name="ce22"/>
        </table:table-row>
        <table:table-row table:style-name="ro1">
          <table:covered-table-cell/>
          <table:table-cell office:value-type="string" table:style-name="ce22">
            <text:p>UB</text:p>
          </table:table-cell>
          <table:table-cell office:value-type="string" table:style-name="ce22">
            <text:p>LB</text:p>
          </table:table-cell>
          <table:table-cell office:value-type="string" table:style-name="ce22">
            <text:p>Gap</text:p>
          </table:table-cell>
          <table:table-cell office:value-type="string" table:style-name="ce22">
            <text:p>Time</text:p>
          </table:table-cell>
          <table:table-cell office:value-type="string" table:style-name="ce22">
            <text:p>UB</text:p>
          </table:table-cell>
          <table:table-cell office:value-type="string" table:style-name="ce22">
            <text:p>LB</text:p>
          </table:table-cell>
          <table:table-cell office:value-type="string" table:style-name="ce22">
            <text:p>Gap</text:p>
          </table:table-cell>
          <table:table-cell office:value-type="string" table:style-name="ce22">
            <text:p>Time</text:p>
          </table:table-cell>
          <table:table-cell office:value-type="string" table:style-name="ce22">
            <text:p>LB-Gap</text:p>
          </table:table-cell>
          <table:table-cell office:value-type="string" table:style-name="ce22">
            <text:p>UB-Gap</text:p>
          </table:table-cell>
          <table:table-cell office:value-type="string" table:style-name="ce22">
            <text:p>LB-Gap</text:p>
          </table:table-cell>
          <table:table-cell office:value-type="string" table:style-name="ce22">
            <text:p>Sanity_UB</text:p>
          </table:table-cell>
          <table:table-cell office:value-type="string" table:style-name="ce22">
            <text:p>Sanity_LB</text:p>
          </table:table-cell>
          <table:table-cell table:number-columns-repeated="16370" table:style-name="ce22"/>
        </table:table-row>
        <table:table-row table:style-name="ro1">
          <table:table-cell office:value-type="string" table:style-name="ce61">
            <text:p>Kartal_A1</text:p>
          </table:table-cell>
          <table:table-cell office:value-type="float" office:value="14031.304" table:style-name="ce26">
            <text:p>14031.3</text:p>
          </table:table-cell>
          <table:table-cell office:value-type="float" office:value="14031.171" table:style-name="ce26">
            <text:p>14031.2</text:p>
          </table:table-cell>
          <table:table-cell office:value-type="float" office:value="9.478805391131916E-4" table:formula="of:=([.B3]-[.C3])*100/[.B3]" table:style-name="ce53">
            <text:p>0.001</text:p>
          </table:table-cell>
          <table:table-cell office:value-type="float" office:value="0.11700000000000001" table:style-name="ce26">
            <text:p>0.1</text:p>
          </table:table-cell>
          <table:table-cell office:value-type="float" office:value="14031.304" table:style-name="ce26">
            <text:p>14031.3</text:p>
          </table:table-cell>
          <table:table-cell office:value-type="float" office:value="14030.164000000001" table:style-name="ce26">
            <text:p>14030.2</text:p>
          </table:table-cell>
          <table:table-cell office:value-type="float" office:value="8.1246903352633366E-3" table:formula="of:=([.F3]-[.G3])*100/[.F3]" table:style-name="ce53">
            <text:p>0.008</text:p>
          </table:table-cell>
          <table:table-cell office:value-type="float" office:value="42.14" table:style-name="ce26">
            <text:p>42.1</text:p>
          </table:table-cell>
          <table:table-cell office:value-type="float" office:value="-7.1768778243783598E-3" table:style-name="ce53">
            <text:p>-0.007</text:p>
          </table:table-cell>
          <table:table-cell office:value-type="float" office:value="0" table:formula="of:=([.B3]-[.F3])/[.B3]* 100" table:style-name="ce53">
            <text:p>0.000</text:p>
          </table:table-cell>
          <table:table-cell office:value-type="float" office:value="-7.176877824378358E-3" table:formula="of:=([.G3]-[.C3])*100/[.C3]" table:style-name="ce53">
            <text:p>-0.007</text:p>
          </table:table-cell>
          <table:table-cell office:value-type="boolean" office:boolean-value="true" table:formula="of:=[.F3]&gt;=[.C3]" table:style-name="ce22">
            <text:p>TRUE</text:p>
          </table:table-cell>
          <table:table-cell office:value-type="boolean" office:boolean-value="true" table:formula="of:=[.B3]&gt;=[.G3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2</text:p>
          </table:table-cell>
          <table:table-cell office:value-type="float" office:value="33521.231" table:style-name="ce26">
            <text:p>33521.2</text:p>
          </table:table-cell>
          <table:table-cell office:value-type="float" office:value="33520.995999999999" table:style-name="ce26">
            <text:p>33521.0</text:p>
          </table:table-cell>
          <table:table-cell office:value-type="float" office:value="7.0104824014542331E-4" table:formula="of:=([.B4]-[.C4])*100/[.B4]" table:style-name="ce53">
            <text:p>0.001</text:p>
          </table:table-cell>
          <table:table-cell office:value-type="float" office:value="0.83299999999999996" table:style-name="ce26">
            <text:p>0.8</text:p>
          </table:table-cell>
          <table:table-cell office:value-type="float" office:value="33521.773000000001" table:style-name="ce26">
            <text:p>33521.8</text:p>
          </table:table-cell>
          <table:table-cell office:value-type="float" office:value="33520.667000000001" table:style-name="ce26">
            <text:p>33520.7</text:p>
          </table:table-cell>
          <table:table-cell office:value-type="float" office:value="3.2993481579860562E-3" table:formula="of:=([.F4]-[.G4])*100/[.F4]" table:style-name="ce53">
            <text:p>0.003</text:p>
          </table:table-cell>
          <table:table-cell office:value-type="float" office:value="257.24200000000002" table:style-name="ce26">
            <text:p>257.2</text:p>
          </table:table-cell>
          <table:table-cell office:value-type="float" office:value="-9.8147441680403701E-4" table:style-name="ce53">
            <text:p>-0.001</text:p>
          </table:table-cell>
          <table:table-cell office:value-type="float" office:value="-1.6168857283352172E-3" table:formula="of:=([.B4]-[.F4])/[.B4]* 100" table:style-name="ce53">
            <text:p>-0.002</text:p>
          </table:table-cell>
          <table:table-cell office:value-type="float" office:value="-9.8147441680403679E-4" table:formula="of:=([.G4]-[.C4])*100/[.C4]" table:style-name="ce53">
            <text:p>-0.001</text:p>
          </table:table-cell>
          <table:table-cell office:value-type="boolean" office:boolean-value="true" table:formula="of:=[.F4]&gt;=[.C4]" table:style-name="ce22">
            <text:p>TRUE</text:p>
          </table:table-cell>
          <table:table-cell office:value-type="boolean" office:boolean-value="true" table:formula="of:=[.B4]&gt;=[.G4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3</text:p>
          </table:table-cell>
          <table:table-cell office:value-type="float" office:value="24921.89" table:style-name="ce26">
            <text:p>24921.9</text:p>
          </table:table-cell>
          <table:table-cell office:value-type="float" office:value="24921.89" table:style-name="ce26">
            <text:p>24921.9</text:p>
          </table:table-cell>
          <table:table-cell office:value-type="float" office:value="0" table:formula="of:=([.B5]-[.C5])*100/[.B5]" table:style-name="ce53">
            <text:p>0.000</text:p>
          </table:table-cell>
          <table:table-cell office:value-type="float" office:value="0.158" table:style-name="ce26">
            <text:p>0.2</text:p>
          </table:table-cell>
          <table:table-cell office:value-type="float" office:value="24922.94" table:style-name="ce26">
            <text:p>24922.9</text:p>
          </table:table-cell>
          <table:table-cell office:value-type="float" office:value="24921.838" table:style-name="ce26">
            <text:p>24921.8</text:p>
          </table:table-cell>
          <table:table-cell office:value-type="float" office:value="4.4216292299341584E-3" table:formula="of:=([.F5]-[.G5])*100/[.F5]" table:style-name="ce53">
            <text:p>0.004</text:p>
          </table:table-cell>
          <table:table-cell office:value-type="float" office:value="707.83199999999999" table:style-name="ce26">
            <text:p>707.8</text:p>
          </table:table-cell>
          <table:table-cell office:value-type="float" office:value="-2.0865191203267401E-4" table:style-name="ce53">
            <text:p>0.000</text:p>
          </table:table-cell>
          <table:table-cell office:value-type="float" office:value="-4.2131636083750966E-3" table:formula="of:=([.B5]-[.F5])/[.B5]* 100" table:style-name="ce53">
            <text:p>-0.004</text:p>
          </table:table-cell>
          <table:table-cell office:value-type="float" office:value="-2.0865191203267434E-4" table:formula="of:=([.G5]-[.C5])*100/[.C5]" table:style-name="ce53">
            <text:p>0.000</text:p>
          </table:table-cell>
          <table:table-cell office:value-type="boolean" office:boolean-value="true" table:formula="of:=[.F5]&gt;=[.C5]" table:style-name="ce22">
            <text:p>TRUE</text:p>
          </table:table-cell>
          <table:table-cell office:value-type="boolean" office:boolean-value="true" table:formula="of:=[.B5]&gt;=[.G5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4</text:p>
          </table:table-cell>
          <table:table-cell office:value-type="float" office:value="14107.873" table:style-name="ce26">
            <text:p>14107.9</text:p>
          </table:table-cell>
          <table:table-cell office:value-type="float" office:value="14107.873" table:style-name="ce26">
            <text:p>14107.9</text:p>
          </table:table-cell>
          <table:table-cell office:value-type="float" office:value="0" table:formula="of:=([.B6]-[.C6])*100/[.B6]" table:style-name="ce53">
            <text:p>0.000</text:p>
          </table:table-cell>
          <table:table-cell office:value-type="float" office:value="0.22900000000000001" table:style-name="ce26">
            <text:p>0.2</text:p>
          </table:table-cell>
          <table:table-cell office:value-type="float" office:value="14107.873" table:style-name="ce26">
            <text:p>14107.9</text:p>
          </table:table-cell>
          <table:table-cell office:value-type="float" office:value="14107.31" table:style-name="ce26">
            <text:p>14107.3</text:p>
          </table:table-cell>
          <table:table-cell office:value-type="float" office:value="3.9906795305011738E-3" table:formula="of:=([.F6]-[.G6])*100/[.F6]" table:style-name="ce53">
            <text:p>0.004</text:p>
          </table:table-cell>
          <table:table-cell office:value-type="float" office:value="193.041" table:style-name="ce26">
            <text:p>193.0</text:p>
          </table:table-cell>
          <table:table-cell office:value-type="float" office:value="-3.9906795305011704E-3" table:style-name="ce53">
            <text:p>-0.004</text:p>
          </table:table-cell>
          <table:table-cell office:value-type="float" office:value="0" table:formula="of:=([.B6]-[.F6])/[.B6]* 100" table:style-name="ce53">
            <text:p>0.000</text:p>
          </table:table-cell>
          <table:table-cell office:value-type="float" office:value="-3.9906795305011738E-3" table:formula="of:=([.G6]-[.C6])*100/[.C6]" table:style-name="ce53">
            <text:p>-0.004</text:p>
          </table:table-cell>
          <table:table-cell office:value-type="boolean" office:boolean-value="true" table:formula="of:=[.F6]&gt;=[.C6]" table:style-name="ce22">
            <text:p>TRUE</text:p>
          </table:table-cell>
          <table:table-cell office:value-type="boolean" office:boolean-value="true" table:formula="of:=[.B6]&gt;=[.G6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5</text:p>
          </table:table-cell>
          <table:table-cell office:value-type="float" office:value="27867.64" table:style-name="ce26">
            <text:p>27867.6</text:p>
          </table:table-cell>
          <table:table-cell office:value-type="float" office:value="27867.437999999998" table:style-name="ce26">
            <text:p>27867.4</text:p>
          </table:table-cell>
          <table:table-cell office:value-type="float" office:value="7.2485506487501297E-4" table:formula="of:=([.B7]-[.C7])*100/[.B7]" table:style-name="ce53">
            <text:p>0.001</text:p>
          </table:table-cell>
          <table:table-cell office:value-type="float" office:value="0.161" table:style-name="ce26">
            <text:p>0.2</text:p>
          </table:table-cell>
          <table:table-cell office:value-type="float" office:value="27867.64" table:style-name="ce26">
            <text:p>27867.6</text:p>
          </table:table-cell>
          <table:table-cell office:value-type="float" office:value="27866.584999999999" table:style-name="ce26">
            <text:p>27866.6</text:p>
          </table:table-cell>
          <table:table-cell office:value-type="float" office:value="3.7857529378170921E-3" table:formula="of:=([.F7]-[.G7])*100/[.F7]" table:style-name="ce53">
            <text:p>0.004</text:p>
          </table:table-cell>
          <table:table-cell office:value-type="float" office:value="81.171999999999997" table:style-name="ce26">
            <text:p>81.2</text:p>
          </table:table-cell>
          <table:table-cell office:value-type="float" office:value="-3.06092006017617E-3" table:style-name="ce53">
            <text:p>-0.003</text:p>
          </table:table-cell>
          <table:table-cell office:value-type="float" office:value="0" table:formula="of:=([.B7]-[.F7])/[.B7]* 100" table:style-name="ce53">
            <text:p>0.000</text:p>
          </table:table-cell>
          <table:table-cell office:value-type="float" office:value="-3.060920060176167E-3" table:formula="of:=([.G7]-[.C7])*100/[.C7]" table:style-name="ce53">
            <text:p>-0.003</text:p>
          </table:table-cell>
          <table:table-cell office:value-type="boolean" office:boolean-value="true" table:formula="of:=[.F7]&gt;=[.C7]" table:style-name="ce22">
            <text:p>TRUE</text:p>
          </table:table-cell>
          <table:table-cell office:value-type="boolean" office:boolean-value="true" table:formula="of:=[.B7]&gt;=[.G7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6</text:p>
          </table:table-cell>
          <table:table-cell office:value-type="float" office:value="11272.924999999999" table:style-name="ce26">
            <text:p>11272.9</text:p>
          </table:table-cell>
          <table:table-cell office:value-type="float" office:value="11272.924999999999" table:style-name="ce26">
            <text:p>11272.9</text:p>
          </table:table-cell>
          <table:table-cell office:value-type="float" office:value="0" table:formula="of:=([.B8]-[.C8])*100/[.B8]" table:style-name="ce53">
            <text:p>0.000</text:p>
          </table:table-cell>
          <table:table-cell office:value-type="float" office:value="0.13400000000000001" table:style-name="ce26">
            <text:p>0.1</text:p>
          </table:table-cell>
          <table:table-cell office:value-type="float" office:value="11273.344999999999" table:style-name="ce26">
            <text:p>11273.3</text:p>
          </table:table-cell>
          <table:table-cell office:value-type="float" office:value="11272.414000000001" table:style-name="ce26">
            <text:p>11272.4</text:p>
          </table:table-cell>
          <table:table-cell office:value-type="float" office:value="8.2584184197208171E-3" table:formula="of:=([.F8]-[.G8])*100/[.F8]" table:style-name="ce53">
            <text:p>0.008</text:p>
          </table:table-cell>
          <table:table-cell office:value-type="float" office:value="164.25800000000001" table:style-name="ce26">
            <text:p>164.3</text:p>
          </table:table-cell>
          <table:table-cell office:value-type="float" office:value="-4.5329850060973802E-3" table:style-name="ce53">
            <text:p>-0.005</text:p>
          </table:table-cell>
          <table:table-cell office:value-type="float" office:value="-3.7257411009127867E-3" table:formula="of:=([.B8]-[.F8])/[.B8]* 100" table:style-name="ce53">
            <text:p>-0.004</text:p>
          </table:table-cell>
          <table:table-cell office:value-type="float" office:value="-4.5329850060973802E-3" table:formula="of:=([.G8]-[.C8])*100/[.C8]" table:style-name="ce53">
            <text:p>-0.005</text:p>
          </table:table-cell>
          <table:table-cell office:value-type="boolean" office:boolean-value="true" table:formula="of:=[.F8]&gt;=[.C8]" table:style-name="ce22">
            <text:p>TRUE</text:p>
          </table:table-cell>
          <table:table-cell office:value-type="boolean" office:boolean-value="true" table:formula="of:=[.B8]&gt;=[.G8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7</text:p>
          </table:table-cell>
          <table:table-cell office:value-type="float" office:value="37870.216" table:style-name="ce26">
            <text:p>37870.2</text:p>
          </table:table-cell>
          <table:table-cell office:value-type="float" office:value="37870.216" table:style-name="ce26">
            <text:p>37870.2</text:p>
          </table:table-cell>
          <table:table-cell office:value-type="float" office:value="0" table:formula="of:=([.B9]-[.C9])*100/[.B9]" table:style-name="ce53">
            <text:p>0.000</text:p>
          </table:table-cell>
          <table:table-cell office:value-type="float" office:value="0.13900000000000001" table:style-name="ce26">
            <text:p>0.1</text:p>
          </table:table-cell>
          <table:table-cell office:value-type="float" office:value="37870.216" table:style-name="ce26">
            <text:p>37870.2</text:p>
          </table:table-cell>
          <table:table-cell office:value-type="float" office:value="37869.790999999997" table:style-name="ce26">
            <text:p>37869.8</text:p>
          </table:table-cell>
          <table:table-cell office:value-type="float" office:value="1.1222539633861882E-3" table:formula="of:=([.F9]-[.G9])*100/[.F9]" table:style-name="ce53">
            <text:p>0.001</text:p>
          </table:table-cell>
          <table:table-cell office:value-type="float" office:value="254.38300000000001" table:style-name="ce26">
            <text:p>254.4</text:p>
          </table:table-cell>
          <table:table-cell office:value-type="float" office:value="-1.12225396338619E-3" table:style-name="ce53">
            <text:p>-0.001</text:p>
          </table:table-cell>
          <table:table-cell office:value-type="float" office:value="0" table:formula="of:=([.B9]-[.F9])/[.B9]* 100" table:style-name="ce53">
            <text:p>0.000</text:p>
          </table:table-cell>
          <table:table-cell office:value-type="float" office:value="-1.1222539633861882E-3" table:formula="of:=([.G9]-[.C9])*100/[.C9]" table:style-name="ce53">
            <text:p>-0.001</text:p>
          </table:table-cell>
          <table:table-cell office:value-type="boolean" office:boolean-value="true" table:formula="of:=[.F9]&gt;=[.C9]" table:style-name="ce22">
            <text:p>TRUE</text:p>
          </table:table-cell>
          <table:table-cell office:value-type="boolean" office:boolean-value="true" table:formula="of:=[.B9]&gt;=[.G9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8</text:p>
          </table:table-cell>
          <table:table-cell office:value-type="float" office:value="21379.210999999999" table:style-name="ce26">
            <text:p>21379.2</text:p>
          </table:table-cell>
          <table:table-cell office:value-type="float" office:value="21379.210999999999" table:style-name="ce26">
            <text:p>21379.2</text:p>
          </table:table-cell>
          <table:table-cell office:value-type="float" office:value="0" table:formula="of:=([.B10]-[.C10])*100/[.B10]" table:style-name="ce53">
            <text:p>0.000</text:p>
          </table:table-cell>
          <table:table-cell office:value-type="float" office:value="0.109" table:style-name="ce26">
            <text:p>0.1</text:p>
          </table:table-cell>
          <table:table-cell office:value-type="float" office:value="21379.210999999999" table:style-name="ce26">
            <text:p>21379.2</text:p>
          </table:table-cell>
          <table:table-cell office:value-type="float" office:value="21378.713" table:style-name="ce26">
            <text:p>21378.7</text:p>
          </table:table-cell>
          <table:table-cell office:value-type="float" office:value="2.3293656627440206E-3" table:formula="of:=([.F10]-[.G10])*100/[.F10]" table:style-name="ce53">
            <text:p>0.002</text:p>
          </table:table-cell>
          <table:table-cell office:value-type="float" office:value="347.625" table:style-name="ce26">
            <text:p>347.6</text:p>
          </table:table-cell>
          <table:table-cell office:value-type="float" office:value="-2.3293656627440202E-3" table:style-name="ce53">
            <text:p>-0.002</text:p>
          </table:table-cell>
          <table:table-cell office:value-type="float" office:value="0" table:formula="of:=([.B10]-[.F10])/[.B10]* 100" table:style-name="ce53">
            <text:p>0.000</text:p>
          </table:table-cell>
          <table:table-cell office:value-type="float" office:value="-2.3293656627440206E-3" table:formula="of:=([.G10]-[.C10])*100/[.C10]" table:style-name="ce53">
            <text:p>-0.002</text:p>
          </table:table-cell>
          <table:table-cell office:value-type="boolean" office:boolean-value="true" table:formula="of:=[.F10]&gt;=[.C10]" table:style-name="ce22">
            <text:p>TRUE</text:p>
          </table:table-cell>
          <table:table-cell office:value-type="boolean" office:boolean-value="true" table:formula="of:=[.B10]&gt;=[.G10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9</text:p>
          </table:table-cell>
          <table:table-cell office:value-type="float" office:value="21457.934000000001" table:style-name="ce26">
            <text:p>21457.9</text:p>
          </table:table-cell>
          <table:table-cell office:value-type="float" office:value="21457.934000000001" table:style-name="ce26">
            <text:p>21457.9</text:p>
          </table:table-cell>
          <table:table-cell office:value-type="float" office:value="0" table:formula="of:=([.B11]-[.C11])*100/[.B11]" table:style-name="ce53">
            <text:p>0.000</text:p>
          </table:table-cell>
          <table:table-cell office:value-type="float" office:value="0.123" table:style-name="ce26">
            <text:p>0.1</text:p>
          </table:table-cell>
          <table:table-cell office:value-type="float" office:value="21457.934000000001" table:style-name="ce26">
            <text:p>21457.9</text:p>
          </table:table-cell>
          <table:table-cell office:value-type="float" office:value="21457.374" table:style-name="ce26">
            <text:p>21457.4</text:p>
          </table:table-cell>
          <table:table-cell office:value-type="float" office:value="2.6097573046934977E-3" table:formula="of:=([.F11]-[.G11])*100/[.F11]" table:style-name="ce53">
            <text:p>0.003</text:p>
          </table:table-cell>
          <table:table-cell office:value-type="float" office:value="243.089" table:style-name="ce26">
            <text:p>243.1</text:p>
          </table:table-cell>
          <table:table-cell office:value-type="float" office:value="-2.6097573046934999E-3" table:style-name="ce53">
            <text:p>-0.003</text:p>
          </table:table-cell>
          <table:table-cell office:value-type="float" office:value="0" table:formula="of:=([.B11]-[.F11])/[.B11]* 100" table:style-name="ce53">
            <text:p>0.000</text:p>
          </table:table-cell>
          <table:table-cell office:value-type="float" office:value="-2.6097573046934977E-3" table:formula="of:=([.G11]-[.C11])*100/[.C11]" table:style-name="ce53">
            <text:p>-0.003</text:p>
          </table:table-cell>
          <table:table-cell office:value-type="boolean" office:boolean-value="true" table:formula="of:=[.F11]&gt;=[.C11]" table:style-name="ce22">
            <text:p>TRUE</text:p>
          </table:table-cell>
          <table:table-cell office:value-type="boolean" office:boolean-value="true" table:formula="of:=[.B11]&gt;=[.G11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A10</text:p>
          </table:table-cell>
          <table:table-cell office:value-type="float" office:value="41481.239000000001" table:style-name="ce26">
            <text:p>41481.2</text:p>
          </table:table-cell>
          <table:table-cell office:value-type="float" office:value="41481.239000000001" table:style-name="ce26">
            <text:p>41481.2</text:p>
          </table:table-cell>
          <table:table-cell office:value-type="float" office:value="0" table:formula="of:=([.B12]-[.C12])*100/[.B12]" table:style-name="ce53">
            <text:p>0.000</text:p>
          </table:table-cell>
          <table:table-cell office:value-type="float" office:value="0.108" table:style-name="ce26">
            <text:p>0.1</text:p>
          </table:table-cell>
          <table:table-cell office:value-type="float" office:value="41483.328999999998" table:style-name="ce26">
            <text:p>41483.3</text:p>
          </table:table-cell>
          <table:table-cell office:value-type="float" office:value="41480.819000000003" table:style-name="ce26">
            <text:p>41480.8</text:p>
          </table:table-cell>
          <table:table-cell office:value-type="float" office:value="6.0506233720894519E-3" table:formula="of:=([.F12]-[.G12])*100/[.F12]" table:style-name="ce53">
            <text:p>0.006</text:p>
          </table:table-cell>
          <table:table-cell office:value-type="float" office:value="214.88499999999999" table:style-name="ce26">
            <text:p>214.9</text:p>
          </table:table-cell>
          <table:table-cell office:value-type="float" office:value="-1.0125059186352999E-3" table:style-name="ce53">
            <text:p>-0.001</text:p>
          </table:table-cell>
          <table:table-cell office:value-type="float" office:value="-5.0384223094119907E-3" table:formula="of:=([.B12]-[.F12])/[.B12]* 100" table:style-name="ce53">
            <text:p>-0.005</text:p>
          </table:table-cell>
          <table:table-cell office:value-type="float" office:value="-1.0125059186352986E-3" table:formula="of:=([.G12]-[.C12])*100/[.C12]" table:style-name="ce53">
            <text:p>-0.001</text:p>
          </table:table-cell>
          <table:table-cell office:value-type="boolean" office:boolean-value="true" table:formula="of:=[.F12]&gt;=[.C12]" table:style-name="ce22">
            <text:p>TRUE</text:p>
          </table:table-cell>
          <table:table-cell office:value-type="boolean" office:boolean-value="true" table:formula="of:=[.B12]&gt;=[.G12]" table:style-name="ce22">
            <text:p>TRUE</text:p>
          </table:table-cell>
          <table:table-cell office:value-type="float" office:value="4.39925189141358E-3" table:formula="of:=AVERAGE([.H3:.H12])" table:style-name="ce53">
            <text:p>0.004</text:p>
          </table:table-cell>
          <table:table-cell office:value-type="float" office:value="250.56670000000003" table:formula="of:=AVERAGE([.I3:.I12])" table:style-name="ce53">
            <text:p>250.567</text:p>
          </table:table-cell>
          <table:table-cell office:value-type="float" office:value="-2.7025471599448803E-3" table:formula="of:=AVERAGE([.J3:.J12])" table:style-name="ce53">
            <text:p>-0.003</text:p>
          </table:table-cell>
          <table:table-cell table:number-columns-repeated="16367"/>
        </table:table-row>
        <table:table-row table:style-name="ro1">
          <table:table-cell office:value-type="string" table:style-name="ce61">
            <text:p>Kartal_T1</text:p>
          </table:table-cell>
          <table:table-cell office:value-type="float" office:value="52538.247000000003" table:style-name="ce26">
            <text:p>52538.2</text:p>
          </table:table-cell>
          <table:table-cell office:value-type="float" office:value="52412.37" table:style-name="ce26">
            <text:p>52412.4</text:p>
          </table:table-cell>
          <table:table-cell office:value-type="float" office:value="0.23959116869658861" table:formula="of:=([.B13]-[.C13])*100/[.B13]" table:style-name="ce53">
            <text:p>0.240</text:p>
          </table:table-cell>
          <table:table-cell office:value-type="float" office:value="7200.0060000000003" table:style-name="ce26">
            <text:p>7200.0</text:p>
          </table:table-cell>
          <table:table-cell office:value-type="float" office:value="52538.248" table:style-name="ce26">
            <text:p>52538.2</text:p>
          </table:table-cell>
          <table:table-cell office:value-type="float" office:value="52538.248" table:style-name="ce26">
            <text:p>52538.2</text:p>
          </table:table-cell>
          <table:table-cell office:value-type="float" office:value="0" table:formula="of:=([.F13]-[.G13])*100/[.F13]" table:style-name="ce53">
            <text:p>0.000</text:p>
          </table:table-cell>
          <table:table-cell office:value-type="float" office:value="29.783000000000001" table:style-name="ce26">
            <text:p>29.8</text:p>
          </table:table-cell>
          <table:table-cell office:value-type="float" office:value="0.24016849457484399" table:style-name="ce53">
            <text:p>0.240</text:p>
          </table:table-cell>
          <table:table-cell office:value-type="float" office:value="-1.9033752621509202E-6" table:formula="of:=([.B13]-[.F13])/[.B13]* 100" table:style-name="ce53">
            <text:p>0.000</text:p>
          </table:table-cell>
          <table:table-cell office:value-type="float" office:value="0.24016849457484363" table:formula="of:=([.G13]-[.C13])*100/[.C13]" table:style-name="ce53">
            <text:p>0.240</text:p>
          </table:table-cell>
          <table:table-cell office:value-type="boolean" office:boolean-value="true" table:formula="of:=[.F13]&gt;=[.C13]" table:style-name="ce22">
            <text:p>TRUE</text:p>
          </table:table-cell>
          <table:table-cell office:value-type="boolean" office:boolean-value="false" table:formula="of:=[.B13]&gt;=[.G13]" table:style-name="ce22">
            <text:p>FALS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2</text:p>
          </table:table-cell>
          <table:table-cell office:value-type="float" office:value="94017.392999999996" table:style-name="ce26">
            <text:p>94017.4</text:p>
          </table:table-cell>
          <table:table-cell office:value-type="float" office:value="92072.926999999996" table:style-name="ce26">
            <text:p>92072.9</text:p>
          </table:table-cell>
          <table:table-cell office:value-type="float" office:value="2.0681981683963522" table:formula="of:=([.B14]-[.C14])*100/[.B14]" table:style-name="ce53">
            <text:p>2.068</text:p>
          </table:table-cell>
          <table:table-cell office:value-type="float" office:value="7200.0029999999997" table:style-name="ce26">
            <text:p>7200.0</text:p>
          </table:table-cell>
          <table:table-cell office:value-type="float" office:value="94017.380999999994" table:style-name="ce26">
            <text:p>94017.4</text:p>
          </table:table-cell>
          <table:table-cell office:value-type="float" office:value="94017.380999999994" table:style-name="ce26">
            <text:p>94017.4</text:p>
          </table:table-cell>
          <table:table-cell office:value-type="float" office:value="0" table:formula="of:=([.F14]-[.G14])*100/[.F14]" table:style-name="ce53">
            <text:p>0.000</text:p>
          </table:table-cell>
          <table:table-cell office:value-type="float" office:value="40.564999999999998" table:style-name="ce26">
            <text:p>40.6</text:p>
          </table:table-cell>
          <table:table-cell office:value-type="float" office:value="2.1118629149261201" table:style-name="ce53">
            <text:p>2.112</text:p>
          </table:table-cell>
          <table:table-cell office:value-type="float" office:value="1.2763595776841762E-5" table:formula="of:=([.B14]-[.F14])/[.B14]* 100" table:style-name="ce53">
            <text:p>0.000</text:p>
          </table:table-cell>
          <table:table-cell office:value-type="float" office:value="2.1118629149261192" table:formula="of:=([.G14]-[.C14])*100/[.C14]" table:style-name="ce53">
            <text:p>2.112</text:p>
          </table:table-cell>
          <table:table-cell office:value-type="boolean" office:boolean-value="true" table:formula="of:=[.F14]&gt;=[.C14]" table:style-name="ce22">
            <text:p>TRUE</text:p>
          </table:table-cell>
          <table:table-cell office:value-type="boolean" office:boolean-value="true" table:formula="of:=[.B14]&gt;=[.G14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3</text:p>
          </table:table-cell>
          <table:table-cell office:value-type="float" office:value="57949.413" table:style-name="ce26">
            <text:p>57949.4</text:p>
          </table:table-cell>
          <table:table-cell office:value-type="float" office:value="55433.913999999997" table:style-name="ce26">
            <text:p>55433.9</text:p>
          </table:table-cell>
          <table:table-cell office:value-type="float" office:value="4.3408532887123519" table:formula="of:=([.B15]-[.C15])*100/[.B15]" table:style-name="ce53">
            <text:p>4.341</text:p>
          </table:table-cell>
          <table:table-cell office:value-type="float" office:value="7200.0039999999999" table:style-name="ce26">
            <text:p>7200.0</text:p>
          </table:table-cell>
          <table:table-cell office:value-type="float" office:value="57949.457999999999" table:style-name="ce26">
            <text:p>57949.5</text:p>
          </table:table-cell>
          <table:table-cell office:value-type="float" office:value="57947.735000000001" table:style-name="ce26">
            <text:p>57947.7</text:p>
          </table:table-cell>
          <table:table-cell office:value-type="float" office:value="2.9732806129060558E-3" table:formula="of:=([.F15]-[.G15])*100/[.F15]" table:style-name="ce53">
            <text:p>0.003</text:p>
          </table:table-cell>
          <table:table-cell office:value-type="float" office:value="24.998000000000001" table:style-name="ce26">
            <text:p>25.0</text:p>
          </table:table-cell>
          <table:table-cell office:value-type="float" office:value="4.5348069775480804" table:style-name="ce53">
            <text:p>4.535</text:p>
          </table:table-cell>
          <table:table-cell office:value-type="float" office:value="-7.7653935853075465E-5" table:formula="of:=([.B15]-[.F15])/[.B15]* 100" table:style-name="ce53">
            <text:p>0.000</text:p>
          </table:table-cell>
          <table:table-cell office:value-type="float" office:value="4.534806977548083" table:formula="of:=([.G15]-[.C15])*100/[.C15]" table:style-name="ce53">
            <text:p>4.535</text:p>
          </table:table-cell>
          <table:table-cell office:value-type="boolean" office:boolean-value="true" table:formula="of:=[.F15]&gt;=[.C15]" table:style-name="ce22">
            <text:p>TRUE</text:p>
          </table:table-cell>
          <table:table-cell office:value-type="boolean" office:boolean-value="true" table:formula="of:=[.B15]&gt;=[.G15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4</text:p>
          </table:table-cell>
          <table:table-cell office:value-type="float" office:value="71345.414000000004" table:style-name="ce26">
            <text:p>71345.4</text:p>
          </table:table-cell>
          <table:table-cell office:value-type="float" office:value="63263.106" table:style-name="ce26">
            <text:p>63263.1</text:p>
          </table:table-cell>
          <table:table-cell office:value-type="float" office:value="11.328419791635108" table:formula="of:=([.B16]-[.C16])*100/[.B16]" table:style-name="ce53">
            <text:p>11.328</text:p>
          </table:table-cell>
          <table:table-cell office:value-type="float" office:value="7200.0060000000003" table:style-name="ce26">
            <text:p>7200.0</text:p>
          </table:table-cell>
          <table:table-cell office:value-type="float" office:value="71345.422999999995" table:style-name="ce26">
            <text:p>71345.4</text:p>
          </table:table-cell>
          <table:table-cell office:value-type="float" office:value="71338.649000000005" table:style-name="ce26">
            <text:p>71338.6</text:p>
          </table:table-cell>
          <table:table-cell office:value-type="float" office:value="9.494652516098108E-3" table:formula="of:=([.F16]-[.G16])*100/[.F16]" table:style-name="ce53">
            <text:p>0.009</text:p>
          </table:table-cell>
          <table:table-cell office:value-type="float" office:value="2177.6550000000002" table:style-name="ce26">
            <text:p>2177.7</text:p>
          </table:table-cell>
          <table:table-cell office:value-type="float" office:value="12.7650118854424" table:style-name="ce53">
            <text:p>12.765</text:p>
          </table:table-cell>
          <table:table-cell office:value-type="float" office:value="-1.2614686055251715E-5" table:formula="of:=([.B16]-[.F16])/[.B16]* 100" table:style-name="ce53">
            <text:p>0.000</text:p>
          </table:table-cell>
          <table:table-cell office:value-type="float" office:value="12.76501188544237" table:formula="of:=([.G16]-[.C16])*100/[.C16]" table:style-name="ce53">
            <text:p>12.765</text:p>
          </table:table-cell>
          <table:table-cell office:value-type="boolean" office:boolean-value="true" table:formula="of:=[.F16]&gt;=[.C16]" table:style-name="ce22">
            <text:p>TRUE</text:p>
          </table:table-cell>
          <table:table-cell office:value-type="boolean" office:boolean-value="true" table:formula="of:=[.B16]&gt;=[.G16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5</text:p>
          </table:table-cell>
          <table:table-cell office:value-type="float" office:value="32889.222000000002" table:style-name="ce26">
            <text:p>32889.2</text:p>
          </table:table-cell>
          <table:table-cell office:value-type="float" office:value="31772.587" table:style-name="ce26">
            <text:p>31772.6</text:p>
          </table:table-cell>
          <table:table-cell office:value-type="float" office:value="3.395139599227984" table:formula="of:=([.B17]-[.C17])*100/[.B17]" table:style-name="ce53">
            <text:p>3.395</text:p>
          </table:table-cell>
          <table:table-cell office:value-type="float" office:value="7200.0029999999997" table:style-name="ce26">
            <text:p>7200.0</text:p>
          </table:table-cell>
          <table:table-cell office:value-type="float" office:value="32889.222000000002" table:style-name="ce26">
            <text:p>32889.2</text:p>
          </table:table-cell>
          <table:table-cell office:value-type="float" office:value="32888.038999999997" table:style-name="ce26">
            <text:p>32888.0</text:p>
          </table:table-cell>
          <table:table-cell office:value-type="float" office:value="3.5969230284758338E-3" table:formula="of:=([.F17]-[.G17])*100/[.F17]" table:style-name="ce53">
            <text:p>0.004</text:p>
          </table:table-cell>
          <table:table-cell office:value-type="float" office:value="84.331999999999994" table:style-name="ce26">
            <text:p>84.3</text:p>
          </table:table-cell>
          <table:table-cell office:value-type="float" office:value="3.5107371017663702" table:style-name="ce53">
            <text:p>3.511</text:p>
          </table:table-cell>
          <table:table-cell office:value-type="float" office:value="0" table:formula="of:=([.B17]-[.F17])/[.B17]* 100" table:style-name="ce53">
            <text:p>0.000</text:p>
          </table:table-cell>
          <table:table-cell office:value-type="float" office:value="3.5107371017663671" table:formula="of:=([.G17]-[.C17])*100/[.C17]" table:style-name="ce53">
            <text:p>3.511</text:p>
          </table:table-cell>
          <table:table-cell office:value-type="boolean" office:boolean-value="true" table:formula="of:=[.F17]&gt;=[.C17]" table:style-name="ce22">
            <text:p>TRUE</text:p>
          </table:table-cell>
          <table:table-cell office:value-type="boolean" office:boolean-value="true" table:formula="of:=[.B17]&gt;=[.G17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6</text:p>
          </table:table-cell>
          <table:table-cell office:value-type="float" office:value="97702.273000000001" table:style-name="ce26">
            <text:p>97702.3</text:p>
          </table:table-cell>
          <table:table-cell office:value-type="float" office:value="88542.983999999997" table:style-name="ce26">
            <text:p>88543.0</text:p>
          </table:table-cell>
          <table:table-cell office:value-type="float" office:value="9.3746938722705089" table:formula="of:=([.B18]-[.C18])*100/[.B18]" table:style-name="ce53">
            <text:p>9.375</text:p>
          </table:table-cell>
          <table:table-cell office:value-type="float" office:value="7200.0060000000003" table:style-name="ce26">
            <text:p>7200.0</text:p>
          </table:table-cell>
          <table:table-cell office:value-type="float" office:value="97702.273000000001" table:style-name="ce26">
            <text:p>97702.3</text:p>
          </table:table-cell>
          <table:table-cell office:value-type="float" office:value="97693.017000000007" table:style-name="ce26">
            <text:p>97693.0</text:p>
          </table:table-cell>
          <table:table-cell office:value-type="float" office:value="9.4736792868615714E-3" table:formula="of:=([.F18]-[.G18])*100/[.F18]" table:style-name="ce53">
            <text:p>0.009</text:p>
          </table:table-cell>
          <table:table-cell office:value-type="float" office:value="6773.5519999999997" table:style-name="ce26">
            <text:p>6773.6</text:p>
          </table:table-cell>
          <table:table-cell office:value-type="float" office:value="10.334001167161899" table:style-name="ce53">
            <text:p>10.334</text:p>
          </table:table-cell>
          <table:table-cell office:value-type="float" office:value="0" table:formula="of:=([.B18]-[.F18])/[.B18]* 100" table:style-name="ce53">
            <text:p>0.000</text:p>
          </table:table-cell>
          <table:table-cell office:value-type="float" office:value="10.33400116716194" table:formula="of:=([.G18]-[.C18])*100/[.C18]" table:style-name="ce53">
            <text:p>10.334</text:p>
          </table:table-cell>
          <table:table-cell office:value-type="boolean" office:boolean-value="true" table:formula="of:=[.F18]&gt;=[.C18]" table:style-name="ce22">
            <text:p>TRUE</text:p>
          </table:table-cell>
          <table:table-cell office:value-type="boolean" office:boolean-value="true" table:formula="of:=[.B18]&gt;=[.G18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7</text:p>
          </table:table-cell>
          <table:table-cell office:value-type="float" office:value="69758.775999999998" table:style-name="ce26">
            <text:p>69758.8</text:p>
          </table:table-cell>
          <table:table-cell office:value-type="float" office:value="65439.826999999997" table:style-name="ce26">
            <text:p>65439.8</text:p>
          </table:table-cell>
          <table:table-cell office:value-type="float" office:value="6.1912625875201712" table:formula="of:=([.B19]-[.C19])*100/[.B19]" table:style-name="ce53">
            <text:p>6.191</text:p>
          </table:table-cell>
          <table:table-cell office:value-type="float" office:value="7200.0039999999999" table:style-name="ce26">
            <text:p>7200.0</text:p>
          </table:table-cell>
          <table:table-cell office:value-type="float" office:value="69758.775999999998" table:style-name="ce26">
            <text:p>69758.8</text:p>
          </table:table-cell>
          <table:table-cell office:value-type="float" office:value="69758.775999999998" table:style-name="ce26">
            <text:p>69758.8</text:p>
          </table:table-cell>
          <table:table-cell office:value-type="float" office:value="0" table:formula="of:=([.F19]-[.G19])*100/[.F19]" table:style-name="ce53">
            <text:p>0.000</text:p>
          </table:table-cell>
          <table:table-cell office:value-type="float" office:value="60.194000000000003" table:style-name="ce26">
            <text:p>60.2</text:p>
          </table:table-cell>
          <table:table-cell office:value-type="float" office:value="6.5998783890428099" table:style-name="ce53">
            <text:p>6.600</text:p>
          </table:table-cell>
          <table:table-cell office:value-type="float" office:value="0" table:formula="of:=([.B19]-[.F19])/[.B19]* 100" table:style-name="ce53">
            <text:p>0.000</text:p>
          </table:table-cell>
          <table:table-cell office:value-type="float" office:value="6.5998783890428081" table:formula="of:=([.G19]-[.C19])*100/[.C19]" table:style-name="ce53">
            <text:p>6.600</text:p>
          </table:table-cell>
          <table:table-cell office:value-type="boolean" office:boolean-value="true" table:formula="of:=[.F19]&gt;=[.C19]" table:style-name="ce22">
            <text:p>TRUE</text:p>
          </table:table-cell>
          <table:table-cell office:value-type="boolean" office:boolean-value="true" table:formula="of:=[.B19]&gt;=[.G19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8</text:p>
          </table:table-cell>
          <table:table-cell office:value-type="float" office:value="52495.803" table:style-name="ce51">
            <text:p>52495.8</text:p>
          </table:table-cell>
          <table:table-cell office:value-type="float" office:value="49213.39" table:style-name="ce51">
            <text:p>49213.4</text:p>
          </table:table-cell>
          <table:table-cell office:value-type="float" office:value="6.2527150980050736" table:formula="of:=([.B20]-[.C20])*100/[.B20]" table:style-name="ce53">
            <text:p>6.253</text:p>
          </table:table-cell>
          <table:table-cell office:value-type="float" office:value="7200.0029999999997" table:style-name="ce51">
            <text:p>7200.0</text:p>
          </table:table-cell>
          <table:table-cell office:value-type="float" office:value="52495.803" table:style-name="ce26">
            <text:p>52495.8</text:p>
          </table:table-cell>
          <table:table-cell office:value-type="float" office:value="52495.803" table:style-name="ce26">
            <text:p>52495.8</text:p>
          </table:table-cell>
          <table:table-cell office:value-type="float" office:value="0" table:formula="of:=([.F20]-[.G20])*100/[.F20]" table:style-name="ce53">
            <text:p>0.000</text:p>
          </table:table-cell>
          <table:table-cell office:value-type="float" office:value="39.796999999999997" table:style-name="ce26">
            <text:p>39.8</text:p>
          </table:table-cell>
          <table:table-cell office:value-type="float" office:value="6.6697559343097499" table:style-name="ce53">
            <text:p>6.670</text:p>
          </table:table-cell>
          <table:table-cell office:value-type="float" office:value="0" table:formula="of:=([.B20]-[.F20])/[.B20]* 100" table:style-name="ce53">
            <text:p>0.000</text:p>
          </table:table-cell>
          <table:table-cell office:value-type="float" office:value="6.669755934309749" table:formula="of:=([.G20]-[.C20])*100/[.C20]" table:style-name="ce53">
            <text:p>6.670</text:p>
          </table:table-cell>
          <table:table-cell office:value-type="boolean" office:boolean-value="true" table:formula="of:=[.F20]&gt;=[.C20]" table:style-name="ce22">
            <text:p>TRUE</text:p>
          </table:table-cell>
          <table:table-cell office:value-type="boolean" office:boolean-value="true" table:formula="of:=[.B20]&gt;=[.G20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9</text:p>
          </table:table-cell>
          <table:table-cell office:value-type="float" office:value="47349.330999999998" table:style-name="ce26">
            <text:p>47349.3</text:p>
          </table:table-cell>
          <table:table-cell office:value-type="float" office:value="43804.074000000001" table:style-name="ce26">
            <text:p>43804.1</text:p>
          </table:table-cell>
          <table:table-cell office:value-type="float" office:value="7.4874489778957978" table:formula="of:=([.B21]-[.C21])*100/[.B21]" table:style-name="ce53">
            <text:p>7.487</text:p>
          </table:table-cell>
          <table:table-cell office:value-type="float" office:value="7200.0039999999999" table:style-name="ce26">
            <text:p>7200.0</text:p>
          </table:table-cell>
          <table:table-cell office:value-type="float" office:value="47349.309000000001" table:style-name="ce26">
            <text:p>47349.3</text:p>
          </table:table-cell>
          <table:table-cell office:value-type="float" office:value="47349.188999999998" table:style-name="ce26">
            <text:p>47349.2</text:p>
          </table:table-cell>
          <table:table-cell office:value-type="float" office:value="2.5343558868540055E-4" table:formula="of:=([.F21]-[.G21])*100/[.F21]" table:style-name="ce53">
            <text:p>0.000</text:p>
          </table:table-cell>
          <table:table-cell office:value-type="float" office:value="49.036999999999999" table:style-name="ce26">
            <text:p>49.0</text:p>
          </table:table-cell>
          <table:table-cell office:value-type="float" office:value="8.0931170922595008" table:style-name="ce53">
            <text:p>8.093</text:p>
          </table:table-cell>
          <table:table-cell office:value-type="float" office:value="4.6463169663803771E-5" table:formula="of:=([.B21]-[.F21])/[.B21]* 100" table:style-name="ce53">
            <text:p>0.000</text:p>
          </table:table-cell>
          <table:table-cell office:value-type="float" office:value="8.0931170922594955" table:formula="of:=([.G21]-[.C21])*100/[.C21]" table:style-name="ce53">
            <text:p>8.093</text:p>
          </table:table-cell>
          <table:table-cell office:value-type="boolean" office:boolean-value="true" table:formula="of:=[.F21]&gt;=[.C21]" table:style-name="ce22">
            <text:p>TRUE</text:p>
          </table:table-cell>
          <table:table-cell office:value-type="boolean" office:boolean-value="true" table:formula="of:=[.B21]&gt;=[.G21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T10</text:p>
          </table:table-cell>
          <table:table-cell office:value-type="float" office:value="67350.63" table:style-name="ce26">
            <text:p>67350.6</text:p>
          </table:table-cell>
          <table:table-cell office:value-type="float" office:value="66813.95" table:style-name="ce26">
            <text:p>66814.0</text:p>
          </table:table-cell>
          <table:table-cell office:value-type="float" office:value="0.79684481050883638" table:formula="of:=([.B22]-[.C22])*100/[.B22]" table:style-name="ce53">
            <text:p>0.797</text:p>
          </table:table-cell>
          <table:table-cell office:value-type="float" office:value="7200.0060000000003" table:style-name="ce26">
            <text:p>7200.0</text:p>
          </table:table-cell>
          <table:table-cell office:value-type="float" office:value="67350.644" table:style-name="ce26">
            <text:p>67350.6</text:p>
          </table:table-cell>
          <table:table-cell office:value-type="float" office:value="67350.63" table:style-name="ce26">
            <text:p>67350.6</text:p>
          </table:table-cell>
          <table:table-cell office:value-type="float" office:value="2.0786735158131847E-5" table:formula="of:=([.F22]-[.G22])*100/[.F22]" table:style-name="ce53">
            <text:p>0.000</text:p>
          </table:table-cell>
          <table:table-cell office:value-type="float" office:value="36.253999999999998" table:style-name="ce26">
            <text:p>36.3</text:p>
          </table:table-cell>
          <table:table-cell office:value-type="float" office:value="0.80324543003370896" table:style-name="ce53">
            <text:p>0.803</text:p>
          </table:table-cell>
          <table:table-cell office:value-type="float" office:value="-2.0786739479016331E-5" table:formula="of:=([.B22]-[.F22])/[.B22]* 100" table:style-name="ce53">
            <text:p>0.000</text:p>
          </table:table-cell>
          <table:table-cell office:value-type="float" office:value="0.80324543003370941" table:formula="of:=([.G22]-[.C22])*100/[.C22]" table:style-name="ce53">
            <text:p>0.803</text:p>
          </table:table-cell>
          <table:table-cell office:value-type="boolean" office:boolean-value="true" table:formula="of:=[.F22]&gt;=[.C22]" table:style-name="ce22">
            <text:p>TRUE</text:p>
          </table:table-cell>
          <table:table-cell office:value-type="boolean" office:boolean-value="true" table:formula="of:=[.B22]&gt;=[.G22]" table:style-name="ce22">
            <text:p>TRUE</text:p>
          </table:table-cell>
          <table:table-cell office:value-type="float" office:value="2.5812757768185098E-3" table:formula="of:=AVERAGE([.H13:.H22])" table:style-name="ce53">
            <text:p>0.003</text:p>
          </table:table-cell>
          <table:table-cell office:value-type="float" office:value="931.61670000000015" table:formula="of:=AVERAGE([.I13:.I22])" table:style-name="ce53">
            <text:p>931.617</text:p>
          </table:table-cell>
          <table:table-cell office:value-type="float" office:value="5.5662585387065473" table:formula="of:=AVERAGE([.J13:.J22])" table:style-name="ce53">
            <text:p>5.566</text:p>
          </table:table-cell>
          <table:table-cell table:number-columns-repeated="16367"/>
        </table:table-row>
        <table:table-row table:style-name="ro1">
          <table:table-cell office:value-type="string" table:style-name="ce61">
            <text:p>Kartal_VT1</text:p>
          </table:table-cell>
          <table:table-cell office:value-type="float" office:value="32690.54" table:style-name="ce26">
            <text:p>32690.5</text:p>
          </table:table-cell>
          <table:table-cell office:value-type="float" office:value="30210.572" table:style-name="ce26">
            <text:p>30210.6</text:p>
          </table:table-cell>
          <table:table-cell office:value-type="float" office:value="7.5861946605960036" table:formula="of:=([.B23]-[.C23])*100/[.B23]" table:style-name="ce53">
            <text:p>7.586</text:p>
          </table:table-cell>
          <table:table-cell office:value-type="float" office:value="7200.0029999999997" table:style-name="ce26">
            <text:p>7200.0</text:p>
          </table:table-cell>
          <table:table-cell office:value-type="float" office:value="32690.546999999999" table:style-name="ce26">
            <text:p>32690.5</text:p>
          </table:table-cell>
          <table:table-cell office:value-type="float" office:value="32688.042000000001" table:style-name="ce26">
            <text:p>32688.0</text:p>
          </table:table-cell>
          <table:table-cell office:value-type="float" office:value="7.6627656306802721E-3" table:formula="of:=([.F23]-[.G23])*100/[.F23]" table:style-name="ce53">
            <text:p>0.008</text:p>
          </table:table-cell>
          <table:table-cell office:value-type="float" office:value="513.91499999999996" table:style-name="ce26">
            <text:p>513.9</text:p>
          </table:table-cell>
          <table:table-cell office:value-type="float" office:value="8.2006722679729496" table:style-name="ce53">
            <text:p>8.201</text:p>
          </table:table-cell>
          <table:table-cell office:value-type="float" office:value="-2.1412922508432434E-5" table:formula="of:=([.B23]-[.F23])/[.B23]* 100" table:style-name="ce53">
            <text:p>0.000</text:p>
          </table:table-cell>
          <table:table-cell office:value-type="float" office:value="8.2006722679729513" table:formula="of:=([.G23]-[.C23])*100/[.C23]" table:style-name="ce53">
            <text:p>8.201</text:p>
          </table:table-cell>
          <table:table-cell office:value-type="boolean" office:boolean-value="true" table:formula="of:=[.F23]&gt;=[.C23]" table:style-name="ce22">
            <text:p>TRUE</text:p>
          </table:table-cell>
          <table:table-cell office:value-type="boolean" office:boolean-value="true" table:formula="of:=[.B23]&gt;=[.G23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2</text:p>
          </table:table-cell>
          <table:table-cell office:value-type="float" office:value="58758.199000000001" table:style-name="ce26">
            <text:p>58758.2</text:p>
          </table:table-cell>
          <table:table-cell office:value-type="float" office:value="54544.332000000002" table:style-name="ce26">
            <text:p>54544.3</text:p>
          </table:table-cell>
          <table:table-cell office:value-type="float" office:value="7.1715387328328397" table:formula="of:=([.B24]-[.C24])*100/[.B24]" table:style-name="ce53">
            <text:p>7.172</text:p>
          </table:table-cell>
          <table:table-cell office:value-type="float" office:value="7200.0039999999999" table:style-name="ce26">
            <text:p>7200.0</text:p>
          </table:table-cell>
          <table:table-cell office:value-type="float" office:value="58759.28" table:style-name="ce26">
            <text:p>58759.3</text:p>
          </table:table-cell>
          <table:table-cell office:value-type="float" office:value="58754.288" table:style-name="ce26">
            <text:p>58754.3</text:p>
          </table:table-cell>
          <table:table-cell office:value-type="float" office:value="8.4956793207785573E-3" table:formula="of:=([.F24]-[.G24])*100/[.F24]" table:style-name="ce53">
            <text:p>0.008</text:p>
          </table:table-cell>
          <table:table-cell office:value-type="float" office:value="912.16200000000003" table:style-name="ce26">
            <text:p>912.2</text:p>
          </table:table-cell>
          <table:table-cell office:value-type="float" office:value="7.71841151157557" table:style-name="ce53">
            <text:p>7.718</text:p>
          </table:table-cell>
          <table:table-cell office:value-type="float" office:value="-1.8397432501263561E-3" table:formula="of:=([.B24]-[.F24])/[.B24]* 100" table:style-name="ce53">
            <text:p>-0.002</text:p>
          </table:table-cell>
          <table:table-cell office:value-type="float" office:value="7.7184115115755718" table:formula="of:=([.G24]-[.C24])*100/[.C24]" table:style-name="ce53">
            <text:p>7.718</text:p>
          </table:table-cell>
          <table:table-cell office:value-type="boolean" office:boolean-value="true" table:formula="of:=[.F24]&gt;=[.C24]" table:style-name="ce22">
            <text:p>TRUE</text:p>
          </table:table-cell>
          <table:table-cell office:value-type="boolean" office:boolean-value="true" table:formula="of:=[.B24]&gt;=[.G24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3</text:p>
          </table:table-cell>
          <table:table-cell office:value-type="float" office:value="108071.59299999999" table:style-name="ce26">
            <text:p>108071.6</text:p>
          </table:table-cell>
          <table:table-cell office:value-type="float" office:value="103984.40700000001" table:style-name="ce26">
            <text:p>103984.4</text:p>
          </table:table-cell>
          <table:table-cell office:value-type="float" office:value="3.7819244507666201" table:formula="of:=([.B25]-[.C25])*100/[.B25]" table:style-name="ce53">
            <text:p>3.782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108071.599" table:style-name="ce26">
            <text:p>108071.6</text:p>
          </table:table-cell>
          <table:table-cell office:value-type="float" office:value="108064.121" table:style-name="ce26">
            <text:p>108064.1</text:p>
          </table:table-cell>
          <table:table-cell office:value-type="float" office:value="6.9194867746916501E-3" table:formula="of:=([.F25]-[.G25])*100/[.F25]" table:style-name="ce53">
            <text:p>0.007</text:p>
          </table:table-cell>
          <table:table-cell office:value-type="float" office:value="13.346" table:style-name="ce26">
            <text:p>13.3</text:p>
          </table:table-cell>
          <table:table-cell office:value-type="float" office:value="3.9233901675277099" table:style-name="ce53">
            <text:p>3.923</text:p>
          </table:table-cell>
          <table:table-cell office:value-type="float" office:value="-5.5518752356119332E-6" table:formula="of:=([.B25]-[.F25])/[.B25]* 100" table:style-name="ce53">
            <text:p>0.000</text:p>
          </table:table-cell>
          <table:table-cell office:value-type="float" office:value="3.9233901675277068" table:formula="of:=([.G25]-[.C25])*100/[.C25]" table:style-name="ce53">
            <text:p>3.923</text:p>
          </table:table-cell>
          <table:table-cell office:value-type="boolean" office:boolean-value="true" table:formula="of:=[.F25]&gt;=[.C25]" table:style-name="ce22">
            <text:p>TRUE</text:p>
          </table:table-cell>
          <table:table-cell office:value-type="boolean" office:boolean-value="true" table:formula="of:=[.B25]&gt;=[.G25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4</text:p>
          </table:table-cell>
          <table:table-cell office:value-type="float" office:value="81271.077000000005" table:style-name="ce26">
            <text:p>81271.1</text:p>
          </table:table-cell>
          <table:table-cell office:value-type="float" office:value="79932.013000000006" table:style-name="ce26">
            <text:p>79932.0</text:p>
          </table:table-cell>
          <table:table-cell office:value-type="float" office:value="1.647651353260642" table:formula="of:=([.B26]-[.C26])*100/[.B26]" table:style-name="ce53">
            <text:p>1.648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81271.077000000005" table:style-name="ce26">
            <text:p>81271.1</text:p>
          </table:table-cell>
          <table:table-cell office:value-type="float" office:value="81271.077000000005" table:style-name="ce26">
            <text:p>81271.1</text:p>
          </table:table-cell>
          <table:table-cell office:value-type="float" office:value="0" table:formula="of:=([.F26]-[.G26])*100/[.F26]" table:style-name="ce53">
            <text:p>0.000</text:p>
          </table:table-cell>
          <table:table-cell office:value-type="float" office:value="85.498999999999995" table:style-name="ce26">
            <text:p>85.5</text:p>
          </table:table-cell>
          <table:table-cell office:value-type="float" office:value="1.6752536934106701" table:style-name="ce53">
            <text:p>1.675</text:p>
          </table:table-cell>
          <table:table-cell office:value-type="float" office:value="0" table:formula="of:=([.B26]-[.F26])/[.B26]* 100" table:style-name="ce53">
            <text:p>0.000</text:p>
          </table:table-cell>
          <table:table-cell office:value-type="float" office:value="1.6752536934106719" table:formula="of:=([.G26]-[.C26])*100/[.C26]" table:style-name="ce53">
            <text:p>1.675</text:p>
          </table:table-cell>
          <table:table-cell office:value-type="boolean" office:boolean-value="true" table:formula="of:=[.F26]&gt;=[.C26]" table:style-name="ce22">
            <text:p>TRUE</text:p>
          </table:table-cell>
          <table:table-cell office:value-type="boolean" office:boolean-value="true" table:formula="of:=[.B26]&gt;=[.G26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5</text:p>
          </table:table-cell>
          <table:table-cell office:value-type="float" office:value="117299.72" table:style-name="ce26">
            <text:p>117299.7</text:p>
          </table:table-cell>
          <table:table-cell office:value-type="float" office:value="112925.226" table:style-name="ce26">
            <text:p>112925.2</text:p>
          </table:table-cell>
          <table:table-cell office:value-type="float" office:value="3.7293303001916849" table:formula="of:=([.B27]-[.C27])*100/[.B27]" table:style-name="ce53">
            <text:p>3.729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117301.412" table:style-name="ce26">
            <text:p>117301.4</text:p>
          </table:table-cell>
          <table:table-cell office:value-type="float" office:value="117298.31299999999" table:style-name="ce26">
            <text:p>117298.3</text:p>
          </table:table-cell>
          <table:table-cell office:value-type="float" office:value="2.6419119319739982E-3" table:formula="of:=([.F27]-[.G27])*100/[.F27]" table:style-name="ce53">
            <text:p>0.003</text:p>
          </table:table-cell>
          <table:table-cell office:value-type="float" office:value="230.14699999999999" table:style-name="ce26">
            <text:p>230.1</text:p>
          </table:table-cell>
          <table:table-cell office:value-type="float" office:value="3.8725510277039401" table:style-name="ce53">
            <text:p>3.873</text:p>
          </table:table-cell>
          <table:table-cell office:value-type="float" office:value="-1.4424586861720213E-3" table:formula="of:=([.B27]-[.F27])/[.B27]* 100" table:style-name="ce53">
            <text:p>-0.001</text:p>
          </table:table-cell>
          <table:table-cell office:value-type="float" office:value="3.8725510277039423" table:formula="of:=([.G27]-[.C27])*100/[.C27]" table:style-name="ce53">
            <text:p>3.873</text:p>
          </table:table-cell>
          <table:table-cell office:value-type="boolean" office:boolean-value="true" table:formula="of:=[.F27]&gt;=[.C27]" table:style-name="ce22">
            <text:p>TRUE</text:p>
          </table:table-cell>
          <table:table-cell office:value-type="boolean" office:boolean-value="true" table:formula="of:=[.B27]&gt;=[.G27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6</text:p>
          </table:table-cell>
          <table:table-cell office:value-type="float" office:value="36238.135999999999" table:style-name="ce26">
            <text:p>36238.1</text:p>
          </table:table-cell>
          <table:table-cell office:value-type="float" office:value="35791.171999999999" table:style-name="ce26">
            <text:p>35791.2</text:p>
          </table:table-cell>
          <table:table-cell office:value-type="float" office:value="1.2334078110419364" table:formula="of:=([.B28]-[.C28])*100/[.B28]" table:style-name="ce53">
            <text:p>1.233</text:p>
          </table:table-cell>
          <table:table-cell office:value-type="float" office:value="7200.0060000000003" table:style-name="ce26">
            <text:p>7200.0</text:p>
          </table:table-cell>
          <table:table-cell office:value-type="float" office:value="36231.307000000001" table:style-name="ce26">
            <text:p>36231.3</text:p>
          </table:table-cell>
          <table:table-cell office:value-type="float" office:value="36228.786999999997" table:style-name="ce26">
            <text:p>36228.8</text:p>
          </table:table-cell>
          <table:table-cell office:value-type="float" office:value="6.9553107758549108E-3" table:formula="of:=([.F28]-[.G28])*100/[.F28]" table:style-name="ce53">
            <text:p>0.007</text:p>
          </table:table-cell>
          <table:table-cell office:value-type="float" office:value="38.923000000000002" table:style-name="ce26">
            <text:p>38.9</text:p>
          </table:table-cell>
          <table:table-cell office:value-type="float" office:value="1.22268977389172" table:style-name="ce53">
            <text:p>1.223</text:p>
          </table:table-cell>
          <table:table-cell office:value-type="float" office:value="1.8844788263938036E-2" table:formula="of:=([.B28]-[.F28])/[.B28]* 100" table:style-name="ce53">
            <text:p>0.019</text:p>
          </table:table-cell>
          <table:table-cell office:value-type="float" office:value="1.222689773891724" table:formula="of:=([.G28]-[.C28])*100/[.C28]" table:style-name="ce53">
            <text:p>1.223</text:p>
          </table:table-cell>
          <table:table-cell office:value-type="boolean" office:boolean-value="true" table:formula="of:=[.F28]&gt;=[.C28]" table:style-name="ce22">
            <text:p>TRUE</text:p>
          </table:table-cell>
          <table:table-cell office:value-type="boolean" office:boolean-value="true" table:formula="of:=[.B28]&gt;=[.G28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7</text:p>
          </table:table-cell>
          <table:table-cell office:value-type="float" office:value="104849.432" table:style-name="ce26">
            <text:p>104849.4</text:p>
          </table:table-cell>
          <table:table-cell office:value-type="float" office:value="102241.727" table:style-name="ce26">
            <text:p>102241.7</text:p>
          </table:table-cell>
          <table:table-cell office:value-type="float" office:value="2.4870950183115936" table:formula="of:=([.B29]-[.C29])*100/[.B29]" table:style-name="ce53">
            <text:p>2.487</text:p>
          </table:table-cell>
          <table:table-cell office:value-type="float" office:value="7200.0060000000003" table:style-name="ce26">
            <text:p>7200.0</text:p>
          </table:table-cell>
          <table:table-cell office:value-type="float" office:value="104850.973" table:style-name="ce26">
            <text:p>104851.0</text:p>
          </table:table-cell>
          <table:table-cell office:value-type="float" office:value="104849.432" table:style-name="ce26">
            <text:p>104849.4</text:p>
          </table:table-cell>
          <table:table-cell office:value-type="float" office:value="1.4697050069315417E-3" table:formula="of:=([.F29]-[.G29])*100/[.F29]" table:style-name="ce53">
            <text:p>0.001</text:p>
          </table:table-cell>
          <table:table-cell office:value-type="float" office:value="71.527000000000001" table:style-name="ce26">
            <text:p>71.5</text:p>
          </table:table-cell>
          <table:table-cell office:value-type="float" office:value="2.5505291005109898" table:style-name="ce53">
            <text:p>2.551</text:p>
          </table:table-cell>
          <table:table-cell office:value-type="float" office:value="-1.4697266075770815E-3" table:formula="of:=([.B29]-[.F29])/[.B29]* 100" table:style-name="ce53">
            <text:p>-0.001</text:p>
          </table:table-cell>
          <table:table-cell office:value-type="float" office:value="2.5505291005109898" table:formula="of:=([.G29]-[.C29])*100/[.C29]" table:style-name="ce53">
            <text:p>2.551</text:p>
          </table:table-cell>
          <table:table-cell office:value-type="boolean" office:boolean-value="true" table:formula="of:=[.F29]&gt;=[.C29]" table:style-name="ce22">
            <text:p>TRUE</text:p>
          </table:table-cell>
          <table:table-cell office:value-type="boolean" office:boolean-value="true" table:formula="of:=[.B29]&gt;=[.G29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8</text:p>
          </table:table-cell>
          <table:table-cell office:value-type="float" office:value="83575.236999999994" table:style-name="ce26">
            <text:p>83575.2</text:p>
          </table:table-cell>
          <table:table-cell office:value-type="float" office:value="83075.129000000001" table:style-name="ce26">
            <text:p>83075.1</text:p>
          </table:table-cell>
          <table:table-cell office:value-type="float" office:value="0.59839255974828154" table:formula="of:=([.B30]-[.C30])*100/[.B30]" table:style-name="ce53">
            <text:p>0.598</text:p>
          </table:table-cell>
          <table:table-cell office:value-type="float" office:value="7200.0029999999997" table:style-name="ce26">
            <text:p>7200.0</text:p>
          </table:table-cell>
          <table:table-cell office:value-type="float" office:value="83576.316000000006" table:style-name="ce26">
            <text:p>83576.3</text:p>
          </table:table-cell>
          <table:table-cell office:value-type="float" office:value="83572.103000000003" table:style-name="ce26">
            <text:p>83572.1</text:p>
          </table:table-cell>
          <table:table-cell office:value-type="float" office:value="5.0409017789242779E-3" table:formula="of:=([.F30]-[.G30])*100/[.F30]" table:style-name="ce53">
            <text:p>0.005</text:p>
          </table:table-cell>
          <table:table-cell office:value-type="float" office:value="27.975000000000001" table:style-name="ce26">
            <text:p>28.0</text:p>
          </table:table-cell>
          <table:table-cell office:value-type="float" office:value="0.59822236327794598" table:style-name="ce53">
            <text:p>0.598</text:p>
          </table:table-cell>
          <table:table-cell office:value-type="float" office:value="-1.291052276659959E-3" table:formula="of:=([.B30]-[.F30])/[.B30]* 100" table:style-name="ce53">
            <text:p>-0.001</text:p>
          </table:table-cell>
          <table:table-cell office:value-type="float" office:value="0.59822236327794565" table:formula="of:=([.G30]-[.C30])*100/[.C30]" table:style-name="ce53">
            <text:p>0.598</text:p>
          </table:table-cell>
          <table:table-cell office:value-type="boolean" office:boolean-value="true" table:formula="of:=[.F30]&gt;=[.C30]" table:style-name="ce22">
            <text:p>TRUE</text:p>
          </table:table-cell>
          <table:table-cell office:value-type="boolean" office:boolean-value="true" table:formula="of:=[.B30]&gt;=[.G30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9</text:p>
          </table:table-cell>
          <table:table-cell office:value-type="float" office:value="102261.86" table:style-name="ce26">
            <text:p>102261.9</text:p>
          </table:table-cell>
          <table:table-cell office:value-type="float" office:value="94445.440000000002" table:style-name="ce26">
            <text:p>94445.4</text:p>
          </table:table-cell>
          <table:table-cell office:value-type="float" office:value="7.6435339627110217" table:formula="of:=([.B31]-[.C31])*100/[.B31]" table:style-name="ce53">
            <text:p>7.644</text:p>
          </table:table-cell>
          <table:table-cell office:value-type="float" office:value="7200.0039999999999" table:style-name="ce26">
            <text:p>7200.0</text:p>
          </table:table-cell>
          <table:table-cell office:value-type="float" office:value="102261.93399999999" table:style-name="ce26">
            <text:p>102261.9</text:p>
          </table:table-cell>
          <table:table-cell office:value-type="float" office:value="102250.2" table:style-name="ce26">
            <text:p>102250.2</text:p>
          </table:table-cell>
          <table:table-cell office:value-type="float" office:value="1.1474455392166493E-2" table:formula="of:=([.F31]-[.G31])*100/[.F31]" table:style-name="ce53">
            <text:p>0.011</text:p>
          </table:table-cell>
          <table:table-cell office:value-type="float" office:value="7204.8130000000001" table:style-name="ce26">
            <text:p>7204.8</text:p>
          </table:table-cell>
          <table:table-cell office:value-type="float" office:value="8.2637764194862093" table:style-name="ce53">
            <text:p>8.264</text:p>
          </table:table-cell>
          <table:table-cell office:value-type="float" office:value="-7.2363244706528815E-5" table:formula="of:=([.B31]-[.F31])/[.B31]* 100" table:style-name="ce53">
            <text:p>0.000</text:p>
          </table:table-cell>
          <table:table-cell office:value-type="float" office:value="8.2637764194862076" table:formula="of:=([.G31]-[.C31])*100/[.C31]" table:style-name="ce53">
            <text:p>8.264</text:p>
          </table:table-cell>
          <table:table-cell office:value-type="boolean" office:boolean-value="true" table:formula="of:=[.F31]&gt;=[.C31]" table:style-name="ce22">
            <text:p>TRUE</text:p>
          </table:table-cell>
          <table:table-cell office:value-type="boolean" office:boolean-value="true" table:formula="of:=[.B31]&gt;=[.G31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10</text:p>
          </table:table-cell>
          <table:table-cell office:value-type="float" office:value="86892.096000000005" table:style-name="ce26">
            <text:p>86892.1</text:p>
          </table:table-cell>
          <table:table-cell office:value-type="float" office:value="84750.240999999995" table:style-name="ce26">
            <text:p>84750.2</text:p>
          </table:table-cell>
          <table:table-cell office:value-type="float" office:value="2.4649595286549544" table:formula="of:=([.B32]-[.C32])*100/[.B32]" table:style-name="ce53">
            <text:p>2.465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86892.252999999997" table:style-name="ce26">
            <text:p>86892.3</text:p>
          </table:table-cell>
          <table:table-cell office:value-type="float" office:value="86892.093999999997" table:style-name="ce26">
            <text:p>86892.1</text:p>
          </table:table-cell>
          <table:table-cell office:value-type="float" office:value="1.829852426540842E-4" table:formula="of:=([.F32]-[.G32])*100/[.F32]" table:style-name="ce53">
            <text:p>0.000</text:p>
          </table:table-cell>
          <table:table-cell office:value-type="float" office:value="60.023000000000003" table:style-name="ce26">
            <text:p>60.0</text:p>
          </table:table-cell>
          <table:table-cell office:value-type="float" office:value="2.5272529903484302" table:style-name="ce53">
            <text:p>2.527</text:p>
          </table:table-cell>
          <table:table-cell office:value-type="float" office:value="-1.80683867945788E-4" table:formula="of:=([.B32]-[.F32])/[.B32]* 100" table:style-name="ce53">
            <text:p>0.000</text:p>
          </table:table-cell>
          <table:table-cell office:value-type="float" office:value="2.527252990348432" table:formula="of:=([.G32]-[.C32])*100/[.C32]" table:style-name="ce53">
            <text:p>2.527</text:p>
          </table:table-cell>
          <table:table-cell office:value-type="boolean" office:boolean-value="true" table:formula="of:=[.F32]&gt;=[.C32]" table:style-name="ce22">
            <text:p>TRUE</text:p>
          </table:table-cell>
          <table:table-cell office:value-type="boolean" office:boolean-value="true" table:formula="of:=[.B32]&gt;=[.G32]" table:style-name="ce22">
            <text:p>TRUE</text:p>
          </table:table-cell>
          <table:table-cell office:value-type="float" office:value="5.0843201854655785E-3" table:formula="of:=AVERAGE([.H23:.H32])" table:style-name="ce53">
            <text:p>0.005</text:p>
          </table:table-cell>
          <table:table-cell office:value-type="float" office:value="915.83299999999997" table:formula="of:=AVERAGE([.I23:.I32])" table:style-name="ce53">
            <text:p>915.833</text:p>
          </table:table-cell>
          <table:table-cell office:value-type="float" office:value="4.0552749315706134" table:formula="of:=AVERAGE([.J23:.J32])" table:style-name="ce53">
            <text:p>4.055</text:p>
          </table:table-cell>
          <table:table-cell table:number-columns-repeated="16367"/>
        </table:table-row>
        <table:table-row table:style-name="ro1">
          <table:table-cell office:value-type="string" table:style-name="ce61">
            <text:p>Kartal_VTL1</text:p>
          </table:table-cell>
          <table:table-cell office:value-type="float" office:value="41352.546999999999" table:style-name="ce26">
            <text:p>41352.5</text:p>
          </table:table-cell>
          <table:table-cell office:value-type="float" office:value="37283.300999999999" table:style-name="ce26">
            <text:p>37283.3</text:p>
          </table:table-cell>
          <table:table-cell office:value-type="float" office:value="9.8403757330836221" table:formula="of:=([.B33]-[.C33])*100/[.B33]" table:style-name="ce53">
            <text:p>9.840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41347.338000000003" table:style-name="ce26">
            <text:p>41347.3</text:p>
          </table:table-cell>
          <table:table-cell office:value-type="float" office:value="41340.529000000002" table:style-name="ce26">
            <text:p>41340.5</text:p>
          </table:table-cell>
          <table:table-cell office:value-type="float" office:value="1.646780743176527E-2" table:formula="of:=([.F33]-[.G33])*100/[.F33]" table:style-name="ce53">
            <text:p>0.016</text:p>
          </table:table-cell>
          <table:table-cell office:value-type="float" office:value="4653.66" table:style-name="ce26">
            <text:p>4653.7</text:p>
          </table:table-cell>
          <table:table-cell office:value-type="float" office:value="10.8821587444738" table:style-name="ce53">
            <text:p>10.882</text:p>
          </table:table-cell>
          <table:table-cell office:value-type="float" office:value="1.259656388274049E-2" table:formula="of:=([.B33]-[.F33])/[.B33]* 100" table:style-name="ce53">
            <text:p>0.013</text:p>
          </table:table-cell>
          <table:table-cell office:value-type="float" office:value="10.882158744473841" table:formula="of:=([.G33]-[.C33])*100/[.C33]" table:style-name="ce53">
            <text:p>10.882</text:p>
          </table:table-cell>
          <table:table-cell office:value-type="boolean" office:boolean-value="true" table:formula="of:=[.F33]&gt;=[.C33]" table:style-name="ce22">
            <text:p>TRUE</text:p>
          </table:table-cell>
          <table:table-cell office:value-type="boolean" office:boolean-value="true" table:formula="of:=[.B33]&gt;=[.G33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2</text:p>
          </table:table-cell>
          <table:table-cell office:value-type="float" office:value="55870.012000000002" table:style-name="ce26">
            <text:p>55870.0</text:p>
          </table:table-cell>
          <table:table-cell office:value-type="float" office:value="54534.756000000001" table:style-name="ce26">
            <text:p>54534.8</text:p>
          </table:table-cell>
          <table:table-cell office:value-type="float" office:value="2.3899332615142468" table:formula="of:=([.B34]-[.C34])*100/[.B34]" table:style-name="ce53">
            <text:p>2.390</text:p>
          </table:table-cell>
          <table:table-cell office:value-type="float" office:value="7200.0039999999999" table:style-name="ce26">
            <text:p>7200.0</text:p>
          </table:table-cell>
          <table:table-cell office:value-type="float" office:value="55870.012000000002" table:style-name="ce26">
            <text:p>55870.0</text:p>
          </table:table-cell>
          <table:table-cell office:value-type="float" office:value="55865.553" table:style-name="ce26">
            <text:p>55865.6</text:p>
          </table:table-cell>
          <table:table-cell office:value-type="float" office:value="7.9810256708063004E-3" table:formula="of:=([.F34]-[.G34])*100/[.F34]" table:style-name="ce53">
            <text:p>0.008</text:p>
          </table:table-cell>
          <table:table-cell office:value-type="float" office:value="40.838999999999999" table:style-name="ce26">
            <text:p>40.8</text:p>
          </table:table-cell>
          <table:table-cell office:value-type="float" office:value="2.4402731351727298" table:style-name="ce53">
            <text:p>2.440</text:p>
          </table:table-cell>
          <table:table-cell office:value-type="float" office:value="0" table:formula="of:=([.B34]-[.F34])/[.B34]* 100" table:style-name="ce53">
            <text:p>0.000</text:p>
          </table:table-cell>
          <table:table-cell office:value-type="float" office:value="2.4402731351727303" table:formula="of:=([.G34]-[.C34])*100/[.C34]" table:style-name="ce53">
            <text:p>2.440</text:p>
          </table:table-cell>
          <table:table-cell office:value-type="boolean" office:boolean-value="true" table:formula="of:=[.F34]&gt;=[.C34]" table:style-name="ce22">
            <text:p>TRUE</text:p>
          </table:table-cell>
          <table:table-cell office:value-type="boolean" office:boolean-value="true" table:formula="of:=[.B34]&gt;=[.G34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3</text:p>
          </table:table-cell>
          <table:table-cell office:value-type="float" office:value="57308.103999999999" table:style-name="ce26">
            <text:p>57308.1</text:p>
          </table:table-cell>
          <table:table-cell office:value-type="float" office:value="54867.711000000003" table:style-name="ce26">
            <text:p>54867.7</text:p>
          </table:table-cell>
          <table:table-cell office:value-type="float" office:value="4.2583733009209244" table:formula="of:=([.B35]-[.C35])*100/[.B35]" table:style-name="ce53">
            <text:p>4.258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57308.981" table:style-name="ce58">
            <text:p>57309.0</text:p>
          </table:table-cell>
          <table:table-cell office:value-type="float" office:value="57305.057000000001" table:style-name="ce58">
            <text:p>57305.1</text:p>
          </table:table-cell>
          <table:table-cell office:value-type="float" office:value="6.8470943498350964E-3" table:formula="of:=([.F35]-[.G35])*100/[.F35]" table:style-name="ce53">
            <text:p>0.007</text:p>
          </table:table-cell>
          <table:table-cell office:value-type="float" office:value="258.65100000000001" table:style-name="ce58">
            <text:p>258.7</text:p>
          </table:table-cell>
          <table:table-cell office:value-type="float" office:value="4.4422228585405996" table:style-name="ce53">
            <text:p>4.442</text:p>
          </table:table-cell>
          <table:table-cell office:value-type="float" office:value="-1.5303245767830803E-3" table:formula="of:=([.B35]-[.F35])/[.B35]* 100" table:style-name="ce53">
            <text:p>-0.002</text:p>
          </table:table-cell>
          <table:table-cell office:value-type="float" office:value="4.4422228585406041" table:formula="of:=([.G35]-[.C35])*100/[.C35]" table:style-name="ce53">
            <text:p>4.442</text:p>
          </table:table-cell>
          <table:table-cell office:value-type="boolean" office:boolean-value="true" table:formula="of:=[.F35]&gt;=[.C35]" table:style-name="ce22">
            <text:p>TRUE</text:p>
          </table:table-cell>
          <table:table-cell office:value-type="boolean" office:boolean-value="true" table:formula="of:=[.B35]&gt;=[.G35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4</text:p>
          </table:table-cell>
          <table:table-cell office:value-type="float" office:value="45769.027000000002" table:style-name="ce26">
            <text:p>45769.0</text:p>
          </table:table-cell>
          <table:table-cell office:value-type="float" office:value="41953.535000000003" table:style-name="ce26">
            <text:p>41953.5</text:p>
          </table:table-cell>
          <table:table-cell office:value-type="float" office:value="8.3364061901512532" table:formula="of:=([.B36]-[.C36])*100/[.B36]" table:style-name="ce53">
            <text:p>8.336</text:p>
          </table:table-cell>
          <table:table-cell office:value-type="float" office:value="7200.0039999999999" table:style-name="ce26">
            <text:p>7200.0</text:p>
          </table:table-cell>
          <table:table-cell office:value-type="float" office:value="45768.449000000001" table:style-name="ce58">
            <text:p>45768.4</text:p>
          </table:table-cell>
          <table:table-cell office:value-type="float" office:value="45764.616000000002" table:style-name="ce58">
            <text:p>45764.6</text:p>
          </table:table-cell>
          <table:table-cell office:value-type="float" office:value="8.3747648953512045E-3" table:formula="of:=([.F36]-[.G36])*100/[.F36]" table:style-name="ce53">
            <text:p>0.008</text:p>
          </table:table-cell>
          <table:table-cell office:value-type="float" office:value="1343.3720000000001" table:style-name="ce58">
            <text:p>1343.4</text:p>
          </table:table-cell>
          <table:table-cell office:value-type="float" office:value="9.0840521543655299" table:style-name="ce53">
            <text:p>9.084</text:p>
          </table:table-cell>
          <table:table-cell office:value-type="float" office:value="1.2628627652524463E-3" table:formula="of:=([.B36]-[.F36])/[.B36]* 100" table:style-name="ce53">
            <text:p>0.001</text:p>
          </table:table-cell>
          <table:table-cell office:value-type="float" office:value="9.0840521543655335" table:formula="of:=([.G36]-[.C36])*100/[.C36]" table:style-name="ce53">
            <text:p>9.084</text:p>
          </table:table-cell>
          <table:table-cell office:value-type="boolean" office:boolean-value="true" table:formula="of:=[.F36]&gt;=[.C36]" table:style-name="ce22">
            <text:p>TRUE</text:p>
          </table:table-cell>
          <table:table-cell office:value-type="boolean" office:boolean-value="true" table:formula="of:=[.B36]&gt;=[.G36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5</text:p>
          </table:table-cell>
          <table:table-cell office:value-type="float" office:value="27559.526999999998" table:style-name="ce26">
            <text:p>27559.5</text:p>
          </table:table-cell>
          <table:table-cell office:value-type="float" office:value="26799.91" table:style-name="ce26">
            <text:p>26799.9</text:p>
          </table:table-cell>
          <table:table-cell office:value-type="float" office:value="2.7562773483013641" table:formula="of:=([.B37]-[.C37])*100/[.B37]" table:style-name="ce53">
            <text:p>2.756</text:p>
          </table:table-cell>
          <table:table-cell office:value-type="float" office:value="7200.0060000000003" table:style-name="ce26">
            <text:p>7200.0</text:p>
          </table:table-cell>
          <table:table-cell office:value-type="float" office:value="27559.526999999998" table:style-name="ce58">
            <text:p>27559.5</text:p>
          </table:table-cell>
          <table:table-cell office:value-type="float" office:value="27559.31" table:style-name="ce58">
            <text:p>27559.3</text:p>
          </table:table-cell>
          <table:table-cell office:value-type="float" office:value="7.873865179069111E-4" table:formula="of:=([.F37]-[.G37])*100/[.F37]" table:style-name="ce53">
            <text:p>0.001</text:p>
          </table:table-cell>
          <table:table-cell office:value-type="float" office:value="16.579000000000001" table:style-name="ce58">
            <text:p>16.6</text:p>
          </table:table-cell>
          <table:table-cell office:value-type="float" office:value="2.8335916053449499" table:style-name="ce53">
            <text:p>2.834</text:p>
          </table:table-cell>
          <table:table-cell office:value-type="float" office:value="0" table:formula="of:=([.B37]-[.F37])/[.B37]* 100" table:style-name="ce53">
            <text:p>0.000</text:p>
          </table:table-cell>
          <table:table-cell office:value-type="float" office:value="2.8335916053449486" table:formula="of:=([.G37]-[.C37])*100/[.C37]" table:style-name="ce53">
            <text:p>2.834</text:p>
          </table:table-cell>
          <table:table-cell office:value-type="boolean" office:boolean-value="true" table:formula="of:=[.F37]&gt;=[.C37]" table:style-name="ce22">
            <text:p>TRUE</text:p>
          </table:table-cell>
          <table:table-cell office:value-type="boolean" office:boolean-value="true" table:formula="of:=[.B37]&gt;=[.G37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6</text:p>
          </table:table-cell>
          <table:table-cell office:value-type="float" office:value="97726.129000000001" table:style-name="ce26">
            <text:p>97726.1</text:p>
          </table:table-cell>
          <table:table-cell office:value-type="float" office:value="94801.911999999997" table:style-name="ce26">
            <text:p>94801.9</text:p>
          </table:table-cell>
          <table:table-cell office:value-type="float" office:value="2.9922570656615326" table:formula="of:=([.B38]-[.C38])*100/[.B38]" table:style-name="ce53">
            <text:p>2.992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97726.509000000005" table:style-name="ce58">
            <text:p>97726.5</text:p>
          </table:table-cell>
          <table:table-cell office:value-type="float" office:value="97717.252999999997" table:style-name="ce58">
            <text:p>97717.3</text:p>
          </table:table-cell>
          <table:table-cell office:value-type="float" office:value="9.4713298313034988E-3" table:formula="of:=([.F38]-[.G38])*100/[.F38]" table:style-name="ce53">
            <text:p>0.009</text:p>
          </table:table-cell>
          <table:table-cell office:value-type="float" office:value="217.83699999999999" table:style-name="ce58">
            <text:p>217.8</text:p>
          </table:table-cell>
          <table:table-cell office:value-type="float" office:value="3.07519219654557" table:style-name="ce53">
            <text:p>3.075</text:p>
          </table:table-cell>
          <table:table-cell office:value-type="float" office:value="-3.8884176002167918E-4" table:formula="of:=([.B38]-[.F38])/[.B38]* 100" table:style-name="ce53">
            <text:p>0.000</text:p>
          </table:table-cell>
          <table:table-cell office:value-type="float" office:value="3.0751921965455722" table:formula="of:=([.G38]-[.C38])*100/[.C38]" table:style-name="ce53">
            <text:p>3.075</text:p>
          </table:table-cell>
          <table:table-cell office:value-type="boolean" office:boolean-value="true" table:formula="of:=[.F38]&gt;=[.C38]" table:style-name="ce22">
            <text:p>TRUE</text:p>
          </table:table-cell>
          <table:table-cell office:value-type="boolean" office:boolean-value="true" table:formula="of:=[.B38]&gt;=[.G38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7</text:p>
          </table:table-cell>
          <table:table-cell office:value-type="float" office:value="46543.118999999999" table:style-name="ce26">
            <text:p>46543.1</text:p>
          </table:table-cell>
          <table:table-cell office:value-type="float" office:value="43833.928999999996" table:style-name="ce26">
            <text:p>43833.9</text:p>
          </table:table-cell>
          <table:table-cell office:value-type="float" office:value="5.8208174660576626" table:formula="of:=([.B39]-[.C39])*100/[.B39]" table:style-name="ce53">
            <text:p>5.821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46542.451999999997" table:style-name="ce58">
            <text:p>46542.5</text:p>
          </table:table-cell>
          <table:table-cell office:value-type="float" office:value="46540.74" table:style-name="ce58">
            <text:p>46540.7</text:p>
          </table:table-cell>
          <table:table-cell office:value-type="float" office:value="3.6783622831034653E-3" table:formula="of:=([.F39]-[.G39])*100/[.F39]" table:style-name="ce53">
            <text:p>0.004</text:p>
          </table:table-cell>
          <table:table-cell office:value-type="float" office:value="822.15800000000002" table:style-name="ce58">
            <text:p>822.2</text:p>
          </table:table-cell>
          <table:table-cell office:value-type="float" office:value="6.1751503042312299" table:style-name="ce53">
            <text:p>6.175</text:p>
          </table:table-cell>
          <table:table-cell office:value-type="float" office:value="1.4330797211963397E-3" table:formula="of:=([.B39]-[.F39])/[.B39]* 100" table:style-name="ce53">
            <text:p>0.001</text:p>
          </table:table-cell>
          <table:table-cell office:value-type="float" office:value="6.1751503042312308" table:formula="of:=([.G39]-[.C39])*100/[.C39]" table:style-name="ce53">
            <text:p>6.175</text:p>
          </table:table-cell>
          <table:table-cell office:value-type="boolean" office:boolean-value="true" table:formula="of:=[.F39]&gt;=[.C39]" table:style-name="ce22">
            <text:p>TRUE</text:p>
          </table:table-cell>
          <table:table-cell office:value-type="boolean" office:boolean-value="true" table:formula="of:=[.B39]&gt;=[.G39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8</text:p>
          </table:table-cell>
          <table:table-cell office:value-type="float" office:value="53445.427000000003" table:style-name="ce26">
            <text:p>53445.4</text:p>
          </table:table-cell>
          <table:table-cell office:value-type="float" office:value="47922.12" table:style-name="ce26">
            <text:p>47922.1</text:p>
          </table:table-cell>
          <table:table-cell office:value-type="float" office:value="10.334480066928833" table:formula="of:=([.B40]-[.C40])*100/[.B40]" table:style-name="ce53">
            <text:p>10.334</text:p>
          </table:table-cell>
          <table:table-cell office:value-type="float" office:value="7200.0029999999997" table:style-name="ce26">
            <text:p>7200.0</text:p>
          </table:table-cell>
          <table:table-cell office:value-type="float" office:value="53442.877999999997" table:style-name="ce58">
            <text:p>53442.9</text:p>
          </table:table-cell>
          <table:table-cell office:value-type="float" office:value="53437.805999999997" table:style-name="ce58">
            <text:p>53437.8</text:p>
          </table:table-cell>
          <table:table-cell office:value-type="float" office:value="9.4905068548144372E-3" table:formula="of:=([.F40]-[.G40])*100/[.F40]" table:style-name="ce53">
            <text:p>0.009</text:p>
          </table:table-cell>
          <table:table-cell office:value-type="float" office:value="419.17899999999997" table:style-name="ce58">
            <text:p>419.2</text:p>
          </table:table-cell>
          <table:table-cell office:value-type="float" office:value="11.5096869671041" table:style-name="ce53">
            <text:p>11.510</text:p>
          </table:table-cell>
          <table:table-cell office:value-type="float" office:value="4.7693509867670148E-3" table:formula="of:=([.B40]-[.F40])/[.B40]* 100" table:style-name="ce53">
            <text:p>0.005</text:p>
          </table:table-cell>
          <table:table-cell office:value-type="float" office:value="11.509686967104113" table:formula="of:=([.G40]-[.C40])*100/[.C40]" table:style-name="ce53">
            <text:p>11.510</text:p>
          </table:table-cell>
          <table:table-cell office:value-type="boolean" office:boolean-value="true" table:formula="of:=[.F40]&gt;=[.C40]" table:style-name="ce22">
            <text:p>TRUE</text:p>
          </table:table-cell>
          <table:table-cell office:value-type="boolean" office:boolean-value="true" table:formula="of:=[.B40]&gt;=[.G40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9</text:p>
          </table:table-cell>
          <table:table-cell office:value-type="float" office:value="42007.989000000001" table:style-name="ce26">
            <text:p>42008.0</text:p>
          </table:table-cell>
          <table:table-cell office:value-type="float" office:value="41110.803" table:style-name="ce26">
            <text:p>41110.8</text:p>
          </table:table-cell>
          <table:table-cell office:value-type="float" office:value="2.1357508925266608" table:formula="of:=([.B41]-[.C41])*100/[.B41]" table:style-name="ce53">
            <text:p>2.136</text:p>
          </table:table-cell>
          <table:table-cell office:value-type="float" office:value="7200.0029999999997" table:style-name="ce26">
            <text:p>7200.0</text:p>
          </table:table-cell>
          <table:table-cell office:value-type="float" office:value="42007.989000000001" table:style-name="ce58">
            <text:p>42008.0</text:p>
          </table:table-cell>
          <table:table-cell office:value-type="float" office:value="42006.951999999997" table:style-name="ce58">
            <text:p>42007.0</text:p>
          </table:table-cell>
          <table:table-cell office:value-type="float" office:value="2.4685780602444452E-3" table:formula="of:=([.F41]-[.G41])*100/[.F41]" table:style-name="ce53">
            <text:p>0.002</text:p>
          </table:table-cell>
          <table:table-cell office:value-type="float" office:value="19.300999999999998" table:style-name="ce58">
            <text:p>19.3</text:p>
          </table:table-cell>
          <table:table-cell office:value-type="float" office:value="2.1798382288956901" table:style-name="ce53">
            <text:p>2.180</text:p>
          </table:table-cell>
          <table:table-cell office:value-type="float" office:value="0" table:formula="of:=([.B41]-[.F41])/[.B41]* 100" table:style-name="ce53">
            <text:p>0.000</text:p>
          </table:table-cell>
          <table:table-cell office:value-type="float" office:value="2.1798382288956937" table:formula="of:=([.G41]-[.C41])*100/[.C41]" table:style-name="ce53">
            <text:p>2.180</text:p>
          </table:table-cell>
          <table:table-cell office:value-type="boolean" office:boolean-value="true" table:formula="of:=[.F41]&gt;=[.C41]" table:style-name="ce22">
            <text:p>TRUE</text:p>
          </table:table-cell>
          <table:table-cell office:value-type="boolean" office:boolean-value="true" table:formula="of:=[.B41]&gt;=[.G41]" table:style-name="ce22">
            <text:p>TRUE</text:p>
          </table:table-cell>
          <table:table-cell table:number-columns-repeated="1010" table:style-name="ce22"/>
          <table:table-cell table:number-columns-repeated="15360"/>
        </table:table-row>
        <table:table-row table:style-name="ro1">
          <table:table-cell office:value-type="string" table:style-name="ce61">
            <text:p>Kartal_VTL10</text:p>
          </table:table-cell>
          <table:table-cell office:value-type="float" office:value="74876.331000000006" table:style-name="ce26">
            <text:p>74876.3</text:p>
          </table:table-cell>
          <table:table-cell office:value-type="float" office:value="72688.005999999994" table:style-name="ce26">
            <text:p>72688.0</text:p>
          </table:table-cell>
          <table:table-cell office:value-type="float" office:value="2.9225857768057724" table:formula="of:=([.B42]-[.C42])*100/[.B42]" table:style-name="ce53">
            <text:p>2.923</text:p>
          </table:table-cell>
          <table:table-cell office:value-type="float" office:value="7200.0050000000001" table:style-name="ce26">
            <text:p>7200.0</text:p>
          </table:table-cell>
          <table:table-cell office:value-type="float" office:value="74871.797999999995" table:style-name="ce58">
            <text:p>74871.8</text:p>
          </table:table-cell>
          <table:table-cell office:value-type="float" office:value="74871.797999999995" table:style-name="ce58">
            <text:p>74871.8</text:p>
          </table:table-cell>
          <table:table-cell office:value-type="float" office:value="0" table:formula="of:=([.F42]-[.G42])*100/[.F42]" table:style-name="ce53">
            <text:p>0.000</text:p>
          </table:table-cell>
          <table:table-cell office:value-type="float" office:value="38.89" table:style-name="ce58">
            <text:p>38.9</text:p>
          </table:table-cell>
          <table:table-cell office:value-type="float" office:value="3.00433609363284" table:style-name="ce53">
            <text:p>3.004</text:p>
          </table:table-cell>
          <table:table-cell office:value-type="float" office:value="6.0539825328919505E-3" table:formula="of:=([.B42]-[.F42])/[.B42]* 100" table:style-name="ce53">
            <text:p>0.006</text:p>
          </table:table-cell>
          <table:table-cell office:value-type="float" office:value="3.004336093632836" table:formula="of:=([.G42]-[.C42])*100/[.C42]" table:style-name="ce53">
            <text:p>3.004</text:p>
          </table:table-cell>
          <table:table-cell office:value-type="boolean" office:boolean-value="true" table:formula="of:=[.F42]&gt;=[.C42]" table:style-name="ce22">
            <text:p>TRUE</text:p>
          </table:table-cell>
          <table:table-cell office:value-type="boolean" office:boolean-value="true" table:formula="of:=[.B42]&gt;=[.G42]" table:style-name="ce22">
            <text:p>TRUE</text:p>
          </table:table-cell>
          <table:table-cell office:value-type="float" office:value="6.556685589513063E-3" table:formula="of:=AVERAGE([.H33:.H42])" table:style-name="ce53">
            <text:p>0.007</text:p>
          </table:table-cell>
          <table:table-cell office:value-type="float" office:value="783.04660000000013" table:formula="of:=AVERAGE([.I33:.I42])" table:style-name="ce53">
            <text:p>783.047</text:p>
          </table:table-cell>
          <table:table-cell office:value-type="float" office:value="5.5626502288307034" table:formula="of:=AVERAGE([.J33:.J42])" table:style-name="ce53">
            <text:p>5.563</text:p>
          </table:table-cell>
          <table:table-cell table:number-columns-repeated="16367"/>
        </table:table-row>
        <table:table-row table:style-name="ro1">
          <table:table-cell office:value-type="string" table:style-name="ce22">
            <text:p>Average</text:p>
          </table:table-cell>
          <table:table-cell table:number-columns-repeated="2" table:style-name="ce22"/>
          <table:table-cell office:value-type="float" office:value="3.5402206656695094" table:formula="of:=AVERAGE([.D3:.D42])" table:style-name="ce53">
            <text:p>3.540</text:p>
          </table:table-cell>
          <table:table-cell office:value-type="float" office:value="5400.0561749999997" table:formula="of:=AVERAGE([.E3:.E42])" table:style-name="ce26">
            <text:p>5400.1</text:p>
          </table:table-cell>
          <table:table-cell table:number-columns-repeated="2" table:style-name="ce22"/>
          <table:table-cell office:value-type="float" office:value="4.6553833608026837E-3" table:formula="of:=AVERAGE([.H3:.H42])" table:style-name="ce53">
            <text:p>0.005</text:p>
          </table:table-cell>
          <table:table-cell office:value-type="float" office:value="720.26575000000014" table:formula="of:=AVERAGE([.I3:.I42])" table:style-name="ce26">
            <text:p>720.3</text:p>
          </table:table-cell>
          <table:table-cell office:value-type="float" office:value="3.7953702879869802" table:style-name="ce53">
            <text:p>3.795</text:p>
          </table:table-cell>
          <table:table-cell office:value-type="float" office:value="5.5176310917014486E-4" table:formula="of:=AVERAGE([.K3:.K42])" table:style-name="ce53">
            <text:p>0.001</text:p>
          </table:table-cell>
          <table:table-cell office:value-type="float" office:value="3.7953702879869824" table:formula="of:=AVERAGE([.L3:.L42])" table:style-name="ce53">
            <text:p>3.795</text:p>
          </table:table-cell>
          <table:table-cell table:style-name="ce53"/>
          <table:table-cell table:style-name="ce1"/>
          <table:table-cell table:number-columns-repeated="1010" table:style-name="ce2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</table:table>
      <table:table table:name="Kartal_Summary" table:style-name="ta2"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27">
            <text:p>Gap</text:p>
          </table:table-cell>
          <table:table-cell office:value-type="string" table:style-name="ce26">
            <text:p><text:s/>Time</text:p>
          </table:table-cell>
          <table:table-cell office:value-type="string" table:style-name="ce1">
            <text:p>LB-Gap</text:p>
          </table:table-cell>
          <table:table-cell table:number-columns-repeated="16380"/>
        </table:table-row>
        <table:table-row table:style-name="ro1">
          <table:table-cell office:value-type="string" table:style-name="ce61">
            <text:p>Kartal_A</text:p>
          </table:table-cell>
          <table:table-cell office:value-type="float" office:value="2.5812757768185098E-3" table:style-name="ce53">
            <text:p>0.003</text:p>
          </table:table-cell>
          <table:table-cell office:value-type="float" office:value="931.61670000000015" table:style-name="ce53">
            <text:p>931.617</text:p>
          </table:table-cell>
          <table:table-cell office:value-type="float" office:value="-2.7025471599448803E-3" table:style-name="ce53">
            <text:p>-0.003</text:p>
          </table:table-cell>
          <table:table-cell table:number-columns-repeated="16380"/>
        </table:table-row>
        <table:table-row table:style-name="ro1">
          <table:table-cell office:value-type="string" table:style-name="ce61">
            <text:p>Kartal_T</text:p>
          </table:table-cell>
          <table:table-cell office:value-type="float" office:value="4.39925189141358E-3" table:style-name="ce53">
            <text:p>0.004</text:p>
          </table:table-cell>
          <table:table-cell office:value-type="float" office:value="250.56670000000003" table:style-name="ce53">
            <text:p>250.567</text:p>
          </table:table-cell>
          <table:table-cell office:value-type="float" office:value="5.5662585387065473" table:style-name="ce53">
            <text:p>5.566</text:p>
          </table:table-cell>
          <table:table-cell table:number-columns-repeated="16380"/>
        </table:table-row>
        <table:table-row table:style-name="ro1">
          <table:table-cell office:value-type="string" table:style-name="ce61">
            <text:p>Kartal_VT</text:p>
          </table:table-cell>
          <table:table-cell office:value-type="float" office:value="5.0843201854655785E-3" table:style-name="ce53">
            <text:p>0.005</text:p>
          </table:table-cell>
          <table:table-cell office:value-type="float" office:value="915.83299999999997" table:style-name="ce53">
            <text:p>915.833</text:p>
          </table:table-cell>
          <table:table-cell office:value-type="float" office:value="4.0552749315706134" table:style-name="ce53">
            <text:p>4.055</text:p>
          </table:table-cell>
          <table:table-cell table:number-columns-repeated="16380"/>
        </table:table-row>
        <table:table-row table:style-name="ro1">
          <table:table-cell office:value-type="string" table:style-name="ce61">
            <text:p>Kartal_VTL</text:p>
          </table:table-cell>
          <table:table-cell office:value-type="float" office:value="6.556685589513063E-3" table:style-name="ce53">
            <text:p>0.007</text:p>
          </table:table-cell>
          <table:table-cell office:value-type="float" office:value="783.04660000000013" table:style-name="ce53">
            <text:p>783.047</text:p>
          </table:table-cell>
          <table:table-cell office:value-type="float" office:value="5.5626502288307034" table:style-name="ce53">
            <text:p>5.563</text:p>
          </table:table-cell>
          <table:table-cell table:number-columns-repeated="16380"/>
        </table:table-row>
        <table:table-row table:number-rows-repeated="11" table:style-name="ro1">
          <table:table-cell table:style-name="ce61"/>
          <table:table-cell table:number-columns-repeated="16383" table:style-name="ce1"/>
        </table:table-row>
        <table:table-row table:number-rows-repeated="15" table:style-name="ro1">
          <table:table-cell table:style-name="ce61"/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Van_BnP.A2:Van_BnP.M119" table:name="__Anonymous_Sheet_DB__0" table:contains-header="false">
          <table:sort>
            <table:sort-by table:field-number="9"/>
          </table:sort>
        </table:database-range>
        <table:database-range table:target-range-address="Kartal_BnP.A21:Kartal_BnP.I30" table:name="__Anonymous_Sheet_DB__1" table:contains-header="false">
          <table:sort>
            <table:sort-by table:field-number="2"/>
          </table:sort>
        </table:database-range>
        <table:database-range table:target-range-address="Kartal_Model2.A1:Kartal_Model2.A1048576" table:name="__Anonymous_Sheet_DB__2"/>
        <table:database-range table:target-range-address="Van_Model2.A41:Van_Model2.H55" table:name="__Anonymous_Sheet_DB__3" table:contains-header="false">
          <table:sort>
            <table:sort-by table:field-number="3"/>
          </table:sort>
        </table:database-range>
        <table:database-range table:target-range-address="Van_15.A1" table:name="__Anonymous_Sheet_DB__6" table:contains-header="false"/>
        <table:database-range table:target-range-address="Van_30.A3:Van_30.J22" table:name="__Anonymous_Sheet_DB__7" table:contains-header="false">
          <table:sort>
            <table:sort-by table:field-number="2"/>
          </table:sort>
        </table:database-range>
        <table:database-range table:target-range-address="Van_60.A3:Van_60.K22" table:name="__Anonymous_Sheet_DB__8" table:contains-header="false">
          <table:sort>
            <table:sort-by table:field-number="0"/>
          </table:sort>
        </table:database-range>
        <table:database-range table:target-range-address="Kartal_Summary.B1:Kartal_Summary.D3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ahdi Mostajab</dc:creator>
    <meta:creation-date>2022-05-25T20:18:04Z</meta:creation-date>
    <dc:date>2024-02-10T23:36:57Z</dc:date>
    <meta:editing-cycles>10</meta:editing-cycles>
    <meta:editing-duration>PT54184S</meta:editing-duration>
  </office:meta>
</office:document-meta>
</file>